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ream stopped by user.</text:p>
      <text:p text:style-name="Standard">nvidia@nvidia-desktop:~/Desktop$ python3 6imu.py</text:p>
      <text:p text:style-name="Standard">IMU 0 initialized on TCA Channel 0</text:p>
      <text:p text:style-name="Standard">IMU 1 initialized on TCA Channel 1</text:p>
      <text:p text:style-name="Standard">IMU 2 initialized on TCA Channel 2</text:p>
      <text:p text:style-name="Standard">IMU 3 initialized on TCA Channel 3</text:p>
      <text:p text:style-name="Standard">IMU 4 initialized on TCA Channel 4</text:p>
      <text:p text:style-name="Standard">IMU 5 initialized on TCA Channel 5</text:p>
      <text:p text:style-name="Standard"/>
      <text:p text:style-name="Standard">Starting data stream (50Hz)... Press Ctrl+C to stop.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3"/>0.000 | 0 <text:s/>| <text:s text:c="8"/>Comm Error <text:s text:c="8"/>| <text:s text:c="11"/>- <text:s text:c="10"/></text:p>
      <text:p text:style-name="Standard"><text:s text:c="3"/>0.000 | 1 <text:s/>| <text:s text:c="3"/>0.274 <text:s text:c="2"/>-0.949 <text:s text:c="3"/>0.123 | <text:s text:c="2"/>-82.4 <text:s text:c="2"/>-15.7 <text:s/>-139.8</text:p>
      <text:p text:style-name="Standard"><text:s text:c="3"/>0.000 | 2 <text:s/>| <text:s text:c="3"/>0.228 <text:s text:c="3"/>0.980 <text:s text:c="3"/>0.078 | <text:s text:c="3"/>84.8 <text:s text:c="2"/>-12.9 <text:s text:c="2"/>-18.1</text:p>
      <text:p text:style-name="Standard"><text:s text:c="3"/>0.000 | 3 <text:s/>| <text:s text:c="3"/>1.001 <text:s text:c="2"/>-0.025 <text:s text:c="3"/>0.222 | <text:s text:c="3"/>-6.5 <text:s text:c="2"/>-76.5 <text:s text:c="2"/>151.0</text:p>
      <text:p text:style-name="Standard"><text:s text:c="3"/>0.000 | 4 <text:s/>| <text:s text:c="3"/>1.010 <text:s text:c="2"/>-0.004 <text:s text:c="2"/>-0.002 | <text:s text:c="2"/>-30.9 <text:s text:c="2"/>-85.3 <text:s text:c="2"/>101.7</text:p>
      <text:p text:style-name="Standard"><text:s text:c="3"/>0.000 | 5 <text:s/>| <text:s text:c="3"/>1.021 <text:s text:c="2"/>-0.064 <text:s text:c="2"/>-0.135 | <text:s/>-152.7 <text:s text:c="2"/>-80.7 <text:s text:c="2"/>-71.4</text:p>
      <text:p text:style-name="Standard"><text:s text:c="3"/>0.035 | 0 <text:s/>| <text:s text:c="8"/>Comm Error <text:s text:c="8"/>| <text:s text:c="11"/>- <text:s text:c="10"/></text:p>
      <text:p text:style-name="Standard"><text:s text:c="3"/>0.035 | 1 <text:s/>| <text:s text:c="3"/>0.275 <text:s text:c="2"/>-0.952 <text:s text:c="3"/>0.123 | <text:s text:c="2"/>-82.4 <text:s text:c="2"/>-15.7 <text:s/>-139.8</text:p>
      <text:p text:style-name="Standard"><text:s text:c="3"/>0.035 | 2 <text:s/>| <text:s text:c="3"/>0.226 <text:s text:c="3"/>0.983 <text:s text:c="3"/>0.077 | <text:s text:c="3"/>84.8 <text:s text:c="2"/>-12.9 <text:s text:c="2"/>-18.1</text:p>
      <text:p text:style-name="Standard"><text:s text:c="3"/>0.035 | 3 <text:s/>| <text:s text:c="3"/>1.003 <text:s text:c="2"/>-0.029 <text:s text:c="3"/>0.223 | <text:s text:c="3"/>-6.6 <text:s text:c="2"/>-76.6 <text:s text:c="2"/>151.0</text:p>
      <text:p text:style-name="Standard"><text:s text:c="3"/>0.035 | 4 <text:s/>| <text:s text:c="3"/>1.009 <text:s text:c="2"/>-0.001 <text:s text:c="3"/>0.000 | <text:s text:c="2"/>-28.2 <text:s text:c="2"/>-85.3 <text:s text:c="3"/>92.2</text:p>
      <text:p text:style-name="Standard"><text:s text:c="3"/>0.035 | 5 <text:s/>| <text:s text:c="3"/>1.023 <text:s text:c="2"/>-0.065 <text:s text:c="2"/>-0.134 | <text:s/>-152.7 <text:s text:c="2"/>-80.7 <text:s text:c="2"/>-71.4</text:p>
      <text:p text:style-name="Standard"><text:s text:c="3"/>0.069 | 0 <text:s/>| <text:s text:c="8"/>Comm Error <text:s text:c="8"/>| <text:s text:c="11"/>- <text:s text:c="10"/></text:p>
      <text:p text:style-name="Standard"><text:s text:c="3"/>0.069 | 1 <text:s/>| <text:s text:c="3"/>0.276 <text:s text:c="2"/>-0.952 <text:s text:c="3"/>0.125 | <text:s text:c="2"/>-82.3 <text:s text:c="2"/>-15.8 <text:s/>-139.8</text:p>
      <text:p text:style-name="Standard"><text:s text:c="3"/>0.069 | 2 <text:s/>| <text:s text:c="3"/>0.223 <text:s text:c="3"/>0.988 <text:s text:c="3"/>0.082 | <text:s text:c="3"/>84.9 <text:s text:c="2"/>-12.8 <text:s text:c="2"/>-18.1</text:p>
      <text:p text:style-name="Standard"><text:s text:c="3"/>0.069 | 3 <text:s/>| <text:s text:c="3"/>0.999 <text:s text:c="2"/>-0.029 <text:s text:c="3"/>0.217 | <text:s text:c="3"/>-6.7 <text:s text:c="2"/>-76.6 <text:s text:c="2"/>151.1</text:p>
      <text:p text:style-name="Standard"><text:s text:c="3"/>0.069 | 4 <text:s/>| <text:s text:c="3"/>1.009 <text:s text:c="2"/>-0.003 <text:s text:c="3"/>0.001 | <text:s text:c="2"/>-28.3 <text:s text:c="2"/>-85.3 <text:s text:c="2"/>101.2</text:p>
      <text:p text:style-name="Standard"><text:s text:c="3"/>0.069 | 5 <text:s/>| <text:s text:c="3"/>1.020 <text:s text:c="2"/>-0.061 <text:s text:c="2"/>-0.128 | <text:s/>-152.8 <text:s text:c="2"/>-80.7 <text:s text:c="2"/>-71.3</text:p>
      <text:p text:style-name="Standard"><text:s text:c="3"/>0.103 | 0 <text:s/>| <text:s text:c="8"/>Comm Error <text:s text:c="8"/>| <text:s text:c="11"/>- <text:s text:c="10"/></text:p>
      <text:p text:style-name="Standard"><text:s text:c="3"/>0.103 | 1 <text:s/>| <text:s text:c="3"/>0.274 <text:s text:c="2"/>-0.952 <text:s text:c="3"/>0.127 | <text:s text:c="2"/>-82.3 <text:s text:c="2"/>-15.8 <text:s/>-139.9</text:p>
      <text:p text:style-name="Standard"><text:s text:c="3"/>0.103 | 2 <text:s/>| <text:s text:c="3"/>0.221 <text:s text:c="3"/>0.983 <text:s text:c="3"/>0.083 | <text:s text:c="3"/>84.9 <text:s text:c="2"/>-12.8 <text:s text:c="2"/>-18.1</text:p>
      <text:p text:style-name="Standard"><text:s text:c="3"/>0.103 | 3 <text:s/>| <text:s text:c="3"/>1.001 <text:s text:c="2"/>-0.025 <text:s text:c="3"/>0.217 | <text:s text:c="3"/>-6.7 <text:s text:c="2"/>-76.6 <text:s text:c="2"/>151.1</text:p>
      <text:p text:style-name="Standard"><text:s text:c="3"/>0.103 | 4 <text:s/>| <text:s text:c="3"/>1.010 <text:s text:c="2"/>-0.003 <text:s text:c="2"/>-0.001 | <text:s text:c="2"/>-30.2 <text:s text:c="2"/>-85.3 <text:s text:c="2"/>105.4</text:p>
      <text:p text:style-name="Standard"><text:s text:c="3"/>0.103 | 5 <text:s/>| <text:s text:c="3"/>1.022 <text:s text:c="2"/>-0.065 <text:s text:c="2"/>-0.130 | <text:s/>-152.7 <text:s text:c="2"/>-80.7 <text:s text:c="2"/>-71.3</text:p>
      <text:p text:style-name="Standard"><text:s text:c="3"/>0.138 | 0 <text:s/>| <text:s text:c="8"/>Comm Error <text:s text:c="8"/>| <text:s text:c="11"/>- <text:s text:c="10"/></text:p>
      <text:p text:style-name="Standard"><text:s text:c="3"/>0.138 | 1 <text:s/>| <text:s text:c="3"/>0.273 <text:s text:c="2"/>-0.950 <text:s text:c="3"/>0.125 | <text:s text:c="2"/>-82.3 <text:s text:c="2"/>-15.8 <text:s/>-139.8</text:p>
      <text:p text:style-name="Standard"><text:s text:c="3"/>0.138 | 2 <text:s/>| <text:s text:c="3"/>0.224 <text:s text:c="3"/>0.980 <text:s text:c="3"/>0.088 | <text:s text:c="3"/>84.8 <text:s text:c="2"/>-12.8 <text:s text:c="2"/>-18.1</text:p>
      <text:p text:style-name="Standard"><text:s text:c="3"/>0.138 | 3 <text:s/>| <text:s text:c="3"/>0.998 <text:s text:c="2"/>-0.023 <text:s text:c="3"/>0.220 | <text:s text:c="3"/>-6.6 <text:s text:c="2"/>-76.6 <text:s text:c="2"/>151.0</text:p>
      <text:p text:style-name="Standard"><text:s text:c="3"/>0.138 | 4 <text:s/>| <text:s text:c="3"/>1.009 <text:s text:c="3"/>0.000 <text:s text:c="2"/>-0.001 | <text:s text:c="2"/>-32.2 <text:s text:c="2"/>-85.3 <text:s text:c="2"/>112.2</text:p>
      <text:p text:style-name="Standard"><text:s text:c="3"/>0.138 | 5 <text:s/>| <text:s text:c="3"/>1.022 <text:s text:c="2"/>-0.063 <text:s text:c="2"/>-0.134 | <text:s/>-152.8 <text:s text:c="2"/>-80.7 <text:s text:c="2"/>-71.2</text:p>
      <text:p text:style-name="Standard"><text:s text:c="3"/>0.172 | 0 <text:s/>| <text:s text:c="8"/>Comm Error <text:s text:c="8"/>| <text:s text:c="11"/>- <text:s text:c="10"/></text:p>
      <text:p text:style-name="Standard"><text:s text:c="3"/>0.172 | 1 <text:s/>| <text:s text:c="3"/>0.275 <text:s text:c="2"/>-0.950 <text:s text:c="3"/>0.123 | <text:s text:c="2"/>-82.3 <text:s text:c="2"/>-15.8 <text:s/>-139.8</text:p>
      <text:p text:style-name="Standard"><text:s text:c="3"/>0.172 | 2 <text:s/>| <text:s text:c="3"/>0.225 <text:s text:c="3"/>0.981 <text:s text:c="3"/>0.086 | <text:s text:c="3"/>84.8 <text:s text:c="2"/>-12.8 <text:s text:c="2"/>-18.0</text:p>
      <text:p text:style-name="Standard"><text:s text:c="3"/>0.172 | 3 <text:s/>| <text:s text:c="3"/>0.999 <text:s text:c="2"/>-0.024 <text:s text:c="3"/>0.219 | <text:s text:c="3"/>-6.5 <text:s text:c="2"/>-76.6 <text:s text:c="2"/>150.9</text:p>
      <text:p text:style-name="Standard"><text:s text:c="3"/>0.172 | 4 <text:s/>| <text:s text:c="3"/>1.011 <text:s text:c="2"/>-0.003 <text:s text:c="2"/>-0.003 | <text:s text:c="2"/>-33.4 <text:s text:c="2"/>-85.3 <text:s text:c="2"/>111.3</text:p>
      <text:p text:style-name="Standard"><text:soft-page-break/><text:s text:c="3"/>0.172 | 5 <text:s/>| <text:s text:c="3"/>1.023 <text:s text:c="2"/>-0.062 <text:s text:c="2"/>-0.131 | <text:s/>-152.9 <text:s text:c="2"/>-80.7 <text:s text:c="2"/>-71.2</text:p>
      <text:p text:style-name="Standard"><text:s text:c="3"/>0.206 | 0 <text:s/>| <text:s text:c="8"/>Comm Error <text:s text:c="8"/>| <text:s text:c="11"/>- <text:s text:c="10"/></text:p>
      <text:p text:style-name="Standard"><text:s text:c="3"/>0.206 | 1 <text:s/>| <text:s text:c="3"/>0.273 <text:s text:c="2"/>-0.954 <text:s text:c="3"/>0.121 | <text:s text:c="2"/>-82.3 <text:s text:c="2"/>-15.8 <text:s/>-139.7</text:p>
      <text:p text:style-name="Standard"><text:s text:c="3"/>0.206 | 2 <text:s/>| <text:s text:c="3"/>0.228 <text:s text:c="3"/>0.983 <text:s text:c="3"/>0.083 | <text:s text:c="3"/>84.8 <text:s text:c="2"/>-12.8 <text:s text:c="2"/>-18.0</text:p>
      <text:p text:style-name="Standard"><text:s text:c="3"/>0.206 | 3 <text:s/>| <text:s text:c="3"/>1.002 <text:s text:c="2"/>-0.022 <text:s text:c="3"/>0.220 | <text:s text:c="3"/>-6.4 <text:s text:c="2"/>-76.6 <text:s text:c="2"/>150.8</text:p>
      <text:p text:style-name="Standard"><text:s text:c="3"/>0.206 | 4 <text:s/>| <text:s text:c="3"/>1.010 <text:s text:c="3"/>0.000 <text:s text:c="2"/>-0.003 | <text:s text:c="2"/>-32.9 <text:s text:c="2"/>-85.3 <text:s text:c="3"/>87.1</text:p>
      <text:p text:style-name="Standard"><text:s text:c="3"/>0.206 | 5 <text:s/>| <text:s text:c="3"/>1.022 <text:s text:c="2"/>-0.062 <text:s text:c="2"/>-0.123 | <text:s/>-152.8 <text:s text:c="2"/>-80.8 <text:s text:c="2"/>-71.2</text:p>
      <text:p text:style-name="Standard"><text:s text:c="3"/>0.241 | 0 <text:s/>| <text:s text:c="8"/>Comm Error <text:s text:c="8"/>| <text:s text:c="11"/>- <text:s text:c="10"/></text:p>
      <text:p text:style-name="Standard"><text:s text:c="3"/>0.241 | 1 <text:s/>| <text:s text:c="3"/>0.273 <text:s text:c="2"/>-0.954 <text:s text:c="3"/>0.118 | <text:s text:c="2"/>-82.3 <text:s text:c="2"/>-15.8 <text:s/>-139.7</text:p>
      <text:p text:style-name="Standard"><text:s text:c="3"/>0.241 | 2 <text:s/>| <text:s text:c="3"/>0.223 <text:s text:c="3"/>0.985 <text:s text:c="3"/>0.085 | <text:s text:c="3"/>84.7 <text:s text:c="2"/>-12.8 <text:s text:c="2"/>-18.0</text:p>
      <text:p text:style-name="Standard"><text:s text:c="3"/>0.241 | 3 <text:s/>| <text:s text:c="3"/>1.001 <text:s text:c="2"/>-0.024 <text:s text:c="3"/>0.218 | <text:s text:c="3"/>-6.2 <text:s text:c="2"/>-76.6 <text:s text:c="2"/>150.7</text:p>
      <text:p text:style-name="Standard"><text:s text:c="3"/>0.241 | 4 <text:s/>| <text:s text:c="3"/>1.008 <text:s text:c="3"/>0.000 <text:s text:c="2"/>-0.001 | <text:s text:c="2"/>-28.7 <text:s text:c="2"/>-85.3 <text:s text:c="3"/>55.9</text:p>
      <text:p text:style-name="Standard"><text:s text:c="3"/>0.241 | 5 <text:s/>| <text:s text:c="3"/>1.022 <text:s text:c="2"/>-0.060 <text:s text:c="2"/>-0.135 | <text:s/>-152.8 <text:s text:c="2"/>-80.8 <text:s text:c="2"/>-71.2</text:p>
      <text:p text:style-name="Standard"><text:s text:c="3"/>0.276 | 0 <text:s/>| <text:s text:c="8"/>Comm Error <text:s text:c="8"/>| <text:s text:c="11"/>- <text:s text:c="10"/></text:p>
      <text:p text:style-name="Standard"><text:s text:c="3"/>0.276 | 1 <text:s/>| <text:s text:c="3"/>0.273 <text:s text:c="2"/>-0.952 <text:s text:c="3"/>0.118 | <text:s text:c="2"/>-82.3 <text:s text:c="2"/>-15.8 <text:s/>-139.6</text:p>
      <text:p text:style-name="Standard"><text:s text:c="3"/>0.276 | 2 <text:s/>| <text:s text:c="3"/>0.226 <text:s text:c="3"/>0.980 <text:s text:c="3"/>0.083 | <text:s text:c="3"/>84.7 <text:s text:c="2"/>-12.8 <text:s text:c="2"/>-18.0</text:p>
      <text:p text:style-name="Standard"><text:s text:c="3"/>0.276 | 3 <text:s/>| <text:s text:c="3"/>0.999 <text:s text:c="2"/>-0.021 <text:s text:c="3"/>0.215 | <text:s text:c="3"/>-6.1 <text:s text:c="2"/>-76.6 <text:s text:c="2"/>150.7</text:p>
      <text:p text:style-name="Standard"><text:s text:c="3"/>0.276 | 4 <text:s/>| <text:s text:c="3"/>1.008 <text:s text:c="3"/>0.001 <text:s text:c="2"/>-0.003 | <text:s text:c="2"/>-24.0 <text:s text:c="2"/>-85.3 <text:s text:c="3"/>22.0</text:p>
      <text:p text:style-name="Standard"><text:s text:c="3"/>0.276 | 5 <text:s/>| <text:s text:c="3"/>1.022 <text:s text:c="2"/>-0.063 <text:s text:c="2"/>-0.136 | <text:s/>-153.0 <text:s text:c="2"/>-80.8 <text:s text:c="2"/>-71.0</text:p>
      <text:p text:style-name="Standard"><text:s text:c="3"/>0.310 | 0 <text:s/>| <text:s text:c="8"/>Comm Error <text:s text:c="8"/>| <text:s text:c="11"/>- <text:s text:c="10"/></text:p>
      <text:p text:style-name="Standard"><text:s text:c="3"/>0.310 | 1 <text:s/>| <text:s text:c="3"/>0.274 <text:s text:c="2"/>-0.954 <text:s text:c="3"/>0.117 | <text:s text:c="2"/>-82.4 <text:s text:c="2"/>-15.9 <text:s/>-139.6</text:p>
      <text:p text:style-name="Standard"><text:s text:c="3"/>0.310 | 2 <text:s/>| <text:s text:c="3"/>0.225 <text:s text:c="3"/>0.980 <text:s text:c="3"/>0.086 | <text:s text:c="3"/>84.7 <text:s text:c="2"/>-12.8 <text:s text:c="2"/>-17.9</text:p>
      <text:p text:style-name="Standard"><text:s text:c="3"/>0.310 | 3 <text:s/>| <text:s text:c="3"/>1.003 <text:s text:c="2"/>-0.020 <text:s text:c="3"/>0.222 | <text:s text:c="3"/>-5.9 <text:s text:c="2"/>-76.6 <text:s text:c="2"/>150.5</text:p>
      <text:p text:style-name="Standard"><text:s text:c="3"/>0.310 | 4 <text:s/>| <text:s text:c="3"/>1.010 <text:s text:c="3"/>0.001 <text:s text:c="2"/>-0.000 | <text:s text:c="2"/>-20.3 <text:s text:c="2"/>-85.3 <text:s text:c="3"/>12.7</text:p>
      <text:p text:style-name="Standard"><text:s text:c="3"/>0.310 | 5 <text:s/>| <text:s text:c="3"/>1.023 <text:s text:c="2"/>-0.061 <text:s text:c="2"/>-0.134 | <text:s/>-153.1 <text:s text:c="2"/>-80.8 <text:s text:c="2"/>-70.8</text:p>
      <text:p text:style-name="Standard"><text:s text:c="3"/>0.344 | 0 <text:s/>| <text:s text:c="8"/>Comm Error <text:s text:c="8"/>| <text:s text:c="11"/>- <text:s text:c="10"/></text:p>
      <text:p text:style-name="Standard"><text:s text:c="3"/>0.344 | 1 <text:s/>| <text:s text:c="3"/>0.276 <text:s text:c="2"/>-0.953 <text:s text:c="3"/>0.116 | <text:s text:c="2"/>-82.4 <text:s text:c="2"/>-15.9 <text:s/>-139.5</text:p>
      <text:p text:style-name="Standard"><text:s text:c="3"/>0.344 | 2 <text:s/>| <text:s text:c="3"/>0.227 <text:s text:c="3"/>0.983 <text:s text:c="3"/>0.088 | <text:s text:c="3"/>84.7 <text:s text:c="2"/>-12.8 <text:s text:c="2"/>-17.9</text:p>
      <text:p text:style-name="Standard"><text:s text:c="3"/>0.344 | 3 <text:s/>| <text:s text:c="3"/>1.002 <text:s text:c="2"/>-0.022 <text:s text:c="3"/>0.221 | <text:s text:c="3"/>-5.8 <text:s text:c="2"/>-76.6 <text:s text:c="2"/>150.4</text:p>
      <text:p text:style-name="Standard"><text:s text:c="3"/>0.344 | 4 <text:s/>| <text:s text:c="3"/>1.011 <text:s text:c="2"/>-0.000 <text:s text:c="2"/>-0.001 | <text:s text:c="2"/>-17.5 <text:s text:c="2"/>-85.3 <text:s text:c="4"/>9.6</text:p>
      <text:p text:style-name="Standard"><text:s text:c="3"/>0.344 | 5 <text:s/>| <text:s text:c="3"/>1.022 <text:s text:c="2"/>-0.066 <text:s text:c="2"/>-0.129 | <text:s/>-153.0 <text:s text:c="2"/>-80.8 <text:s text:c="2"/>-71.0</text:p>
      <text:p text:style-name="Standard"><text:s text:c="3"/>0.379 | 0 <text:s/>| <text:s text:c="8"/>Comm Error <text:s text:c="8"/>| <text:s text:c="11"/>- <text:s text:c="10"/></text:p>
      <text:p text:style-name="Standard"><text:s text:c="3"/>0.379 | 1 <text:s/>| <text:s text:c="3"/>0.275 <text:s text:c="2"/>-0.953 <text:s text:c="3"/>0.117 | <text:s text:c="2"/>-82.5 <text:s text:c="2"/>-15.9 <text:s/>-139.6</text:p>
      <text:p text:style-name="Standard"><text:s text:c="3"/>0.379 | 2 <text:s/>| <text:s text:c="3"/>0.228 <text:s text:c="3"/>0.982 <text:s text:c="3"/>0.089 | <text:s text:c="3"/>84.6 <text:s text:c="2"/>-12.8 <text:s text:c="2"/>-17.8</text:p>
      <text:p text:style-name="Standard"><text:s text:c="3"/>0.379 | 3 <text:s/>| <text:s text:c="3"/>1.003 <text:s text:c="2"/>-0.022 <text:s text:c="3"/>0.220 | <text:s text:c="3"/>-5.7 <text:s text:c="2"/>-76.6 <text:s text:c="2"/>150.4</text:p>
      <text:p text:style-name="Standard"><text:s text:c="3"/>0.379 | 4 <text:s/>| <text:s text:c="3"/>1.009 <text:s text:c="3"/>0.002 <text:s text:c="2"/>-0.001 | <text:s text:c="2"/>-11.5 <text:s text:c="2"/>-85.3 <text:s text:c="4"/>9.5</text:p>
      <text:p text:style-name="Standard"><text:s text:c="3"/>0.379 | 5 <text:s/>| <text:s text:c="3"/>1.024 <text:s text:c="2"/>-0.053 <text:s text:c="2"/>-0.127 | <text:s/>-153.2 <text:s text:c="2"/>-80.8 <text:s text:c="2"/>-70.7</text:p>
      <text:p text:style-name="Standard"><text:s text:c="3"/>0.413 | 0 <text:s/>| <text:s text:c="8"/>Comm Error <text:s text:c="8"/>| <text:s text:c="11"/>- <text:s text:c="10"/></text:p>
      <text:p text:style-name="Standard"><text:s text:c="3"/>0.413 | 1 <text:s/>| <text:s text:c="3"/>0.275 <text:s text:c="2"/>-0.952 <text:s text:c="3"/>0.119 | <text:s text:c="2"/>-82.5 <text:s text:c="2"/>-15.9 <text:s/>-139.6</text:p>
      <text:p text:style-name="Standard"><text:s text:c="3"/>0.413 | 2 <text:s/>| <text:s text:c="3"/>0.231 <text:s text:c="3"/>0.980 <text:s text:c="3"/>0.089 | <text:s text:c="3"/>84.6 <text:s text:c="2"/>-12.9 <text:s text:c="2"/>-17.8</text:p>
      <text:p text:style-name="Standard"><text:s text:c="3"/>0.413 | 3 <text:s/>| <text:s text:c="3"/>1.000 <text:s text:c="2"/>-0.021 <text:s text:c="3"/>0.219 | <text:s text:c="3"/>-5.6 <text:s text:c="2"/>-76.6 <text:s text:c="2"/>150.3</text:p>
      <text:p text:style-name="Standard"><text:s text:c="3"/>0.413 | 4 <text:s/>| <text:s text:c="3"/>1.007 <text:s text:c="3"/>0.002 <text:s text:c="2"/>-0.002 | <text:s text:c="3"/>-5.1 <text:s text:c="2"/>-85.3 <text:s text:c="4"/>4.0</text:p>
      <text:p text:style-name="Standard"><text:s text:c="3"/>0.413 | 5 <text:s/>| <text:s text:c="3"/>1.019 <text:s text:c="2"/>-0.060 <text:s text:c="2"/>-0.125 | <text:s/>-153.3 <text:s text:c="2"/>-80.9 <text:s text:c="2"/>-70.5</text:p>
      <text:p text:style-name="Standard"><text:s text:c="3"/>0.448 | 0 <text:s/>| <text:s text:c="8"/>Comm Error <text:s text:c="8"/>| <text:s text:c="11"/>- <text:s text:c="10"/></text:p>
      <text:p text:style-name="Standard"><text:s text:c="3"/>0.448 | 1 <text:s/>| <text:s text:c="3"/>0.276 <text:s text:c="2"/>-0.951 <text:s text:c="3"/>0.120 | <text:s text:c="2"/>-82.5 <text:s text:c="2"/>-15.9 <text:s/>-139.7</text:p>
      <text:p text:style-name="Standard"><text:s text:c="3"/>0.448 | 2 <text:s/>| <text:s text:c="3"/>0.231 <text:s text:c="3"/>0.982 <text:s text:c="3"/>0.091 | <text:s text:c="3"/>84.5 <text:s text:c="2"/>-12.9 <text:s text:c="2"/>-17.8</text:p>
      <text:p text:style-name="Standard"><text:s text:c="3"/>0.448 | 3 <text:s/>| <text:s text:c="3"/>0.998 <text:s text:c="2"/>-0.022 <text:s text:c="3"/>0.219 | <text:s text:c="3"/>-5.6 <text:s text:c="2"/>-76.6 <text:s text:c="2"/>150.3</text:p>
      <text:p text:style-name="Standard"><text:s text:c="3"/>0.448 | 4 <text:s/>| <text:s text:c="3"/>1.009 <text:s text:c="3"/>0.003 <text:s text:c="2"/>-0.002 | <text:s text:c="3"/>-0.4 <text:s text:c="2"/>-85.3 <text:s text:c="4"/>1.4</text:p>
      <text:p text:style-name="Standard"><text:s text:c="3"/>0.448 | 5 <text:s/>| <text:s text:c="3"/>1.022 <text:s text:c="2"/>-0.059 <text:s text:c="2"/>-0.120 | <text:s/>-153.1 <text:s text:c="2"/>-80.9 <text:s text:c="2"/>-70.6</text:p>
      <text:p text:style-name="Standard"><text:soft-page-break/><text:s text:c="3"/>0.482 | 0 <text:s/>| <text:s text:c="8"/>Comm Error <text:s text:c="8"/>| <text:s text:c="11"/>- <text:s text:c="10"/></text:p>
      <text:p text:style-name="Standard"><text:s text:c="3"/>0.482 | 1 <text:s/>| <text:s text:c="3"/>0.271 <text:s text:c="2"/>-0.953 <text:s text:c="3"/>0.122 | <text:s text:c="2"/>-82.4 <text:s text:c="2"/>-15.9 <text:s/>-139.8</text:p>
      <text:p text:style-name="Standard"><text:s text:c="3"/>0.482 | 2 <text:s/>| <text:s text:c="3"/>0.224 <text:s text:c="3"/>0.987 <text:s text:c="3"/>0.088 | <text:s text:c="3"/>84.5 <text:s text:c="2"/>-12.9 <text:s text:c="2"/>-17.8</text:p>
      <text:p text:style-name="Standard"><text:s text:c="3"/>0.482 | 3 <text:s/>| <text:s text:c="3"/>1.003 <text:s text:c="2"/>-0.021 <text:s text:c="3"/>0.215 | <text:s text:c="3"/>-5.6 <text:s text:c="2"/>-76.6 <text:s text:c="2"/>150.3</text:p>
      <text:p text:style-name="Standard"><text:s text:c="3"/>0.482 | 4 <text:s/>| <text:s text:c="3"/>1.014 <text:s text:c="3"/>0.002 <text:s text:c="2"/>-0.006 | <text:s text:c="4"/>6.3 <text:s text:c="2"/>-85.3 <text:s text:c="3"/>-6.4</text:p>
      <text:p text:style-name="Standard"><text:s text:c="3"/>0.482 | 5 <text:s/>| <text:s text:c="3"/>1.024 <text:s text:c="2"/>-0.061 <text:s text:c="2"/>-0.131 | <text:s/>-153.1 <text:s text:c="2"/>-80.9 <text:s text:c="2"/>-70.7</text:p>
      <text:p text:style-name="Standard"><text:s text:c="3"/>0.516 | 0 <text:s/>| <text:s text:c="8"/>Comm Error <text:s text:c="8"/>| <text:s text:c="11"/>- <text:s text:c="10"/></text:p>
      <text:p text:style-name="Standard"><text:s text:c="3"/>0.516 | 1 <text:s/>| <text:s text:c="3"/>0.274 <text:s text:c="2"/>-0.956 <text:s text:c="3"/>0.122 | <text:s text:c="2"/>-82.4 <text:s text:c="2"/>-15.9 <text:s/>-140.0</text:p>
      <text:p text:style-name="Standard"><text:s text:c="3"/>0.516 | 2 <text:s/>| <text:s text:c="3"/>0.229 <text:s text:c="3"/>0.984 <text:s text:c="3"/>0.077 | <text:s text:c="3"/>84.6 <text:s text:c="2"/>-12.9 <text:s text:c="2"/>-17.8</text:p>
      <text:p text:style-name="Standard"><text:s text:c="3"/>0.516 | 3 <text:s/>| <text:s text:c="3"/>1.003 <text:s text:c="2"/>-0.016 <text:s text:c="3"/>0.223 | <text:s text:c="3"/>-5.4 <text:s text:c="2"/>-76.6 <text:s text:c="2"/>150.1</text:p>
      <text:p text:style-name="Standard"><text:s text:c="3"/>0.516 | 4 <text:s/>| <text:s text:c="3"/>1.011 <text:s text:c="3"/>0.002 <text:s text:c="2"/>-0.008 | <text:s text:c="3"/>25.4 <text:s text:c="2"/>-85.3 <text:s text:c="2"/>-15.5</text:p>
      <text:p text:style-name="Standard"><text:s text:c="3"/>0.516 | 5 <text:s/>| <text:s text:c="3"/>1.022 <text:s text:c="2"/>-0.060 <text:s text:c="2"/>-0.139 | <text:s/>-153.6 <text:s text:c="2"/>-80.9 <text:s text:c="2"/>-70.2</text:p>
      <text:p text:style-name="Standard"><text:s text:c="3"/>0.550 | 0 <text:s/>| <text:s text:c="8"/>Comm Error <text:s text:c="8"/>| <text:s text:c="11"/>- <text:s text:c="10"/></text:p>
      <text:p text:style-name="Standard"><text:s text:c="3"/>0.550 | 1 <text:s/>| <text:s text:c="3"/>0.271 <text:s text:c="2"/>-0.956 <text:s text:c="3"/>0.116 | <text:s text:c="2"/>-82.5 <text:s text:c="2"/>-15.9 <text:s/>-140.1</text:p>
      <text:p text:style-name="Standard"><text:s text:c="3"/>0.550 | 2 <text:s/>| <text:s text:c="3"/>0.232 <text:s text:c="3"/>0.980 <text:s text:c="3"/>0.072 | <text:s text:c="3"/>84.7 <text:s text:c="2"/>-13.0 <text:s text:c="2"/>-17.8</text:p>
      <text:p text:style-name="Standard"><text:s text:c="3"/>0.550 | 3 <text:s/>| <text:s text:c="3"/>0.998 <text:s text:c="2"/>-0.015 <text:s text:c="3"/>0.220 | <text:s text:c="3"/>-5.1 <text:s text:c="2"/>-76.6 <text:s text:c="2"/>149.8</text:p>
      <text:p text:style-name="Standard"><text:s text:c="3"/>0.550 | 4 <text:s/>| <text:s text:c="3"/>1.005 <text:s text:c="3"/>0.001 <text:s text:c="2"/>-0.005 | <text:s text:c="3"/>27.1 <text:s text:c="2"/>-85.3 <text:s text:c="2"/>-16.5</text:p>
      <text:p text:style-name="Standard"><text:s text:c="3"/>0.550 | 5 <text:s/>| <text:s text:c="3"/>1.018 <text:s text:c="2"/>-0.059 <text:s text:c="2"/>-0.119 | <text:s/>-153.6 <text:s text:c="2"/>-80.9 <text:s text:c="2"/>-70.1</text:p>
      <text:p text:style-name="Standard"><text:s text:c="3"/>0.585 | 0 <text:s/>| <text:s text:c="8"/>Comm Error <text:s text:c="8"/>| <text:s text:c="11"/>- <text:s text:c="10"/></text:p>
      <text:p text:style-name="Standard"><text:s text:c="3"/>0.585 | 1 <text:s/>| <text:s text:c="3"/>0.275 <text:s text:c="2"/>-0.948 <text:s text:c="3"/>0.113 | <text:s text:c="2"/>-82.5 <text:s text:c="2"/>-15.9 <text:s/>-140.2</text:p>
      <text:p text:style-name="Standard"><text:s text:c="3"/>0.585 | 2 <text:s/>| <text:s text:c="3"/>0.228 <text:s text:c="3"/>0.977 <text:s text:c="3"/>0.071 | <text:s text:c="3"/>84.8 <text:s text:c="2"/>-13.1 <text:s text:c="2"/>-17.7</text:p>
      <text:p text:style-name="Standard"><text:s text:c="3"/>0.585 | 3 <text:s/>| <text:s text:c="3"/>0.994 <text:s text:c="2"/>-0.018 <text:s text:c="3"/>0.215 | <text:s text:c="3"/>-5.0 <text:s text:c="2"/>-76.6 <text:s text:c="2"/>149.7</text:p>
      <text:p text:style-name="Standard"><text:s text:c="3"/>0.585 | 4 <text:s/>| <text:s text:c="3"/>1.007 <text:s text:c="3"/>0.006 <text:s text:c="2"/>-0.005 | <text:s text:c="3"/>42.1 <text:s text:c="2"/>-85.3 <text:s text:c="2"/>-14.9</text:p>
      <text:p text:style-name="Standard"><text:s text:c="3"/>0.585 | 5 <text:s/>| <text:s text:c="3"/>1.021 <text:s text:c="2"/>-0.059 <text:s text:c="2"/>-0.113 | <text:s/>-153.2 <text:s text:c="2"/>-81.0 <text:s text:c="2"/>-70.4</text:p>
      <text:p text:style-name="Standard"><text:s text:c="3"/>0.619 | 0 <text:s/>| <text:s text:c="8"/>Comm Error <text:s text:c="8"/>| <text:s text:c="11"/>- <text:s text:c="10"/></text:p>
      <text:p text:style-name="Standard"><text:s text:c="3"/>0.619 | 1 <text:s/>| <text:s text:c="3"/>0.271 <text:s text:c="2"/>-0.952 <text:s text:c="3"/>0.114 | <text:s text:c="2"/>-82.6 <text:s text:c="2"/>-15.9 <text:s/>-140.4</text:p>
      <text:p text:style-name="Standard"><text:s text:c="3"/>0.619 | 2 <text:s/>| <text:s text:c="3"/>0.225 <text:s text:c="3"/>0.976 <text:s text:c="3"/>0.078 | <text:s text:c="3"/>84.9 <text:s text:c="2"/>-13.1 <text:s text:c="2"/>-17.6</text:p>
      <text:p text:style-name="Standard"><text:s text:c="3"/>0.619 | 3 <text:s/>| <text:s text:c="3"/>1.000 <text:s text:c="2"/>-0.013 <text:s text:c="3"/>0.218 | <text:s text:c="3"/>-4.9 <text:s text:c="2"/>-76.6 <text:s text:c="2"/>149.6</text:p>
      <text:p text:style-name="Standard"><text:s text:c="3"/>0.619 | 4 <text:s/>| <text:s text:c="3"/>1.012 <text:s text:c="3"/>0.005 <text:s text:c="3"/>0.001 | <text:s text:c="3"/>48.4 <text:s text:c="2"/>-85.3 <text:s text:c="3"/>-9.7</text:p>
      <text:p text:style-name="Standard"><text:s text:c="3"/>0.619 | 5 <text:s/>| <text:s text:c="3"/>1.023 <text:s text:c="2"/>-0.058 <text:s text:c="2"/>-0.131 | <text:s/>-153.5 <text:s text:c="2"/>-81.0 <text:s text:c="2"/>-70.2</text:p>
      <text:p text:style-name="Standard"><text:s text:c="3"/>0.653 | 0 <text:s/>| <text:s text:c="8"/>Comm Error <text:s text:c="8"/>| <text:s text:c="11"/>- <text:s text:c="10"/></text:p>
      <text:p text:style-name="Standard"><text:s text:c="3"/>0.653 | 1 <text:s/>| <text:s text:c="3"/>0.270 <text:s text:c="2"/>-0.957 <text:s text:c="3"/>0.112 | <text:s text:c="2"/>-82.6 <text:s text:c="2"/>-15.8 <text:s/>-140.5</text:p>
      <text:p text:style-name="Standard"><text:s text:c="3"/>0.653 | 2 <text:s/>| <text:s text:c="3"/>0.235 <text:s text:c="3"/>0.977 <text:s text:c="3"/>0.090 | <text:s text:c="3"/>84.8 <text:s text:c="2"/>-13.1 <text:s text:c="2"/>-17.6</text:p>
      <text:p text:style-name="Standard"><text:s text:c="3"/>0.653 | 3 <text:s/>| <text:s text:c="3"/>1.002 <text:s text:c="2"/>-0.017 <text:s text:c="3"/>0.223 | <text:s text:c="3"/>-4.7 <text:s text:c="2"/>-76.6 <text:s text:c="2"/>149.3</text:p>
      <text:p text:style-name="Standard"><text:s text:c="3"/>0.653 | 4 <text:s/>| <text:s text:c="3"/>1.011 <text:s text:c="3"/>0.003 <text:s text:c="3"/>0.002 | <text:s text:c="3"/>41.6 <text:s text:c="2"/>-85.3 <text:s text:c="3"/>-1.6</text:p>
      <text:p text:style-name="Standard"><text:s text:c="3"/>0.653 | 5 <text:s/>| <text:s text:c="3"/>1.022 <text:s text:c="2"/>-0.060 <text:s text:c="2"/>-0.124 | <text:s/>-153.6 <text:s text:c="2"/>-81.0 <text:s text:c="2"/>-70.1</text:p>
      <text:p text:style-name="Standard"><text:s text:c="3"/>0.687 | 0 <text:s/>| <text:s text:c="8"/>Comm Error <text:s text:c="8"/>| <text:s text:c="11"/>- <text:s text:c="10"/></text:p>
      <text:p text:style-name="Standard"><text:s text:c="3"/>0.687 | 1 <text:s/>| <text:s text:c="3"/>0.276 <text:s text:c="2"/>-0.956 <text:s text:c="3"/>0.116 | <text:s text:c="2"/>-82.7 <text:s text:c="2"/>-15.8 <text:s/>-140.6</text:p>
      <text:p text:style-name="Standard"><text:s text:c="3"/>0.687 | 2 <text:s/>| <text:s text:c="3"/>0.236 <text:s text:c="3"/>0.982 <text:s text:c="3"/>0.100 | <text:s text:c="3"/>84.7 <text:s text:c="2"/>-13.2 <text:s text:c="2"/>-17.4</text:p>
      <text:p text:style-name="Standard"><text:s text:c="3"/>0.687 | 3 <text:s/>| <text:s text:c="3"/>1.005 <text:s text:c="2"/>-0.025 <text:s text:c="3"/>0.220 | <text:s text:c="3"/>-4.7 <text:s text:c="2"/>-76.6 <text:s text:c="2"/>149.3</text:p>
      <text:p text:style-name="Standard"><text:s text:c="3"/>0.687 | 4 <text:s/>| <text:s text:c="3"/>1.011 <text:s text:c="3"/>0.005 <text:s text:c="2"/>-0.005 | <text:s text:c="3"/>52.6 <text:s text:c="2"/>-85.3 <text:s text:c="3"/>-3.8</text:p>
      <text:p text:style-name="Standard"><text:s text:c="3"/>0.687 | 5 <text:s/>| <text:s text:c="3"/>1.022 <text:s text:c="2"/>-0.050 <text:s text:c="2"/>-0.119 | <text:s/>-153.8 <text:s text:c="2"/>-81.0 <text:s text:c="2"/>-69.7</text:p>
      <text:p text:style-name="Standard"><text:s text:c="3"/>0.722 | 0 <text:s/>| <text:s text:c="8"/>Comm Error <text:s text:c="8"/>| <text:s text:c="11"/>- <text:s text:c="10"/></text:p>
      <text:p text:style-name="Standard"><text:s text:c="3"/>0.722 | 1 <text:s/>| <text:s text:c="3"/>0.274 <text:s text:c="2"/>-0.954 <text:s text:c="3"/>0.121 | <text:s text:c="2"/>-82.7 <text:s text:c="2"/>-15.8 <text:s/>-140.9</text:p>
      <text:p text:style-name="Standard"><text:s text:c="3"/>0.722 | 2 <text:s/>| <text:s text:c="3"/>0.221 <text:s text:c="3"/>0.982 <text:s text:c="3"/>0.107 | <text:s text:c="3"/>84.5 <text:s text:c="2"/>-13.2 <text:s text:c="2"/>-17.3</text:p>
      <text:p text:style-name="Standard"><text:s text:c="3"/>0.722 | 3 <text:s/>| <text:s text:c="3"/>1.001 <text:s text:c="2"/>-0.022 <text:s text:c="3"/>0.218 | <text:s text:c="3"/>-4.9 <text:s text:c="2"/>-76.5 <text:s text:c="2"/>149.5</text:p>
      <text:p text:style-name="Standard"><text:s text:c="3"/>0.722 | 4 <text:s/>| <text:s text:c="3"/>1.011 <text:s text:c="3"/>0.006 <text:s text:c="2"/>-0.003 | <text:s text:c="3"/>62.1 <text:s text:c="2"/>-85.3 <text:s text:c="3"/>-5.4</text:p>
      <text:p text:style-name="Standard"><text:s text:c="3"/>0.722 | 5 <text:s/>| <text:s text:c="3"/>1.022 <text:s text:c="2"/>-0.061 <text:s text:c="2"/>-0.137 | <text:s/>-154.2 <text:s text:c="2"/>-81.0 <text:s text:c="2"/>-69.4</text:p>
      <text:p text:style-name="Standard"><text:s text:c="3"/>0.756 | 0 <text:s/>| <text:s text:c="8"/>Comm Error <text:s text:c="8"/>| <text:s text:c="11"/>- <text:s text:c="10"/></text:p>
      <text:p text:style-name="Standard"><text:soft-page-break/><text:s text:c="3"/>0.756 | 1 <text:s/>| <text:s text:c="3"/>0.266 <text:s text:c="2"/>-0.955 <text:s text:c="3"/>0.123 | <text:s text:c="2"/>-82.6 <text:s text:c="2"/>-15.8 <text:s/>-141.1</text:p>
      <text:p text:style-name="Standard"><text:s text:c="3"/>0.756 | 2 <text:s/>| <text:s text:c="3"/>0.213 <text:s text:c="3"/>0.979 <text:s text:c="3"/>0.113 | <text:s text:c="3"/>84.3 <text:s text:c="2"/>-13.1 <text:s text:c="2"/>-17.2</text:p>
      <text:p text:style-name="Standard"><text:s text:c="3"/>0.756 | 3 <text:s/>| <text:s text:c="3"/>1.000 <text:s text:c="2"/>-0.014 <text:s text:c="3"/>0.224 | <text:s text:c="3"/>-4.8 <text:s text:c="2"/>-76.5 <text:s text:c="2"/>149.3</text:p>
      <text:p text:style-name="Standard"><text:s text:c="3"/>0.756 | 4 <text:s/>| <text:s text:c="3"/>1.009 <text:s text:c="3"/>0.001 <text:s text:c="2"/>-0.007 | <text:s text:c="3"/>69.7 <text:s text:c="2"/>-85.3 <text:s text:c="3"/>-9.8</text:p>
      <text:p text:style-name="Standard"><text:s text:c="3"/>0.756 | 5 <text:s/>| <text:s text:c="3"/>1.022 <text:s text:c="2"/>-0.052 <text:s text:c="2"/>-0.128 | <text:s/>-154.5 <text:s text:c="2"/>-80.9 <text:s text:c="2"/>-69.1</text:p>
      <text:p text:style-name="Standard"><text:s text:c="3"/>0.790 | 0 <text:s/>| <text:s text:c="8"/>Comm Error <text:s text:c="8"/>| <text:s text:c="11"/>- <text:s text:c="10"/></text:p>
      <text:p text:style-name="Standard"><text:s text:c="3"/>0.790 | 1 <text:s/>| <text:s text:c="3"/>0.255 <text:s text:c="2"/>-0.966 <text:s text:c="3"/>0.130 | <text:s text:c="2"/>-82.5 <text:s text:c="2"/>-15.6 <text:s/>-141.3</text:p>
      <text:p text:style-name="Standard"><text:s text:c="3"/>0.790 | 2 <text:s/>| <text:s text:c="3"/>0.199 <text:s text:c="3"/>0.980 <text:s text:c="3"/>0.114 | <text:s text:c="3"/>84.0 <text:s text:c="2"/>-12.8 <text:s text:c="2"/>-17.2</text:p>
      <text:p text:style-name="Standard"><text:s text:c="3"/>0.790 | 3 <text:s/>| <text:s text:c="3"/>0.999 <text:s text:c="2"/>-0.016 <text:s text:c="3"/>0.218 | <text:s text:c="3"/>-4.6 <text:s text:c="2"/>-76.5 <text:s text:c="2"/>148.9</text:p>
      <text:p text:style-name="Standard"><text:s text:c="3"/>0.790 | 4 <text:s/>| <text:s text:c="3"/>1.008 <text:s text:c="3"/>0.007 <text:s text:c="2"/>-0.010 | <text:s text:c="3"/>85.6 <text:s text:c="2"/>-85.3 <text:s text:c="2"/>-15.2</text:p>
      <text:p text:style-name="Standard"><text:s text:c="3"/>0.790 | 5 <text:s/>| <text:s text:c="3"/>1.024 <text:s text:c="2"/>-0.054 <text:s text:c="2"/>-0.124 | <text:s/>-154.9 <text:s text:c="2"/>-81.0 <text:s text:c="2"/>-68.7</text:p>
      <text:p text:style-name="Standard"><text:s text:c="3"/>0.824 | 0 <text:s/>| <text:s text:c="8"/>Comm Error <text:s text:c="8"/>| <text:s text:c="11"/>- <text:s text:c="10"/></text:p>
      <text:p text:style-name="Standard"><text:s text:c="3"/>0.824 | 1 <text:s/>| <text:s text:c="3"/>0.260 <text:s text:c="2"/>-0.955 <text:s text:c="3"/>0.138 | <text:s text:c="2"/>-82.3 <text:s text:c="2"/>-15.4 <text:s/>-141.4</text:p>
      <text:p text:style-name="Standard"><text:s text:c="3"/>0.824 | 2 <text:s/>| <text:s text:c="3"/>0.196 <text:s text:c="3"/>0.980 <text:s text:c="3"/>0.103 | <text:s text:c="3"/>83.8 <text:s text:c="2"/>-12.6 <text:s text:c="2"/>-17.2</text:p>
      <text:p text:style-name="Standard"><text:s text:c="3"/>0.824 | 3 <text:s/>| <text:s text:c="3"/>0.998 <text:s text:c="2"/>-0.019 <text:s text:c="3"/>0.210 | <text:s text:c="3"/>-4.6 <text:s text:c="2"/>-76.5 <text:s text:c="2"/>148.9</text:p>
      <text:p text:style-name="Standard"><text:s text:c="3"/>0.824 | 4 <text:s/>| <text:s text:c="3"/>1.008 <text:s text:c="3"/>0.005 <text:s text:c="2"/>-0.005 | <text:s text:c="3"/>92.9 <text:s text:c="2"/>-85.3 <text:s text:c="2"/>-17.2</text:p>
      <text:p text:style-name="Standard"><text:s text:c="3"/>0.824 | 5 <text:s/>| <text:s text:c="3"/>1.022 <text:s text:c="2"/>-0.058 <text:s text:c="2"/>-0.131 | <text:s/>-155.2 <text:s text:c="2"/>-81.0 <text:s text:c="2"/>-68.5</text:p>
      <text:p text:style-name="Standard"><text:s text:c="3"/>0.859 | 0 <text:s/>| <text:s text:c="8"/>Comm Error <text:s text:c="8"/>| <text:s text:c="11"/>- <text:s text:c="10"/></text:p>
      <text:p text:style-name="Standard"><text:s text:c="3"/>0.859 | 1 <text:s/>| <text:s text:c="3"/>0.252 <text:s text:c="2"/>-0.954 <text:s text:c="3"/>0.143 | <text:s text:c="2"/>-81.9 <text:s text:c="2"/>-15.2 <text:s/>-141.8</text:p>
      <text:p text:style-name="Standard"><text:s text:c="3"/>0.859 | 2 <text:s/>| <text:s text:c="3"/>0.201 <text:s text:c="3"/>0.981 <text:s text:c="3"/>0.084 | <text:s text:c="3"/>83.8 <text:s text:c="2"/>-12.3 <text:s text:c="2"/>-17.3</text:p>
      <text:p text:style-name="Standard"><text:s text:c="3"/>0.859 | 3 <text:s/>| <text:s text:c="3"/>0.998 <text:s text:c="2"/>-0.013 <text:s text:c="3"/>0.220 | <text:s text:c="3"/>-4.4 <text:s text:c="2"/>-76.5 <text:s text:c="2"/>148.6</text:p>
      <text:p text:style-name="Standard"><text:s text:c="3"/>0.859 | 4 <text:s/>| <text:s text:c="3"/>1.009 <text:s text:c="3"/>0.006 <text:s text:c="2"/>-0.005 | <text:s text:c="3"/>94.8 <text:s text:c="2"/>-85.3 <text:s text:c="2"/>-18.0</text:p>
      <text:p text:style-name="Standard"><text:s text:c="3"/>0.859 | 5 <text:s/>| <text:s text:c="3"/>1.020 <text:s text:c="2"/>-0.057 <text:s text:c="2"/>-0.131 | <text:s/>-155.3 <text:s text:c="2"/>-80.9 <text:s text:c="2"/>-68.5</text:p>
      <text:p text:style-name="Standard"><text:s text:c="3"/>0.893 | 0 <text:s/>| <text:s text:c="8"/>Comm Error <text:s text:c="8"/>| <text:s text:c="11"/>- <text:s text:c="10"/></text:p>
      <text:p text:style-name="Standard"><text:s text:c="3"/>0.893 | 1 <text:s/>| <text:s text:c="3"/>0.245 <text:s text:c="2"/>-0.950 <text:s text:c="3"/>0.167 | <text:s text:c="2"/>-81.4 <text:s text:c="2"/>-15.0 <text:s/>-142.3</text:p>
      <text:p text:style-name="Standard"><text:s text:c="3"/>0.893 | 2 <text:s/>| <text:s text:c="3"/>0.219 <text:s text:c="3"/>0.982 <text:s text:c="3"/>0.073 | <text:s text:c="3"/>83.9 <text:s text:c="2"/>-12.1 <text:s text:c="2"/>-17.2</text:p>
      <text:p text:style-name="Standard"><text:s text:c="3"/>0.893 | 3 <text:s/>| <text:s text:c="3"/>0.996 <text:s text:c="2"/>-0.014 <text:s text:c="3"/>0.217 | <text:s text:c="3"/>-4.0 <text:s text:c="2"/>-76.5 <text:s text:c="2"/>148.1</text:p>
      <text:p text:style-name="Standard"><text:s text:c="3"/>0.893 | 4 <text:s/>| <text:s text:c="3"/>1.011 <text:s text:c="3"/>0.010 <text:s text:c="2"/>-0.002 | <text:s text:c="3"/>90.4 <text:s text:c="2"/>-85.3 <text:s text:c="2"/>-13.1</text:p>
      <text:p text:style-name="Standard"><text:s text:c="3"/>0.893 | 5 <text:s/>| <text:s text:c="3"/>1.022 <text:s text:c="2"/>-0.060 <text:s text:c="2"/>-0.124 | <text:s/>-155.1 <text:s text:c="2"/>-80.9 <text:s text:c="2"/>-68.7</text:p>
      <text:p text:style-name="Standard"><text:s text:c="3"/>0.927 | 0 <text:s/>| <text:s text:c="8"/>Comm Error <text:s text:c="8"/>| <text:s text:c="11"/>- <text:s text:c="10"/></text:p>
      <text:p text:style-name="Standard"><text:s text:c="3"/>0.927 | 1 <text:s/>| <text:s text:c="3"/>0.250 <text:s text:c="2"/>-0.947 <text:s text:c="3"/>0.176 | <text:s text:c="2"/>-80.7 <text:s text:c="2"/>-14.7 <text:s/>-142.7</text:p>
      <text:p text:style-name="Standard"><text:s text:c="3"/>0.927 | 2 <text:s/>| <text:s text:c="3"/>0.220 <text:s text:c="3"/>0.988 <text:s text:c="3"/>0.072 | <text:s text:c="3"/>84.0 <text:s text:c="2"/>-12.0 <text:s text:c="2"/>-17.1</text:p>
      <text:p text:style-name="Standard"><text:s text:c="3"/>0.927 | 3 <text:s/>| <text:s text:c="3"/>0.998 <text:s text:c="2"/>-0.014 <text:s text:c="3"/>0.218 | <text:s text:c="3"/>-3.8 <text:s text:c="2"/>-76.5 <text:s text:c="2"/>147.8</text:p>
      <text:p text:style-name="Standard"><text:s text:c="3"/>0.927 | 4 <text:s/>| <text:s text:c="3"/>1.010 <text:s text:c="3"/>0.004 <text:s text:c="2"/>-0.002 | <text:s text:c="3"/>89.0 <text:s text:c="2"/>-85.3 <text:s text:c="2"/>-12.0</text:p>
      <text:p text:style-name="Standard"><text:s text:c="3"/>0.927 | 5 <text:s/>| <text:s text:c="3"/>1.025 <text:s text:c="2"/>-0.049 <text:s text:c="2"/>-0.127 | <text:s/>-156.5 <text:s text:c="2"/>-80.9 <text:s text:c="2"/>-68.0</text:p>
      <text:p text:style-name="Standard"><text:s text:c="3"/>0.961 | 0 <text:s/>| <text:s text:c="8"/>Comm Error <text:s text:c="8"/>| <text:s text:c="11"/>- <text:s text:c="10"/></text:p>
      <text:p text:style-name="Standard"><text:s text:c="3"/>0.961 | 1 <text:s/>| <text:s text:c="3"/>0.277 <text:s text:c="2"/>-0.936 <text:s text:c="3"/>0.141 | <text:s text:c="2"/>-80.1 <text:s text:c="2"/>-14.5 <text:s/>-143.1</text:p>
      <text:p text:style-name="Standard"><text:s text:c="3"/>0.961 | 2 <text:s/>| <text:s text:c="3"/>0.239 <text:s text:c="3"/>0.979 <text:s text:c="3"/>0.091 | <text:s text:c="3"/>84.0 <text:s text:c="2"/>-12.0 <text:s text:c="2"/>-16.7</text:p>
      <text:p text:style-name="Standard"><text:s text:c="3"/>0.961 | 3 <text:s/>| <text:s text:c="3"/>0.999 <text:s text:c="2"/>-0.019 <text:s text:c="3"/>0.226 | <text:s text:c="3"/>-3.8 <text:s text:c="2"/>-76.5 <text:s text:c="2"/>147.7</text:p>
      <text:p text:style-name="Standard"><text:s text:c="3"/>0.961 | 4 <text:s/>| <text:s text:c="3"/>1.013 <text:s text:c="3"/>0.007 <text:s text:c="2"/>-0.008 | <text:s text:c="3"/>94.6 <text:s text:c="2"/>-85.3 <text:s text:c="2"/>-15.0</text:p>
      <text:p text:style-name="Standard"><text:s text:c="3"/>0.961 | 5 <text:s/>| <text:s text:c="3"/>1.017 <text:s text:c="2"/>-0.068 <text:s text:c="2"/>-0.139 | <text:s/>-155.9 <text:s text:c="2"/>-80.9 <text:s text:c="2"/>-68.0</text:p>
      <text:p text:style-name="Standard"><text:s text:c="3"/>0.996 | 0 <text:s/>| <text:s text:c="8"/>Comm Error <text:s text:c="8"/>| <text:s text:c="11"/>- <text:s text:c="10"/></text:p>
      <text:p text:style-name="Standard"><text:s text:c="3"/>0.996 | 1 <text:s/>| <text:s text:c="3"/>0.279 <text:s text:c="2"/>-0.942 <text:s text:c="3"/>0.111 | <text:s text:c="2"/>-80.0 <text:s text:c="2"/>-14.5 <text:s/>-143.6</text:p>
      <text:p text:style-name="Standard"><text:s text:c="3"/>0.996 | 2 <text:s/>| <text:s text:c="3"/>0.238 <text:s text:c="3"/>0.976 <text:s text:c="3"/>0.107 | <text:s text:c="3"/>83.9 <text:s text:c="2"/>-12.0 <text:s text:c="2"/>-16.4</text:p>
      <text:p text:style-name="Standard"><text:s text:c="3"/>0.996 | 3 <text:s/>| <text:s text:c="3"/>1.001 <text:s text:c="2"/>-0.022 <text:s text:c="3"/>0.228 | <text:s text:c="3"/>-4.0 <text:s text:c="2"/>-76.4 <text:s text:c="2"/>147.8</text:p>
      <text:p text:style-name="Standard"><text:s text:c="3"/>0.996 | 4 <text:s/>| <text:s text:c="3"/>1.007 <text:s text:c="3"/>0.001 <text:s text:c="2"/>-0.004 | <text:s text:c="3"/>98.5 <text:s text:c="2"/>-85.3 <text:s text:c="2"/>-17.0</text:p>
      <text:p text:style-name="Standard"><text:s text:c="3"/>0.996 | 5 <text:s/>| <text:s text:c="3"/>1.022 <text:s text:c="2"/>-0.058 <text:s text:c="2"/>-0.133 | <text:s/>-155.8 <text:s text:c="2"/>-80.8 <text:s text:c="2"/>-68.0</text:p>
      <text:p text:style-name="Standard"><text:s text:c="3"/>1.030 | 0 <text:s/>| <text:s text:c="8"/>Comm Error <text:s text:c="8"/>| <text:s text:c="11"/>- <text:s text:c="10"/></text:p>
      <text:p text:style-name="Standard"><text:s text:c="3"/>1.030 | 1 <text:s/>| <text:s text:c="3"/>0.296 <text:s text:c="2"/>-0.959 <text:s text:c="3"/>0.102 | <text:s text:c="2"/>-80.1 <text:s text:c="2"/>-14.6 <text:s/>-144.5</text:p>
      <text:p text:style-name="Standard"><text:soft-page-break/><text:s text:c="3"/>1.030 | 2 <text:s/>| <text:s text:c="3"/>0.237 <text:s text:c="3"/>0.998 <text:s text:c="3"/>0.107 | <text:s text:c="3"/>83.8 <text:s text:c="2"/>-12.1 <text:s text:c="2"/>-16.4</text:p>
      <text:p text:style-name="Standard"><text:s text:c="3"/>1.030 | 3 <text:s/>| <text:s text:c="3"/>1.001 <text:s text:c="2"/>-0.020 <text:s text:c="3"/>0.219 | <text:s text:c="3"/>-4.1 <text:s text:c="2"/>-76.4 <text:s text:c="2"/>147.8</text:p>
      <text:p text:style-name="Standard"><text:s text:c="3"/>1.030 | 4 <text:s/>| <text:s text:c="3"/>1.008 <text:s text:c="3"/>0.010 <text:s text:c="2"/>-0.010 | <text:s text:c="2"/>107.2 <text:s text:c="2"/>-85.3 <text:s text:c="2"/>-20.3</text:p>
      <text:p text:style-name="Standard"><text:s text:c="3"/>1.030 | 5 <text:s/>| <text:s text:c="3"/>1.022 <text:s text:c="2"/>-0.051 <text:s text:c="2"/>-0.137 | <text:s/>-156.6 <text:s text:c="2"/>-80.8 <text:s text:c="2"/>-67.2</text:p>
      <text:p text:style-name="Standard"><text:s text:c="3"/>1.065 | 0 <text:s/>| <text:s text:c="8"/>Comm Error <text:s text:c="8"/>| <text:s text:c="11"/>- <text:s text:c="10"/></text:p>
      <text:p text:style-name="Standard"><text:s text:c="3"/>1.065 | 1 <text:s/>| <text:s text:c="3"/>0.316 <text:s text:c="2"/>-0.960 <text:s text:c="3"/>0.078 | <text:s text:c="2"/>-80.6 <text:s text:c="2"/>-14.9 <text:s/>-145.1</text:p>
      <text:p text:style-name="Standard"><text:s text:c="3"/>1.065 | 2 <text:s/>| <text:s text:c="3"/>0.226 <text:s text:c="3"/>0.984 <text:s text:c="3"/>0.095 | <text:s text:c="3"/>83.8 <text:s text:c="2"/>-12.2 <text:s text:c="2"/>-16.3</text:p>
      <text:p text:style-name="Standard"><text:s text:c="3"/>1.065 | 3 <text:s/>| <text:s text:c="3"/>0.997 <text:s text:c="2"/>-0.018 <text:s text:c="3"/>0.225 | <text:s text:c="3"/>-4.3 <text:s text:c="2"/>-76.4 <text:s text:c="2"/>147.9</text:p>
      <text:p text:style-name="Standard"><text:s text:c="3"/>1.065 | 4 <text:s/>| <text:s text:c="3"/>1.013 <text:s text:c="3"/>0.008 <text:s text:c="2"/>-0.016 | <text:s text:c="2"/>122.2 <text:s text:c="2"/>-85.3 <text:s text:c="2"/>-26.7</text:p>
      <text:p text:style-name="Standard"><text:s text:c="3"/>1.065 | 5 <text:s/>| <text:s text:c="3"/>1.021 <text:s text:c="2"/>-0.059 <text:s text:c="2"/>-0.134 | <text:s/>-156.7 <text:s text:c="2"/>-80.8 <text:s text:c="2"/>-67.0</text:p>
      <text:p text:style-name="Standard"><text:s text:c="3"/>1.099 | 0 <text:s/>| <text:s text:c="8"/>Comm Error <text:s text:c="8"/>| <text:s text:c="11"/>- <text:s text:c="10"/></text:p>
      <text:p text:style-name="Standard"><text:s text:c="3"/>1.099 | 1 <text:s/>| <text:s text:c="3"/>0.293 <text:s text:c="2"/>-0.957 <text:s text:c="3"/>0.101 | <text:s text:c="2"/>-81.2 <text:s text:c="2"/>-15.4 <text:s/>-145.8</text:p>
      <text:p text:style-name="Standard"><text:s text:c="3"/>1.099 | 2 <text:s/>| <text:s text:c="3"/>0.233 <text:s text:c="3"/>0.973 <text:s text:c="3"/>0.104 | <text:s text:c="3"/>83.8 <text:s text:c="2"/>-12.4 <text:s text:c="2"/>-16.4</text:p>
      <text:p text:style-name="Standard"><text:s text:c="3"/>1.099 | 3 <text:s/>| <text:s text:c="3"/>1.004 <text:s text:c="2"/>-0.009 <text:s text:c="3"/>0.227 | <text:s text:c="3"/>-4.1 <text:s text:c="2"/>-76.3 <text:s text:c="2"/>147.5</text:p>
      <text:p text:style-name="Standard"><text:s text:c="3"/>1.099 | 4 <text:s/>| <text:s text:c="3"/>1.009 <text:s text:c="3"/>0.002 <text:s text:c="2"/>-0.006 | <text:s text:c="2"/>124.9 <text:s text:c="2"/>-85.3 <text:s text:c="2"/>-28.3</text:p>
      <text:p text:style-name="Standard"><text:s text:c="3"/>1.099 | 5 <text:s/>| <text:s text:c="3"/>1.021 <text:s text:c="2"/>-0.046 <text:s text:c="2"/>-0.138 | <text:s/>-157.3 <text:s text:c="2"/>-80.8 <text:s text:c="2"/>-66.2</text:p>
      <text:p text:style-name="Standard"><text:s text:c="3"/>1.133 | 0 <text:s/>| <text:s text:c="8"/>Comm Error <text:s text:c="8"/>| <text:s text:c="11"/>- <text:s text:c="10"/></text:p>
      <text:p text:style-name="Standard"><text:s text:c="3"/>1.133 | 1 <text:s/>| <text:s text:c="3"/>0.267 <text:s text:c="2"/>-0.953 <text:s text:c="3"/>0.137 | <text:s text:c="2"/>-81.5 <text:s text:c="2"/>-15.5 <text:s/>-145.9</text:p>
      <text:p text:style-name="Standard"><text:s text:c="3"/>1.133 | 2 <text:s/>| <text:s text:c="3"/>0.218 <text:s text:c="3"/>0.979 <text:s text:c="3"/>0.071 | <text:s text:c="3"/>84.1 <text:s text:c="2"/>-12.4 <text:s text:c="2"/>-16.6</text:p>
      <text:p text:style-name="Standard"><text:s text:c="3"/>1.133 | 3 <text:s/>| <text:s text:c="3"/>1.000 <text:s text:c="2"/>-0.002 <text:s text:c="3"/>0.226 | <text:s text:c="3"/>-3.5 <text:s text:c="2"/>-76.3 <text:s text:c="2"/>146.9</text:p>
      <text:p text:style-name="Standard"><text:s text:c="3"/>1.133 | 4 <text:s/>| <text:s text:c="3"/>1.009 <text:s text:c="3"/>0.012 <text:s text:c="2"/>-0.007 | <text:s text:c="2"/>118.2 <text:s text:c="2"/>-85.3 <text:s text:c="2"/>-24.8</text:p>
      <text:p text:style-name="Standard"><text:s text:c="3"/>1.133 | 5 <text:s/>| <text:s text:c="3"/>1.021 <text:s text:c="2"/>-0.055 <text:s text:c="2"/>-0.139 | <text:s/>-157.7 <text:s text:c="2"/>-80.8 <text:s text:c="2"/>-65.8</text:p>
      <text:p text:style-name="Standard"><text:s text:c="3"/>1.168 | 0 <text:s/>| <text:s text:c="8"/>Comm Error <text:s text:c="8"/>| <text:s text:c="11"/>- <text:s text:c="10"/></text:p>
      <text:p text:style-name="Standard"><text:s text:c="3"/>1.168 | 1 <text:s/>| <text:s text:c="3"/>0.268 <text:s text:c="2"/>-0.945 <text:s text:c="3"/>0.146 | <text:s text:c="2"/>-81.8 <text:s text:c="2"/>-15.7 <text:s/>-146.0</text:p>
      <text:p text:style-name="Standard"><text:s text:c="3"/>1.168 | 2 <text:s/>| <text:s text:c="3"/>0.217 <text:s text:c="3"/>0.981 <text:s text:c="3"/>0.086 | <text:s text:c="3"/>84.3 <text:s text:c="2"/>-12.4 <text:s text:c="2"/>-16.7</text:p>
      <text:p text:style-name="Standard"><text:s text:c="3"/>1.168 | 3 <text:s/>| <text:s text:c="3"/>0.997 <text:s text:c="2"/>-0.005 <text:s text:c="3"/>0.224 | <text:s text:c="3"/>-3.0 <text:s text:c="2"/>-76.3 <text:s text:c="2"/>146.3</text:p>
      <text:p text:style-name="Standard"><text:s text:c="3"/>1.168 | 4 <text:s/>| <text:s text:c="3"/>1.007 <text:s text:c="3"/>0.025 <text:s text:c="2"/>-0.021 | <text:s text:c="2"/>119.1 <text:s text:c="2"/>-85.2 <text:s text:c="2"/>-23.2</text:p>
      <text:p text:style-name="Standard"><text:s text:c="3"/>1.168 | 5 <text:s/>| <text:s text:c="3"/>1.025 <text:s text:c="2"/>-0.047 <text:s text:c="2"/>-0.132 | <text:s/>-158.0 <text:s text:c="2"/>-80.8 <text:s text:c="2"/>-65.3</text:p>
      <text:p text:style-name="Standard"><text:s text:c="3"/>1.201 | 0 <text:s/>| <text:s text:c="8"/>Comm Error <text:s text:c="8"/>| <text:s text:c="11"/>- <text:s text:c="10"/></text:p>
      <text:p text:style-name="Standard"><text:s text:c="3"/>1.201 | 1 <text:s/>| <text:s text:c="3"/>0.280 <text:s text:c="2"/>-0.920 <text:s text:c="3"/>0.124 | <text:s text:c="2"/>-82.3 <text:s text:c="2"/>-15.9 <text:s/>-146.1</text:p>
      <text:p text:style-name="Standard"><text:s text:c="3"/>1.201 | 2 <text:s/>| <text:s text:c="3"/>0.214 <text:s text:c="3"/>0.980 <text:s text:c="3"/>0.075 | <text:s text:c="3"/>84.5 <text:s text:c="2"/>-12.4 <text:s text:c="2"/>-16.7</text:p>
      <text:p text:style-name="Standard"><text:s text:c="3"/>1.201 | 3 <text:s/>| <text:s text:c="3"/>0.993 <text:s text:c="2"/>-0.013 <text:s text:c="3"/>0.228 | <text:s text:c="3"/>-2.6 <text:s text:c="2"/>-76.2 <text:s text:c="2"/>145.9</text:p>
      <text:p text:style-name="Standard"><text:s text:c="3"/>1.201 | 4 <text:s/>| <text:s text:c="3"/>1.006 <text:s text:c="3"/>0.006 <text:s text:c="2"/>-0.007 | <text:s text:c="2"/>119.8 <text:s text:c="2"/>-85.2 <text:s text:c="2"/>-23.4</text:p>
      <text:p text:style-name="Standard"><text:s text:c="3"/>1.201 | 5 <text:s/>| <text:s text:c="3"/>1.018 <text:s text:c="2"/>-0.039 <text:s text:c="2"/>-0.119 | <text:s/>-159.0 <text:s text:c="2"/>-81.0 <text:s text:c="2"/>-64.2</text:p>
      <text:p text:style-name="Standard"><text:s text:c="3"/>1.236 | 0 <text:s/>| <text:s text:c="8"/>Comm Error <text:s text:c="8"/>| <text:s text:c="11"/>- <text:s text:c="10"/></text:p>
      <text:p text:style-name="Standard"><text:s text:c="3"/>1.236 | 1 <text:s/>| <text:s text:c="3"/>0.284 <text:s text:c="2"/>-0.938 <text:s text:c="3"/>0.099 | <text:s text:c="2"/>-82.8 <text:s text:c="2"/>-16.2 <text:s/>-146.3</text:p>
      <text:p text:style-name="Standard"><text:s text:c="3"/>1.236 | 2 <text:s/>| <text:s text:c="3"/>0.245 <text:s text:c="3"/>0.985 <text:s text:c="3"/>0.076 | <text:s text:c="3"/>84.7 <text:s text:c="2"/>-12.6 <text:s text:c="2"/>-16.7</text:p>
      <text:p text:style-name="Standard"><text:s text:c="3"/>1.236 | 3 <text:s/>| <text:s text:c="3"/>1.001 <text:s text:c="2"/>-0.009 <text:s text:c="3"/>0.225 | <text:s text:c="3"/>-2.5 <text:s text:c="2"/>-76.2 <text:s text:c="2"/>145.7</text:p>
      <text:p text:style-name="Standard"><text:s text:c="3"/>1.236 | 4 <text:s/>| <text:s text:c="3"/>1.008 <text:s text:c="3"/>0.012 <text:s text:c="3"/>0.010 | <text:s text:c="2"/>108.7 <text:s text:c="2"/>-85.3 <text:s text:c="2"/>-16.6</text:p>
      <text:p text:style-name="Standard"><text:s text:c="3"/>1.236 | 5 <text:s/>| <text:s text:c="3"/>1.022 <text:s text:c="2"/>-0.052 <text:s text:c="2"/>-0.127 | <text:s/>-158.7 <text:s text:c="2"/>-81.0 <text:s text:c="2"/>-64.6</text:p>
      <text:p text:style-name="Standard"><text:s text:c="3"/>1.270 | 0 <text:s/>| <text:s text:c="8"/>Comm Error <text:s text:c="8"/>| <text:s text:c="11"/>- <text:s text:c="10"/></text:p>
      <text:p text:style-name="Standard"><text:s text:c="3"/>1.270 | 1 <text:s/>| <text:s text:c="3"/>0.307 <text:s text:c="2"/>-0.959 <text:s text:c="3"/>0.048 | <text:s text:c="2"/>-84.1 <text:s text:c="2"/>-16.5 <text:s/>-146.9</text:p>
      <text:p text:style-name="Standard"><text:s text:c="3"/>1.270 | 2 <text:s/>| <text:s text:c="3"/>0.253 <text:s text:c="3"/>0.998 <text:s text:c="3"/>0.083 | <text:s text:c="3"/>84.8 <text:s text:c="2"/>-12.9 <text:s text:c="2"/>-16.5</text:p>
      <text:p text:style-name="Standard"><text:s text:c="3"/>1.270 | 3 <text:s/>| <text:s text:c="3"/>1.006 <text:s text:c="2"/>-0.002 <text:s text:c="3"/>0.222 | <text:s text:c="3"/>-2.1 <text:s text:c="2"/>-76.2 <text:s text:c="2"/>145.1</text:p>
      <text:p text:style-name="Standard"><text:s text:c="3"/>1.270 | 4 <text:s/>| <text:s text:c="3"/>1.009 <text:s text:c="3"/>0.026 <text:s text:c="2"/>-0.020 | <text:s text:c="2"/>109.6 <text:s text:c="2"/>-85.2 <text:s text:c="2"/>-17.4</text:p>
      <text:p text:style-name="Standard"><text:s text:c="3"/>1.270 | 5 <text:s/>| <text:s text:c="3"/>1.027 <text:s text:c="2"/>-0.052 <text:s text:c="2"/>-0.139 | <text:s/>-158.6 <text:s text:c="2"/>-81.0 <text:s text:c="2"/>-64.7</text:p>
      <text:p text:style-name="Standard"><text:s text:c="3"/>1.305 | 0 <text:s/>| <text:s text:c="8"/>Comm Error <text:s text:c="8"/>| <text:s text:c="11"/>- <text:s text:c="10"/></text:p>
      <text:p text:style-name="Standard"><text:s text:c="3"/>1.305 | 1 <text:s/>| <text:s text:c="3"/>0.329 <text:s text:c="2"/>-0.952 <text:s text:c="3"/>0.009 | <text:s text:c="2"/>-85.3 <text:s text:c="2"/>-17.0 <text:s/>-147.3</text:p>
      <text:p text:style-name="Standard"><text:s text:c="3"/>1.305 | 2 <text:s/>| <text:s text:c="3"/>0.308 <text:s text:c="3"/>0.994 <text:s text:c="3"/>0.032 | <text:s text:c="3"/>85.4 <text:s text:c="2"/>-13.7 <text:s text:c="2"/>-16.6</text:p>
      <text:p text:style-name="Standard"><text:soft-page-break/><text:s text:c="3"/>1.305 | 3 <text:s/>| <text:s text:c="3"/>0.999 <text:s text:c="2"/>-0.006 <text:s text:c="3"/>0.239 | <text:s text:c="3"/>-1.9 <text:s text:c="2"/>-76.1 <text:s text:c="2"/>144.8</text:p>
      <text:p text:style-name="Standard"><text:s text:c="3"/>1.305 | 4 <text:s/>| <text:s text:c="3"/>1.011 <text:s text:c="3"/>0.008 <text:s text:c="2"/>-0.027 | <text:s text:c="2"/>123.0 <text:s text:c="2"/>-85.2 <text:s text:c="2"/>-24.0</text:p>
      <text:p text:style-name="Standard"><text:s text:c="3"/>1.305 | 5 <text:s/>| <text:s text:c="3"/>1.021 <text:s text:c="2"/>-0.045 <text:s text:c="2"/>-0.136 | <text:s/>-158.8 <text:s text:c="2"/>-80.9 <text:s text:c="2"/>-64.5</text:p>
      <text:p text:style-name="Standard"><text:s text:c="3"/>1.339 | 0 <text:s/>| <text:s text:c="8"/>Comm Error <text:s text:c="8"/>| <text:s text:c="11"/>- <text:s text:c="10"/></text:p>
      <text:p text:style-name="Standard"><text:s text:c="3"/>1.339 | 1 <text:s/>| <text:s text:c="3"/>0.356 <text:s text:c="2"/>-0.954 <text:s text:c="2"/>-0.027 | <text:s text:c="2"/>-87.3 <text:s text:c="2"/>-17.9 <text:s/>-148.2</text:p>
      <text:p text:style-name="Standard"><text:s text:c="3"/>1.339 | 2 <text:s/>| <text:s text:c="3"/>0.348 <text:s text:c="3"/>1.003 <text:s text:c="3"/>0.004 | <text:s text:c="3"/>86.1 <text:s text:c="2"/>-14.7 <text:s text:c="2"/>-16.8</text:p>
      <text:p text:style-name="Standard"><text:s text:c="3"/>1.339 | 3 <text:s/>| <text:s text:c="3"/>1.001 <text:s text:c="2"/>-0.009 <text:s text:c="3"/>0.230 | <text:s text:c="3"/>-1.9 <text:s text:c="2"/>-76.0 <text:s text:c="2"/>144.7</text:p>
      <text:p text:style-name="Standard"><text:s text:c="3"/>1.339 | 4 <text:s/>| <text:s text:c="3"/>1.003 <text:s text:c="3"/>0.012 <text:s text:c="2"/>-0.019 | <text:s text:c="2"/>129.5 <text:s text:c="2"/>-85.2 <text:s text:c="2"/>-28.6</text:p>
      <text:p text:style-name="Standard"><text:s text:c="3"/>1.339 | 5 <text:s/>| <text:s text:c="3"/>1.028 <text:s text:c="2"/>-0.039 <text:s text:c="2"/>-0.134 | <text:s/>-159.2 <text:s text:c="2"/>-80.9 <text:s text:c="2"/>-64.2</text:p>
      <text:p text:style-name="Standard"><text:s text:c="3"/>1.373 | 0 <text:s/>| <text:s text:c="8"/>Comm Error <text:s text:c="8"/>| <text:s text:c="11"/>- <text:s text:c="10"/></text:p>
      <text:p text:style-name="Standard"><text:s text:c="3"/>1.373 | 1 <text:s/>| <text:s text:c="3"/>0.399 <text:s text:c="2"/>-0.961 <text:s text:c="2"/>-0.133 | <text:s text:c="2"/>-89.4 <text:s text:c="2"/>-18.8 <text:s/>-148.7</text:p>
      <text:p text:style-name="Standard"><text:s text:c="3"/>1.373 | 2 <text:s/>| <text:s text:c="3"/>0.426 <text:s text:c="3"/>0.991 <text:s text:c="2"/>-0.078 | <text:s text:c="3"/>87.3 <text:s text:c="2"/>-16.8 <text:s text:c="2"/>-17.3</text:p>
      <text:p text:style-name="Standard"><text:s text:c="3"/>1.373 | 3 <text:s/>| <text:s text:c="3"/>0.998 <text:s text:c="2"/>-0.026 <text:s text:c="3"/>0.217 | <text:s text:c="3"/>-2.2 <text:s text:c="2"/>-76.1 <text:s text:c="2"/>145.0</text:p>
      <text:p text:style-name="Standard"><text:s text:c="3"/>1.373 | 4 <text:s/>| <text:s text:c="3"/>1.012 <text:s text:c="3"/>0.027 <text:s text:c="2"/>-0.007 | <text:s text:c="2"/>125.5 <text:s text:c="2"/>-85.2 <text:s text:c="2"/>-25.5</text:p>
      <text:p text:style-name="Standard"><text:s text:c="3"/>1.373 | 5 <text:s/>| <text:s text:c="3"/>1.024 <text:s text:c="2"/>-0.040 <text:s text:c="2"/>-0.134 | <text:s/>-159.8 <text:s text:c="2"/>-80.9 <text:s text:c="2"/>-63.5</text:p>
      <text:p text:style-name="Standard"><text:s text:c="3"/>1.408 | 0 <text:s/>| <text:s text:c="8"/>Comm Error <text:s text:c="8"/>| <text:s text:c="11"/>- <text:s text:c="10"/></text:p>
      <text:p text:style-name="Standard"><text:s text:c="3"/>1.408 | 1 <text:s/>| <text:s text:c="3"/>0.504 <text:s text:c="2"/>-0.937 <text:s text:c="2"/>-0.232 | <text:s text:c="2"/>-93.2 <text:s text:c="2"/>-20.9 <text:s/>-148.5</text:p>
      <text:p text:style-name="Standard"><text:s text:c="3"/>1.408 | 2 <text:s/>| <text:s text:c="3"/>0.611 <text:s text:c="3"/>0.997 <text:s text:c="2"/>-0.170 | <text:s text:c="3"/>90.1 <text:s text:c="2"/>-19.4 <text:s text:c="2"/>-17.9</text:p>
      <text:p text:style-name="Standard"><text:s text:c="3"/>1.408 | 3 <text:s/>| <text:s text:c="3"/>0.980 <text:s text:c="2"/>-0.025 <text:s text:c="3"/>0.237 | <text:s text:c="3"/>-2.8 <text:s text:c="2"/>-76.0 <text:s text:c="2"/>145.6</text:p>
      <text:p text:style-name="Standard"><text:s text:c="3"/>1.408 | 4 <text:s/>| <text:s text:c="3"/>1.013 <text:s text:c="3"/>0.032 <text:s text:c="2"/>-0.021 | <text:s text:c="2"/>120.2 <text:s text:c="2"/>-85.2 <text:s text:c="2"/>-20.9</text:p>
      <text:p text:style-name="Standard"><text:s text:c="3"/>1.408 | 5 <text:s/>| <text:s text:c="3"/>1.020 <text:s text:c="2"/>-0.035 <text:s text:c="2"/>-0.120 | <text:s/>-160.4 <text:s text:c="2"/>-81.0 <text:s text:c="2"/>-62.9</text:p>
      <text:p text:style-name="Standard"><text:s text:c="3"/>1.442 | 0 <text:s/>| <text:s text:c="8"/>Comm Error <text:s text:c="8"/>| <text:s text:c="11"/>- <text:s text:c="10"/></text:p>
      <text:p text:style-name="Standard"><text:s text:c="3"/>1.442 | 1 <text:s/>| <text:s text:c="3"/>0.632 <text:s text:c="2"/>-0.949 <text:s text:c="2"/>-0.308 | <text:s text:c="2"/>-96.1 <text:s text:c="2"/>-22.3 <text:s/>-148.2</text:p>
      <text:p text:style-name="Standard"><text:s text:c="3"/>1.442 | 2 <text:s/>| <text:s text:c="3"/>0.646 <text:s text:c="3"/>1.040 <text:s text:c="2"/>-0.176 | <text:s text:c="3"/>92.5 <text:s text:c="2"/>-22.3 <text:s text:c="2"/>-18.5</text:p>
      <text:p text:style-name="Standard"><text:s text:c="3"/>1.442 | 3 <text:s/>| <text:s text:c="3"/>0.997 <text:s text:c="3"/>0.003 <text:s text:c="3"/>0.207 | <text:s text:c="3"/>-2.7 <text:s text:c="2"/>-75.9 <text:s text:c="2"/>145.4</text:p>
      <text:p text:style-name="Standard"><text:s text:c="3"/>1.442 | 4 <text:s/>| <text:s text:c="3"/>1.006 <text:s text:c="3"/>0.016 <text:s text:c="2"/>-0.026 | <text:s text:c="2"/>124.3 <text:s text:c="2"/>-85.1 <text:s text:c="2"/>-24.0</text:p>
      <text:p text:style-name="Standard"><text:s text:c="3"/>1.442 | 5 <text:s/>| <text:s text:c="3"/>1.019 <text:s text:c="2"/>-0.051 <text:s text:c="2"/>-0.117 | <text:s/>-160.1 <text:s text:c="2"/>-81.1 <text:s text:c="2"/>-63.4</text:p>
      <text:p text:style-name="Standard"><text:s text:c="3"/>1.476 | 0 <text:s/>| <text:s text:c="8"/>Comm Error <text:s text:c="8"/>| <text:s text:c="11"/>- <text:s text:c="10"/></text:p>
      <text:p text:style-name="Standard"><text:s text:c="3"/>1.476 | 1 <text:s/>| <text:s text:c="3"/>0.653 <text:s text:c="2"/>-0.998 <text:s text:c="2"/>-0.316 | <text:s text:c="2"/>-98.7 <text:s text:c="2"/>-23.7 <text:s/>-147.9</text:p>
      <text:p text:style-name="Standard"><text:s text:c="3"/>1.476 | 2 <text:s/>| <text:s text:c="3"/>0.659 <text:s text:c="3"/>1.059 <text:s text:c="2"/>-0.200 | <text:s text:c="3"/>96.4 <text:s text:c="2"/>-25.8 <text:s text:c="2"/>-19.8</text:p>
      <text:p text:style-name="Standard"><text:s text:c="3"/>1.476 | 3 <text:s/>| <text:s text:c="3"/>1.007 <text:s text:c="3"/>0.006 <text:s text:c="3"/>0.214 | <text:s text:c="3"/>-2.2 <text:s text:c="2"/>-75.9 <text:s text:c="2"/>144.9</text:p>
      <text:p text:style-name="Standard"><text:s text:c="3"/>1.476 | 4 <text:s/>| <text:s text:c="3"/>1.010 <text:s text:c="3"/>0.007 <text:s text:c="2"/>-0.024 | <text:s text:c="2"/>127.6 <text:s text:c="2"/>-85.1 <text:s text:c="2"/>-26.7</text:p>
      <text:p text:style-name="Standard"><text:s text:c="3"/>1.476 | 5 <text:s/>| <text:s text:c="3"/>1.021 <text:s text:c="2"/>-0.064 <text:s text:c="2"/>-0.131 | <text:s/>-159.3 <text:s text:c="2"/>-81.1 <text:s text:c="2"/>-64.2</text:p>
      <text:p text:style-name="Standard"><text:s text:c="3"/>1.510 | 0 <text:s/>| <text:s text:c="8"/>Comm Error <text:s text:c="8"/>| <text:s text:c="11"/>- <text:s text:c="10"/></text:p>
      <text:p text:style-name="Standard"><text:s text:c="3"/>1.510 | 1 <text:s/>| <text:s text:c="3"/>0.610 <text:s text:c="2"/>-1.130 <text:s text:c="2"/>-0.311 | <text:s/>-103.8 <text:s text:c="2"/>-25.7 <text:s/>-147.5</text:p>
      <text:p text:style-name="Standard"><text:s text:c="3"/>1.510 | 2 <text:s/>| <text:s text:c="3"/>0.654 <text:s text:c="3"/>1.122 <text:s text:c="2"/>-0.178 | <text:s text:c="3"/>99.1 <text:s text:c="2"/>-28.4 <text:s text:c="2"/>-20.5</text:p>
      <text:p text:style-name="Standard"><text:s text:c="3"/>1.510 | 3 <text:s/>| <text:s text:c="3"/>1.015 <text:s text:c="2"/>-0.001 <text:s text:c="3"/>0.255 | <text:s text:c="3"/>-1.8 <text:s text:c="2"/>-75.8 <text:s text:c="2"/>144.5</text:p>
      <text:p text:style-name="Standard"><text:s text:c="3"/>1.510 | 4 <text:s/>| <text:s text:c="3"/>1.014 <text:s text:c="3"/>0.020 <text:s text:c="2"/>-0.026 | <text:s text:c="2"/>129.8 <text:s text:c="2"/>-85.1 <text:s text:c="2"/>-28.4</text:p>
      <text:p text:style-name="Standard"><text:s text:c="3"/>1.510 | 5 <text:s/>| <text:s text:c="3"/>1.021 <text:s text:c="2"/>-0.062 <text:s text:c="2"/>-0.166 | <text:s/>-159.4 <text:s text:c="2"/>-80.8 <text:s text:c="2"/>-64.3</text:p>
      <text:p text:style-name="Standard"><text:s text:c="3"/>1.544 | 0 <text:s/>| <text:s text:c="8"/>Comm Error <text:s text:c="8"/>| <text:s text:c="11"/>- <text:s text:c="10"/></text:p>
      <text:p text:style-name="Standard"><text:s text:c="3"/>1.544 | 1 <text:s/>| <text:s text:c="3"/>0.574 <text:s text:c="2"/>-1.175 <text:s text:c="2"/>-0.307 | <text:s/>-106.9 <text:s text:c="2"/>-27.0 <text:s/>-147.6</text:p>
      <text:p text:style-name="Standard"><text:s text:c="3"/>1.544 | 2 <text:s/>| <text:s text:c="3"/>0.609 <text:s text:c="3"/>1.167 <text:s text:c="2"/>-0.169 | <text:s text:c="2"/>102.0 <text:s text:c="2"/>-31.3 <text:s text:c="2"/>-20.7</text:p>
      <text:p text:style-name="Standard"><text:s text:c="3"/>1.544 | 3 <text:s/>| <text:s text:c="3"/>1.006 <text:s text:c="2"/>-0.021 <text:s text:c="3"/>0.269 | <text:s text:c="3"/>-2.1 <text:s text:c="2"/>-75.5 <text:s text:c="2"/>144.8</text:p>
      <text:p text:style-name="Standard"><text:s text:c="3"/>1.544 | 4 <text:s/>| <text:s text:c="3"/>1.012 <text:s text:c="3"/>0.009 <text:s text:c="2"/>-0.011 | <text:s text:c="2"/>127.5 <text:s text:c="2"/>-85.1 <text:s text:c="2"/>-26.9</text:p>
      <text:p text:style-name="Standard"><text:s text:c="3"/>1.544 | 5 <text:s/>| <text:s text:c="3"/>1.026 <text:s text:c="2"/>-0.046 <text:s text:c="2"/>-0.153 | <text:s/>-159.7 <text:s text:c="2"/>-80.7 <text:s text:c="2"/>-64.1</text:p>
      <text:p text:style-name="Standard"><text:s text:c="3"/>1.578 | 0 <text:s/>| <text:s text:c="8"/>Comm Error <text:s text:c="8"/>| <text:s text:c="11"/>- <text:s text:c="10"/></text:p>
      <text:p text:style-name="Standard"><text:s text:c="3"/>1.578 | 1 <text:s/>| <text:s text:c="3"/>0.563 <text:s text:c="2"/>-1.165 <text:s text:c="2"/>-0.319 | <text:s/>-110.3 <text:s text:c="2"/>-29.3 <text:s/>-147.8</text:p>
      <text:p text:style-name="Standard"><text:s text:c="3"/>1.578 | 2 <text:s/>| <text:s text:c="3"/>0.574 <text:s text:c="3"/>1.166 <text:s text:c="2"/>-0.166 | <text:s text:c="2"/>103.6 <text:s text:c="2"/>-33.2 <text:s text:c="2"/>-20.6</text:p>
      <text:p text:style-name="Standard"><text:s text:c="3"/>1.578 | 3 <text:s/>| <text:s text:c="3"/>1.009 <text:s text:c="2"/>-0.024 <text:s text:c="3"/>0.246 | <text:s text:c="3"/>-2.7 <text:s text:c="2"/>-75.3 <text:s text:c="2"/>145.7</text:p>
      <text:p text:style-name="Standard"><text:soft-page-break/><text:s text:c="3"/>1.578 | 4 <text:s/>| <text:s text:c="3"/>1.010 <text:s text:c="3"/>0.011 <text:s text:c="2"/>-0.000 | <text:s text:c="2"/>122.0 <text:s text:c="2"/>-85.2 <text:s text:c="2"/>-23.0</text:p>
      <text:p text:style-name="Standard"><text:s text:c="3"/>1.578 | 5 <text:s/>| <text:s text:c="3"/>1.022 <text:s text:c="2"/>-0.060 <text:s text:c="2"/>-0.141 | <text:s/>-159.6 <text:s text:c="2"/>-80.7 <text:s text:c="2"/>-64.1</text:p>
      <text:p text:style-name="Standard"><text:s text:c="3"/>1.612 | 0 <text:s/>| <text:s text:c="8"/>Comm Error <text:s text:c="8"/>| <text:s text:c="11"/>- <text:s text:c="10"/></text:p>
      <text:p text:style-name="Standard"><text:s text:c="3"/>1.612 | 1 <text:s/>| <text:s text:c="3"/>0.564 <text:s text:c="2"/>-1.109 <text:s text:c="2"/>-0.320 | <text:s/>-112.3 <text:s text:c="2"/>-31.5 <text:s/>-148.3</text:p>
      <text:p text:style-name="Standard"><text:s text:c="3"/>1.612 | 2 <text:s/>| <text:s text:c="3"/>0.545 <text:s text:c="3"/>1.104 <text:s text:c="2"/>-0.161 | <text:s text:c="2"/>104.9 <text:s text:c="2"/>-35.1 <text:s text:c="2"/>-20.5</text:p>
      <text:p text:style-name="Standard"><text:s text:c="3"/>1.612 | 3 <text:s/>| <text:s text:c="3"/>0.996 <text:s text:c="2"/>-0.016 <text:s text:c="3"/>0.244 | <text:s text:c="3"/>-3.2 <text:s text:c="2"/>-75.2 <text:s text:c="2"/>146.1</text:p>
      <text:p text:style-name="Standard"><text:s text:c="3"/>1.612 | 4 <text:s/>| <text:s text:c="3"/>1.007 <text:s text:c="3"/>0.018 <text:s text:c="2"/>-0.000 | <text:s text:c="2"/>112.3 <text:s text:c="2"/>-85.2 <text:s text:c="2"/>-15.9</text:p>
      <text:p text:style-name="Standard"><text:s text:c="3"/>1.612 | 5 <text:s/>| <text:s text:c="3"/>1.019 <text:s text:c="2"/>-0.042 <text:s text:c="2"/>-0.138 | <text:s/>-159.6 <text:s text:c="2"/>-80.7 <text:s text:c="2"/>-63.9</text:p>
      <text:p text:style-name="Standard"><text:s text:c="3"/>1.647 | 0 <text:s/>| <text:s text:c="8"/>Comm Error <text:s text:c="8"/>| <text:s text:c="11"/>- <text:s text:c="10"/></text:p>
      <text:p text:style-name="Standard"><text:s text:c="3"/>1.647 | 1 <text:s/>| <text:s text:c="3"/>0.521 <text:s text:c="2"/>-1.081 <text:s text:c="2"/>-0.334 | <text:s/>-114.0 <text:s text:c="2"/>-33.6 <text:s/>-148.7</text:p>
      <text:p text:style-name="Standard"><text:s text:c="3"/>1.647 | 2 <text:s/>| <text:s text:c="3"/>0.555 <text:s text:c="3"/>1.085 <text:s text:c="2"/>-0.173 | <text:s text:c="2"/>107.1 <text:s text:c="2"/>-37.2 <text:s text:c="2"/>-21.4</text:p>
      <text:p text:style-name="Standard"><text:s text:c="3"/>1.647 | 3 <text:s/>| <text:s text:c="3"/>1.000 <text:s text:c="2"/>-0.005 <text:s text:c="3"/>0.242 | <text:s text:c="3"/>-3.2 <text:s text:c="2"/>-75.2 <text:s text:c="2"/>146.2</text:p>
      <text:p text:style-name="Standard"><text:s text:c="3"/>1.647 | 4 <text:s/>| <text:s text:c="3"/>1.008 <text:s text:c="3"/>0.023 <text:s text:c="2"/>-0.009 | <text:s text:c="2"/>108.0 <text:s text:c="2"/>-85.2 <text:s text:c="2"/>-12.3</text:p>
      <text:p text:style-name="Standard"><text:s text:c="3"/>1.647 | 5 <text:s/>| <text:s text:c="3"/>1.020 <text:s text:c="2"/>-0.057 <text:s text:c="2"/>-0.131 | <text:s/>-159.0 <text:s text:c="2"/>-80.8 <text:s text:c="2"/>-64.3</text:p>
      <text:p text:style-name="Standard"><text:s text:c="3"/>1.681 | 0 <text:s/>| <text:s text:c="8"/>Comm Error <text:s text:c="8"/>| <text:s text:c="11"/>- <text:s text:c="10"/></text:p>
      <text:p text:style-name="Standard"><text:s text:c="3"/>1.681 | 1 <text:s/>| <text:s text:c="3"/>0.614 <text:s text:c="2"/>-1.027 <text:s text:c="2"/>-0.309 | <text:s/>-115.9 <text:s text:c="2"/>-36.7 <text:s/>-149.3</text:p>
      <text:p text:style-name="Standard"><text:s text:c="3"/>1.681 | 2 <text:s/>| <text:s text:c="3"/>0.562 <text:s text:c="3"/>1.042 <text:s text:c="2"/>-0.228 | <text:s text:c="2"/>109.3 <text:s text:c="2"/>-38.5 <text:s text:c="2"/>-23.2</text:p>
      <text:p text:style-name="Standard"><text:s text:c="3"/>1.681 | 3 <text:s/>| <text:s text:c="3"/>1.003 <text:s text:c="2"/>-0.000 <text:s text:c="3"/>0.244 | <text:s text:c="3"/>-2.8 <text:s text:c="2"/>-75.1 <text:s text:c="2"/>146.1</text:p>
      <text:p text:style-name="Standard"><text:s text:c="3"/>1.681 | 4 <text:s/>| <text:s text:c="3"/>1.006 <text:s text:c="3"/>0.029 <text:s text:c="2"/>-0.009 | <text:s text:c="2"/>104.2 <text:s text:c="2"/>-85.2 <text:s text:c="3"/>-8.6</text:p>
      <text:p text:style-name="Standard"><text:s text:c="3"/>1.681 | 5 <text:s/>| <text:s text:c="3"/>1.028 <text:s text:c="2"/>-0.031 <text:s text:c="2"/>-0.129 | <text:s/>-159.3 <text:s text:c="2"/>-80.8 <text:s text:c="2"/>-63.7</text:p>
      <text:p text:style-name="Standard"><text:s text:c="3"/>1.716 | 0 <text:s/>| <text:s text:c="8"/>Comm Error <text:s text:c="8"/>| <text:s text:c="11"/>- <text:s text:c="10"/></text:p>
      <text:p text:style-name="Standard"><text:s text:c="3"/>1.716 | 1 <text:s/>| <text:s text:c="3"/>0.572 <text:s text:c="2"/>-0.975 <text:s text:c="2"/>-0.344 | <text:s/>-116.7 <text:s text:c="2"/>-39.2 <text:s/>-150.7</text:p>
      <text:p text:style-name="Standard"><text:s text:c="3"/>1.716 | 2 <text:s/>| <text:s text:c="3"/>0.616 <text:s text:c="3"/>0.983 <text:s text:c="2"/>-0.299 | <text:s text:c="2"/>112.4 <text:s text:c="2"/>-40.0 <text:s text:c="2"/>-27.2</text:p>
      <text:p text:style-name="Standard"><text:s text:c="3"/>1.716 | 3 <text:s/>| <text:s text:c="3"/>1.015 <text:s text:c="3"/>0.016 <text:s text:c="3"/>0.253 | <text:s text:c="3"/>-2.1 <text:s text:c="2"/>-75.1 <text:s text:c="2"/>145.5</text:p>
      <text:p text:style-name="Standard"><text:s text:c="3"/>1.716 | 4 <text:s/>| <text:s text:c="3"/>1.007 <text:s text:c="3"/>0.015 <text:s text:c="2"/>-0.005 | <text:s text:c="2"/>103.7 <text:s text:c="2"/>-85.2 <text:s text:c="3"/>-8.2</text:p>
      <text:p text:style-name="Standard"><text:s text:c="3"/>1.716 | 5 <text:s/>| <text:s text:c="3"/>1.022 <text:s text:c="2"/>-0.037 <text:s text:c="2"/>-0.120 | <text:s/>-159.7 <text:s text:c="2"/>-81.0 <text:s text:c="2"/>-63.1</text:p>
      <text:p text:style-name="Standard"><text:s text:c="3"/>1.750 | 0 <text:s/>| <text:s text:c="8"/>Comm Error <text:s text:c="8"/>| <text:s text:c="11"/>- <text:s text:c="10"/></text:p>
      <text:p text:style-name="Standard"><text:s text:c="3"/>1.750 | 1 <text:s/>| <text:s text:c="3"/>0.482 <text:s text:c="2"/>-0.866 <text:s text:c="2"/>-0.327 | <text:s/>-117.7 <text:s text:c="2"/>-41.3 <text:s/>-152.4</text:p>
      <text:p text:style-name="Standard"><text:s text:c="3"/>1.750 | 2 <text:s/>| <text:s text:c="3"/>0.717 <text:s text:c="3"/>0.908 <text:s text:c="2"/>-0.406 | <text:s text:c="2"/>118.0 <text:s text:c="2"/>-41.1 <text:s text:c="2"/>-31.4</text:p>
      <text:p text:style-name="Standard"><text:s text:c="3"/>1.750 | 3 <text:s/>| <text:s text:c="3"/>1.015 <text:s text:c="3"/>0.032 <text:s text:c="3"/>0.261 | <text:s text:c="3"/>-0.1 <text:s text:c="2"/>-74.9 <text:s text:c="2"/>143.8</text:p>
      <text:p text:style-name="Standard"><text:s text:c="3"/>1.750 | 4 <text:s/>| <text:s text:c="3"/>1.012 <text:s text:c="3"/>0.021 <text:s text:c="2"/>-0.012 | <text:s text:c="2"/>105.6 <text:s text:c="2"/>-85.2 <text:s text:c="3"/>-9.6</text:p>
      <text:p text:style-name="Standard"><text:s text:c="3"/>1.750 | 5 <text:s/>| <text:s text:c="3"/>1.022 <text:s text:c="2"/>-0.044 <text:s text:c="2"/>-0.134 | <text:s/>-159.9 <text:s text:c="2"/>-81.0 <text:s text:c="2"/>-62.8</text:p>
      <text:p text:style-name="Standard"><text:s text:c="3"/>1.785 | 0 <text:s/>| <text:s text:c="8"/>Comm Error <text:s text:c="8"/>| <text:s text:c="11"/>- <text:s text:c="10"/></text:p>
      <text:p text:style-name="Standard"><text:s text:c="3"/>1.785 | 1 <text:s/>| <text:s text:c="3"/>0.588 <text:s text:c="2"/>-0.807 <text:s text:c="2"/>-0.350 | <text:s/>-119.4 <text:s text:c="2"/>-42.5 <text:s/>-152.3</text:p>
      <text:p text:style-name="Standard"><text:s text:c="3"/>1.785 | 2 <text:s/>| <text:s text:c="3"/>0.721 <text:s text:c="3"/>0.870 <text:s text:c="2"/>-0.442 | <text:s text:c="2"/>122.4 <text:s text:c="2"/>-42.2 <text:s text:c="2"/>-35.4</text:p>
      <text:p text:style-name="Standard"><text:s text:c="3"/>1.785 | 3 <text:s/>| <text:s text:c="3"/>1.014 <text:s text:c="3"/>0.012 <text:s text:c="3"/>0.253 | <text:s text:c="4"/>0.9 <text:s text:c="2"/>-74.9 <text:s text:c="2"/>142.9</text:p>
      <text:p text:style-name="Standard"><text:s text:c="3"/>1.785 | 4 <text:s/>| <text:s text:c="3"/>1.010 <text:s text:c="3"/>0.028 <text:s text:c="2"/>-0.023 | <text:s text:c="2"/>109.2 <text:s text:c="2"/>-85.2 <text:s text:c="2"/>-11.9</text:p>
      <text:p text:style-name="Standard"><text:s text:c="3"/>1.785 | 5 <text:s/>| <text:s text:c="3"/>1.025 <text:s text:c="2"/>-0.032 <text:s text:c="2"/>-0.130 | <text:s/>-160.2 <text:s text:c="2"/>-81.1 <text:s text:c="2"/>-62.2</text:p>
      <text:p text:style-name="Standard"><text:s text:c="3"/>1.819 | 0 <text:s/>| <text:s text:c="8"/>Comm Error <text:s text:c="8"/>| <text:s text:c="11"/>- <text:s text:c="10"/></text:p>
      <text:p text:style-name="Standard"><text:s text:c="3"/>1.819 | 1 <text:s/>| <text:s text:c="3"/>0.619 <text:s text:c="2"/>-0.735 <text:s text:c="2"/>-0.367 | <text:s/>-122.5 <text:s text:c="2"/>-43.9 <text:s/>-151.4</text:p>
      <text:p text:style-name="Standard"><text:s text:c="3"/>1.819 | 2 <text:s/>| <text:s text:c="3"/>0.769 <text:s text:c="3"/>0.795 <text:s text:c="2"/>-0.452 | <text:s text:c="2"/>127.6 <text:s text:c="2"/>-44.2 <text:s text:c="2"/>-39.5</text:p>
      <text:p text:style-name="Standard"><text:s text:c="3"/>1.819 | 3 <text:s/>| <text:s text:c="3"/>1.011 <text:s text:c="2"/>-0.006 <text:s text:c="3"/>0.245 | <text:s text:c="4"/>1.1 <text:s text:c="2"/>-74.9 <text:s text:c="2"/>142.8</text:p>
      <text:p text:style-name="Standard"><text:s text:c="3"/>1.819 | 4 <text:s/>| <text:s text:c="3"/>1.008 <text:s text:c="3"/>0.025 <text:s text:c="2"/>-0.027 | <text:s text:c="2"/>114.7 <text:s text:c="2"/>-85.1 <text:s text:c="2"/>-15.9</text:p>
      <text:p text:style-name="Standard"><text:s text:c="3"/>1.819 | 5 <text:s/>| <text:s text:c="3"/>1.019 <text:s text:c="2"/>-0.052 <text:s text:c="2"/>-0.135 | <text:s/>-160.1 <text:s text:c="2"/>-81.1 <text:s text:c="2"/>-62.4</text:p>
      <text:p text:style-name="Standard"><text:s text:c="3"/>1.853 | 0 <text:s/>| <text:s text:c="8"/>Comm Error <text:s text:c="8"/>| <text:s text:c="11"/>- <text:s text:c="10"/></text:p>
      <text:p text:style-name="Standard"><text:s text:c="3"/>1.853 | 1 <text:s/>| <text:s text:c="3"/>0.659 <text:s text:c="2"/>-0.659 <text:s text:c="2"/>-0.374 | <text:s/>-124.9 <text:s text:c="2"/>-45.1 <text:s/>-150.5</text:p>
      <text:p text:style-name="Standard"><text:s text:c="3"/>1.853 | 2 <text:s/>| <text:s text:c="3"/>0.723 <text:s text:c="3"/>0.741 <text:s text:c="2"/>-0.413 | <text:s text:c="2"/>130.5 <text:s text:c="2"/>-46.2 <text:s text:c="2"/>-41.1</text:p>
      <text:p text:style-name="Standard"><text:s text:c="3"/>1.853 | 3 <text:s/>| <text:s text:c="3"/>1.012 <text:s text:c="2"/>-0.025 <text:s text:c="3"/>0.231 | <text:s text:c="4"/>0.5 <text:s text:c="2"/>-75.2 <text:s text:c="2"/>143.4</text:p>
      <text:p text:style-name="Standard"><text:s text:c="3"/>1.853 | 4 <text:s/>| <text:s text:c="3"/>1.008 <text:s text:c="3"/>0.001 <text:s text:c="2"/>-0.010 | <text:s text:c="2"/>117.2 <text:s text:c="2"/>-85.2 <text:s text:c="2"/>-18.3</text:p>
      <text:p text:style-name="Standard"><text:soft-page-break/><text:s text:c="3"/>1.853 | 5 <text:s/>| <text:s text:c="3"/>1.020 <text:s text:c="2"/>-0.054 <text:s text:c="2"/>-0.121 | <text:s/>-159.1 <text:s text:c="2"/>-81.1 <text:s text:c="2"/>-63.4</text:p>
      <text:p text:style-name="Standard"><text:s text:c="3"/>1.888 | 0 <text:s/>| <text:s text:c="8"/>Comm Error <text:s text:c="8"/>| <text:s text:c="11"/>- <text:s text:c="10"/></text:p>
      <text:p text:style-name="Standard"><text:s text:c="3"/>1.888 | 1 <text:s/>| <text:s text:c="3"/>0.674 <text:s text:c="2"/>-0.621 <text:s text:c="2"/>-0.363 | <text:s/>-127.7 <text:s text:c="2"/>-47.1 <text:s/>-149.8</text:p>
      <text:p text:style-name="Standard"><text:s text:c="3"/>1.888 | 2 <text:s/>| <text:s text:c="3"/>0.651 <text:s text:c="3"/>0.675 <text:s text:c="2"/>-0.352 | <text:s text:c="2"/>132.5 <text:s text:c="2"/>-49.2 <text:s text:c="2"/>-41.1</text:p>
      <text:p text:style-name="Standard"><text:s text:c="3"/>1.888 | 3 <text:s/>| <text:s text:c="3"/>1.012 <text:s text:c="2"/>-0.004 <text:s text:c="3"/>0.234 | <text:s text:c="4"/>0.2 <text:s text:c="2"/>-75.6 <text:s text:c="2"/>143.9</text:p>
      <text:p text:style-name="Standard"><text:s text:c="3"/>1.888 | 4 <text:s/>| <text:s text:c="3"/>1.006 <text:s text:c="3"/>0.015 <text:s text:c="2"/>-0.009 | <text:s text:c="2"/>117.0 <text:s text:c="2"/>-85.2 <text:s text:c="2"/>-18.6</text:p>
      <text:p text:style-name="Standard"><text:s text:c="3"/>1.888 | 5 <text:s/>| <text:s text:c="3"/>1.022 <text:s text:c="2"/>-0.047 <text:s text:c="2"/>-0.127 | <text:s/>-158.5 <text:s text:c="2"/>-81.2 <text:s text:c="2"/>-63.8</text:p>
      <text:p text:style-name="Standard"><text:s text:c="3"/>1.922 | 0 <text:s/>| <text:s text:c="8"/>Comm Error <text:s text:c="8"/>| <text:s text:c="11"/>- <text:s text:c="10"/></text:p>
      <text:p text:style-name="Standard"><text:s text:c="3"/>1.922 | 1 <text:s/>| <text:s text:c="3"/>0.705 <text:s text:c="2"/>-0.529 <text:s text:c="2"/>-0.347 | <text:s/>-129.4 <text:s text:c="2"/>-49.1 <text:s/>-149.6</text:p>
      <text:p text:style-name="Standard"><text:s text:c="3"/>1.922 | 2 <text:s/>| <text:s text:c="3"/>0.593 <text:s text:c="3"/>0.570 <text:s text:c="2"/>-0.313 | <text:s text:c="2"/>133.1 <text:s text:c="2"/>-51.4 <text:s text:c="2"/>-40.1</text:p>
      <text:p text:style-name="Standard"><text:s text:c="3"/>1.922 | 3 <text:s/>| <text:s text:c="3"/>1.031 <text:s text:c="2"/>-0.005 <text:s text:c="3"/>0.262 | <text:s text:c="3"/>-0.1 <text:s text:c="2"/>-75.7 <text:s text:c="2"/>144.1</text:p>
      <text:p text:style-name="Standard"><text:s text:c="3"/>1.922 | 4 <text:s/>| <text:s text:c="3"/>1.014 <text:s text:c="3"/>0.022 <text:s text:c="2"/>-0.011 | <text:s text:c="2"/>114.1 <text:s text:c="2"/>-85.2 <text:s text:c="2"/>-16.3</text:p>
      <text:p text:style-name="Standard"><text:s text:c="3"/>1.922 | 5 <text:s/>| <text:s text:c="3"/>1.022 <text:s text:c="2"/>-0.067 <text:s text:c="2"/>-0.138 | <text:s/>-157.9 <text:s text:c="2"/>-81.1 <text:s text:c="2"/>-64.4</text:p>
      <text:p text:style-name="Standard"><text:s text:c="3"/>1.956 | 0 <text:s/>| <text:s text:c="8"/>Comm Error <text:s text:c="8"/>| <text:s text:c="11"/>- <text:s text:c="10"/></text:p>
      <text:p text:style-name="Standard"><text:s text:c="3"/>1.956 | 1 <text:s/>| <text:s text:c="3"/>0.770 <text:s text:c="2"/>-0.485 <text:s text:c="2"/>-0.330 | <text:s/>-130.3 <text:s text:c="2"/>-52.1 <text:s/>-150.4</text:p>
      <text:p text:style-name="Standard"><text:s text:c="3"/>1.956 | 2 <text:s/>| <text:s text:c="3"/>0.660 <text:s text:c="3"/>0.466 <text:s text:c="2"/>-0.302 | <text:s text:c="2"/>133.6 <text:s text:c="2"/>-54.2 <text:s text:c="2"/>-38.8</text:p>
      <text:p text:style-name="Standard"><text:s text:c="3"/>1.956 | 3 <text:s/>| <text:s text:c="3"/>1.037 <text:s text:c="3"/>0.022 <text:s text:c="3"/>0.279 | <text:s text:c="3"/>-0.2 <text:s text:c="2"/>-75.8 <text:s text:c="2"/>144.0</text:p>
      <text:p text:style-name="Standard"><text:s text:c="3"/>1.956 | 4 <text:s/>| <text:s text:c="3"/>1.010 <text:s text:c="3"/>0.011 <text:s text:c="2"/>-0.010 | <text:s text:c="2"/>113.1 <text:s text:c="2"/>-85.2 <text:s text:c="2"/>-15.8</text:p>
      <text:p text:style-name="Standard"><text:s text:c="3"/>1.956 | 5 <text:s/>| <text:s text:c="3"/>1.027 <text:s text:c="2"/>-0.040 <text:s text:c="2"/>-0.122 | <text:s/>-157.8 <text:s text:c="2"/>-81.1 <text:s text:c="2"/>-64.3</text:p>
      <text:p text:style-name="Standard"><text:s text:c="3"/>1.991 | 0 <text:s/>| <text:s text:c="8"/>Comm Error <text:s text:c="8"/>| <text:s text:c="11"/>- <text:s text:c="10"/></text:p>
      <text:p text:style-name="Standard"><text:s text:c="3"/>1.991 | 1 <text:s/>| <text:s text:c="3"/>0.748 <text:s text:c="2"/>-0.419 <text:s text:c="2"/>-0.290 | <text:s/>-129.7 <text:s text:c="2"/>-57.0 <text:s/>-153.1</text:p>
      <text:p text:style-name="Standard"><text:s text:c="3"/>1.991 | 2 <text:s/>| <text:s text:c="3"/>0.725 <text:s text:c="3"/>0.378 <text:s text:c="2"/>-0.296 | <text:s text:c="2"/>133.3 <text:s text:c="2"/>-58.7 <text:s text:c="2"/>-36.1</text:p>
      <text:p text:style-name="Standard"><text:s text:c="3"/>1.991 | 3 <text:s/>| <text:s text:c="3"/>1.053 <text:s text:c="3"/>0.029 <text:s text:c="3"/>0.247 | <text:s text:c="4"/>1.0 <text:s text:c="2"/>-75.8 <text:s text:c="2"/>142.7</text:p>
      <text:p text:style-name="Standard"><text:s text:c="3"/>1.991 | 4 <text:s/>| <text:s text:c="3"/>1.012 <text:s text:c="3"/>0.020 <text:s text:c="2"/>-0.015 | <text:s text:c="2"/>114.4 <text:s text:c="2"/>-85.2 <text:s text:c="2"/>-16.7</text:p>
      <text:p text:style-name="Standard"><text:s text:c="3"/>1.991 | 5 <text:s/>| <text:s text:c="3"/>1.025 <text:s text:c="2"/>-0.053 <text:s text:c="2"/>-0.123 | <text:s/>-157.5 <text:s text:c="2"/>-81.2 <text:s text:c="2"/>-64.5</text:p>
      <text:p text:style-name="Standard"><text:s text:c="3"/>2.025 | 0 <text:s/>| <text:s text:c="8"/>Comm Error <text:s text:c="8"/>| <text:s text:c="11"/>- <text:s text:c="10"/></text:p>
      <text:p text:style-name="Standard"><text:s text:c="3"/>2.025 | 1 <text:s/>| <text:s text:c="3"/>0.838 <text:s text:c="2"/>-0.377 <text:s text:c="2"/>-0.261 | <text:s/>-127.6 <text:s text:c="2"/>-61.2 <text:s/>-156.8</text:p>
      <text:p text:style-name="Standard"><text:s text:c="3"/>2.025 | 2 <text:s/>| <text:s text:c="3"/>0.707 <text:s text:c="3"/>0.313 <text:s text:c="2"/>-0.248 | <text:s text:c="2"/>131.3 <text:s text:c="2"/>-62.8 <text:s text:c="2"/>-32.0</text:p>
      <text:p text:style-name="Standard"><text:s text:c="3"/>2.025 | 3 <text:s/>| <text:s text:c="3"/>1.034 <text:s text:c="3"/>0.025 <text:s text:c="3"/>0.230 | <text:s text:c="4"/>1.6 <text:s text:c="2"/>-76.1 <text:s text:c="2"/>142.0</text:p>
      <text:p text:style-name="Standard"><text:s text:c="3"/>2.025 | 4 <text:s/>| <text:s text:c="3"/>1.007 <text:s text:c="3"/>0.024 <text:s text:c="2"/>-0.019 | <text:s text:c="2"/>115.2 <text:s text:c="2"/>-85.2 <text:s text:c="2"/>-17.1</text:p>
      <text:p text:style-name="Standard"><text:s text:c="3"/>2.025 | 5 <text:s/>| <text:s text:c="3"/>1.023 <text:s text:c="2"/>-0.030 <text:s text:c="2"/>-0.126 | <text:s/>-158.1 <text:s text:c="2"/>-81.2 <text:s text:c="2"/>-63.4</text:p>
      <text:p text:style-name="Standard"><text:s text:c="3"/>2.059 | 0 <text:s/>| <text:s text:c="8"/>Comm Error <text:s text:c="8"/>| <text:s text:c="11"/>- <text:s text:c="10"/></text:p>
      <text:p text:style-name="Standard"><text:s text:c="3"/>2.059 | 1 <text:s/>| <text:s text:c="3"/>0.797 <text:s text:c="2"/>-0.310 <text:s text:c="2"/>-0.198 | <text:s/>-121.1 <text:s text:c="2"/>-67.3 <text:s/>-165.5</text:p>
      <text:p text:style-name="Standard"><text:s text:c="3"/>2.059 | 2 <text:s/>| <text:s text:c="3"/>0.718 <text:s text:c="3"/>0.239 <text:s text:c="2"/>-0.205 | <text:s text:c="2"/>126.3 <text:s text:c="2"/>-68.4 <text:s text:c="2"/>-24.6</text:p>
      <text:p text:style-name="Standard"><text:s text:c="3"/>2.059 | 3 <text:s/>| <text:s text:c="3"/>0.960 <text:s text:c="2"/>-0.008 <text:s text:c="3"/>0.229 | <text:s text:c="4"/>1.3 <text:s text:c="2"/>-76.3 <text:s text:c="2"/>142.1</text:p>
      <text:p text:style-name="Standard"><text:s text:c="3"/>2.059 | 4 <text:s/>| <text:s text:c="3"/>1.007 <text:s text:c="3"/>0.023 <text:s text:c="2"/>-0.015 | <text:s text:c="2"/>114.6 <text:s text:c="2"/>-85.2 <text:s text:c="2"/>-16.3</text:p>
      <text:p text:style-name="Standard"><text:s text:c="3"/>2.059 | 5 <text:s/>| <text:s text:c="3"/>1.024 <text:s text:c="2"/>-0.039 <text:s text:c="2"/>-0.128 | <text:s/>-159.3 <text:s text:c="2"/>-81.2 <text:s text:c="2"/>-62.6</text:p>
      <text:p text:style-name="Standard"><text:s text:c="3"/>2.093 | 0 <text:s/>| <text:s text:c="8"/>Comm Error <text:s text:c="8"/>| <text:s text:c="11"/>- <text:s text:c="10"/></text:p>
      <text:p text:style-name="Standard"><text:s text:c="3"/>2.093 | 1 <text:s/>| <text:s text:c="3"/>0.748 <text:s text:c="2"/>-0.257 <text:s text:c="2"/>-0.073 | <text:s/>-114.3 <text:s text:c="2"/>-70.7 <text:s/>-173.4</text:p>
      <text:p text:style-name="Standard"><text:s text:c="3"/>2.093 | 2 <text:s/>| <text:s text:c="3"/>0.660 <text:s text:c="3"/>0.182 <text:s text:c="2"/>-0.119 | <text:s text:c="2"/>120.6 <text:s text:c="2"/>-72.0 <text:s text:c="2"/>-17.5</text:p>
      <text:p text:style-name="Standard"><text:s text:c="3"/>2.093 | 3 <text:s/>| <text:s text:c="3"/>0.977 <text:s text:c="3"/>0.004 <text:s text:c="3"/>0.215 | <text:s text:c="4"/>1.2 <text:s text:c="2"/>-76.6 <text:s text:c="2"/>142.0</text:p>
      <text:p text:style-name="Standard"><text:s text:c="3"/>2.093 | 4 <text:s/>| <text:s text:c="3"/>1.013 <text:s text:c="3"/>0.018 <text:s text:c="2"/>-0.003 | <text:s text:c="2"/>110.1 <text:s text:c="2"/>-85.2 <text:s text:c="2"/>-13.0</text:p>
      <text:p text:style-name="Standard"><text:s text:c="3"/>2.093 | 5 <text:s/>| <text:s text:c="3"/>1.023 <text:s text:c="2"/>-0.047 <text:s text:c="2"/>-0.118 | <text:s/>-159.0 <text:s text:c="2"/>-81.3 <text:s text:c="2"/>-62.9</text:p>
      <text:p text:style-name="Standard"><text:s text:c="3"/>2.127 | 0 <text:s/>| <text:s text:c="8"/>Comm Error <text:s text:c="8"/>| <text:s text:c="11"/>- <text:s text:c="10"/></text:p>
      <text:p text:style-name="Standard"><text:s text:c="3"/>2.127 | 1 <text:s/>| <text:s text:c="3"/>0.806 <text:s text:c="2"/>-0.200 <text:s text:c="2"/>-0.075 | <text:s/>-107.7 <text:s text:c="2"/>-74.1 <text:s text:c="2"/>178.9</text:p>
      <text:p text:style-name="Standard"><text:s text:c="3"/>2.127 | 2 <text:s/>| <text:s text:c="3"/>0.697 <text:s text:c="3"/>0.101 <text:s text:c="2"/>-0.055 | <text:s text:c="2"/>114.2 <text:s text:c="2"/>-75.1 <text:s text:c="3"/>-7.9</text:p>
      <text:p text:style-name="Standard"><text:s text:c="3"/>2.127 | 3 <text:s/>| <text:s text:c="3"/>0.982 <text:s text:c="3"/>0.014 <text:s text:c="3"/>0.199 | <text:s text:c="4"/>1.9 <text:s text:c="2"/>-76.9 <text:s text:c="2"/>141.1</text:p>
      <text:p text:style-name="Standard"><text:s text:c="3"/>2.127 | 4 <text:s/>| <text:s text:c="3"/>1.005 <text:s text:c="3"/>0.023 <text:s text:c="2"/>-0.000 | <text:s text:c="2"/>103.0 <text:s text:c="2"/>-85.2 <text:s text:c="3"/>-7.8</text:p>
      <text:p text:style-name="Standard"><text:s text:c="3"/>2.127 | 5 <text:s/>| <text:s text:c="3"/>1.025 <text:s text:c="2"/>-0.049 <text:s text:c="2"/>-0.132 | <text:s/>-158.5 <text:s text:c="2"/>-81.3 <text:s text:c="2"/>-63.3</text:p>
      <text:p text:style-name="Standard"><text:soft-page-break/><text:s text:c="3"/>2.161 | 0 <text:s/>| <text:s text:c="8"/>Comm Error <text:s text:c="8"/>| <text:s text:c="11"/>- <text:s text:c="10"/></text:p>
      <text:p text:style-name="Standard"><text:s text:c="3"/>2.161 | 1 <text:s/>| <text:s text:c="3"/>0.891 <text:s text:c="2"/>-0.155 <text:s text:c="2"/>-0.028 | <text:s/>-103.1 <text:s text:c="2"/>-76.3 <text:s text:c="2"/>173.8</text:p>
      <text:p text:style-name="Standard"><text:s text:c="3"/>2.161 | 2 <text:s/>| <text:s text:c="3"/>0.821 <text:s text:c="3"/>0.038 <text:s text:c="2"/>-0.021 | <text:s text:c="2"/>105.8 <text:s text:c="2"/>-78.8 <text:s text:c="3"/>-1.1</text:p>
      <text:p text:style-name="Standard"><text:s text:c="3"/>2.161 | 3 <text:s/>| <text:s text:c="3"/>0.972 <text:s text:c="3"/>0.021 <text:s text:c="3"/>0.204 | <text:s text:c="4"/>2.7 <text:s text:c="2"/>-76.9 <text:s text:c="2"/>140.0</text:p>
      <text:p text:style-name="Standard"><text:s text:c="3"/>2.161 | 4 <text:s/>| <text:s text:c="3"/>1.011 <text:s text:c="3"/>0.015 <text:s text:c="2"/>-0.004 | <text:s text:c="3"/>96.6 <text:s text:c="2"/>-85.2 <text:s text:c="3"/>-3.1</text:p>
      <text:p text:style-name="Standard"><text:s text:c="3"/>2.161 | 5 <text:s/>| <text:s text:c="3"/>1.027 <text:s text:c="2"/>-0.037 <text:s text:c="2"/>-0.128 | <text:s/>-158.6 <text:s text:c="2"/>-81.3 <text:s text:c="2"/>-63.2</text:p>
      <text:p text:style-name="Standard"><text:s text:c="3"/>2.196 | 0 <text:s/>| <text:s text:c="8"/>Comm Error <text:s text:c="8"/>| <text:s text:c="11"/>- <text:s text:c="10"/></text:p>
      <text:p text:style-name="Standard"><text:s text:c="3"/>2.196 | 1 <text:s/>| <text:s text:c="3"/>0.872 <text:s text:c="2"/>-0.144 <text:s text:c="3"/>0.003 | <text:s text:c="2"/>-96.8 <text:s text:c="2"/>-78.0 <text:s text:c="2"/>166.8</text:p>
      <text:p text:style-name="Standard"><text:s text:c="3"/>2.196 | 2 <text:s/>| <text:s text:c="3"/>0.814 <text:s text:c="3"/>0.040 <text:s text:c="3"/>0.021 | <text:s text:c="3"/>93.9 <text:s text:c="2"/>-80.9 <text:s text:c="3"/>10.9</text:p>
      <text:p text:style-name="Standard"><text:s text:c="3"/>2.196 | 3 <text:s/>| <text:s text:c="3"/>0.956 <text:s text:c="3"/>0.009 <text:s text:c="3"/>0.205 | <text:s text:c="4"/>3.3 <text:s text:c="2"/>-77.1 <text:s text:c="2"/>139.0</text:p>
      <text:p text:style-name="Standard"><text:s text:c="3"/>2.196 | 4 <text:s/>| <text:s text:c="3"/>1.007 <text:s text:c="3"/>0.025 <text:s text:c="2"/>-0.009 | <text:s text:c="3"/>95.0 <text:s text:c="2"/>-85.2 <text:s text:c="3"/>-2.0</text:p>
      <text:p text:style-name="Standard"><text:s text:c="3"/>2.196 | 5 <text:s/>| <text:s text:c="3"/>1.027 <text:s text:c="2"/>-0.041 <text:s text:c="2"/>-0.129 | <text:s/>-158.9 <text:s text:c="2"/>-81.3 <text:s text:c="2"/>-63.1</text:p>
      <text:p text:style-name="Standard"><text:s text:c="3"/>2.230 | 0 <text:s/>| <text:s text:c="8"/>Comm Error <text:s text:c="8"/>| <text:s text:c="11"/>- <text:s text:c="10"/></text:p>
      <text:p text:style-name="Standard"><text:s text:c="3"/>2.230 | 1 <text:s/>| <text:s text:c="3"/>0.879 <text:s text:c="2"/>-0.093 <text:s text:c="3"/>0.030 | <text:s text:c="2"/>-85.3 <text:s text:c="2"/>-80.1 <text:s text:c="2"/>154.8</text:p>
      <text:p text:style-name="Standard"><text:s text:c="3"/>2.230 | 2 <text:s/>| <text:s text:c="3"/>0.759 <text:s text:c="3"/>0.004 <text:s text:c="3"/>0.062 | <text:s text:c="3"/>62.9 <text:s text:c="2"/>-82.4 <text:s text:c="3"/>41.2</text:p>
      <text:p text:style-name="Standard"><text:s text:c="3"/>2.230 | 3 <text:s/>| <text:s text:c="3"/>0.954 <text:s text:c="3"/>0.002 <text:s text:c="3"/>0.199 | <text:s text:c="4"/>3.7 <text:s text:c="2"/>-77.2 <text:s text:c="2"/>138.6</text:p>
      <text:p text:style-name="Standard"><text:s text:c="3"/>2.230 | 4 <text:s/>| <text:s text:c="3"/>1.009 <text:s text:c="3"/>0.025 <text:s text:c="2"/>-0.030 | <text:s text:c="3"/>99.6 <text:s text:c="2"/>-85.2 <text:s text:c="3"/>-5.6</text:p>
      <text:p text:style-name="Standard"><text:s text:c="3"/>2.230 | 5 <text:s/>| <text:s text:c="3"/>1.022 <text:s text:c="2"/>-0.042 <text:s text:c="2"/>-0.125 | <text:s/>-158.8 <text:s text:c="2"/>-81.3 <text:s text:c="2"/>-63.4</text:p>
      <text:p text:style-name="Standard"><text:s text:c="3"/>2.265 | 0 <text:s/>| <text:s text:c="8"/>Comm Error <text:s text:c="8"/>| <text:s text:c="11"/>- <text:s text:c="10"/></text:p>
      <text:p text:style-name="Standard"><text:s text:c="3"/>2.265 | 1 <text:s/>| <text:s text:c="3"/>0.875 <text:s text:c="2"/>-0.043 <text:s text:c="3"/>0.058 | <text:s text:c="2"/>-72.7 <text:s text:c="2"/>-81.5 <text:s text:c="2"/>142.0</text:p>
      <text:p text:style-name="Standard"><text:s text:c="3"/>2.265 | 2 <text:s/>| <text:s text:c="3"/>0.763 <text:s text:c="2"/>-0.004 <text:s text:c="3"/>0.095 | <text:s text:c="3"/>42.7 <text:s text:c="2"/>-82.5 <text:s text:c="3"/>61.6</text:p>
      <text:p text:style-name="Standard"><text:s text:c="3"/>2.265 | 3 <text:s/>| <text:s text:c="3"/>0.969 <text:s text:c="3"/>0.009 <text:s text:c="3"/>0.200 | <text:s text:c="4"/>4.0 <text:s text:c="2"/>-77.3 <text:s text:c="2"/>138.1</text:p>
      <text:p text:style-name="Standard"><text:s text:c="3"/>2.265 | 4 <text:s/>| <text:s text:c="3"/>1.001 <text:s text:c="3"/>0.014 <text:s text:c="2"/>-0.025 | <text:s text:c="2"/>106.0 <text:s text:c="2"/>-85.2 <text:s text:c="2"/>-10.9</text:p>
      <text:p text:style-name="Standard"><text:s text:c="3"/>2.265 | 5 <text:s/>| <text:s text:c="3"/>1.028 <text:s text:c="2"/>-0.034 <text:s text:c="2"/>-0.128 | <text:s/>-159.0 <text:s text:c="2"/>-81.3 <text:s text:c="2"/>-63.4</text:p>
      <text:p text:style-name="Standard"><text:s text:c="3"/>2.299 | 0 <text:s/>| <text:s text:c="8"/>Comm Error <text:s text:c="8"/>| <text:s text:c="11"/>- <text:s text:c="10"/></text:p>
      <text:p text:style-name="Standard"><text:s text:c="3"/>2.299 | 1 <text:s/>| <text:s text:c="3"/>0.819 <text:s text:c="2"/>-0.015 <text:s text:c="3"/>0.059 | <text:s text:c="2"/>-54.9 <text:s text:c="2"/>-82.7 <text:s text:c="2"/>123.7</text:p>
      <text:p text:style-name="Standard"><text:s text:c="3"/>2.299 | 2 <text:s/>| <text:s text:c="3"/>0.835 <text:s text:c="2"/>-0.009 <text:s text:c="3"/>0.112 | <text:s text:c="3"/>30.4 <text:s text:c="2"/>-82.4 <text:s text:c="3"/>77.4</text:p>
      <text:p text:style-name="Standard"><text:s text:c="3"/>2.299 | 3 <text:s/>| <text:s text:c="3"/>0.967 <text:s text:c="3"/>0.030 <text:s text:c="3"/>0.204 | <text:s text:c="4"/>5.2 <text:s text:c="2"/>-77.4 <text:s text:c="2"/>136.7</text:p>
      <text:p text:style-name="Standard"><text:s text:c="3"/>2.299 | 4 <text:s/>| <text:s text:c="3"/>1.003 <text:s text:c="3"/>0.014 <text:s text:c="2"/>-0.013 | <text:s text:c="2"/>105.4 <text:s text:c="2"/>-85.2 <text:s text:c="2"/>-11.5</text:p>
      <text:p text:style-name="Standard"><text:s text:c="3"/>2.299 | 5 <text:s/>| <text:s text:c="3"/>1.020 <text:s text:c="2"/>-0.049 <text:s text:c="2"/>-0.111 | <text:s/>-158.2 <text:s text:c="2"/>-81.4 <text:s text:c="2"/>-64.5</text:p>
      <text:p text:style-name="Standard"><text:s text:c="3"/>2.334 | 0 <text:s/>| <text:s text:c="8"/>Comm Error <text:s text:c="8"/>| <text:s text:c="11"/>- <text:s text:c="10"/></text:p>
      <text:p text:style-name="Standard"><text:s text:c="3"/>2.334 | 1 <text:s/>| <text:s text:c="3"/>0.849 <text:s text:c="3"/>0.020 <text:s text:c="3"/>0.048 | <text:s text:c="2"/>-41.8 <text:s text:c="2"/>-83.5 <text:s text:c="2"/>110.1</text:p>
      <text:p text:style-name="Standard"><text:s text:c="3"/>2.334 | 2 <text:s/>| <text:s text:c="3"/>0.818 <text:s text:c="2"/>-0.002 <text:s text:c="3"/>0.111 | <text:s text:c="3"/>20.2 <text:s text:c="2"/>-82.1 <text:s text:c="3"/>84.7</text:p>
      <text:p text:style-name="Standard"><text:s text:c="3"/>2.334 | 3 <text:s/>| <text:s text:c="3"/>0.963 <text:s text:c="3"/>0.027 <text:s text:c="3"/>0.207 | <text:s text:c="4"/>6.0 <text:s text:c="2"/>-77.4 <text:s text:c="2"/>135.6</text:p>
      <text:p text:style-name="Standard"><text:s text:c="3"/>2.334 | 4 <text:s/>| <text:s text:c="3"/>1.018 <text:s text:c="3"/>0.023 <text:s text:c="2"/>-0.018 | <text:s text:c="2"/>103.3 <text:s text:c="2"/>-85.2 <text:s text:c="2"/>-10.4</text:p>
      <text:p text:style-name="Standard"><text:s text:c="3"/>2.334 | 5 <text:s/>| <text:s text:c="3"/>1.023 <text:s text:c="2"/>-0.061 <text:s text:c="2"/>-0.113 | <text:s/>-156.7 <text:s text:c="2"/>-81.4 <text:s text:c="2"/>-66.8</text:p>
      <text:p text:style-name="Standard"><text:s text:c="3"/>2.368 | 0 <text:s/>| <text:s text:c="8"/>Comm Error <text:s text:c="8"/>| <text:s text:c="11"/>- <text:s text:c="10"/></text:p>
      <text:p text:style-name="Standard"><text:s text:c="3"/>2.368 | 1 <text:s/>| <text:s text:c="3"/>0.833 <text:s text:c="3"/>0.021 <text:s text:c="3"/>0.036 | <text:s text:c="2"/>-22.4 <text:s text:c="2"/>-84.1 <text:s text:c="3"/>89.8</text:p>
      <text:p text:style-name="Standard"><text:s text:c="3"/>2.368 | 2 <text:s/>| <text:s text:c="3"/>0.908 <text:s text:c="3"/>0.003 <text:s text:c="3"/>0.088 | <text:s text:c="3"/>17.0 <text:s text:c="2"/>-82.1 <text:s text:c="3"/>87.8</text:p>
      <text:p text:style-name="Standard"><text:s text:c="3"/>2.368 | 3 <text:s/>| <text:s text:c="3"/>0.977 <text:s text:c="3"/>0.011 <text:s text:c="3"/>0.196 | <text:s text:c="4"/>6.1 <text:s text:c="2"/>-77.4 <text:s text:c="2"/>135.2</text:p>
      <text:p text:style-name="Standard"><text:s text:c="3"/>2.368 | 4 <text:s/>| <text:s text:c="3"/>1.011 <text:s text:c="3"/>0.024 <text:s text:c="2"/>-0.004 | <text:s text:c="3"/>89.1 <text:s text:c="2"/>-85.2 <text:s text:c="4"/>0.0</text:p>
      <text:p text:style-name="Standard"><text:s text:c="3"/>2.368 | 5 <text:s/>| <text:s text:c="3"/>1.022 <text:s text:c="2"/>-0.049 <text:s text:c="2"/>-0.125 | <text:s/>-156.2 <text:s text:c="2"/>-81.5 <text:s text:c="2"/>-67.4</text:p>
      <text:p text:style-name="Standard"><text:s text:c="3"/>2.402 | 0 <text:s/>| <text:s text:c="8"/>Comm Error <text:s text:c="8"/>| <text:s text:c="11"/>- <text:s text:c="10"/></text:p>
      <text:p text:style-name="Standard"><text:s text:c="3"/>2.402 | 1 <text:s/>| <text:s text:c="3"/>0.881 <text:s text:c="3"/>0.052 <text:s text:c="3"/>0.005 | <text:s text:c="3"/>-6.9 <text:s text:c="2"/>-84.5 <text:s text:c="3"/>73.3</text:p>
      <text:p text:style-name="Standard"><text:s text:c="3"/>2.402 | 2 <text:s/>| <text:s text:c="3"/>0.990 <text:s text:c="2"/>-0.011 <text:s text:c="3"/>0.070 | <text:s text:c="3"/>15.0 <text:s text:c="2"/>-82.4 <text:s text:c="3"/>89.5</text:p>
      <text:p text:style-name="Standard"><text:s text:c="3"/>2.402 | 3 <text:s/>| <text:s text:c="3"/>0.998 <text:s text:c="3"/>0.013 <text:s text:c="3"/>0.199 | <text:s text:c="4"/>6.0 <text:s text:c="2"/>-77.5 <text:s text:c="2"/>135.1</text:p>
      <text:p text:style-name="Standard"><text:s text:c="3"/>2.402 | 4 <text:s/>| <text:s text:c="3"/>1.008 <text:s text:c="2"/>-0.011 <text:s text:c="3"/>0.029 | <text:s text:c="3"/>59.4 <text:s text:c="2"/>-85.3 <text:s text:c="3"/>20.5</text:p>
      <text:p text:style-name="Standard"><text:s text:c="3"/>2.402 | 5 <text:s/>| <text:s text:c="3"/>1.013 <text:s text:c="2"/>-0.079 <text:s text:c="2"/>-0.133 | <text:s/>-155.0 <text:s text:c="2"/>-81.4 <text:s text:c="2"/>-69.0</text:p>
      <text:p text:style-name="Standard"><text:s text:c="3"/>2.436 | 0 <text:s/>| <text:s text:c="8"/>Comm Error <text:s text:c="8"/>| <text:s text:c="11"/>- <text:s text:c="10"/></text:p>
      <text:p text:style-name="Standard"><text:soft-page-break/><text:s text:c="3"/>2.436 | 1 <text:s/>| <text:s text:c="3"/>0.896 <text:s text:c="3"/>0.036 <text:s text:c="2"/>-0.011 | <text:s text:c="4"/>9.3 <text:s text:c="2"/>-84.7 <text:s text:c="3"/>50.3</text:p>
      <text:p text:style-name="Standard"><text:s text:c="3"/>2.436 | 2 <text:s/>| <text:s text:c="3"/>0.988 <text:s text:c="2"/>-0.006 <text:s text:c="3"/>0.052 | <text:s text:c="3"/>14.4 <text:s text:c="2"/>-82.6 <text:s text:c="3"/>89.6</text:p>
      <text:p text:style-name="Standard"><text:s text:c="3"/>2.436 | 3 <text:s/>| <text:s text:c="3"/>0.996 <text:s text:c="3"/>0.015 <text:s text:c="3"/>0.205 | <text:s text:c="4"/>5.9 <text:s text:c="2"/>-77.5 <text:s text:c="2"/>134.9</text:p>
      <text:p text:style-name="Standard"><text:s text:c="3"/>2.436 | 4 <text:s/>| <text:s text:c="3"/>1.008 <text:s text:c="2"/>-0.006 <text:s text:c="3"/>0.037 | <text:s text:c="3"/>27.1 <text:s text:c="2"/>-85.3 <text:s text:c="3"/>52.9</text:p>
      <text:p text:style-name="Standard"><text:s text:c="3"/>2.436 | 5 <text:s/>| <text:s text:c="3"/>1.025 <text:s text:c="2"/>-0.066 <text:s text:c="2"/>-0.124 | <text:s/>-153.5 <text:s text:c="2"/>-81.2 <text:s text:c="2"/>-70.7</text:p>
      <text:p text:style-name="Standard"><text:s text:c="3"/>2.470 | 0 <text:s/>| <text:s text:c="8"/>Comm Error <text:s text:c="8"/>| <text:s text:c="11"/>- <text:s text:c="10"/></text:p>
      <text:p text:style-name="Standard"><text:s text:c="3"/>2.470 | 1 <text:s/>| <text:s text:c="3"/>0.916 <text:s text:c="3"/>0.048 <text:s text:c="2"/>-0.045 | <text:s text:c="3"/>36.8 <text:s text:c="2"/>-84.9 <text:s text:c="3"/>27.4</text:p>
      <text:p text:style-name="Standard"><text:s text:c="3"/>2.470 | 2 <text:s/>| <text:s text:c="3"/>1.015 <text:s text:c="2"/>-0.007 <text:s text:c="3"/>0.029 | <text:s text:c="3"/>14.0 <text:s text:c="2"/>-83.3 <text:s text:c="3"/>88.9</text:p>
      <text:p text:style-name="Standard"><text:s text:c="3"/>2.470 | 3 <text:s/>| <text:s text:c="3"/>1.001 <text:s text:c="3"/>0.001 <text:s text:c="3"/>0.197 | <text:s text:c="4"/>5.4 <text:s text:c="2"/>-77.5 <text:s text:c="2"/>135.2</text:p>
      <text:p text:style-name="Standard"><text:s text:c="3"/>2.470 | 4 <text:s/>| <text:s text:c="3"/>1.010 <text:s text:c="3"/>0.011 <text:s text:c="3"/>0.008 | <text:s text:c="3"/>19.2 <text:s text:c="2"/>-85.2 <text:s text:c="3"/>64.2</text:p>
      <text:p text:style-name="Standard"><text:s text:c="3"/>2.470 | 5 <text:s/>| <text:s text:c="3"/>1.022 <text:s text:c="2"/>-0.071 <text:s text:c="2"/>-0.130 | <text:s/>-152.6 <text:s text:c="2"/>-81.1 <text:s text:c="2"/>-71.6</text:p>
      <text:p text:style-name="Standard"><text:s text:c="3"/>2.504 | 0 <text:s/>| <text:s text:c="8"/>Comm Error <text:s text:c="8"/>| <text:s text:c="11"/>- <text:s text:c="10"/></text:p>
      <text:p text:style-name="Standard"><text:s text:c="3"/>2.504 | 1 <text:s/>| <text:s text:c="3"/>0.950 <text:s text:c="3"/>0.051 <text:s text:c="2"/>-0.056 | <text:s text:c="3"/>64.9 <text:s text:c="2"/>-85.0 <text:s text:c="4"/>0.0</text:p>
      <text:p text:style-name="Standard"><text:s text:c="3"/>2.504 | 2 <text:s/>| <text:s text:c="3"/>1.041 <text:s text:c="2"/>-0.011 <text:s text:c="3"/>0.026 | <text:s text:c="3"/>14.3 <text:s text:c="2"/>-83.7 <text:s text:c="3"/>88.3</text:p>
      <text:p text:style-name="Standard"><text:s text:c="3"/>2.504 | 3 <text:s/>| <text:s text:c="3"/>1.008 <text:s text:c="2"/>-0.006 <text:s text:c="3"/>0.195 | <text:s text:c="4"/>4.6 <text:s text:c="2"/>-77.6 <text:s text:c="2"/>135.9</text:p>
      <text:p text:style-name="Standard"><text:s text:c="3"/>2.504 | 4 <text:s/>| <text:s text:c="3"/>1.011 <text:s text:c="3"/>0.010 <text:s text:c="2"/>-0.007 | <text:s text:c="3"/>17.1 <text:s text:c="2"/>-85.3 <text:s text:c="3"/>64.0</text:p>
      <text:p text:style-name="Standard"><text:s text:c="3"/>2.504 | 5 <text:s/>| <text:s text:c="3"/>1.025 <text:s text:c="2"/>-0.052 <text:s text:c="2"/>-0.125 | <text:s/>-152.4 <text:s text:c="2"/>-81.1 <text:s text:c="2"/>-71.8</text:p>
      <text:p text:style-name="Standard"><text:s text:c="3"/>2.538 | 0 <text:s/>| <text:s text:c="8"/>Comm Error <text:s text:c="8"/>| <text:s text:c="11"/>- <text:s text:c="10"/></text:p>
      <text:p text:style-name="Standard"><text:s text:c="3"/>2.538 | 1 <text:s/>| <text:s text:c="3"/>0.951 <text:s text:c="3"/>0.059 <text:s text:c="2"/>-0.060 | <text:s text:c="3"/>94.3 <text:s text:c="2"/>-84.9 <text:s text:c="2"/>-26.2</text:p>
      <text:p text:style-name="Standard"><text:s text:c="3"/>2.538 | 2 <text:s/>| <text:s text:c="3"/>0.976 <text:s text:c="3"/>0.003 <text:s text:c="3"/>0.017 | <text:s text:c="3"/>15.5 <text:s text:c="2"/>-84.1 <text:s text:c="3"/>86.3</text:p>
      <text:p text:style-name="Standard"><text:s text:c="3"/>2.538 | 3 <text:s/>| <text:s text:c="3"/>0.996 <text:s text:c="3"/>0.014 <text:s text:c="3"/>0.204 | <text:s text:c="4"/>4.0 <text:s text:c="2"/>-77.7 <text:s text:c="2"/>136.4</text:p>
      <text:p text:style-name="Standard"><text:s text:c="3"/>2.538 | 4 <text:s/>| <text:s text:c="3"/>1.011 <text:s text:c="3"/>0.017 <text:s text:c="2"/>-0.005 | <text:s text:c="3"/>20.3 <text:s text:c="2"/>-85.3 <text:s text:c="3"/>58.5</text:p>
      <text:p text:style-name="Standard"><text:s text:c="3"/>2.538 | 5 <text:s/>| <text:s text:c="3"/>1.027 <text:s text:c="2"/>-0.048 <text:s text:c="2"/>-0.119 | <text:s/>-152.2 <text:s text:c="2"/>-81.1 <text:s text:c="2"/>-71.9</text:p>
      <text:p text:style-name="Standard"><text:s text:c="3"/>2.572 | 0 <text:s/>| <text:s text:c="8"/>Comm Error <text:s text:c="8"/>| <text:s text:c="11"/>- <text:s text:c="10"/></text:p>
      <text:p text:style-name="Standard"><text:s text:c="3"/>2.572 | 1 <text:s/>| <text:s text:c="3"/>0.925 <text:s text:c="3"/>0.055 <text:s text:c="2"/>-0.031 | <text:s text:c="2"/>103.4 <text:s text:c="2"/>-84.7 <text:s text:c="2"/>-34.2</text:p>
      <text:p text:style-name="Standard"><text:s text:c="3"/>2.572 | 2 <text:s/>| <text:s text:c="3"/>0.962 <text:s text:c="3"/>0.001 <text:s text:c="3"/>0.019 | <text:s text:c="3"/>16.7 <text:s text:c="2"/>-84.5 <text:s text:c="3"/>83.8</text:p>
      <text:p text:style-name="Standard"><text:s text:c="3"/>2.572 | 3 <text:s/>| <text:s text:c="3"/>0.995 <text:s text:c="3"/>0.017 <text:s text:c="3"/>0.213 | <text:s text:c="4"/>4.0 <text:s text:c="2"/>-77.6 <text:s text:c="2"/>136.4</text:p>
      <text:p text:style-name="Standard"><text:s text:c="3"/>2.572 | 4 <text:s/>| <text:s text:c="3"/>1.008 <text:s text:c="3"/>0.012 <text:s text:c="2"/>-0.002 | <text:s text:c="3"/>20.5 <text:s text:c="2"/>-85.3 <text:s text:c="3"/>57.2</text:p>
      <text:p text:style-name="Standard"><text:s text:c="3"/>2.572 | 5 <text:s/>| <text:s text:c="3"/>1.022 <text:s text:c="2"/>-0.054 <text:s text:c="2"/>-0.117 | <text:s/>-152.0 <text:s text:c="2"/>-81.2 <text:s text:c="2"/>-72.0</text:p>
      <text:p text:style-name="Standard"><text:s text:c="3"/>2.606 | 0 <text:s/>| <text:s text:c="8"/>Comm Error <text:s text:c="8"/>| <text:s text:c="11"/>- <text:s text:c="10"/></text:p>
      <text:p text:style-name="Standard"><text:s text:c="3"/>2.606 | 1 <text:s/>| <text:s text:c="3"/>0.913 <text:s text:c="3"/>0.054 <text:s text:c="2"/>-0.021 | <text:s text:c="2"/>107.9 <text:s text:c="2"/>-84.7 <text:s text:c="2"/>-39.0</text:p>
      <text:p text:style-name="Standard"><text:s text:c="3"/>2.606 | 2 <text:s/>| <text:s text:c="3"/>0.910 <text:s text:c="3"/>0.011 <text:s text:c="3"/>0.019 | <text:s text:c="3"/>20.0 <text:s text:c="2"/>-84.7 <text:s text:c="3"/>79.6</text:p>
      <text:p text:style-name="Standard"><text:s text:c="3"/>2.606 | 3 <text:s/>| <text:s text:c="3"/>0.988 <text:s text:c="3"/>0.024 <text:s text:c="3"/>0.204 | <text:s text:c="4"/>4.4 <text:s text:c="2"/>-77.5 <text:s text:c="2"/>135.9</text:p>
      <text:p text:style-name="Standard"><text:s text:c="3"/>2.606 | 4 <text:s/>| <text:s text:c="3"/>1.006 <text:s text:c="3"/>0.013 <text:s text:c="2"/>-0.002 | <text:s text:c="3"/>18.5 <text:s text:c="2"/>-85.3 <text:s text:c="3"/>57.9</text:p>
      <text:p text:style-name="Standard"><text:s text:c="3"/>2.606 | 5 <text:s/>| <text:s text:c="3"/>1.024 <text:s text:c="2"/>-0.055 <text:s text:c="2"/>-0.111 | <text:s/>-151.7 <text:s text:c="2"/>-81.2 <text:s text:c="2"/>-72.3</text:p>
      <text:p text:style-name="Standard"><text:s text:c="3"/>2.641 | 0 <text:s/>| <text:s text:c="8"/>Comm Error <text:s text:c="8"/>| <text:s text:c="11"/>- <text:s text:c="10"/></text:p>
      <text:p text:style-name="Standard"><text:s text:c="3"/>2.641 | 1 <text:s/>| <text:s text:c="3"/>0.883 <text:s text:c="3"/>0.057 <text:s text:c="2"/>-0.013 | <text:s text:c="2"/>110.0 <text:s text:c="2"/>-84.7 <text:s text:c="2"/>-40.3</text:p>
      <text:p text:style-name="Standard"><text:s text:c="3"/>2.641 | 2 <text:s/>| <text:s text:c="3"/>0.875 <text:s text:c="3"/>0.005 <text:s text:c="3"/>0.019 | <text:s text:c="3"/>25.5 <text:s text:c="2"/>-84.8 <text:s text:c="3"/>73.2</text:p>
      <text:p text:style-name="Standard"><text:s text:c="3"/>2.641 | 3 <text:s/>| <text:s text:c="3"/>0.978 <text:s text:c="3"/>0.023 <text:s text:c="3"/>0.208 | <text:s text:c="4"/>4.5 <text:s text:c="2"/>-77.4 <text:s text:c="2"/>135.7</text:p>
      <text:p text:style-name="Standard"><text:s text:c="3"/>2.641 | 4 <text:s/>| <text:s text:c="3"/>1.001 <text:s text:c="3"/>0.010 <text:s text:c="3"/>0.007 | <text:s text:c="3"/>17.5 <text:s text:c="2"/>-85.3 <text:s text:c="3"/>60.6</text:p>
      <text:p text:style-name="Standard"><text:s text:c="3"/>2.641 | 5 <text:s/>| <text:s text:c="3"/>1.022 <text:s text:c="2"/>-0.056 <text:s text:c="2"/>-0.111 | <text:s/>-151.3 <text:s text:c="2"/>-81.3 <text:s text:c="2"/>-72.8</text:p>
      <text:p text:style-name="Standard"><text:s text:c="3"/>2.675 | 0 <text:s/>| <text:s text:c="8"/>Comm Error <text:s text:c="8"/>| <text:s text:c="11"/>- <text:s text:c="10"/></text:p>
      <text:p text:style-name="Standard"><text:s text:c="3"/>2.675 | 1 <text:s/>| <text:s text:c="3"/>0.856 <text:s text:c="3"/>0.041 <text:s text:c="2"/>-0.003 | <text:s text:c="2"/>107.9 <text:s text:c="2"/>-84.8 <text:s text:c="2"/>-38.6</text:p>
      <text:p text:style-name="Standard"><text:s text:c="3"/>2.675 | 2 <text:s/>| <text:s text:c="3"/>0.803 <text:s text:c="3"/>0.031 <text:s text:c="3"/>0.046 | <text:s text:c="3"/>35.0 <text:s text:c="2"/>-84.6 <text:s text:c="3"/>64.1</text:p>
      <text:p text:style-name="Standard"><text:s text:c="3"/>2.675 | 3 <text:s/>| <text:s text:c="3"/>0.967 <text:s text:c="3"/>0.023 <text:s text:c="3"/>0.207 | <text:s text:c="4"/>4.5 <text:s text:c="2"/>-77.2 <text:s text:c="2"/>135.6</text:p>
      <text:p text:style-name="Standard"><text:s text:c="3"/>2.675 | 4 <text:s/>| <text:s text:c="3"/>1.008 <text:s text:c="3"/>0.002 <text:s text:c="3"/>0.011 | <text:s text:c="4"/>9.7 <text:s text:c="2"/>-85.3 <text:s text:c="3"/>71.3</text:p>
      <text:p text:style-name="Standard"><text:s text:c="3"/>2.675 | 5 <text:s/>| <text:s text:c="3"/>1.023 <text:s text:c="2"/>-0.057 <text:s text:c="2"/>-0.108 | <text:s/>-150.8 <text:s text:c="2"/>-81.4 <text:s text:c="2"/>-73.7</text:p>
      <text:p text:style-name="Standard"><text:s text:c="3"/>2.710 | 0 <text:s/>| <text:s text:c="8"/>Comm Error <text:s text:c="8"/>| <text:s text:c="11"/>- <text:s text:c="10"/></text:p>
      <text:p text:style-name="Standard"><text:s text:c="3"/>2.710 | 1 <text:s/>| <text:s text:c="3"/>0.818 <text:s text:c="3"/>0.042 <text:s text:c="3"/>0.008 | <text:s text:c="2"/>107.4 <text:s text:c="2"/>-85.0 <text:s text:c="2"/>-38.6</text:p>
      <text:p text:style-name="Standard"><text:soft-page-break/><text:s text:c="3"/>2.710 | 2 <text:s/>| <text:s text:c="3"/>0.764 <text:s text:c="2"/>-0.027 <text:s text:c="3"/>0.021 | <text:s text:c="3"/>43.9 <text:s text:c="2"/>-84.5 <text:s text:c="3"/>55.2</text:p>
      <text:p text:style-name="Standard"><text:s text:c="3"/>2.710 | 3 <text:s/>| <text:s text:c="3"/>0.952 <text:s text:c="3"/>0.016 <text:s text:c="3"/>0.216 | <text:s text:c="4"/>4.1 <text:s text:c="2"/>-76.9 <text:s text:c="2"/>135.9</text:p>
      <text:p text:style-name="Standard"><text:s text:c="3"/>2.710 | 4 <text:s/>| <text:s text:c="3"/>1.015 <text:s text:c="2"/>-0.015 <text:s text:c="3"/>0.019 | <text:s text:c="3"/>-2.0 <text:s text:c="2"/>-85.2 <text:s text:c="3"/>88.3</text:p>
      <text:p text:style-name="Standard"><text:s text:c="3"/>2.710 | 5 <text:s/>| <text:s text:c="3"/>1.022 <text:s text:c="2"/>-0.069 <text:s text:c="2"/>-0.115 | <text:s/>-149.9 <text:s text:c="2"/>-81.3 <text:s text:c="2"/>-74.9</text:p>
      <text:p text:style-name="Standard"><text:s text:c="3"/>2.744 | 0 <text:s/>| <text:s text:c="8"/>Comm Error <text:s text:c="8"/>| <text:s text:c="11"/>- <text:s text:c="10"/></text:p>
      <text:p text:style-name="Standard"><text:s text:c="3"/>2.744 | 1 <text:s/>| <text:s text:c="3"/>0.799 <text:s text:c="3"/>0.112 <text:s text:c="3"/>0.023 | <text:s text:c="3"/>94.6 <text:s text:c="2"/>-85.0 <text:s text:c="2"/>-27.0</text:p>
      <text:p text:style-name="Standard"><text:s text:c="3"/>2.744 | 2 <text:s/>| <text:s text:c="3"/>0.643 <text:s text:c="2"/>-0.129 <text:s text:c="2"/>-0.001 | <text:s text:c="3"/>33.1 <text:s text:c="2"/>-84.7 <text:s text:c="3"/>64.7</text:p>
      <text:p text:style-name="Standard"><text:s text:c="3"/>2.744 | 3 <text:s/>| <text:s text:c="3"/>0.976 <text:s text:c="3"/>0.006 <text:s text:c="3"/>0.219 | <text:s text:c="4"/>3.5 <text:s text:c="2"/>-76.6 <text:s text:c="2"/>136.5</text:p>
      <text:p text:style-name="Standard"><text:s text:c="3"/>2.744 | 4 <text:s/>| <text:s text:c="3"/>1.004 <text:s text:c="3"/>0.009 <text:s text:c="3"/>0.032 | <text:s text:c="3"/>-7.0 <text:s text:c="2"/>-85.2 <text:s text:c="3"/>98.1</text:p>
      <text:p text:style-name="Standard"><text:s text:c="3"/>2.744 | 5 <text:s/>| <text:s text:c="3"/>1.014 <text:s text:c="2"/>-0.070 <text:s text:c="2"/>-0.126 | <text:s/>-149.5 <text:s text:c="2"/>-81.2 <text:s text:c="2"/>-75.6</text:p>
      <text:p text:style-name="Standard"><text:s text:c="3"/>2.778 | 0 <text:s/>| <text:s text:c="8"/>Comm Error <text:s text:c="8"/>| <text:s text:c="11"/>- <text:s text:c="10"/></text:p>
      <text:p text:style-name="Standard"><text:s text:c="3"/>2.778 | 1 <text:s/>| <text:s text:c="3"/>0.753 <text:s text:c="2"/>-0.113 <text:s text:c="3"/>0.031 | <text:s text:c="2"/>-51.2 <text:s text:c="2"/>-85.2 <text:s text:c="2"/>121.4</text:p>
      <text:p text:style-name="Standard"><text:s text:c="3"/>2.778 | 2 <text:s/>| <text:s text:c="3"/>0.693 <text:s text:c="3"/>0.214 <text:s text:c="3"/>0.110 | <text:s text:c="3"/>53.6 <text:s text:c="2"/>-82.4 <text:s text:c="3"/>47.5</text:p>
      <text:p text:style-name="Standard"><text:s text:c="3"/>2.778 | 3 <text:s/>| <text:s text:c="3"/>0.942 <text:s text:c="3"/>0.010 <text:s text:c="3"/>0.187 | <text:s text:c="4"/>2.2 <text:s text:c="2"/>-76.4 <text:s text:c="2"/>137.7</text:p>
      <text:p text:style-name="Standard"><text:s text:c="3"/>2.778 | 4 <text:s/>| <text:s text:c="3"/>0.998 <text:s text:c="3"/>0.005 <text:s text:c="3"/>0.042 | <text:s text:c="3"/>-5.6 <text:s text:c="2"/>-85.2 <text:s text:c="3"/>98.8</text:p>
      <text:p text:style-name="Standard"><text:s text:c="3"/>2.778 | 5 <text:s/>| <text:s text:c="3"/>1.024 <text:s text:c="2"/>-0.076 <text:s text:c="2"/>-0.124 | <text:s/>-149.2 <text:s text:c="2"/>-81.1 <text:s text:c="2"/>-76.0</text:p>
      <text:p text:style-name="Standard"><text:s text:c="3"/>2.812 | 0 <text:s/>| <text:s text:c="8"/>Comm Error <text:s text:c="8"/>| <text:s text:c="11"/>- <text:s text:c="10"/></text:p>
      <text:p text:style-name="Standard"><text:s text:c="3"/>2.812 | 1 <text:s/>| <text:s text:c="3"/>0.872 <text:s text:c="2"/>-0.066 <text:s text:c="2"/>-0.015 | <text:s text:c="2"/>-93.3 <text:s text:c="2"/>-84.8 <text:s text:c="2"/>169.1</text:p>
      <text:p text:style-name="Standard"><text:s text:c="3"/>2.812 | 2 <text:s/>| <text:s text:c="3"/>0.820 <text:s text:c="3"/>0.184 <text:s text:c="3"/>0.085 | <text:s text:c="3"/>59.4 <text:s text:c="2"/>-80.1 <text:s text:c="3"/>39.9</text:p>
      <text:p text:style-name="Standard"><text:s text:c="3"/>2.812 | 3 <text:s/>| <text:s text:c="3"/>0.936 <text:s text:c="3"/>0.037 <text:s text:c="3"/>0.237 | <text:s text:c="4"/>2.1 <text:s text:c="2"/>-76.1 <text:s text:c="2"/>137.7</text:p>
      <text:p text:style-name="Standard"><text:s text:c="3"/>2.812 | 4 <text:s/>| <text:s text:c="3"/>1.014 <text:s text:c="2"/>-0.008 <text:s text:c="3"/>0.007 | <text:s text:c="2"/>-12.0 <text:s text:c="2"/>-85.2 <text:s text:c="2"/>106.4</text:p>
      <text:p text:style-name="Standard"><text:s text:c="3"/>2.812 | 5 <text:s/>| <text:s text:c="3"/>1.013 <text:s text:c="2"/>-0.077 <text:s text:c="2"/>-0.105 | <text:s/>-148.1 <text:s text:c="2"/>-81.1 <text:s text:c="2"/>-77.1</text:p>
      <text:p text:style-name="Standard"><text:s text:c="3"/>2.846 | 0 <text:s/>| <text:s text:c="8"/>Comm Error <text:s text:c="8"/>| <text:s text:c="11"/>- <text:s text:c="10"/></text:p>
      <text:p text:style-name="Standard"><text:s text:c="3"/>2.846 | 1 <text:s/>| <text:s text:c="3"/>0.906 <text:s text:c="2"/>-0.071 <text:s text:c="2"/>-0.028 | <text:s text:c="2"/>-98.4 <text:s text:c="2"/>-83.5 <text:s text:c="2"/>172.5</text:p>
      <text:p text:style-name="Standard"><text:s text:c="3"/>2.846 | 2 <text:s/>| <text:s text:c="3"/>0.895 <text:s text:c="3"/>0.203 <text:s text:c="3"/>0.081 | <text:s text:c="3"/>64.4 <text:s text:c="2"/>-76.5 <text:s text:c="3"/>37.7</text:p>
      <text:p text:style-name="Standard"><text:s text:c="3"/>2.846 | 3 <text:s/>| <text:s text:c="3"/>0.953 <text:s text:c="3"/>0.044 <text:s text:c="3"/>0.235 | <text:s text:c="4"/>2.7 <text:s text:c="2"/>-75.5 <text:s text:c="2"/>136.8</text:p>
      <text:p text:style-name="Standard"><text:s text:c="3"/>2.846 | 4 <text:s/>| <text:s text:c="3"/>1.022 <text:s text:c="2"/>-0.007 <text:s text:c="2"/>-0.021 | <text:s text:c="2"/>-24.7 <text:s text:c="2"/>-85.2 <text:s text:c="2"/>120.9</text:p>
      <text:p text:style-name="Standard"><text:s text:c="3"/>2.846 | 5 <text:s/>| <text:s text:c="3"/>1.026 <text:s text:c="2"/>-0.063 <text:s text:c="2"/>-0.122 | <text:s/>-148.0 <text:s text:c="2"/>-81.1 <text:s text:c="2"/>-77.3</text:p>
      <text:p text:style-name="Standard"><text:s text:c="3"/>2.881 | 0 <text:s/>| <text:s text:c="8"/>Comm Error <text:s text:c="8"/>| <text:s text:c="11"/>- <text:s text:c="10"/></text:p>
      <text:p text:style-name="Standard"><text:s text:c="3"/>2.881 | 1 <text:s/>| <text:s text:c="3"/>0.847 <text:s text:c="2"/>-0.132 <text:s text:c="2"/>-0.030 | <text:s text:c="2"/>-95.2 <text:s text:c="2"/>-82.3 <text:s text:c="2"/>169.1</text:p>
      <text:p text:style-name="Standard"><text:s text:c="3"/>2.881 | 2 <text:s/>| <text:s text:c="3"/>0.834 <text:s text:c="3"/>0.283 <text:s text:c="3"/>0.094 | <text:s text:c="3"/>65.1 <text:s text:c="2"/>-73.7 <text:s text:c="3"/>37.1</text:p>
      <text:p text:style-name="Standard"><text:s text:c="3"/>2.881 | 3 <text:s/>| <text:s text:c="3"/>0.983 <text:s text:c="3"/>0.014 <text:s text:c="3"/>0.218 | <text:s text:c="4"/>2.8 <text:s text:c="2"/>-75.2 <text:s text:c="2"/>136.7</text:p>
      <text:p text:style-name="Standard"><text:s text:c="3"/>2.881 | 4 <text:s/>| <text:s text:c="3"/>1.010 <text:s text:c="2"/>-0.008 <text:s text:c="3"/>0.009 | <text:s text:c="2"/>-30.5 <text:s text:c="2"/>-85.2 <text:s text:c="2"/>128.9</text:p>
      <text:p text:style-name="Standard"><text:s text:c="3"/>2.881 | 5 <text:s/>| <text:s text:c="3"/>1.023 <text:s text:c="2"/>-0.065 <text:s text:c="2"/>-0.127 | <text:s/>-148.4 <text:s text:c="2"/>-81.0 <text:s text:c="2"/>-76.9</text:p>
      <text:p text:style-name="Standard"><text:s text:c="3"/>2.915 | 0 <text:s/>| <text:s text:c="8"/>Comm Error <text:s text:c="8"/>| <text:s text:c="11"/>- <text:s text:c="10"/></text:p>
      <text:p text:style-name="Standard"><text:s text:c="3"/>2.915 | 1 <text:s/>| <text:s text:c="3"/>0.803 <text:s text:c="2"/>-0.175 <text:s text:c="2"/>-0.012 | <text:s text:c="2"/>-95.1 <text:s text:c="2"/>-80.4 <text:s text:c="2"/>169.0</text:p>
      <text:p text:style-name="Standard"><text:s text:c="3"/>2.915 | 2 <text:s/>| <text:s text:c="3"/>0.897 <text:s text:c="3"/>0.337 <text:s text:c="3"/>0.091 | <text:s text:c="3"/>69.0 <text:s text:c="2"/>-70.0 <text:s text:c="3"/>33.0</text:p>
      <text:p text:style-name="Standard"><text:s text:c="3"/>2.915 | 3 <text:s/>| <text:s text:c="3"/>1.043 <text:s text:c="2"/>-0.028 <text:s text:c="3"/>0.241 | <text:s text:c="4"/>0.9 <text:s text:c="2"/>-75.0 <text:s text:c="2"/>138.5</text:p>
      <text:p text:style-name="Standard"><text:s text:c="3"/>2.915 | 4 <text:s/>| <text:s text:c="3"/>1.008 <text:s text:c="3"/>0.009 <text:s text:c="3"/>0.015 | <text:s text:c="2"/>-26.9 <text:s text:c="2"/>-85.2 <text:s text:c="2"/>124.0</text:p>
      <text:p text:style-name="Standard"><text:s text:c="3"/>2.915 | 5 <text:s/>| <text:s text:c="3"/>1.023 <text:s text:c="2"/>-0.075 <text:s text:c="2"/>-0.131 | <text:s/>-148.5 <text:s text:c="2"/>-80.9 <text:s text:c="2"/>-76.9</text:p>
      <text:p text:style-name="Standard"><text:s text:c="3"/>2.949 | 0 <text:s/>| <text:s text:c="8"/>Comm Error <text:s text:c="8"/>| <text:s text:c="11"/>- <text:s text:c="10"/></text:p>
      <text:p text:style-name="Standard"><text:s text:c="3"/>2.949 | 1 <text:s/>| <text:s text:c="3"/>0.777 <text:s text:c="2"/>-0.247 <text:s text:c="3"/>0.002 | <text:s text:c="2"/>-94.0 <text:s text:c="2"/>-77.3 <text:s text:c="2"/>168.0</text:p>
      <text:p text:style-name="Standard"><text:s text:c="3"/>2.949 | 2 <text:s/>| <text:s text:c="3"/>0.851 <text:s text:c="3"/>0.398 <text:s text:c="3"/>0.105 | <text:s text:c="3"/>70.2 <text:s text:c="2"/>-67.1 <text:s text:c="3"/>31.5</text:p>
      <text:p text:style-name="Standard"><text:s text:c="3"/>2.949 | 3 <text:s/>| <text:s text:c="3"/>1.061 <text:s text:c="2"/>-0.064 <text:s text:c="3"/>0.262 | <text:s text:c="3"/>-1.5 <text:s text:c="2"/>-74.8 <text:s text:c="2"/>141.0</text:p>
      <text:p text:style-name="Standard"><text:s text:c="3"/>2.949 | 4 <text:s/>| <text:s text:c="3"/>1.016 <text:s text:c="2"/>-0.011 <text:s text:c="3"/>0.012 | <text:s text:c="2"/>-29.3 <text:s text:c="2"/>-85.2 <text:s text:c="2"/>128.0</text:p>
      <text:p text:style-name="Standard"><text:s text:c="3"/>2.949 | 5 <text:s/>| <text:s text:c="3"/>1.027 <text:s text:c="2"/>-0.072 <text:s text:c="2"/>-0.131 | <text:s/>-148.3 <text:s text:c="2"/>-80.8 <text:s text:c="2"/>-77.2</text:p>
      <text:p text:style-name="Standard"><text:s text:c="3"/>2.984 | 0 <text:s/>| <text:s text:c="8"/>Comm Error <text:s text:c="8"/>| <text:s text:c="11"/>- <text:s text:c="10"/></text:p>
      <text:p text:style-name="Standard"><text:s text:c="3"/>2.984 | 1 <text:s/>| <text:s text:c="3"/>0.647 <text:s text:c="2"/>-0.369 <text:s text:c="3"/>0.015 | <text:s text:c="2"/>-92.5 <text:s text:c="2"/>-73.7 <text:s text:c="2"/>167.0</text:p>
      <text:p text:style-name="Standard"><text:s text:c="3"/>2.984 | 2 <text:s/>| <text:s text:c="3"/>0.787 <text:s text:c="3"/>0.421 <text:s text:c="3"/>0.082 | <text:s text:c="3"/>71.7 <text:s text:c="2"/>-64.2 <text:s text:c="3"/>28.7</text:p>
      <text:p text:style-name="Standard"><text:soft-page-break/><text:s text:c="3"/>2.984 | 3 <text:s/>| <text:s text:c="3"/>1.017 <text:s text:c="2"/>-0.047 <text:s text:c="3"/>0.254 | <text:s text:c="3"/>-3.6 <text:s text:c="2"/>-74.6 <text:s text:c="2"/>144.0</text:p>
      <text:p text:style-name="Standard"><text:s text:c="3"/>2.984 | 4 <text:s/>| <text:s text:c="3"/>1.003 <text:s text:c="3"/>0.006 <text:s text:c="2"/>-0.000 | <text:s text:c="2"/>-30.0 <text:s text:c="2"/>-85.2 <text:s text:c="2"/>128.6</text:p>
      <text:p text:style-name="Standard"><text:s text:c="3"/>2.984 | 5 <text:s/>| <text:s text:c="3"/>1.024 <text:s text:c="2"/>-0.076 <text:s text:c="2"/>-0.131 | <text:s/>-147.8 <text:s text:c="2"/>-80.7 <text:s text:c="2"/>-77.6</text:p>
      <text:p text:style-name="Standard"><text:s text:c="3"/>3.018 | 0 <text:s/>| <text:s text:c="8"/>Comm Error <text:s text:c="8"/>| <text:s text:c="11"/>- <text:s text:c="10"/></text:p>
      <text:p text:style-name="Standard"><text:s text:c="3"/>3.018 | 1 <text:s/>| <text:s text:c="3"/>0.577 <text:s text:c="2"/>-0.443 <text:s text:c="3"/>0.010 | <text:s text:c="2"/>-95.0 <text:s text:c="2"/>-67.1 <text:s text:c="2"/>171.3</text:p>
      <text:p text:style-name="Standard"><text:s text:c="3"/>3.018 | 2 <text:s/>| <text:s text:c="3"/>0.807 <text:s text:c="3"/>0.428 <text:s text:c="3"/>0.120 | <text:s text:c="3"/>72.7 <text:s text:c="2"/>-60.6 <text:s text:c="3"/>27.7</text:p>
      <text:p text:style-name="Standard"><text:s text:c="3"/>3.018 | 3 <text:s/>| <text:s text:c="3"/>0.994 <text:s text:c="2"/>-0.018 <text:s text:c="3"/>0.248 | <text:s text:c="3"/>-5.1 <text:s text:c="2"/>-74.5 <text:s text:c="2"/>144.8</text:p>
      <text:p text:style-name="Standard"><text:s text:c="3"/>3.018 | 4 <text:s/>| <text:s text:c="3"/>1.007 <text:s text:c="2"/>-0.012 <text:s text:c="3"/>0.006 | <text:s text:c="2"/>-37.7 <text:s text:c="2"/>-85.2 <text:s text:c="2"/>139.5</text:p>
      <text:p text:style-name="Standard"><text:s text:c="3"/>3.018 | 5 <text:s/>| <text:s text:c="3"/>1.027 <text:s text:c="2"/>-0.066 <text:s text:c="2"/>-0.130 | <text:s/>-147.6 <text:s text:c="2"/>-80.7 <text:s text:c="2"/>-77.8</text:p>
      <text:p text:style-name="Standard"><text:s text:c="3"/>3.052 | 0 <text:s/>| <text:s text:c="8"/>Comm Error <text:s text:c="8"/>| <text:s text:c="11"/>- <text:s text:c="10"/></text:p>
      <text:p text:style-name="Standard"><text:s text:c="3"/>3.052 | 1 <text:s/>| <text:s text:c="3"/>0.715 <text:s text:c="2"/>-0.527 <text:s text:c="2"/>-0.011 | <text:s text:c="2"/>-97.5 <text:s text:c="2"/>-62.2 <text:s text:c="2"/>176.0</text:p>
      <text:p text:style-name="Standard"><text:s text:c="3"/>3.052 | 2 <text:s/>| <text:s text:c="3"/>0.713 <text:s text:c="3"/>0.554 <text:s text:c="3"/>0.105 | <text:s text:c="3"/>73.3 <text:s text:c="2"/>-57.1 <text:s text:c="3"/>26.7</text:p>
      <text:p text:style-name="Standard"><text:s text:c="3"/>3.052 | 3 <text:s/>| <text:s text:c="3"/>1.025 <text:s text:c="3"/>0.011 <text:s text:c="3"/>0.246 | <text:s text:c="3"/>-4.8 <text:s text:c="2"/>-74.6 <text:s text:c="2"/>144.8</text:p>
      <text:p text:style-name="Standard"><text:s text:c="3"/>3.052 | 4 <text:s/>| <text:s text:c="3"/>1.004 <text:s text:c="2"/>-0.009 <text:s text:c="3"/>0.021 | <text:s text:c="2"/>-38.2 <text:s text:c="2"/>-85.2 <text:s text:c="2"/>140.2</text:p>
      <text:p text:style-name="Standard"><text:s text:c="3"/>3.052 | 5 <text:s/>| <text:s text:c="3"/>1.017 <text:s text:c="2"/>-0.083 <text:s text:c="2"/>-0.137 | <text:s/>-147.2 <text:s text:c="2"/>-80.6 <text:s text:c="2"/>-78.4</text:p>
      <text:p text:style-name="Standard"><text:s text:c="3"/>3.087 | 0 <text:s/>| <text:s text:c="8"/>Comm Error <text:s text:c="8"/>| <text:s text:c="11"/>- <text:s text:c="10"/></text:p>
      <text:p text:style-name="Standard"><text:s text:c="3"/>3.087 | 1 <text:s/>| <text:s text:c="3"/>0.825 <text:s text:c="2"/>-0.565 <text:s text:c="2"/>-0.047 | <text:s text:c="2"/>-94.9 <text:s text:c="2"/>-57.4 <text:s text:c="2"/>176.2</text:p>
      <text:p text:style-name="Standard"><text:s text:c="3"/>3.087 | 2 <text:s/>| <text:s text:c="3"/>0.680 <text:s text:c="3"/>0.510 <text:s text:c="3"/>0.093 | <text:s text:c="3"/>76.3 <text:s text:c="2"/>-52.0 <text:s text:c="3"/>23.0</text:p>
      <text:p text:style-name="Standard"><text:s text:c="3"/>3.087 | 3 <text:s/>| <text:s text:c="3"/>1.046 <text:s text:c="3"/>0.008 <text:s text:c="3"/>0.229 | <text:s text:c="3"/>-3.7 <text:s text:c="2"/>-75.0 <text:s text:c="2"/>144.1</text:p>
      <text:p text:style-name="Standard"><text:s text:c="3"/>3.087 | 4 <text:s/>| <text:s text:c="3"/>1.011 <text:s text:c="2"/>-0.035 <text:s text:c="3"/>0.042 | <text:s text:c="2"/>-39.9 <text:s text:c="2"/>-85.1 <text:s text:c="2"/>142.6</text:p>
      <text:p text:style-name="Standard"><text:s text:c="3"/>3.087 | 5 <text:s/>| <text:s text:c="3"/>1.021 <text:s text:c="2"/>-0.074 <text:s text:c="2"/>-0.109 | <text:s/>-146.0 <text:s text:c="2"/>-80.6 <text:s text:c="2"/>-79.0</text:p>
      <text:p text:style-name="Standard"><text:s text:c="3"/>3.121 | 0 <text:s/>| <text:s text:c="8"/>Comm Error <text:s text:c="8"/>| <text:s text:c="11"/>- <text:s text:c="10"/></text:p>
      <text:p text:style-name="Standard"><text:s text:c="3"/>3.121 | 1 <text:s/>| <text:s text:c="3"/>0.830 <text:s text:c="2"/>-0.555 <text:s text:c="2"/>-0.118 | <text:s text:c="2"/>-93.8 <text:s text:c="2"/>-53.9 <text:s text:c="2"/>176.6</text:p>
      <text:p text:style-name="Standard"><text:s text:c="3"/>3.121 | 2 <text:s/>| <text:s text:c="3"/>0.788 <text:s text:c="3"/>0.665 <text:s text:c="3"/>0.172 | <text:s text:c="3"/>76.9 <text:s text:c="2"/>-49.0 <text:s text:c="3"/>21.5</text:p>
      <text:p text:style-name="Standard"><text:s text:c="3"/>3.121 | 3 <text:s/>| <text:s text:c="3"/>1.015 <text:s text:c="2"/>-0.013 <text:s text:c="3"/>0.240 | <text:s text:c="3"/>-3.6 <text:s text:c="2"/>-75.3 <text:s text:c="2"/>144.4</text:p>
      <text:p text:style-name="Standard"><text:s text:c="3"/>3.121 | 4 <text:s/>| <text:s text:c="3"/>1.009 <text:s text:c="3"/>0.010 <text:s text:c="3"/>0.017 | <text:s text:c="2"/>-37.2 <text:s text:c="2"/>-85.1 <text:s text:c="2"/>139.5</text:p>
      <text:p text:style-name="Standard"><text:s text:c="3"/>3.121 | 5 <text:s/>| <text:s text:c="3"/>1.025 <text:s text:c="2"/>-0.068 <text:s text:c="2"/>-0.089 | <text:s/>-144.9 <text:s text:c="2"/>-80.8 <text:s text:c="2"/>-79.8</text:p>
      <text:p text:style-name="Standard"><text:s text:c="3"/>3.155 | 0 <text:s/>| <text:s text:c="8"/>Comm Error <text:s text:c="8"/>| <text:s text:c="11"/>- <text:s text:c="10"/></text:p>
      <text:p text:style-name="Standard"><text:s text:c="3"/>3.155 | 1 <text:s/>| <text:s text:c="3"/>0.951 <text:s text:c="2"/>-0.604 <text:s text:c="2"/>-0.092 | <text:s text:c="2"/>-92.4 <text:s text:c="2"/>-50.8 <text:s text:c="2"/>176.4</text:p>
      <text:p text:style-name="Standard"><text:s text:c="3"/>3.155 | 2 <text:s/>| <text:s text:c="3"/>0.697 <text:s text:c="3"/>0.757 <text:s text:c="3"/>0.110 | <text:s text:c="3"/>77.1 <text:s text:c="2"/>-43.8 <text:s text:c="3"/>20.5</text:p>
      <text:p text:style-name="Standard"><text:s text:c="3"/>3.155 | 3 <text:s/>| <text:s text:c="3"/>0.992 <text:s text:c="2"/>-0.017 <text:s text:c="3"/>0.222 | <text:s text:c="3"/>-4.0 <text:s text:c="2"/>-75.6 <text:s text:c="2"/>145.0</text:p>
      <text:p text:style-name="Standard"><text:s text:c="3"/>3.155 | 4 <text:s/>| <text:s text:c="3"/>1.010 <text:s text:c="2"/>-0.018 <text:s text:c="2"/>-0.003 | <text:s text:c="2"/>-44.1 <text:s text:c="2"/>-85.1 <text:s text:c="2"/>148.5</text:p>
      <text:p text:style-name="Standard"><text:s text:c="3"/>3.155 | 5 <text:s/>| <text:s text:c="3"/>1.024 <text:s text:c="2"/>-0.081 <text:s text:c="2"/>-0.111 | <text:s/>-143.7 <text:s text:c="2"/>-80.9 <text:s text:c="2"/>-80.7</text:p>
      <text:p text:style-name="Standard"><text:s text:c="3"/>3.190 | 0 <text:s/>| <text:s text:c="8"/>Comm Error <text:s text:c="8"/>| <text:s text:c="11"/>- <text:s text:c="10"/></text:p>
      <text:p text:style-name="Standard"><text:s text:c="3"/>3.190 | 1 <text:s/>| <text:s text:c="3"/>0.853 <text:s text:c="2"/>-0.696 <text:s text:c="2"/>-0.013 | <text:s text:c="2"/>-89.1 <text:s text:c="2"/>-46.6 <text:s text:c="2"/>173.3</text:p>
      <text:p text:style-name="Standard"><text:s text:c="3"/>3.190 | 2 <text:s/>| <text:s text:c="3"/>0.646 <text:s text:c="3"/>0.798 <text:s text:c="3"/>0.147 | <text:s text:c="3"/>77.0 <text:s text:c="2"/>-40.4 <text:s text:c="3"/>19.6</text:p>
      <text:p text:style-name="Standard"><text:s text:c="3"/>3.190 | 3 <text:s/>| <text:s text:c="3"/>0.984 <text:s text:c="2"/>-0.004 <text:s text:c="3"/>0.245 | <text:s text:c="3"/>-4.2 <text:s text:c="2"/>-75.8 <text:s text:c="2"/>145.2</text:p>
      <text:p text:style-name="Standard"><text:s text:c="3"/>3.190 | 4 <text:s/>| <text:s text:c="3"/>1.007 <text:s text:c="2"/>-0.015 <text:s text:c="2"/>-0.019 | <text:s text:c="2"/>-54.6 <text:s text:c="2"/>-85.1 <text:s text:c="2"/>162.2</text:p>
      <text:p text:style-name="Standard"><text:s text:c="3"/>3.190 | 5 <text:s/>| <text:s text:c="3"/>1.023 <text:s text:c="2"/>-0.080 <text:s text:c="2"/>-0.121 | <text:s/>-143.4 <text:s text:c="2"/>-80.9 <text:s text:c="2"/>-81.1</text:p>
      <text:p text:style-name="Standard"><text:s text:c="3"/>3.224 | 0 <text:s/>| <text:s text:c="8"/>Comm Error <text:s text:c="8"/>| <text:s text:c="11"/>- <text:s text:c="10"/></text:p>
      <text:p text:style-name="Standard"><text:s text:c="3"/>3.224 | 1 <text:s/>| <text:s text:c="3"/>0.788 <text:s text:c="2"/>-0.897 <text:s text:c="3"/>0.000 | <text:s text:c="2"/>-87.6 <text:s text:c="2"/>-42.0 <text:s text:c="2"/>171.9</text:p>
      <text:p text:style-name="Standard"><text:s text:c="3"/>3.224 | 2 <text:s/>| <text:s text:c="3"/>0.750 <text:s text:c="3"/>0.933 <text:s text:c="3"/>0.221 | <text:s text:c="3"/>77.0 <text:s text:c="2"/>-38.5 <text:s text:c="3"/>18.4</text:p>
      <text:p text:style-name="Standard"><text:s text:c="3"/>3.224 | 3 <text:s/>| <text:s text:c="3"/>0.984 <text:s text:c="3"/>0.001 <text:s text:c="3"/>0.251 | <text:s text:c="3"/>-4.1 <text:s text:c="2"/>-75.8 <text:s text:c="2"/>144.9</text:p>
      <text:p text:style-name="Standard"><text:s text:c="3"/>3.224 | 4 <text:s/>| <text:s text:c="3"/>0.997 <text:s text:c="2"/>-0.029 <text:s text:c="3"/>0.006 | <text:s text:c="2"/>-59.4 <text:s text:c="2"/>-85.1 <text:s text:c="2"/>167.9</text:p>
      <text:p text:style-name="Standard"><text:s text:c="3"/>3.224 | 5 <text:s/>| <text:s text:c="3"/>1.017 <text:s text:c="2"/>-0.080 <text:s text:c="2"/>-0.113 | <text:s/>-143.0 <text:s text:c="2"/>-80.8 <text:s text:c="2"/>-81.5</text:p>
      <text:p text:style-name="Standard"><text:s text:c="3"/>3.258 | 0 <text:s/>| <text:s text:c="8"/>Comm Error <text:s text:c="8"/>| <text:s text:c="11"/>- <text:s text:c="10"/></text:p>
      <text:p text:style-name="Standard"><text:s text:c="3"/>3.258 | 1 <text:s/>| <text:s text:c="3"/>0.711 <text:s text:c="2"/>-1.094 <text:s text:c="3"/>0.036 | <text:s text:c="2"/>-87.5 <text:s text:c="2"/>-34.7 <text:s text:c="2"/>173.1</text:p>
      <text:p text:style-name="Standard"><text:s text:c="3"/>3.258 | 2 <text:s/>| <text:s text:c="3"/>0.890 <text:s text:c="3"/>0.946 <text:s text:c="3"/>0.337 | <text:s text:c="3"/>75.7 <text:s text:c="2"/>-35.3 <text:s text:c="3"/>17.1</text:p>
      <text:p text:style-name="Standard"><text:s text:c="3"/>3.258 | 3 <text:s/>| <text:s text:c="3"/>1.046 <text:s text:c="3"/>0.027 <text:s text:c="3"/>0.268 | <text:s text:c="3"/>-2.8 <text:s text:c="2"/>-75.8 <text:s text:c="2"/>143.7</text:p>
      <text:p text:style-name="Standard"><text:soft-page-break/><text:s text:c="3"/>3.258 | 4 <text:s/>| <text:s text:c="3"/>1.015 <text:s text:c="3"/>0.005 <text:s text:c="3"/>0.009 | <text:s text:c="2"/>-56.3 <text:s text:c="2"/>-85.1 <text:s text:c="2"/>163.8</text:p>
      <text:p text:style-name="Standard"><text:s text:c="3"/>3.258 | 5 <text:s/>| <text:s text:c="3"/>1.030 <text:s text:c="2"/>-0.078 <text:s text:c="2"/>-0.115 | <text:s/>-142.7 <text:s text:c="2"/>-80.8 <text:s text:c="2"/>-81.9</text:p>
      <text:p text:style-name="Standard"><text:s text:c="3"/>3.292 | 0 <text:s/>| <text:s text:c="8"/>Comm Error <text:s text:c="8"/>| <text:s text:c="11"/>- <text:s text:c="10"/></text:p>
      <text:p text:style-name="Standard"><text:s text:c="3"/>3.292 | 1 <text:s/>| <text:s text:c="3"/>0.688 <text:s text:c="2"/>-1.078 <text:s text:c="3"/>0.017 | <text:s text:c="2"/>-87.2 <text:s text:c="2"/>-29.6 <text:s text:c="2"/>174.6</text:p>
      <text:p text:style-name="Standard"><text:s text:c="3"/>3.292 | 2 <text:s/>| <text:s text:c="3"/>0.817 <text:s text:c="3"/>0.869 <text:s text:c="3"/>0.200 | <text:s text:c="3"/>75.6 <text:s text:c="2"/>-33.2 <text:s text:c="3"/>15.1</text:p>
      <text:p text:style-name="Standard"><text:s text:c="3"/>3.292 | 3 <text:s/>| <text:s text:c="3"/>1.045 <text:s text:c="2"/>-0.007 <text:s text:c="3"/>0.257 | <text:s text:c="3"/>-1.9 <text:s text:c="2"/>-75.9 <text:s text:c="2"/>142.9</text:p>
      <text:p text:style-name="Standard"><text:s text:c="3"/>3.292 | 4 <text:s/>| <text:s text:c="3"/>1.003 <text:s text:c="3"/>0.001 <text:s text:c="2"/>-0.004 | <text:s text:c="2"/>-56.4 <text:s text:c="2"/>-85.1 <text:s text:c="2"/>164.3</text:p>
      <text:p text:style-name="Standard"><text:s text:c="3"/>3.292 | 5 <text:s/>| <text:s text:c="3"/>1.028 <text:s text:c="2"/>-0.080 <text:s text:c="2"/>-0.135 | <text:s/>-143.1 <text:s text:c="2"/>-80.8 <text:s text:c="2"/>-81.6</text:p>
      <text:p text:style-name="Standard"><text:s text:c="3"/>3.326 | 0 <text:s/>| <text:s text:c="8"/>Comm Error <text:s text:c="8"/>| <text:s text:c="11"/>- <text:s text:c="10"/></text:p>
      <text:p text:style-name="Standard"><text:s text:c="3"/>3.326 | 1 <text:s/>| <text:s text:c="3"/>0.747 <text:s text:c="2"/>-1.003 <text:s text:c="3"/>0.037 | <text:s text:c="2"/>-86.6 <text:s text:c="2"/>-26.2 <text:s text:c="2"/>175.4</text:p>
      <text:p text:style-name="Standard"><text:s text:c="3"/>3.326 | 2 <text:s/>| <text:s text:c="3"/>0.877 <text:s text:c="3"/>0.971 <text:s text:c="3"/>0.252 | <text:s text:c="3"/>76.1 <text:s text:c="2"/>-31.7 <text:s text:c="3"/>12.6</text:p>
      <text:p text:style-name="Standard"><text:s text:c="3"/>3.326 | 3 <text:s/>| <text:s text:c="3"/>0.995 <text:s text:c="2"/>-0.058 <text:s text:c="3"/>0.239 | <text:s text:c="3"/>-3.2 <text:s text:c="2"/>-76.1 <text:s text:c="2"/>144.4</text:p>
      <text:p text:style-name="Standard"><text:s text:c="3"/>3.326 | 4 <text:s/>| <text:s text:c="3"/>1.006 <text:s text:c="2"/>-0.036 <text:s text:c="3"/>0.017 | <text:s text:c="2"/>-58.8 <text:s text:c="2"/>-85.1 <text:s text:c="2"/>166.2</text:p>
      <text:p text:style-name="Standard"><text:s text:c="3"/>3.326 | 5 <text:s/>| <text:s text:c="3"/>1.017 <text:s text:c="2"/>-0.074 <text:s text:c="2"/>-0.132 | <text:s/>-143.4 <text:s text:c="2"/>-80.6 <text:s text:c="2"/>-81.4</text:p>
      <text:p text:style-name="Standard"><text:s text:c="3"/>3.360 | 0 <text:s/>| <text:s text:c="8"/>Comm Error <text:s text:c="8"/>| <text:s text:c="11"/>- <text:s text:c="10"/></text:p>
      <text:p text:style-name="Standard"><text:s text:c="3"/>3.360 | 1 <text:s/>| <text:s text:c="3"/>0.695 <text:s text:c="2"/>-1.081 <text:s text:c="3"/>0.005 | <text:s text:c="2"/>-85.4 <text:s text:c="2"/>-22.2 <text:s text:c="2"/>176.7</text:p>
      <text:p text:style-name="Standard"><text:s text:c="3"/>3.360 | 2 <text:s/>| <text:s text:c="3"/>0.861 <text:s text:c="3"/>0.892 <text:s text:c="3"/>0.243 | <text:s text:c="3"/>75.6 <text:s text:c="2"/>-29.1 <text:s text:c="3"/>11.3</text:p>
      <text:p text:style-name="Standard"><text:s text:c="3"/>3.360 | 3 <text:s/>| <text:s text:c="3"/>0.982 <text:s text:c="2"/>-0.041 <text:s text:c="3"/>0.215 | <text:s text:c="3"/>-4.7 <text:s text:c="2"/>-76.4 <text:s text:c="2"/>145.9</text:p>
      <text:p text:style-name="Standard"><text:s text:c="3"/>3.360 | 4 <text:s/>| <text:s text:c="3"/>1.016 <text:s text:c="2"/>-0.017 <text:s text:c="3"/>0.032 | <text:s text:c="2"/>-56.2 <text:s text:c="2"/>-85.0 <text:s text:c="2"/>162.7</text:p>
      <text:p text:style-name="Standard"><text:s text:c="3"/>3.360 | 5 <text:s/>| <text:s text:c="3"/>1.022 <text:s text:c="2"/>-0.096 <text:s text:c="2"/>-0.104 | <text:s/>-142.3 <text:s text:c="2"/>-80.6 <text:s text:c="2"/>-82.2</text:p>
      <text:p text:style-name="Standard"><text:s text:c="3"/>3.395 | 0 <text:s/>| <text:s text:c="8"/>Comm Error <text:s text:c="8"/>| <text:s text:c="11"/>- <text:s text:c="10"/></text:p>
      <text:p text:style-name="Standard"><text:s text:c="3"/>3.395 | 1 <text:s/>| <text:s text:c="3"/>0.870 <text:s text:c="2"/>-1.043 <text:s text:c="2"/>-0.046 | <text:s text:c="2"/>-85.5 <text:s text:c="2"/>-20.2 <text:s text:c="2"/>178.5</text:p>
      <text:p text:style-name="Standard"><text:s text:c="3"/>3.395 | 2 <text:s/>| <text:s text:c="3"/>0.744 <text:s text:c="3"/>0.983 <text:s text:c="3"/>0.271 | <text:s text:c="3"/>75.6 <text:s text:c="2"/>-27.4 <text:s text:c="4"/>9.8</text:p>
      <text:p text:style-name="Standard"><text:s text:c="3"/>3.395 | 3 <text:s/>| <text:s text:c="3"/>1.016 <text:s text:c="2"/>-0.004 <text:s text:c="3"/>0.201 | <text:s text:c="3"/>-4.6 <text:s text:c="2"/>-76.7 <text:s text:c="2"/>145.9</text:p>
      <text:p text:style-name="Standard"><text:s text:c="3"/>3.395 | 4 <text:s/>| <text:s text:c="3"/>1.006 <text:s text:c="2"/>-0.018 <text:s text:c="3"/>0.017 | <text:s text:c="2"/>-55.8 <text:s text:c="2"/>-85.0 <text:s text:c="2"/>161.9</text:p>
      <text:p text:style-name="Standard"><text:s text:c="3"/>3.395 | 5 <text:s/>| <text:s text:c="3"/>1.023 <text:s text:c="2"/>-0.083 <text:s text:c="2"/>-0.077 | <text:s/>-139.6 <text:s text:c="2"/>-80.7 <text:s text:c="2"/>-84.6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3"/>3.429 | 0 <text:s/>| <text:s text:c="8"/>Comm Error <text:s text:c="8"/>| <text:s text:c="11"/>- <text:s text:c="10"/></text:p>
      <text:p text:style-name="Standard"><text:s text:c="3"/>3.429 | 1 <text:s/>| <text:s text:c="3"/>0.743 <text:s text:c="2"/>-1.096 <text:s text:c="3"/>0.011 | <text:s text:c="2"/>-85.4 <text:s text:c="2"/>-18.2 <text:s text:c="2"/>179.6</text:p>
      <text:p text:style-name="Standard"><text:s text:c="3"/>3.429 | 2 <text:s/>| <text:s text:c="3"/>0.731 <text:s text:c="3"/>1.071 <text:s text:c="3"/>0.167 | <text:s text:c="3"/>77.3 <text:s text:c="2"/>-24.9 <text:s text:c="4"/>5.4</text:p>
      <text:p text:style-name="Standard"><text:s text:c="3"/>3.429 | 3 <text:s/>| <text:s text:c="3"/>1.000 <text:s text:c="3"/>0.003 <text:s text:c="3"/>0.199 | <text:s text:c="3"/>-4.2 <text:s text:c="2"/>-76.9 <text:s text:c="2"/>145.5</text:p>
      <text:p text:style-name="Standard"><text:s text:c="3"/>3.429 | 4 <text:s/>| <text:s text:c="3"/>1.018 <text:s text:c="2"/>-0.032 <text:s text:c="2"/>-0.003 | <text:s text:c="2"/>-60.3 <text:s text:c="2"/>-85.0 <text:s text:c="2"/>167.2</text:p>
      <text:p text:style-name="Standard"><text:s text:c="3"/>3.429 | 5 <text:s/>| <text:s text:c="3"/>1.021 <text:s text:c="2"/>-0.090 <text:s text:c="2"/>-0.112 | <text:s/>-139.0 <text:s text:c="2"/>-80.8 <text:s text:c="2"/>-85.2</text:p>
      <text:p text:style-name="Standard"><text:s text:c="3"/>3.463 | 0 <text:s/>| <text:s text:c="8"/>Comm Error <text:s text:c="8"/>| <text:s text:c="11"/>- <text:s text:c="10"/></text:p>
      <text:p text:style-name="Standard"><text:s text:c="3"/>3.463 | 1 <text:s/>| <text:s text:c="3"/>0.660 <text:s text:c="2"/>-1.121 <text:s text:c="3"/>0.028 | <text:s text:c="2"/>-85.2 <text:s text:c="2"/>-16.7 <text:s/>-179.5</text:p>
      <text:p text:style-name="Standard"><text:s text:c="3"/>3.463 | 2 <text:s/>| <text:s text:c="3"/>0.726 <text:s text:c="3"/>0.918 <text:s text:c="3"/>0.185 | <text:s text:c="3"/>78.0 <text:s text:c="2"/>-24.3 <text:s text:c="4"/>3.2</text:p>
      <text:p text:style-name="Standard"><text:s text:c="3"/>3.463 | 3 <text:s/>| <text:s text:c="3"/>0.993 <text:s text:c="3"/>0.003 <text:s text:c="3"/>0.198 | <text:s text:c="3"/>-4.3 <text:s text:c="2"/>-77.1 <text:s text:c="2"/>145.5</text:p>
      <text:p text:style-name="Standard"><text:s text:c="3"/>3.463 | 4 <text:s/>| <text:s text:c="3"/>1.005 <text:s text:c="2"/>-0.045 <text:s text:c="2"/>-0.008 | <text:s text:c="2"/>-67.0 <text:s text:c="2"/>-84.9 <text:s text:c="2"/>174.7</text:p>
      <text:p text:style-name="Standard"><text:s text:c="3"/>3.463 | 5 <text:s/>| <text:s text:c="3"/>1.019 <text:s text:c="2"/>-0.102 <text:s text:c="2"/>-0.123 | <text:s/>-138.7 <text:s text:c="2"/>-80.6 <text:s text:c="2"/>-85.7</text:p>
      <text:p text:style-name="Standard"><text:s text:c="3"/>3.497 | 0 <text:s/>| <text:s text:c="8"/>Comm Error <text:s text:c="8"/>| <text:s text:c="11"/>- <text:s text:c="10"/></text:p>
      <text:p text:style-name="Standard"><text:s text:c="3"/>3.497 | 1 <text:s/>| <text:s text:c="3"/>0.514 <text:s text:c="2"/>-1.149 <text:s text:c="3"/>0.031 | <text:s text:c="2"/>-84.8 <text:s text:c="2"/>-14.4 <text:s/>-176.5</text:p>
      <text:p text:style-name="Standard"><text:s text:c="3"/>3.497 | 2 <text:s/>| <text:s text:c="3"/>0.483 <text:s text:c="3"/>1.109 <text:s text:c="3"/>0.124 | <text:s text:c="3"/>78.5 <text:s text:c="2"/>-22.3 <text:s text:c="4"/>1.6</text:p>
      <text:p text:style-name="Standard"><text:s text:c="3"/>3.497 | 3 <text:s/>| <text:s text:c="3"/>1.007 <text:s text:c="3"/>0.021 <text:s text:c="3"/>0.231 | <text:s text:c="3"/>-3.6 <text:s text:c="2"/>-77.1 <text:s text:c="2"/>144.5</text:p>
      <text:p text:style-name="Standard"><text:s text:c="3"/>3.497 | 4 <text:s/>| <text:s text:c="3"/>1.010 <text:s text:c="2"/>-0.029 <text:s text:c="2"/>-0.002 | <text:s text:c="2"/>-72.6 <text:s text:c="2"/>-84.9 <text:s/>-179.7</text:p>
      <text:p text:style-name="Standard"><text:s text:c="3"/>3.497 | 5 <text:s/>| <text:s text:c="3"/>1.021 <text:s text:c="2"/>-0.094 <text:s text:c="2"/>-0.105 | <text:s/>-138.3 <text:s text:c="2"/>-80.5 <text:s text:c="2"/>-86.2</text:p>
      <text:p text:style-name="Standard"><text:s text:c="3"/>3.531 | 0 <text:s/>| <text:s text:c="8"/>Comm Error <text:s text:c="8"/>| <text:s text:c="11"/>- <text:s text:c="10"/></text:p>
      <text:p text:style-name="Standard"><text:soft-page-break/><text:s text:c="3"/>3.531 | 1 <text:s/>| <text:s text:c="3"/>0.452 <text:s text:c="2"/>-1.162 <text:s text:c="3"/>0.032 | <text:s text:c="2"/>-84.2 <text:s text:c="2"/>-13.0 <text:s/>-172.8</text:p>
      <text:p text:style-name="Standard"><text:s text:c="3"/>3.531 | 2 <text:s/>| <text:s text:c="3"/>0.542 <text:s text:c="3"/>0.873 <text:s text:c="3"/>0.106 | <text:s text:c="3"/>79.1 <text:s text:c="2"/>-21.2 <text:s text:c="4"/>1.3</text:p>
      <text:p text:style-name="Standard"><text:s text:c="3"/>3.531 | 3 <text:s/>| <text:s text:c="3"/>0.973 <text:s text:c="3"/>0.023 <text:s text:c="3"/>0.161 | <text:s text:c="3"/>-2.7 <text:s text:c="2"/>-77.3 <text:s text:c="2"/>143.2</text:p>
      <text:p text:style-name="Standard"><text:s text:c="3"/>3.531 | 4 <text:s/>| <text:s text:c="3"/>1.021 <text:s text:c="2"/>-0.029 <text:s text:c="3"/>0.006 | <text:s text:c="2"/>-72.4 <text:s text:c="2"/>-84.9 <text:s text:c="2"/>180.0</text:p>
      <text:p text:style-name="Standard"><text:s text:c="3"/>3.531 | 5 <text:s/>| <text:s text:c="3"/>1.017 <text:s text:c="2"/>-0.082 <text:s text:c="2"/>-0.116 | <text:s/>-138.7 <text:s text:c="2"/>-80.6 <text:s text:c="2"/>-86.0</text:p>
      <text:p text:style-name="Standard"><text:s text:c="3"/>3.565 | 0 <text:s/>| <text:s text:c="8"/>Comm Error <text:s text:c="8"/>| <text:s text:c="11"/>- <text:s text:c="10"/></text:p>
      <text:p text:style-name="Standard"><text:s text:c="3"/>3.565 | 1 <text:s/>| <text:s text:c="3"/>0.438 <text:s text:c="2"/>-1.152 <text:s text:c="3"/>0.063 | <text:s text:c="2"/>-83.1 <text:s text:c="2"/>-12.4 <text:s/>-168.9</text:p>
      <text:p text:style-name="Standard"><text:s text:c="3"/>3.565 | 2 <text:s/>| <text:s text:c="3"/>0.657 <text:s text:c="3"/>0.855 <text:s text:c="3"/>0.282 | <text:s text:c="3"/>78.0 <text:s text:c="2"/>-21.4 <text:s text:c="4"/>1.2</text:p>
      <text:p text:style-name="Standard"><text:s text:c="3"/>3.565 | 3 <text:s/>| <text:s text:c="3"/>0.987 <text:s text:c="3"/>0.006 <text:s text:c="3"/>0.155 | <text:s text:c="3"/>-2.4 <text:s text:c="2"/>-78.0 <text:s text:c="2"/>142.1</text:p>
      <text:p text:style-name="Standard"><text:s text:c="3"/>3.565 | 4 <text:s/>| <text:s text:c="3"/>1.007 <text:s text:c="2"/>-0.038 <text:s text:c="3"/>0.009 | <text:s text:c="2"/>-70.7 <text:s text:c="2"/>-84.8 <text:s text:c="2"/>177.4</text:p>
      <text:p text:style-name="Standard"><text:s text:c="3"/>3.565 | 5 <text:s/>| <text:s text:c="3"/>1.028 <text:s text:c="2"/>-0.085 <text:s text:c="2"/>-0.141 | <text:s/>-140.5 <text:s text:c="2"/>-80.4 <text:s text:c="2"/>-84.7</text:p>
      <text:p text:style-name="Standard"><text:s text:c="3"/>3.599 | 0 <text:s/>| <text:s text:c="8"/>Comm Error <text:s text:c="8"/>| <text:s text:c="11"/>- <text:s text:c="10"/></text:p>
      <text:p text:style-name="Standard"><text:s text:c="3"/>3.599 | 1 <text:s/>| <text:s text:c="3"/>0.374 <text:s text:c="2"/>-1.006 <text:s text:c="2"/>-0.015 | <text:s text:c="2"/>-81.5 <text:s text:c="2"/>-12.2 <text:s/>-164.6</text:p>
      <text:p text:style-name="Standard"><text:s text:c="3"/>3.599 | 2 <text:s/>| <text:s text:c="3"/>0.886 <text:s text:c="3"/>1.051 <text:s text:c="2"/>-0.007 | <text:s text:c="3"/>79.8 <text:s text:c="2"/>-23.3 <text:s text:c="3"/>-1.5</text:p>
      <text:p text:style-name="Standard"><text:s text:c="3"/>3.599 | 3 <text:s/>| <text:s text:c="3"/>1.028 <text:s text:c="2"/>-0.019 <text:s text:c="3"/>0.232 | <text:s text:c="3"/>-2.1 <text:s text:c="2"/>-78.0 <text:s text:c="2"/>141.5</text:p>
      <text:p text:style-name="Standard"><text:s text:c="3"/>3.599 | 4 <text:s/>| <text:s text:c="3"/>1.020 <text:s text:c="2"/>-0.020 <text:s text:c="3"/>0.021 | <text:s text:c="2"/>-66.8 <text:s text:c="2"/>-84.9 <text:s text:c="2"/>172.9</text:p>
      <text:p text:style-name="Standard"><text:s text:c="3"/>3.599 | 5 <text:s/>| <text:s text:c="3"/>1.023 <text:s text:c="2"/>-0.055 <text:s text:c="2"/>-0.106 | <text:s/>-141.4 <text:s text:c="2"/>-80.5 <text:s text:c="2"/>-84.1</text:p>
      <text:p text:style-name="Standard"><text:s text:c="3"/>3.634 | 0 <text:s/>| <text:s text:c="8"/>Comm Error <text:s text:c="8"/>| <text:s text:c="11"/>- <text:s text:c="10"/></text:p>
      <text:p text:style-name="Standard"><text:s text:c="3"/>3.634 | 1 <text:s/>| <text:s text:c="3"/>0.466 <text:s text:c="2"/>-0.907 <text:s text:c="2"/>-0.145 | <text:s text:c="2"/>-81.5 <text:s text:c="2"/>-13.0 <text:s/>-162.6</text:p>
      <text:p text:style-name="Standard"><text:s text:c="3"/>3.634 | 2 <text:s/>| <text:s text:c="3"/>0.668 <text:s text:c="3"/>0.967 <text:s text:c="2"/>-0.077 | <text:s text:c="3"/>82.4 <text:s text:c="2"/>-25.2 <text:s text:c="3"/>-3.5</text:p>
      <text:p text:style-name="Standard"><text:s text:c="3"/>3.634 | 3 <text:s/>| <text:s text:c="3"/>1.022 <text:s text:c="2"/>-0.039 <text:s text:c="3"/>0.215 | <text:s text:c="3"/>-2.4 <text:s text:c="2"/>-77.8 <text:s text:c="2"/>141.6</text:p>
      <text:p text:style-name="Standard"><text:s text:c="3"/>3.634 | 4 <text:s/>| <text:s text:c="3"/>1.009 <text:s text:c="2"/>-0.015 <text:s text:c="3"/>0.026 | <text:s text:c="2"/>-61.7 <text:s text:c="2"/>-84.9 <text:s text:c="2"/>165.2</text:p>
      <text:p text:style-name="Standard"><text:s text:c="3"/>3.634 | 5 <text:s/>| <text:s text:c="3"/>1.016 <text:s text:c="2"/>-0.209 <text:s text:c="2"/>-0.146 | <text:s/>-141.6 <text:s text:c="2"/>-80.5 <text:s text:c="2"/>-84.4</text:p>
      <text:p text:style-name="Standard"><text:s text:c="3"/>3.668 | 0 <text:s/>| <text:s text:c="8"/>Comm Error <text:s text:c="8"/>| <text:s text:c="11"/>- <text:s text:c="10"/></text:p>
      <text:p text:style-name="Standard"><text:s text:c="3"/>3.668 | 1 <text:s/>| <text:s text:c="3"/>0.539 <text:s text:c="2"/>-0.909 <text:s text:c="2"/>-0.168 | <text:s text:c="2"/>-85.0 <text:s text:c="2"/>-15.4 <text:s/>-159.8</text:p>
      <text:p text:style-name="Standard"><text:s text:c="3"/>3.668 | 2 <text:s/>| <text:s text:c="3"/>0.481 <text:s text:c="3"/>0.945 <text:s text:c="3"/>0.151 | <text:s text:c="3"/>82.4 <text:s text:c="2"/>-25.6 <text:s text:c="3"/>-3.6</text:p>
      <text:p text:style-name="Standard"><text:s text:c="3"/>3.668 | 3 <text:s/>| <text:s text:c="3"/>0.996 <text:s text:c="2"/>-0.075 <text:s text:c="3"/>0.281 | <text:s text:c="3"/>-4.0 <text:s text:c="2"/>-77.4 <text:s text:c="2"/>142.7</text:p>
      <text:p text:style-name="Standard"><text:s text:c="3"/>3.668 | 4 <text:s/>| <text:s text:c="3"/>1.010 <text:s text:c="2"/>-0.029 <text:s text:c="2"/>-0.016 | <text:s text:c="2"/>-62.7 <text:s text:c="2"/>-84.9 <text:s text:c="2"/>167.9</text:p>
      <text:p text:style-name="Standard"><text:s text:c="3"/>3.668 | 5 <text:s/>| <text:s text:c="3"/>1.019 <text:s text:c="2"/>-0.167 <text:s text:c="2"/>-0.180 | <text:s/>-140.1 <text:s text:c="2"/>-79.7 <text:s text:c="2"/>-86.2</text:p>
      <text:p text:style-name="Standard"><text:s text:c="3"/>3.702 | 0 <text:s/>| <text:s text:c="8"/>Comm Error <text:s text:c="8"/>| <text:s text:c="11"/>- <text:s text:c="10"/></text:p>
      <text:p text:style-name="Standard"><text:s text:c="3"/>3.702 | 1 <text:s/>| <text:s text:c="3"/>0.213 <text:s text:c="2"/>-0.951 <text:s text:c="3"/>0.086 | <text:s text:c="2"/>-86.3 <text:s text:c="2"/>-15.6 <text:s/>-158.6</text:p>
      <text:p text:style-name="Standard"><text:s text:c="3"/>3.702 | 2 <text:s/>| <text:s text:c="3"/>0.125 <text:s text:c="3"/>0.937 <text:s text:c="3"/>0.262 | <text:s text:c="3"/>80.9 <text:s text:c="2"/>-23.6 <text:s text:c="3"/>-3.3</text:p>
      <text:p text:style-name="Standard"><text:s text:c="3"/>3.702 | 3 <text:s/>| <text:s text:c="3"/>1.017 <text:s text:c="2"/>-0.098 <text:s text:c="3"/>0.230 | <text:s text:c="3"/>-6.6 <text:s text:c="2"/>-76.9 <text:s text:c="2"/>145.1</text:p>
      <text:p text:style-name="Standard"><text:s text:c="3"/>3.702 | 4 <text:s/>| <text:s text:c="3"/>1.006 <text:s text:c="2"/>-0.089 <text:s text:c="3"/>0.014 | <text:s text:c="2"/>-67.2 <text:s text:c="2"/>-84.7 <text:s text:c="2"/>172.0</text:p>
      <text:p text:style-name="Standard"><text:s text:c="3"/>3.702 | 5 <text:s/>| <text:s text:c="3"/>1.028 <text:s text:c="2"/>-0.084 <text:s text:c="2"/>-0.140 | <text:s/>-140.4 <text:s text:c="2"/>-79.7 <text:s text:c="2"/>-85.7</text:p>
      <text:p text:style-name="Standard"><text:s text:c="3"/>3.736 | 0 <text:s/>| <text:s text:c="8"/>Comm Error <text:s text:c="8"/>| <text:s text:c="11"/>- <text:s text:c="10"/></text:p>
      <text:p text:style-name="Standard"><text:s text:c="3"/>3.736 | 1 <text:s/>| <text:s text:c="3"/>0.046 <text:s text:c="2"/>-0.973 <text:s text:c="3"/>0.277 | <text:s text:c="2"/>-85.1 <text:s text:c="2"/>-13.8 <text:s/>-159.2</text:p>
      <text:p text:style-name="Standard"><text:s text:c="3"/>3.736 | 2 <text:s/>| <text:s text:c="3"/>0.155 <text:s text:c="3"/>0.934 <text:s text:c="3"/>0.184 | <text:s text:c="3"/>80.4 <text:s text:c="2"/>-21.4 <text:s text:c="3"/>-3.5</text:p>
      <text:p text:style-name="Standard"><text:s text:c="3"/>3.736 | 3 <text:s/>| <text:s text:c="3"/>1.008 <text:s text:c="2"/>-0.028 <text:s text:c="3"/>0.213 | <text:s text:c="3"/>-8.3 <text:s text:c="2"/>-76.8 <text:s text:c="2"/>146.7</text:p>
      <text:p text:style-name="Standard"><text:s text:c="3"/>3.736 | 4 <text:s/>| <text:s text:c="3"/>1.007 <text:s text:c="2"/>-0.051 <text:s text:c="3"/>0.043 | <text:s text:c="2"/>-63.9 <text:s text:c="2"/>-84.5 <text:s text:c="2"/>167.6</text:p>
      <text:p text:style-name="Standard"><text:s text:c="3"/>3.736 | 5 <text:s/>| <text:s text:c="3"/>1.013 <text:s text:c="2"/>-0.099 <text:s text:c="2"/>-0.115 | <text:s/>-140.1 <text:s text:c="2"/>-79.9 <text:s text:c="2"/>-86.2</text:p>
      <text:p text:style-name="Standard"><text:s text:c="3"/>3.770 | 0 <text:s/>| <text:s text:c="8"/>Comm Error <text:s text:c="8"/>| <text:s text:c="11"/>- <text:s text:c="10"/></text:p>
      <text:p text:style-name="Standard"><text:s text:c="3"/>3.770 | 1 <text:s/>| <text:s text:c="3"/>0.091 <text:s text:c="2"/>-0.954 <text:s text:c="3"/>0.314 | <text:s text:c="2"/>-83.6 <text:s text:c="2"/>-12.8 <text:s/>-160.5</text:p>
      <text:p text:style-name="Standard"><text:s text:c="3"/>3.770 | 2 <text:s/>| <text:s text:c="3"/>0.278 <text:s text:c="3"/>0.937 <text:s text:c="3"/>0.114 | <text:s text:c="3"/>80.8 <text:s text:c="2"/>-20.0 <text:s text:c="3"/>-3.5</text:p>
      <text:p text:style-name="Standard"><text:s text:c="3"/>3.770 | 3 <text:s/>| <text:s text:c="3"/>1.003 <text:s text:c="2"/>-0.015 <text:s text:c="3"/>0.214 | <text:s text:c="3"/>-8.0 <text:s text:c="2"/>-76.8 <text:s text:c="2"/>146.2</text:p>
      <text:p text:style-name="Standard"><text:s text:c="3"/>3.770 | 4 <text:s/>| <text:s text:c="3"/>1.001 <text:s text:c="2"/>-0.014 <text:s text:c="3"/>0.041 | <text:s text:c="2"/>-57.9 <text:s text:c="2"/>-84.5 <text:s text:c="2"/>161.1</text:p>
      <text:p text:style-name="Standard"><text:s text:c="3"/>3.770 | 5 <text:s/>| <text:s text:c="3"/>1.022 <text:s text:c="2"/>-0.098 <text:s text:c="2"/>-0.100 | <text:s/>-139.2 <text:s text:c="2"/>-80.0 <text:s text:c="2"/>-87.2</text:p>
      <text:p text:style-name="Standard"><text:s text:c="3"/>3.805 | 0 <text:s/>| <text:s text:c="8"/>Comm Error <text:s text:c="8"/>| <text:s text:c="11"/>- <text:s text:c="10"/></text:p>
      <text:p text:style-name="Standard"><text:s text:c="3"/>3.805 | 1 <text:s/>| <text:s text:c="3"/>0.083 <text:s text:c="2"/>-0.923 <text:s text:c="3"/>0.263 | <text:s text:c="2"/>-82.2 <text:s text:c="2"/>-12.0 <text:s/>-162.0</text:p>
      <text:p text:style-name="Standard"><text:soft-page-break/><text:s text:c="3"/>3.805 | 2 <text:s/>| <text:s text:c="3"/>0.385 <text:s text:c="3"/>0.939 <text:s text:c="3"/>0.077 | <text:s text:c="3"/>81.2 <text:s text:c="2"/>-19.9 <text:s text:c="3"/>-3.0</text:p>
      <text:p text:style-name="Standard"><text:s text:c="3"/>3.805 | 3 <text:s/>| <text:s text:c="3"/>0.998 <text:s text:c="2"/>-0.044 <text:s text:c="3"/>0.185 | <text:s text:c="3"/>-8.9 <text:s text:c="2"/>-77.0 <text:s text:c="2"/>147.1</text:p>
      <text:p text:style-name="Standard"><text:s text:c="3"/>3.805 | 4 <text:s/>| <text:s text:c="3"/>1.005 <text:s text:c="2"/>-0.025 <text:s text:c="3"/>0.018 | <text:s text:c="2"/>-56.0 <text:s text:c="2"/>-84.6 <text:s text:c="2"/>159.2</text:p>
      <text:p text:style-name="Standard"><text:s text:c="3"/>3.805 | 5 <text:s/>| <text:s text:c="3"/>1.014 <text:s text:c="2"/>-0.114 <text:s text:c="2"/>-0.111 | <text:s/>-138.1 <text:s text:c="2"/>-80.1 <text:s text:c="2"/>-88.4</text:p>
      <text:p text:style-name="Standard"><text:s text:c="3"/>3.838 | 0 <text:s/>| <text:s text:c="8"/>Comm Error <text:s text:c="8"/>| <text:s text:c="11"/>- <text:s text:c="10"/></text:p>
      <text:p text:style-name="Standard"><text:s text:c="3"/>3.838 | 1 <text:s/>| <text:s text:c="3"/>0.167 <text:s text:c="2"/>-0.947 <text:s text:c="3"/>0.224 | <text:s text:c="2"/>-81.2 <text:s text:c="2"/>-11.3 <text:s/>-162.9</text:p>
      <text:p text:style-name="Standard"><text:s text:c="3"/>3.838 | 2 <text:s/>| <text:s text:c="3"/>0.546 <text:s text:c="3"/>0.891 <text:s text:c="3"/>0.040 | <text:s text:c="3"/>81.8 <text:s text:c="2"/>-20.7 <text:s text:c="3"/>-1.7</text:p>
      <text:p text:style-name="Standard"><text:s text:c="3"/>3.838 | 3 <text:s/>| <text:s text:c="3"/>0.997 <text:s text:c="2"/>-0.038 <text:s text:c="3"/>0.219 | <text:s text:c="3"/>-9.7 <text:s text:c="2"/>-77.0 <text:s text:c="2"/>147.9</text:p>
      <text:p text:style-name="Standard"><text:s text:c="3"/>3.838 | 4 <text:s/>| <text:s text:c="3"/>1.009 <text:s text:c="2"/>-0.042 <text:s text:c="3"/>0.025 | <text:s text:c="2"/>-56.6 <text:s text:c="2"/>-84.6 <text:s text:c="2"/>159.9</text:p>
      <text:p text:style-name="Standard"><text:s text:c="3"/>3.838 | 5 <text:s/>| <text:s text:c="3"/>1.020 <text:s text:c="2"/>-0.087 <text:s text:c="2"/>-0.117 | <text:s/>-138.2 <text:s text:c="2"/>-80.2 <text:s text:c="2"/>-88.4</text:p>
      <text:p text:style-name="Standard"><text:s text:c="3"/>3.872 | 0 <text:s/>| <text:s text:c="8"/>Comm Error <text:s text:c="8"/>| <text:s text:c="11"/>- <text:s text:c="10"/></text:p>
      <text:p text:style-name="Standard"><text:s text:c="3"/>3.872 | 1 <text:s/>| <text:s text:c="3"/>0.220 <text:s text:c="2"/>-0.933 <text:s text:c="3"/>0.181 | <text:s text:c="2"/>-81.2 <text:s text:c="2"/>-11.5 <text:s/>-162.9</text:p>
      <text:p text:style-name="Standard"><text:s text:c="3"/>3.872 | 2 <text:s/>| <text:s text:c="3"/>0.863 <text:s text:c="3"/>0.861 <text:s text:c="3"/>0.066 | <text:s text:c="3"/>82.0 <text:s text:c="2"/>-25.1 <text:s text:c="4"/>2.7</text:p>
      <text:p text:style-name="Standard"><text:s text:c="3"/>3.872 | 3 <text:s/>| <text:s text:c="3"/>0.996 <text:s text:c="2"/>-0.013 <text:s text:c="3"/>0.222 | <text:s text:c="3"/>-9.2 <text:s text:c="2"/>-76.8 <text:s text:c="2"/>147.3</text:p>
      <text:p text:style-name="Standard"><text:s text:c="3"/>3.872 | 4 <text:s/>| <text:s text:c="3"/>1.002 <text:s text:c="2"/>-0.043 <text:s text:c="3"/>0.025 | <text:s text:c="2"/>-56.9 <text:s text:c="2"/>-84.6 <text:s text:c="2"/>160.4</text:p>
      <text:p text:style-name="Standard"><text:s text:c="3"/>3.872 | 5 <text:s/>| <text:s text:c="3"/>1.019 <text:s text:c="2"/>-0.082 <text:s text:c="2"/>-0.112 | <text:s/>-139.3 <text:s text:c="2"/>-80.3 <text:s text:c="2"/>-87.4</text:p>
      <text:p text:style-name="Standard"><text:s text:c="3"/>3.907 | 0 <text:s/>| <text:s text:c="8"/>Comm Error <text:s text:c="8"/>| <text:s text:c="11"/>- <text:s text:c="10"/></text:p>
      <text:p text:style-name="Standard"><text:s text:c="3"/>3.907 | 1 <text:s/>| <text:s text:c="3"/>0.253 <text:s text:c="2"/>-0.949 <text:s text:c="3"/>0.127 | <text:s text:c="2"/>-82.2 <text:s text:c="2"/>-12.2 <text:s/>-162.2</text:p>
      <text:p text:style-name="Standard"><text:s text:c="3"/>3.907 | 2 <text:s/>| <text:s text:c="3"/>0.753 <text:s text:c="3"/>1.006 <text:s text:c="3"/>0.152 | <text:s text:c="3"/>80.6 <text:s text:c="2"/>-27.7 <text:s text:c="4"/>9.3</text:p>
      <text:p text:style-name="Standard"><text:s text:c="3"/>3.907 | 3 <text:s/>| <text:s text:c="3"/>1.015 <text:s text:c="2"/>-0.034 <text:s text:c="3"/>0.220 | <text:s text:c="3"/>-8.8 <text:s text:c="2"/>-76.7 <text:s text:c="2"/>147.0</text:p>
      <text:p text:style-name="Standard"><text:s text:c="3"/>3.907 | 4 <text:s/>| <text:s text:c="3"/>1.011 <text:s text:c="2"/>-0.029 <text:s text:c="3"/>0.008 | <text:s text:c="2"/>-58.3 <text:s text:c="2"/>-84.6 <text:s text:c="2"/>161.8</text:p>
      <text:p text:style-name="Standard"><text:s text:c="3"/>3.907 | 5 <text:s/>| <text:s text:c="3"/>1.017 <text:s text:c="2"/>-0.103 <text:s text:c="2"/>-0.148 | <text:s/>-140.2 <text:s text:c="2"/>-80.2 <text:s text:c="2"/>-86.6</text:p>
      <text:p text:style-name="Standard"><text:s text:c="3"/>3.941 | 0 <text:s/>| <text:s text:c="8"/>Comm Error <text:s text:c="8"/>| <text:s text:c="11"/>- <text:s text:c="10"/></text:p>
      <text:p text:style-name="Standard"><text:s text:c="3"/>3.941 | 1 <text:s/>| <text:s text:c="3"/>0.422 <text:s text:c="2"/>-0.995 <text:s text:c="3"/>0.030 | <text:s text:c="2"/>-83.7 <text:s text:c="2"/>-13.9 <text:s/>-162.0</text:p>
      <text:p text:style-name="Standard"><text:s text:c="3"/>3.941 | 2 <text:s/>| <text:s text:c="3"/>0.695 <text:s text:c="3"/>1.124 <text:s text:c="3"/>0.200 | <text:s text:c="3"/>77.4 <text:s text:c="2"/>-29.8 <text:s text:c="3"/>19.1</text:p>
      <text:p text:style-name="Standard"><text:s text:c="3"/>3.941 | 3 <text:s/>| <text:s text:c="3"/>1.013 <text:s text:c="2"/>-0.063 <text:s text:c="3"/>0.213 | <text:s text:c="3"/>-9.4 <text:s text:c="2"/>-76.6 <text:s text:c="2"/>147.8</text:p>
      <text:p text:style-name="Standard"><text:s text:c="3"/>3.941 | 4 <text:s/>| <text:s text:c="3"/>1.012 <text:s text:c="2"/>-0.031 <text:s text:c="2"/>-0.001 | <text:s text:c="2"/>-60.6 <text:s text:c="2"/>-84.7 <text:s text:c="2"/>164.5</text:p>
      <text:p text:style-name="Standard"><text:s text:c="3"/>3.941 | 5 <text:s/>| <text:s text:c="3"/>1.022 <text:s text:c="2"/>-0.107 <text:s text:c="2"/>-0.151 | <text:s/>-141.0 <text:s text:c="2"/>-79.9 <text:s text:c="2"/>-86.0</text:p>
      <text:p text:style-name="Standard"><text:s text:c="3"/>3.976 | 0 <text:s/>| <text:s text:c="8"/>Comm Error <text:s text:c="8"/>| <text:s text:c="11"/>- <text:s text:c="10"/></text:p>
      <text:p text:style-name="Standard"><text:s text:c="3"/>3.976 | 1 <text:s/>| <text:s text:c="3"/>0.482 <text:s text:c="2"/>-1.037 <text:s text:c="2"/>-0.049 | <text:s text:c="2"/>-86.3 <text:s text:c="2"/>-17.0 <text:s/>-163.4</text:p>
      <text:p text:style-name="Standard"><text:s text:c="3"/>3.976 | 2 <text:s/>| <text:s text:c="3"/>0.625 <text:s text:c="3"/>1.155 <text:s text:c="3"/>0.309 | <text:s text:c="3"/>75.1 <text:s text:c="2"/>-31.0 <text:s text:c="3"/>24.5</text:p>
      <text:p text:style-name="Standard"><text:s text:c="3"/>3.976 | 3 <text:s/>| <text:s text:c="3"/>1.021 <text:s text:c="2"/>-0.034 <text:s text:c="3"/>0.221 | <text:s text:c="3"/>-9.7 <text:s text:c="2"/>-76.4 <text:s text:c="2"/>148.5</text:p>
      <text:p text:style-name="Standard"><text:s text:c="3"/>3.976 | 4 <text:s/>| <text:s text:c="3"/>1.015 <text:s text:c="2"/>-0.042 <text:s text:c="3"/>0.027 | <text:s text:c="2"/>-60.6 <text:s text:c="2"/>-84.7 <text:s text:c="2"/>164.5</text:p>
      <text:p text:style-name="Standard"><text:s text:c="3"/>3.976 | 5 <text:s/>| <text:s text:c="3"/>1.025 <text:s text:c="2"/>-0.105 <text:s text:c="2"/>-0.133 | <text:s/>-141.1 <text:s text:c="2"/>-79.9 <text:s text:c="2"/>-86.0</text:p>
      <text:p text:style-name="Standard"><text:s text:c="3"/>4.010 | 0 <text:s/>| <text:s text:c="8"/>Comm Error <text:s text:c="8"/>| <text:s text:c="11"/>- <text:s text:c="10"/></text:p>
      <text:p text:style-name="Standard"><text:s text:c="3"/>4.010 | 1 <text:s/>| <text:s text:c="3"/>0.575 <text:s text:c="2"/>-1.027 <text:s text:c="2"/>-0.162 | <text:s text:c="2"/>-88.7 <text:s text:c="2"/>-20.2 <text:s/>-165.2</text:p>
      <text:p text:style-name="Standard"><text:s text:c="3"/>4.010 | 2 <text:s/>| <text:s text:c="3"/>0.642 <text:s text:c="3"/>1.134 <text:s text:c="3"/>0.330 | <text:s text:c="3"/>73.2 <text:s text:c="2"/>-32.7 <text:s text:c="3"/>28.2</text:p>
      <text:p text:style-name="Standard"><text:s text:c="3"/>4.010 | 3 <text:s/>| <text:s text:c="3"/>1.029 <text:s text:c="2"/>-0.021 <text:s text:c="3"/>0.224 | <text:s text:c="3"/>-9.3 <text:s text:c="2"/>-76.2 <text:s text:c="2"/>148.4</text:p>
      <text:p text:style-name="Standard"><text:s text:c="3"/>4.010 | 4 <text:s/>| <text:s text:c="3"/>1.005 <text:s text:c="2"/>-0.045 <text:s text:c="3"/>0.038 | <text:s text:c="2"/>-58.1 <text:s text:c="2"/>-84.6 <text:s text:c="2"/>161.6</text:p>
      <text:p text:style-name="Standard"><text:s text:c="3"/>4.010 | 5 <text:s/>| <text:s text:c="3"/>1.021 <text:s text:c="2"/>-0.108 <text:s text:c="2"/>-0.124 | <text:s/>-140.5 <text:s text:c="2"/>-79.8 <text:s text:c="2"/>-86.5</text:p>
      <text:p text:style-name="Standard"><text:s text:c="3"/>4.044 | 0 <text:s/>| <text:s text:c="8"/>Comm Error <text:s text:c="8"/>| <text:s text:c="11"/>- <text:s text:c="10"/></text:p>
      <text:p text:style-name="Standard"><text:s text:c="3"/>4.044 | 1 <text:s/>| <text:s text:c="3"/>0.658 <text:s text:c="2"/>-1.064 <text:s text:c="2"/>-0.188 | <text:s text:c="2"/>-90.9 <text:s text:c="2"/>-24.2 <text:s/>-167.9</text:p>
      <text:p text:style-name="Standard"><text:s text:c="3"/>4.044 | 2 <text:s/>| <text:s text:c="3"/>0.618 <text:s text:c="3"/>1.083 <text:s text:c="3"/>0.323 | <text:s text:c="3"/>70.5 <text:s text:c="2"/>-35.1 <text:s text:c="3"/>32.3</text:p>
      <text:p text:style-name="Standard"><text:s text:c="3"/>4.044 | 3 <text:s/>| <text:s text:c="3"/>0.992 <text:s text:c="2"/>-0.028 <text:s text:c="3"/>0.220 | <text:s text:c="3"/>-9.0 <text:s text:c="2"/>-76.0 <text:s text:c="2"/>148.4</text:p>
      <text:p text:style-name="Standard"><text:s text:c="3"/>4.044 | 4 <text:s/>| <text:s text:c="3"/>1.002 <text:s text:c="2"/>-0.042 <text:s text:c="3"/>0.026 | <text:s text:c="2"/>-57.3 <text:s text:c="2"/>-84.6 <text:s text:c="2"/>160.8</text:p>
      <text:p text:style-name="Standard"><text:s text:c="3"/>4.044 | 5 <text:s/>| <text:s text:c="3"/>1.014 <text:s text:c="2"/>-0.096 <text:s text:c="2"/>-0.125 | <text:s/>-140.3 <text:s text:c="2"/>-79.9 <text:s text:c="2"/>-86.6</text:p>
      <text:p text:style-name="Standard"><text:s text:c="3"/>4.080 | 0 <text:s/>| <text:s text:c="8"/>Comm Error <text:s text:c="8"/>| <text:s text:c="11"/>- <text:s text:c="10"/></text:p>
      <text:p text:style-name="Standard"><text:s text:c="3"/>4.080 | 1 <text:s/>| <text:s text:c="3"/>0.621 <text:s text:c="2"/>-1.124 <text:s text:c="2"/>-0.180 | <text:s text:c="2"/>-92.7 <text:s text:c="2"/>-29.4 <text:s/>-173.5</text:p>
      <text:p text:style-name="Standard"><text:s text:c="3"/>4.080 | 2 <text:s/>| <text:s text:c="3"/>0.634 <text:s text:c="3"/>1.083 <text:s text:c="3"/>0.349 | <text:s text:c="3"/>68.6 <text:s text:c="2"/>-37.1 <text:s text:c="3"/>34.7</text:p>
      <text:p text:style-name="Standard"><text:soft-page-break/><text:s text:c="3"/>4.080 | 3 <text:s/>| <text:s text:c="3"/>1.000 <text:s text:c="2"/>-0.039 <text:s text:c="3"/>0.216 | <text:s text:c="3"/>-9.2 <text:s text:c="2"/>-75.9 <text:s text:c="2"/>148.8</text:p>
      <text:p text:style-name="Standard"><text:s text:c="3"/>4.080 | 4 <text:s/>| <text:s text:c="3"/>1.005 <text:s text:c="2"/>-0.025 <text:s text:c="3"/>0.007 | <text:s text:c="2"/>-58.5 <text:s text:c="2"/>-84.6 <text:s text:c="2"/>162.4</text:p>
      <text:p text:style-name="Standard"><text:s text:c="3"/>4.080 | 5 <text:s/>| <text:s text:c="3"/>1.021 <text:s text:c="2"/>-0.103 <text:s text:c="2"/>-0.112 | <text:s/>-139.8 <text:s text:c="2"/>-79.9 <text:s text:c="2"/>-87.0</text:p>
      <text:p text:style-name="Standard"><text:s text:c="3"/>4.114 | 0 <text:s/>| <text:s text:c="8"/>Comm Error <text:s text:c="8"/>| <text:s text:c="11"/>- <text:s text:c="10"/></text:p>
      <text:p text:style-name="Standard"><text:s text:c="3"/>4.114 | 1 <text:s/>| <text:s text:c="3"/>0.582 <text:s text:c="2"/>-1.148 <text:s text:c="2"/>-0.181 | <text:s text:c="2"/>-93.9 <text:s text:c="2"/>-32.7 <text:s/>-177.7</text:p>
      <text:p text:style-name="Standard"><text:s text:c="3"/>4.114 | 2 <text:s/>| <text:s text:c="3"/>0.597 <text:s text:c="3"/>1.058 <text:s text:c="3"/>0.363 | <text:s text:c="3"/>66.4 <text:s text:c="2"/>-39.4 <text:s text:c="3"/>37.2</text:p>
      <text:p text:style-name="Standard"><text:s text:c="3"/>4.114 | 3 <text:s/>| <text:s text:c="3"/>1.015 <text:s text:c="2"/>-0.037 <text:s text:c="3"/>0.237 | <text:s text:c="3"/>-9.4 <text:s text:c="2"/>-75.6 <text:s text:c="2"/>149.2</text:p>
      <text:p text:style-name="Standard"><text:s text:c="3"/>4.114 | 4 <text:s/>| <text:s text:c="3"/>1.016 <text:s text:c="2"/>-0.047 <text:s text:c="3"/>0.014 | <text:s text:c="2"/>-60.4 <text:s text:c="2"/>-84.6 <text:s text:c="2"/>164.6</text:p>
      <text:p text:style-name="Standard"><text:s text:c="3"/>4.114 | 5 <text:s/>| <text:s text:c="3"/>1.016 <text:s text:c="2"/>-0.102 <text:s text:c="2"/>-0.111 | <text:s/>-139.5 <text:s text:c="2"/>-80.0 <text:s text:c="2"/>-87.1</text:p>
      <text:p text:style-name="Standard"><text:s text:c="3"/>4.148 | 0 <text:s/>| <text:s text:c="8"/>Comm Error <text:s text:c="8"/>| <text:s text:c="11"/>- <text:s text:c="10"/></text:p>
      <text:p text:style-name="Standard"><text:s text:c="3"/>4.148 | 1 <text:s/>| <text:s text:c="3"/>0.620 <text:s text:c="2"/>-1.214 <text:s text:c="2"/>-0.161 | <text:s text:c="2"/>-94.9 <text:s text:c="2"/>-36.3 <text:s text:c="2"/>177.4</text:p>
      <text:p text:style-name="Standard"><text:s text:c="3"/>4.148 | 2 <text:s/>| <text:s text:c="3"/>0.612 <text:s text:c="3"/>1.034 <text:s text:c="3"/>0.361 | <text:s text:c="3"/>64.9 <text:s text:c="2"/>-41.0 <text:s text:c="3"/>38.9</text:p>
      <text:p text:style-name="Standard"><text:s text:c="3"/>4.148 | 3 <text:s/>| <text:s text:c="3"/>1.010 <text:s text:c="2"/>-0.046 <text:s text:c="3"/>0.248 | <text:s text:c="3"/>-9.6 <text:s text:c="2"/>-75.3 <text:s text:c="2"/>149.4</text:p>
      <text:p text:style-name="Standard"><text:s text:c="3"/>4.148 | 4 <text:s/>| <text:s text:c="3"/>1.008 <text:s text:c="2"/>-0.034 <text:s text:c="3"/>0.011 | <text:s text:c="2"/>-61.4 <text:s text:c="2"/>-84.7 <text:s text:c="2"/>165.8</text:p>
      <text:p text:style-name="Standard"><text:s text:c="3"/>4.148 | 5 <text:s/>| <text:s text:c="3"/>1.020 <text:s text:c="2"/>-0.095 <text:s text:c="2"/>-0.112 | <text:s/>-139.5 <text:s text:c="2"/>-80.1 <text:s text:c="2"/>-87.1</text:p>
      <text:p text:style-name="Standard"><text:s text:c="3"/>4.182 | 0 <text:s/>| <text:s text:c="8"/>Comm Error <text:s text:c="8"/>| <text:s text:c="11"/>- <text:s text:c="10"/></text:p>
      <text:p text:style-name="Standard"><text:s text:c="3"/>4.182 | 1 <text:s/>| <text:s text:c="3"/>0.614 <text:s text:c="2"/>-1.202 <text:s text:c="2"/>-0.129 | <text:s text:c="2"/>-95.0 <text:s text:c="2"/>-38.9 <text:s text:c="2"/>173.7</text:p>
      <text:p text:style-name="Standard"><text:s text:c="3"/>4.182 | 2 <text:s/>| <text:s text:c="3"/>0.613 <text:s text:c="3"/>0.998 <text:s text:c="3"/>0.344 | <text:s text:c="3"/>63.3 <text:s text:c="2"/>-43.0 <text:s text:c="3"/>41.1</text:p>
      <text:p text:style-name="Standard"><text:s text:c="3"/>4.182 | 3 <text:s/>| <text:s text:c="3"/>1.001 <text:s text:c="2"/>-0.062 <text:s text:c="3"/>0.242 | <text:s text:c="2"/>-10.4 <text:s text:c="2"/>-75.0 <text:s text:c="2"/>150.4</text:p>
      <text:p text:style-name="Standard"><text:s text:c="3"/>4.182 | 4 <text:s/>| <text:s text:c="3"/>1.012 <text:s text:c="2"/>-0.039 <text:s text:c="3"/>0.021 | <text:s text:c="2"/>-61.0 <text:s text:c="2"/>-84.7 <text:s text:c="2"/>165.6</text:p>
      <text:p text:style-name="Standard"><text:s text:c="3"/>4.182 | 5 <text:s/>| <text:s text:c="3"/>1.018 <text:s text:c="2"/>-0.097 <text:s text:c="2"/>-0.134 | <text:s/>-140.4 <text:s text:c="2"/>-80.1 <text:s text:c="2"/>-86.2</text:p>
      <text:p text:style-name="Standard"><text:s text:c="3"/>4.216 | 0 <text:s/>| <text:s text:c="8"/>Comm Error <text:s text:c="8"/>| <text:s text:c="11"/>- <text:s text:c="10"/></text:p>
      <text:p text:style-name="Standard"><text:s text:c="3"/>4.216 | 1 <text:s/>| <text:s text:c="3"/>0.618 <text:s text:c="2"/>-1.142 <text:s text:c="2"/>-0.081 | <text:s text:c="2"/>-93.8 <text:s text:c="2"/>-42.1 <text:s text:c="2"/>168.3</text:p>
      <text:p text:style-name="Standard"><text:s text:c="3"/>4.216 | 2 <text:s/>| <text:s text:c="3"/>0.640 <text:s text:c="3"/>0.886 <text:s text:c="3"/>0.346 | <text:s text:c="3"/>61.0 <text:s text:c="2"/>-44.6 <text:s text:c="3"/>42.9</text:p>
      <text:p text:style-name="Standard"><text:s text:c="3"/>4.216 | 3 <text:s/>| <text:s text:c="3"/>1.003 <text:s text:c="2"/>-0.047 <text:s text:c="3"/>0.248 | <text:s text:c="2"/>-10.9 <text:s text:c="2"/>-74.7 <text:s text:c="2"/>151.0</text:p>
      <text:p text:style-name="Standard"><text:s text:c="3"/>4.216 | 4 <text:s/>| <text:s text:c="3"/>1.012 <text:s text:c="2"/>-0.057 <text:s text:c="3"/>0.020 | <text:s text:c="2"/>-61.8 <text:s text:c="2"/>-84.6 <text:s text:c="2"/>166.4</text:p>
      <text:p text:style-name="Standard"><text:s text:c="3"/>4.216 | 5 <text:s/>| <text:s text:c="3"/>1.011 <text:s text:c="2"/>-0.095 <text:s text:c="2"/>-0.128 | <text:s/>-141.3 <text:s text:c="2"/>-80.1 <text:s text:c="2"/>-85.4</text:p>
      <text:p text:style-name="Standard"><text:s text:c="3"/>4.250 | 0 <text:s/>| <text:s text:c="8"/>Comm Error <text:s text:c="8"/>| <text:s text:c="11"/>- <text:s text:c="10"/></text:p>
      <text:p text:style-name="Standard"><text:s text:c="3"/>4.250 | 1 <text:s/>| <text:s text:c="3"/>0.619 <text:s text:c="2"/>-1.093 <text:s text:c="2"/>-0.039 | <text:s text:c="2"/>-91.9 <text:s text:c="2"/>-44.4 <text:s text:c="2"/>163.6</text:p>
      <text:p text:style-name="Standard"><text:s text:c="3"/>4.250 | 2 <text:s/>| <text:s text:c="3"/>0.648 <text:s text:c="3"/>0.813 <text:s text:c="3"/>0.361 | <text:s text:c="3"/>59.1 <text:s text:c="2"/>-46.0 <text:s text:c="3"/>44.7</text:p>
      <text:p text:style-name="Standard"><text:s text:c="3"/>4.250 | 3 <text:s/>| <text:s text:c="3"/>1.006 <text:s text:c="2"/>-0.015 <text:s text:c="3"/>0.248 | <text:s text:c="2"/>-10.5 <text:s text:c="2"/>-74.6 <text:s text:c="2"/>150.6</text:p>
      <text:p text:style-name="Standard"><text:s text:c="3"/>4.250 | 4 <text:s/>| <text:s text:c="3"/>0.999 <text:s text:c="3"/>0.027 <text:s text:c="2"/>-0.008 | <text:s text:c="2"/>-60.6 <text:s text:c="2"/>-84.8 <text:s text:c="2"/>165.7</text:p>
      <text:p text:style-name="Standard"><text:s text:c="3"/>4.250 | 5 <text:s/>| <text:s text:c="3"/>1.033 <text:s text:c="2"/>-0.101 <text:s text:c="2"/>-0.127 | <text:s/>-141.5 <text:s text:c="2"/>-80.1 <text:s text:c="2"/>-85.2</text:p>
      <text:p text:style-name="Standard"><text:s text:c="3"/>4.285 | 0 <text:s/>| <text:s text:c="8"/>Comm Error <text:s text:c="8"/>| <text:s text:c="11"/>- <text:s text:c="10"/></text:p>
      <text:p text:style-name="Standard"><text:s text:c="3"/>4.285 | 1 <text:s/>| <text:s text:c="3"/>0.578 <text:s text:c="2"/>-1.070 <text:s text:c="2"/>-0.010 | <text:s text:c="2"/>-90.2 <text:s text:c="2"/>-45.6 <text:s text:c="2"/>159.0</text:p>
      <text:p text:style-name="Standard"><text:s text:c="3"/>4.285 | 2 <text:s/>| <text:s text:c="3"/>0.649 <text:s text:c="3"/>0.757 <text:s text:c="3"/>0.360 | <text:s text:c="3"/>56.7 <text:s text:c="2"/>-48.0 <text:s text:c="3"/>47.1</text:p>
      <text:p text:style-name="Standard"><text:s text:c="3"/>4.285 | 3 <text:s/>| <text:s text:c="3"/>1.000 <text:s text:c="2"/>-0.004 <text:s text:c="3"/>0.254 | <text:s text:c="3"/>-9.1 <text:s text:c="2"/>-74.5 <text:s text:c="2"/>149.3</text:p>
      <text:p text:style-name="Standard"><text:s text:c="3"/>4.285 | 4 <text:s/>| <text:s text:c="3"/>1.006 <text:s text:c="2"/>-0.053 <text:s text:c="3"/>0.018 | <text:s text:c="2"/>-60.1 <text:s text:c="2"/>-84.9 <text:s text:c="2"/>165.5</text:p>
      <text:p text:style-name="Standard"><text:s text:c="3"/>4.285 | 5 <text:s/>| <text:s text:c="3"/>1.021 <text:s text:c="2"/>-0.095 <text:s text:c="2"/>-0.138 | <text:s/>-142.2 <text:s text:c="2"/>-80.1 <text:s text:c="2"/>-84.6</text:p>
      <text:p text:style-name="Standard"><text:s text:c="3"/>4.319 | 0 <text:s/>| <text:s text:c="8"/>Comm Error <text:s text:c="8"/>| <text:s text:c="11"/>- <text:s text:c="10"/></text:p>
      <text:p text:style-name="Standard"><text:s text:c="3"/>4.319 | 1 <text:s/>| <text:s text:c="3"/>0.586 <text:s text:c="2"/>-0.947 <text:s text:c="3"/>0.040 | <text:s text:c="2"/>-88.0 <text:s text:c="2"/>-47.3 <text:s text:c="2"/>156.2</text:p>
      <text:p text:style-name="Standard"><text:s text:c="3"/>4.319 | 2 <text:s/>| <text:s text:c="3"/>0.654 <text:s text:c="3"/>0.674 <text:s text:c="3"/>0.348 | <text:s text:c="3"/>55.9 <text:s text:c="2"/>-49.2 <text:s text:c="3"/>47.8</text:p>
      <text:p text:style-name="Standard"><text:s text:c="3"/>4.319 | 3 <text:s/>| <text:s text:c="3"/>1.001 <text:s text:c="2"/>-0.011 <text:s text:c="3"/>0.252 | <text:s text:c="3"/>-8.1 <text:s text:c="2"/>-74.4 <text:s text:c="2"/>148.4</text:p>
      <text:p text:style-name="Standard"><text:s text:c="3"/>4.319 | 4 <text:s/>| <text:s text:c="3"/>1.014 <text:s text:c="2"/>-0.005 <text:s text:c="2"/>-0.001 | <text:s text:c="2"/>-60.6 <text:s text:c="2"/>-84.9 <text:s text:c="2"/>166.6</text:p>
      <text:p text:style-name="Standard"><text:s text:c="3"/>4.319 | 5 <text:s/>| <text:s text:c="3"/>1.026 <text:s text:c="2"/>-0.075 <text:s text:c="2"/>-0.121 | <text:s/>-142.8 <text:s text:c="2"/>-80.1 <text:s text:c="2"/>-83.7</text:p>
      <text:p text:style-name="Standard"><text:s text:c="3"/>4.354 | 0 <text:s/>| <text:s text:c="8"/>Comm Error <text:s text:c="8"/>| <text:s text:c="11"/>- <text:s text:c="10"/></text:p>
      <text:p text:style-name="Standard"><text:s text:c="3"/>4.354 | 1 <text:s/>| <text:s text:c="3"/>0.644 <text:s text:c="2"/>-0.882 <text:s text:c="3"/>0.042 | <text:s text:c="2"/>-86.6 <text:s text:c="2"/>-48.9 <text:s text:c="2"/>153.8</text:p>
      <text:p text:style-name="Standard"><text:s text:c="3"/>4.354 | 2 <text:s/>| <text:s text:c="3"/>0.685 <text:s text:c="3"/>0.632 <text:s text:c="3"/>0.345 | <text:s text:c="3"/>54.1 <text:s text:c="2"/>-51.7 <text:s text:c="3"/>49.2</text:p>
      <text:p text:style-name="Standard"><text:s text:c="3"/>4.354 | 3 <text:s/>| <text:s text:c="3"/>1.008 <text:s text:c="2"/>-0.018 <text:s text:c="3"/>0.245 | <text:s text:c="3"/>-7.4 <text:s text:c="2"/>-74.5 <text:s text:c="2"/>147.8</text:p>
      <text:p text:style-name="Standard"><text:soft-page-break/><text:s text:c="3"/>4.354 | 4 <text:s/>| <text:s text:c="3"/>1.006 <text:s text:c="2"/>-0.038 <text:s text:c="3"/>0.016 | <text:s text:c="2"/>-61.8 <text:s text:c="2"/>-85.0 <text:s text:c="2"/>167.9</text:p>
      <text:p text:style-name="Standard"><text:s text:c="3"/>4.354 | 5 <text:s/>| <text:s text:c="3"/>1.017 <text:s text:c="2"/>-0.094 <text:s text:c="2"/>-0.126 | <text:s/>-143.4 <text:s text:c="2"/>-80.3 <text:s text:c="2"/>-83.3</text:p>
      <text:p text:style-name="Standard"><text:s text:c="3"/>4.388 | 0 <text:s/>| <text:s text:c="8"/>Comm Error <text:s text:c="8"/>| <text:s text:c="11"/>- <text:s text:c="10"/></text:p>
      <text:p text:style-name="Standard"><text:s text:c="3"/>4.388 | 1 <text:s/>| <text:s text:c="3"/>0.669 <text:s text:c="2"/>-0.777 <text:s text:c="3"/>0.073 | <text:s text:c="2"/>-84.3 <text:s text:c="2"/>-51.3 <text:s text:c="2"/>150.6</text:p>
      <text:p text:style-name="Standard"><text:s text:c="3"/>4.388 | 2 <text:s/>| <text:s text:c="3"/>0.673 <text:s text:c="3"/>0.553 <text:s text:c="3"/>0.351 | <text:s text:c="3"/>52.5 <text:s text:c="2"/>-53.5 <text:s text:c="3"/>50.3</text:p>
      <text:p text:style-name="Standard"><text:s text:c="3"/>4.388 | 3 <text:s/>| <text:s text:c="3"/>0.998 <text:s text:c="2"/>-0.024 <text:s text:c="3"/>0.249 | <text:s text:c="3"/>-7.0 <text:s text:c="2"/>-74.5 <text:s text:c="2"/>147.5</text:p>
      <text:p text:style-name="Standard"><text:s text:c="3"/>4.388 | 4 <text:s/>| <text:s text:c="3"/>1.006 <text:s text:c="2"/>-0.024 <text:s text:c="3"/>0.009 | <text:s text:c="2"/>-61.5 <text:s text:c="2"/>-85.0 <text:s text:c="2"/>167.6</text:p>
      <text:p text:style-name="Standard"><text:s text:c="3"/>4.388 | 5 <text:s/>| <text:s text:c="3"/>1.022 <text:s text:c="2"/>-0.086 <text:s text:c="2"/>-0.129 | <text:s/>-143.5 <text:s text:c="2"/>-80.3 <text:s text:c="2"/>-83.2</text:p>
      <text:p text:style-name="Standard"><text:s text:c="3"/>4.422 | 0 <text:s/>| <text:s text:c="8"/>Comm Error <text:s text:c="8"/>| <text:s text:c="11"/>- <text:s text:c="10"/></text:p>
      <text:p text:style-name="Standard"><text:s text:c="3"/>4.422 | 1 <text:s/>| <text:s text:c="3"/>0.693 <text:s text:c="2"/>-0.707 <text:s text:c="3"/>0.101 | <text:s text:c="2"/>-82.2 <text:s text:c="2"/>-53.1 <text:s text:c="2"/>148.0</text:p>
      <text:p text:style-name="Standard"><text:s text:c="3"/>4.422 | 2 <text:s/>| <text:s text:c="3"/>0.684 <text:s text:c="3"/>0.449 <text:s text:c="3"/>0.329 | <text:s text:c="3"/>51.3 <text:s text:c="2"/>-55.8 <text:s text:c="3"/>50.7</text:p>
      <text:p text:style-name="Standard"><text:s text:c="3"/>4.422 | 3 <text:s/>| <text:s text:c="3"/>1.003 <text:s text:c="2"/>-0.033 <text:s text:c="3"/>0.246 | <text:s text:c="3"/>-6.8 <text:s text:c="2"/>-74.6 <text:s text:c="2"/>147.4</text:p>
      <text:p text:style-name="Standard"><text:s text:c="3"/>4.422 | 4 <text:s/>| <text:s text:c="3"/>1.014 <text:s text:c="2"/>-0.021 <text:s text:c="3"/>0.003 | <text:s text:c="2"/>-62.3 <text:s text:c="2"/>-85.0 <text:s text:c="2"/>168.7</text:p>
      <text:p text:style-name="Standard"><text:s text:c="3"/>4.422 | 5 <text:s/>| <text:s text:c="3"/>1.018 <text:s text:c="2"/>-0.084 <text:s text:c="2"/>-0.132 | <text:s/>-144.2 <text:s text:c="2"/>-80.3 <text:s text:c="2"/>-82.6</text:p>
      <text:p text:style-name="Standard"><text:s text:c="3"/>4.457 | 0 <text:s/>| <text:s text:c="8"/>Comm Error <text:s text:c="8"/>| <text:s text:c="11"/>- <text:s text:c="10"/></text:p>
      <text:p text:style-name="Standard"><text:s text:c="3"/>4.457 | 1 <text:s/>| <text:s text:c="3"/>0.719 <text:s text:c="2"/>-0.664 <text:s text:c="3"/>0.107 | <text:s text:c="2"/>-78.4 <text:s text:c="2"/>-55.5 <text:s text:c="2"/>143.4</text:p>
      <text:p text:style-name="Standard"><text:s text:c="3"/>4.457 | 2 <text:s/>| <text:s text:c="3"/>0.760 <text:s text:c="3"/>0.377 <text:s text:c="3"/>0.269 | <text:s text:c="3"/>51.5 <text:s text:c="2"/>-60.1 <text:s text:c="3"/>49.4</text:p>
      <text:p text:style-name="Standard"><text:s text:c="3"/>4.457 | 3 <text:s/>| <text:s text:c="3"/>1.007 <text:s text:c="2"/>-0.047 <text:s text:c="3"/>0.247 | <text:s text:c="3"/>-7.1 <text:s text:c="2"/>-74.8 <text:s text:c="2"/>147.7</text:p>
      <text:p text:style-name="Standard"><text:s text:c="3"/>4.457 | 4 <text:s/>| <text:s text:c="3"/>1.008 <text:s text:c="2"/>-0.027 <text:s text:c="3"/>0.011 | <text:s text:c="2"/>-62.3 <text:s text:c="2"/>-85.0 <text:s text:c="2"/>168.7</text:p>
      <text:p text:style-name="Standard"><text:s text:c="3"/>4.457 | 5 <text:s/>| <text:s text:c="3"/>1.018 <text:s text:c="2"/>-0.075 <text:s text:c="2"/>-0.131 | <text:s/>-144.9 <text:s text:c="2"/>-80.3 <text:s text:c="2"/>-82.0</text:p>
      <text:p text:style-name="Standard"><text:s text:c="3"/>4.491 | 0 <text:s/>| <text:s text:c="8"/>Comm Error <text:s text:c="8"/>| <text:s text:c="11"/>- <text:s text:c="10"/></text:p>
      <text:p text:style-name="Standard"><text:s text:c="3"/>4.491 | 1 <text:s/>| <text:s text:c="3"/>0.784 <text:s text:c="2"/>-0.534 <text:s text:c="3"/>0.153 | <text:s text:c="2"/>-74.3 <text:s text:c="2"/>-57.4 <text:s text:c="2"/>138.7</text:p>
      <text:p text:style-name="Standard"><text:s text:c="3"/>4.491 | 2 <text:s/>| <text:s text:c="3"/>0.800 <text:s text:c="3"/>0.305 <text:s text:c="3"/>0.234 | <text:s text:c="3"/>52.6 <text:s text:c="2"/>-63.7 <text:s text:c="3"/>47.6</text:p>
      <text:p text:style-name="Standard"><text:s text:c="3"/>4.491 | 3 <text:s/>| <text:s text:c="3"/>1.012 <text:s text:c="2"/>-0.063 <text:s text:c="3"/>0.279 | <text:s text:c="3"/>-7.9 <text:s text:c="2"/>-74.8 <text:s text:c="2"/>148.8</text:p>
      <text:p text:style-name="Standard"><text:s text:c="3"/>4.491 | 4 <text:s/>| <text:s text:c="3"/>1.005 <text:s text:c="2"/>-0.023 <text:s text:c="3"/>0.020 | <text:s text:c="2"/>-60.0 <text:s text:c="2"/>-85.0 <text:s text:c="2"/>165.9</text:p>
      <text:p text:style-name="Standard"><text:s text:c="3"/>4.491 | 5 <text:s/>| <text:s text:c="3"/>1.023 <text:s text:c="2"/>-0.086 <text:s text:c="2"/>-0.136 | <text:s/>-145.3 <text:s text:c="2"/>-80.3 <text:s text:c="2"/>-81.6</text:p>
      <text:p text:style-name="Standard"><text:s text:c="3"/>4.525 | 0 <text:s/>| <text:s text:c="8"/>Comm Error <text:s text:c="8"/>| <text:s text:c="11"/>- <text:s text:c="10"/></text:p>
      <text:p text:style-name="Standard"><text:s text:c="3"/>4.525 | 1 <text:s/>| <text:s text:c="3"/>0.782 <text:s text:c="2"/>-0.508 <text:s text:c="3"/>0.185 | <text:s text:c="2"/>-69.4 <text:s text:c="2"/>-59.4 <text:s text:c="2"/>131.5</text:p>
      <text:p text:style-name="Standard"><text:s text:c="3"/>4.525 | 2 <text:s/>| <text:s text:c="3"/>0.828 <text:s text:c="3"/>0.255 <text:s text:c="3"/>0.181 | <text:s text:c="3"/>57.1 <text:s text:c="2"/>-68.8 <text:s text:c="3"/>42.4</text:p>
      <text:p text:style-name="Standard"><text:s text:c="3"/>4.525 | 3 <text:s/>| <text:s text:c="3"/>1.056 <text:s text:c="2"/>-0.014 <text:s text:c="3"/>0.259 | <text:s text:c="3"/>-8.2 <text:s text:c="2"/>-75.0 <text:s text:c="2"/>148.7</text:p>
      <text:p text:style-name="Standard"><text:s text:c="3"/>4.525 | 4 <text:s/>| <text:s text:c="3"/>1.018 <text:s text:c="2"/>-0.022 <text:s text:c="3"/>0.016 | <text:s text:c="2"/>-56.3 <text:s text:c="2"/>-85.0 <text:s text:c="2"/>161.9</text:p>
      <text:p text:style-name="Standard"><text:s text:c="3"/>4.525 | 5 <text:s/>| <text:s text:c="3"/>1.022 <text:s text:c="2"/>-0.095 <text:s text:c="2"/>-0.124 | <text:s/>-144.8 <text:s text:c="2"/>-80.2 <text:s text:c="2"/>-82.2</text:p>
      <text:p text:style-name="Standard"><text:s text:c="3"/>4.560 | 0 <text:s/>| <text:s text:c="8"/>Comm Error <text:s text:c="8"/>| <text:s text:c="11"/>- <text:s text:c="10"/></text:p>
      <text:p text:style-name="Standard"><text:s text:c="3"/>4.560 | 1 <text:s/>| <text:s text:c="3"/>0.810 <text:s text:c="2"/>-0.431 <text:s text:c="3"/>0.211 | <text:s text:c="2"/>-63.6 <text:s text:c="2"/>-60.6 <text:s text:c="2"/>126.8</text:p>
      <text:p text:style-name="Standard"><text:s text:c="3"/>4.560 | 2 <text:s/>| <text:s text:c="3"/>0.836 <text:s text:c="3"/>0.219 <text:s text:c="3"/>0.084 | <text:s text:c="3"/>65.1 <text:s text:c="2"/>-72.5 <text:s text:c="3"/>34.2</text:p>
      <text:p text:style-name="Standard"><text:s text:c="3"/>4.560 | 3 <text:s/>| <text:s text:c="3"/>1.054 <text:s text:c="3"/>0.009 <text:s text:c="3"/>0.256 | <text:s text:c="3"/>-7.3 <text:s text:c="2"/>-75.2 <text:s text:c="2"/>147.7</text:p>
      <text:p text:style-name="Standard"><text:s text:c="3"/>4.560 | 4 <text:s/>| <text:s text:c="3"/>1.015 <text:s text:c="2"/>-0.031 <text:s text:c="3"/>0.006 | <text:s text:c="2"/>-57.7 <text:s text:c="2"/>-85.0 <text:s text:c="2"/>163.4</text:p>
      <text:p text:style-name="Standard"><text:s text:c="3"/>4.560 | 5 <text:s/>| <text:s text:c="3"/>1.021 <text:s text:c="2"/>-0.083 <text:s text:c="2"/>-0.125 | <text:s/>-144.8 <text:s text:c="2"/>-80.3 <text:s text:c="2"/>-82.3</text:p>
      <text:p text:style-name="Standard"><text:s text:c="3"/>4.594 | 0 <text:s/>| <text:s text:c="8"/>Comm Error <text:s text:c="8"/>| <text:s text:c="11"/>- <text:s text:c="10"/></text:p>
      <text:p text:style-name="Standard"><text:s text:c="3"/>4.594 | 1 <text:s/>| <text:s text:c="3"/>0.786 <text:s text:c="2"/>-0.385 <text:s text:c="3"/>0.227 | <text:s text:c="2"/>-59.5 <text:s text:c="2"/>-61.7 <text:s text:c="2"/>122.4</text:p>
      <text:p text:style-name="Standard"><text:s text:c="3"/>4.594 | 2 <text:s/>| <text:s text:c="3"/>0.881 <text:s text:c="3"/>0.194 <text:s text:c="2"/>-0.015 | <text:s text:c="3"/>79.6 <text:s text:c="2"/>-75.5 <text:s text:c="3"/>20.0</text:p>
      <text:p text:style-name="Standard"><text:s text:c="3"/>4.594 | 3 <text:s/>| <text:s text:c="3"/>1.027 <text:s text:c="3"/>0.018 <text:s text:c="3"/>0.233 | <text:s text:c="3"/>-5.7 <text:s text:c="2"/>-75.7 <text:s text:c="2"/>145.9</text:p>
      <text:p text:style-name="Standard"><text:s text:c="3"/>4.594 | 4 <text:s/>| <text:s text:c="3"/>1.008 <text:s text:c="2"/>-0.025 <text:s text:c="3"/>0.004 | <text:s text:c="2"/>-59.6 <text:s text:c="2"/>-85.0 <text:s text:c="2"/>165.9</text:p>
      <text:p text:style-name="Standard"><text:s text:c="3"/>4.594 | 5 <text:s/>| <text:s text:c="3"/>1.017 <text:s text:c="2"/>-0.069 <text:s text:c="2"/>-0.121 | <text:s/>-145.1 <text:s text:c="2"/>-80.3 <text:s text:c="2"/>-82.1</text:p>
      <text:p text:style-name="Standard"><text:s text:c="3"/>4.628 | 0 <text:s/>| <text:s text:c="8"/>Comm Error <text:s text:c="8"/>| <text:s text:c="11"/>- <text:s text:c="10"/></text:p>
      <text:p text:style-name="Standard"><text:s text:c="3"/>4.628 | 1 <text:s/>| <text:s text:c="3"/>0.772 <text:s text:c="2"/>-0.300 <text:s text:c="3"/>0.216 | <text:s text:c="2"/>-55.7 <text:s text:c="2"/>-63.8 <text:s text:c="2"/>118.8</text:p>
      <text:p text:style-name="Standard"><text:s text:c="3"/>4.628 | 2 <text:s/>| <text:s text:c="3"/>0.924 <text:s text:c="3"/>0.137 <text:s text:c="2"/>-0.062 | <text:s text:c="2"/>101.9 <text:s text:c="2"/>-77.7 <text:s text:c="3"/>-1.2</text:p>
      <text:p text:style-name="Standard"><text:s text:c="3"/>4.628 | 3 <text:s/>| <text:s text:c="3"/>0.992 <text:s text:c="2"/>-0.028 <text:s text:c="3"/>0.267 | <text:s text:c="3"/>-5.3 <text:s text:c="2"/>-75.9 <text:s text:c="2"/>145.4</text:p>
      <text:p text:style-name="Standard"><text:s text:c="3"/>4.628 | 4 <text:s/>| <text:s text:c="3"/>1.002 <text:s text:c="3"/>0.002 <text:s text:c="3"/>0.001 | <text:s text:c="2"/>-57.7 <text:s text:c="2"/>-85.1 <text:s text:c="2"/>163.8</text:p>
      <text:p text:style-name="Standard"><text:soft-page-break/><text:s text:c="3"/>4.628 | 5 <text:s/>| <text:s text:c="3"/>1.026 <text:s text:c="2"/>-0.083 <text:s text:c="2"/>-0.123 | <text:s/>-145.5 <text:s text:c="2"/>-80.4 <text:s text:c="2"/>-81.7</text:p>
      <text:p text:style-name="Standard"><text:s text:c="3"/>4.663 | 0 <text:s/>| <text:s text:c="8"/>Comm Error <text:s text:c="8"/>| <text:s text:c="11"/>- <text:s text:c="10"/></text:p>
      <text:p text:style-name="Standard"><text:s text:c="3"/>4.663 | 1 <text:s/>| <text:s text:c="3"/>0.796 <text:s text:c="2"/>-0.266 <text:s text:c="3"/>0.197 | <text:s text:c="2"/>-53.6 <text:s text:c="2"/>-65.9 <text:s text:c="2"/>117.0</text:p>
      <text:p text:style-name="Standard"><text:s text:c="3"/>4.663 | 2 <text:s/>| <text:s text:c="3"/>0.872 <text:s text:c="3"/>0.134 <text:s text:c="2"/>-0.082 | <text:s text:c="2"/>114.8 <text:s text:c="2"/>-78.5 <text:s text:c="2"/>-12.9</text:p>
      <text:p text:style-name="Standard"><text:s text:c="3"/>4.663 | 3 <text:s/>| <text:s text:c="3"/>0.970 <text:s text:c="2"/>-0.048 <text:s text:c="3"/>0.254 | <text:s text:c="3"/>-6.1 <text:s text:c="2"/>-76.0 <text:s text:c="2"/>145.9</text:p>
      <text:p text:style-name="Standard"><text:s text:c="3"/>4.663 | 4 <text:s/>| <text:s text:c="3"/>1.006 <text:s text:c="2"/>-0.024 <text:s text:c="3"/>0.013 | <text:s text:c="2"/>-55.3 <text:s text:c="2"/>-85.1 <text:s text:c="2"/>160.9</text:p>
      <text:p text:style-name="Standard"><text:s text:c="3"/>4.663 | 5 <text:s/>| <text:s text:c="3"/>1.022 <text:s text:c="2"/>-0.078 <text:s text:c="2"/>-0.121 | <text:s/>-145.8 <text:s text:c="2"/>-80.4 <text:s text:c="2"/>-81.7</text:p>
      <text:p text:style-name="Standard"><text:s text:c="3"/>4.696 | 0 <text:s/>| <text:s text:c="8"/>Comm Error <text:s text:c="8"/>| <text:s text:c="11"/>- <text:s text:c="10"/></text:p>
      <text:p text:style-name="Standard"><text:s text:c="3"/>4.696 | 1 <text:s/>| <text:s text:c="3"/>0.735 <text:s text:c="2"/>-0.215 <text:s text:c="3"/>0.181 | <text:s text:c="2"/>-50.7 <text:s text:c="2"/>-68.2 <text:s text:c="2"/>114.4</text:p>
      <text:p text:style-name="Standard"><text:s text:c="3"/>4.696 | 2 <text:s/>| <text:s text:c="3"/>0.770 <text:s text:c="3"/>0.095 <text:s text:c="2"/>-0.054 | <text:s text:c="2"/>126.1 <text:s text:c="2"/>-79.5 <text:s text:c="2"/>-22.9</text:p>
      <text:p text:style-name="Standard"><text:s text:c="3"/>4.696 | 3 <text:s/>| <text:s text:c="3"/>0.963 <text:s text:c="2"/>-0.041 <text:s text:c="3"/>0.231 | <text:s text:c="3"/>-6.7 <text:s text:c="2"/>-76.1 <text:s text:c="2"/>146.1</text:p>
      <text:p text:style-name="Standard"><text:s text:c="3"/>4.696 | 4 <text:s/>| <text:s text:c="3"/>1.015 <text:s text:c="2"/>-0.026 <text:s text:c="3"/>0.014 | <text:s text:c="2"/>-53.9 <text:s text:c="2"/>-85.1 <text:s text:c="2"/>159.0</text:p>
      <text:p text:style-name="Standard"><text:s text:c="3"/>4.696 | 5 <text:s/>| <text:s text:c="3"/>1.021 <text:s text:c="2"/>-0.070 <text:s text:c="2"/>-0.128 | <text:s/>-146.4 <text:s text:c="2"/>-80.5 <text:s text:c="2"/>-81.2</text:p>
      <text:p text:style-name="Standard"><text:s text:c="3"/>4.731 | 0 <text:s/>| <text:s text:c="8"/>Comm Error <text:s text:c="8"/>| <text:s text:c="11"/>- <text:s text:c="10"/></text:p>
      <text:p text:style-name="Standard"><text:s text:c="3"/>4.731 | 1 <text:s/>| <text:s text:c="3"/>0.713 <text:s text:c="2"/>-0.167 <text:s text:c="3"/>0.174 | <text:s text:c="2"/>-49.3 <text:s text:c="2"/>-69.3 <text:s text:c="2"/>113.1</text:p>
      <text:p text:style-name="Standard"><text:s text:c="3"/>4.731 | 2 <text:s/>| <text:s text:c="3"/>0.764 <text:s text:c="3"/>0.044 <text:s text:c="2"/>-0.042 | <text:s text:c="2"/>133.3 <text:s text:c="2"/>-80.3 <text:s text:c="2"/>-29.3</text:p>
      <text:p text:style-name="Standard"><text:s text:c="3"/>4.731 | 3 <text:s/>| <text:s text:c="3"/>0.942 <text:s text:c="2"/>-0.044 <text:s text:c="3"/>0.221 | <text:s text:c="3"/>-7.4 <text:s text:c="2"/>-76.3 <text:s text:c="2"/>146.7</text:p>
      <text:p text:style-name="Standard"><text:s text:c="3"/>4.731 | 4 <text:s/>| <text:s text:c="3"/>1.014 <text:s text:c="2"/>-0.019 <text:s text:c="3"/>0.007 | <text:s text:c="2"/>-52.5 <text:s text:c="2"/>-85.1 <text:s text:c="2"/>156.9</text:p>
      <text:p text:style-name="Standard"><text:s text:c="3"/>4.731 | 5 <text:s/>| <text:s text:c="3"/>1.021 <text:s text:c="2"/>-0.091 <text:s text:c="2"/>-0.136 | <text:s/>-146.7 <text:s text:c="2"/>-80.4 <text:s text:c="2"/>-81.3</text:p>
      <text:p text:style-name="Standard"><text:s text:c="3"/>4.764 | 0 <text:s/>| <text:s text:c="8"/>Comm Error <text:s text:c="8"/>| <text:s text:c="11"/>- <text:s text:c="10"/></text:p>
      <text:p text:style-name="Standard"><text:s text:c="3"/>4.764 | 1 <text:s/>| <text:s text:c="3"/>0.673 <text:s text:c="2"/>-0.135 <text:s text:c="3"/>0.197 | <text:s text:c="2"/>-46.2 <text:s text:c="2"/>-70.5 <text:s text:c="2"/>110.3</text:p>
      <text:p text:style-name="Standard"><text:s text:c="3"/>4.764 | 2 <text:s/>| <text:s text:c="3"/>0.732 <text:s text:c="3"/>0.022 <text:s text:c="2"/>-0.017 | <text:s text:c="2"/>140.9 <text:s text:c="2"/>-81.2 <text:s text:c="2"/>-36.3</text:p>
      <text:p text:style-name="Standard"><text:s text:c="3"/>4.764 | 3 <text:s/>| <text:s text:c="3"/>0.923 <text:s text:c="2"/>-0.044 <text:s text:c="3"/>0.222 | <text:s text:c="3"/>-8.6 <text:s text:c="2"/>-76.4 <text:s text:c="2"/>147.3</text:p>
      <text:p text:style-name="Standard"><text:s text:c="3"/>4.764 | 4 <text:s/>| <text:s text:c="3"/>1.011 <text:s text:c="2"/>-0.027 <text:s text:c="3"/>0.021 | <text:s text:c="2"/>-50.2 <text:s text:c="2"/>-85.1 <text:s text:c="2"/>154.1</text:p>
      <text:p text:style-name="Standard"><text:s text:c="3"/>4.764 | 5 <text:s/>| <text:s text:c="3"/>1.019 <text:s text:c="2"/>-0.081 <text:s text:c="2"/>-0.137 | <text:s/>-146.8 <text:s text:c="2"/>-80.3 <text:s text:c="2"/>-81.4</text:p>
      <text:p text:style-name="Standard"><text:s text:c="3"/>4.798 | 0 <text:s/>| <text:s text:c="8"/>Comm Error <text:s text:c="8"/>| <text:s text:c="11"/>- <text:s text:c="10"/></text:p>
      <text:p text:style-name="Standard"><text:s text:c="3"/>4.798 | 1 <text:s/>| <text:s text:c="3"/>0.681 <text:s text:c="2"/>-0.094 <text:s text:c="3"/>0.187 | <text:s text:c="2"/>-42.4 <text:s text:c="2"/>-71.7 <text:s text:c="2"/>106.9</text:p>
      <text:p text:style-name="Standard"><text:s text:c="3"/>4.798 | 2 <text:s/>| <text:s text:c="3"/>0.783 <text:s text:c="2"/>-0.001 <text:s text:c="2"/>-0.009 | <text:s text:c="2"/>148.1 <text:s text:c="2"/>-82.4 <text:s text:c="2"/>-42.9</text:p>
      <text:p text:style-name="Standard"><text:s text:c="3"/>4.798 | 3 <text:s/>| <text:s text:c="3"/>0.936 <text:s text:c="2"/>-0.029 <text:s text:c="3"/>0.213 | <text:s text:c="3"/>-8.8 <text:s text:c="2"/>-76.4 <text:s text:c="2"/>147.4</text:p>
      <text:p text:style-name="Standard"><text:s text:c="3"/>4.798 | 4 <text:s/>| <text:s text:c="3"/>1.001 <text:s text:c="2"/>-0.019 <text:s text:c="3"/>0.031 | <text:s text:c="2"/>-46.1 <text:s text:c="2"/>-85.0 <text:s text:c="2"/>148.8</text:p>
      <text:p text:style-name="Standard"><text:s text:c="3"/>4.798 | 5 <text:s/>| <text:s text:c="3"/>1.022 <text:s text:c="2"/>-0.085 <text:s text:c="2"/>-0.138 | <text:s/>-147.1 <text:s text:c="2"/>-80.3 <text:s text:c="2"/>-81.2</text:p>
      <text:p text:style-name="Standard"><text:s text:c="3"/>4.833 | 0 <text:s/>| <text:s text:c="8"/>Comm Error <text:s text:c="8"/>| <text:s text:c="11"/>- <text:s text:c="10"/></text:p>
      <text:p text:style-name="Standard"><text:s text:c="3"/>4.833 | 1 <text:s/>| <text:s text:c="3"/>0.766 <text:s text:c="2"/>-0.081 <text:s text:c="3"/>0.191 | <text:s text:c="2"/>-39.6 <text:s text:c="2"/>-72.6 <text:s text:c="2"/>104.5</text:p>
      <text:p text:style-name="Standard"><text:s text:c="3"/>4.833 | 2 <text:s/>| <text:s text:c="3"/>0.788 <text:s text:c="2"/>-0.031 <text:s text:c="2"/>-0.026 | <text:s text:c="2"/>154.1 <text:s text:c="2"/>-83.2 <text:s text:c="2"/>-48.4</text:p>
      <text:p text:style-name="Standard"><text:s text:c="3"/>4.833 | 3 <text:s/>| <text:s text:c="3"/>0.960 <text:s text:c="2"/>-0.028 <text:s text:c="3"/>0.206 | <text:s text:c="3"/>-8.7 <text:s text:c="2"/>-76.5 <text:s text:c="2"/>147.2</text:p>
      <text:p text:style-name="Standard"><text:s text:c="3"/>4.833 | 4 <text:s/>| <text:s text:c="3"/>1.001 <text:s text:c="2"/>-0.011 <text:s text:c="3"/>0.022 | <text:s text:c="2"/>-42.5 <text:s text:c="2"/>-85.0 <text:s text:c="2"/>144.2</text:p>
      <text:p text:style-name="Standard"><text:s text:c="3"/>4.833 | 5 <text:s/>| <text:s text:c="3"/>1.018 <text:s text:c="2"/>-0.087 <text:s text:c="2"/>-0.136 | <text:s/>-147.2 <text:s text:c="2"/>-80.2 <text:s text:c="2"/>-81.3</text:p>
      <text:p text:style-name="Standard"><text:s text:c="3"/>4.867 | 0 <text:s/>| <text:s text:c="8"/>Comm Error <text:s text:c="8"/>| <text:s text:c="11"/>- <text:s text:c="10"/></text:p>
      <text:p text:style-name="Standard"><text:s text:c="3"/>4.867 | 1 <text:s/>| <text:s text:c="3"/>0.777 <text:s text:c="2"/>-0.074 <text:s text:c="3"/>0.202 | <text:s text:c="2"/>-35.2 <text:s text:c="2"/>-72.9 <text:s text:c="2"/>100.4</text:p>
      <text:p text:style-name="Standard"><text:s text:c="3"/>4.867 | 2 <text:s/>| <text:s text:c="3"/>0.852 <text:s text:c="2"/>-0.026 <text:s text:c="2"/>-0.038 | <text:s text:c="2"/>162.2 <text:s text:c="2"/>-83.6 <text:s text:c="2"/>-57.9</text:p>
      <text:p text:style-name="Standard"><text:s text:c="3"/>4.867 | 3 <text:s/>| <text:s text:c="3"/>0.959 <text:s text:c="2"/>-0.032 <text:s text:c="3"/>0.206 | <text:s text:c="3"/>-8.7 <text:s text:c="2"/>-76.6 <text:s text:c="2"/>147.2</text:p>
      <text:p text:style-name="Standard"><text:s text:c="3"/>4.867 | 4 <text:s/>| <text:s text:c="3"/>1.011 <text:s text:c="2"/>-0.026 <text:s text:c="3"/>0.012 | <text:s text:c="2"/>-44.9 <text:s text:c="2"/>-85.0 <text:s text:c="2"/>147.2</text:p>
      <text:p text:style-name="Standard"><text:s text:c="3"/>4.867 | 5 <text:s/>| <text:s text:c="3"/>1.020 <text:s text:c="2"/>-0.090 <text:s text:c="2"/>-0.146 | <text:s/>-147.3 <text:s text:c="2"/>-80.1 <text:s text:c="2"/>-81.3</text:p>
      <text:p text:style-name="Standard"><text:s text:c="3"/>4.901 | 0 <text:s/>| <text:s text:c="8"/>Comm Error <text:s text:c="8"/>| <text:s text:c="11"/>- <text:s text:c="10"/></text:p>
      <text:p text:style-name="Standard"><text:s text:c="3"/>4.901 | 1 <text:s/>| <text:s text:c="3"/>0.832 <text:s text:c="2"/>-0.076 <text:s text:c="3"/>0.203 | <text:s text:c="2"/>-33.4 <text:s text:c="2"/>-73.2 <text:s text:c="3"/>98.8</text:p>
      <text:p text:style-name="Standard"><text:s text:c="3"/>4.901 | 2 <text:s/>| <text:s text:c="3"/>0.920 <text:s text:c="2"/>-0.032 <text:s text:c="2"/>-0.083 | <text:s text:c="2"/>170.6 <text:s text:c="2"/>-83.8 <text:s text:c="2"/>-64.0</text:p>
      <text:p text:style-name="Standard"><text:s text:c="3"/>4.901 | 3 <text:s/>| <text:s text:c="3"/>0.971 <text:s text:c="2"/>-0.033 <text:s text:c="3"/>0.207 | <text:s text:c="3"/>-8.8 <text:s text:c="2"/>-76.6 <text:s text:c="2"/>147.3</text:p>
      <text:p text:style-name="Standard"><text:s text:c="3"/>4.901 | 4 <text:s/>| <text:s text:c="3"/>1.009 <text:s text:c="2"/>-0.019 <text:s text:c="3"/>0.006 | <text:s text:c="2"/>-47.5 <text:s text:c="2"/>-85.0 <text:s text:c="2"/>150.4</text:p>
      <text:p text:style-name="Standard"><text:s text:c="3"/>4.901 | 5 <text:s/>| <text:s text:c="3"/>1.021 <text:s text:c="2"/>-0.080 <text:s text:c="2"/>-0.138 | <text:s/>-147.4 <text:s text:c="2"/>-80.1 <text:s text:c="2"/>-81.2</text:p>
      <text:p text:style-name="Standard"><text:soft-page-break/><text:s text:c="3"/>4.936 | 0 <text:s/>| <text:s text:c="8"/>Comm Error <text:s text:c="8"/>| <text:s text:c="11"/>- <text:s text:c="10"/></text:p>
      <text:p text:style-name="Standard"><text:s text:c="3"/>4.936 | 1 <text:s/>| <text:s text:c="3"/>0.940 <text:s text:c="2"/>-0.070 <text:s text:c="3"/>0.184 | <text:s text:c="2"/>-32.7 <text:s text:c="2"/>-74.0 <text:s text:c="3"/>98.6</text:p>
      <text:p text:style-name="Standard"><text:s text:c="3"/>4.936 | 2 <text:s/>| <text:s text:c="3"/>0.935 <text:s text:c="2"/>-0.013 <text:s text:c="2"/>-0.115 | <text:s text:c="2"/>174.5 <text:s text:c="2"/>-83.7 <text:s text:c="2"/>-68.0</text:p>
      <text:p text:style-name="Standard"><text:s text:c="3"/>4.936 | 3 <text:s/>| <text:s text:c="3"/>1.001 <text:s text:c="2"/>-0.030 <text:s text:c="3"/>0.203 | <text:s text:c="3"/>-8.7 <text:s text:c="2"/>-76.7 <text:s text:c="2"/>147.3</text:p>
      <text:p text:style-name="Standard"><text:s text:c="3"/>4.936 | 4 <text:s/>| <text:s text:c="3"/>1.008 <text:s text:c="2"/>-0.024 <text:s text:c="3"/>0.017 | <text:s text:c="2"/>-48.1 <text:s text:c="2"/>-85.0 <text:s text:c="2"/>151.1</text:p>
      <text:p text:style-name="Standard"><text:s text:c="3"/>4.936 | 5 <text:s/>| <text:s text:c="3"/>1.019 <text:s text:c="2"/>-0.075 <text:s text:c="2"/>-0.129 | <text:s/>-147.4 <text:s text:c="2"/>-80.1 <text:s text:c="2"/>-81.1</text:p>
      <text:p text:style-name="Standard"><text:s text:c="3"/>4.970 | 0 <text:s/>| <text:s text:c="8"/>Comm Error <text:s text:c="8"/>| <text:s text:c="11"/>- <text:s text:c="10"/></text:p>
      <text:p text:style-name="Standard"><text:s text:c="3"/>4.970 | 1 <text:s/>| <text:s text:c="3"/>0.971 <text:s text:c="2"/>-0.091 <text:s text:c="3"/>0.167 | <text:s text:c="2"/>-32.5 <text:s text:c="2"/>-74.4 <text:s text:c="3"/>98.7</text:p>
      <text:p text:style-name="Standard"><text:s text:c="3"/>4.970 | 2 <text:s/>| <text:s text:c="3"/>0.998 <text:s text:c="2"/>-0.014 <text:s text:c="2"/>-0.128 | <text:s text:c="2"/>176.0 <text:s text:c="2"/>-83.3 <text:s text:c="2"/>-69.9</text:p>
      <text:p text:style-name="Standard"><text:s text:c="3"/>4.970 | 3 <text:s/>| <text:s text:c="3"/>1.001 <text:s text:c="2"/>-0.032 <text:s text:c="3"/>0.210 | <text:s text:c="3"/>-8.7 <text:s text:c="2"/>-76.8 <text:s text:c="2"/>147.3</text:p>
      <text:p text:style-name="Standard"><text:s text:c="3"/>4.970 | 4 <text:s/>| <text:s text:c="3"/>1.011 <text:s text:c="2"/>-0.012 <text:s text:c="3"/>0.013 | <text:s text:c="2"/>-47.4 <text:s text:c="2"/>-85.0 <text:s text:c="2"/>150.8</text:p>
      <text:p text:style-name="Standard"><text:s text:c="3"/>4.970 | 5 <text:s/>| <text:s text:c="3"/>1.021 <text:s text:c="2"/>-0.086 <text:s text:c="2"/>-0.124 | <text:s/>-147.1 <text:s text:c="2"/>-80.2 <text:s text:c="2"/>-81.4</text:p>
      <text:p text:style-name="Standard"><text:s text:c="3"/>5.004 | 0 <text:s/>| <text:s text:c="8"/>Comm Error <text:s text:c="8"/>| <text:s text:c="11"/>- <text:s text:c="10"/></text:p>
      <text:p text:style-name="Standard"><text:s text:c="3"/>5.004 | 1 <text:s/>| <text:s text:c="3"/>0.999 <text:s text:c="2"/>-0.091 <text:s text:c="3"/>0.155 | <text:s text:c="2"/>-33.0 <text:s text:c="2"/>-75.3 <text:s text:c="3"/>99.7</text:p>
      <text:p text:style-name="Standard"><text:s text:c="3"/>5.004 | 2 <text:s/>| <text:s text:c="3"/>0.977 <text:s text:c="2"/>-0.017 <text:s text:c="2"/>-0.157 | <text:s text:c="2"/>176.8 <text:s text:c="2"/>-82.8 <text:s text:c="2"/>-71.0</text:p>
      <text:p text:style-name="Standard"><text:s text:c="3"/>5.004 | 3 <text:s/>| <text:s text:c="3"/>1.001 <text:s text:c="2"/>-0.030 <text:s text:c="3"/>0.214 | <text:s text:c="3"/>-8.7 <text:s text:c="2"/>-76.8 <text:s text:c="2"/>147.3</text:p>
      <text:p text:style-name="Standard"><text:s text:c="3"/>5.004 | 4 <text:s/>| <text:s text:c="3"/>1.009 <text:s text:c="2"/>-0.021 <text:s text:c="3"/>0.009 | <text:s text:c="2"/>-49.0 <text:s text:c="2"/>-85.0 <text:s text:c="2"/>152.3</text:p>
      <text:p text:style-name="Standard"><text:s text:c="3"/>5.004 | 5 <text:s/>| <text:s text:c="3"/>1.024 <text:s text:c="2"/>-0.080 <text:s text:c="2"/>-0.134 | <text:s/>-147.2 <text:s text:c="2"/>-80.2 <text:s text:c="2"/>-81.3</text:p>
      <text:p text:style-name="Standard"><text:s text:c="3"/>5.039 | 0 <text:s/>| <text:s text:c="8"/>Comm Error <text:s text:c="8"/>| <text:s text:c="11"/>- <text:s text:c="10"/></text:p>
      <text:p text:style-name="Standard"><text:s text:c="3"/>5.039 | 1 <text:s/>| <text:s text:c="3"/>0.991 <text:s text:c="2"/>-0.096 <text:s text:c="3"/>0.150 | <text:s text:c="2"/>-33.7 <text:s text:c="2"/>-75.9 <text:s text:c="2"/>100.4</text:p>
      <text:p text:style-name="Standard"><text:s text:c="3"/>5.039 | 2 <text:s/>| <text:s text:c="3"/>0.961 <text:s text:c="3"/>0.002 <text:s text:c="2"/>-0.143 | <text:s text:c="2"/>177.0 <text:s text:c="2"/>-82.4 <text:s text:c="2"/>-71.6</text:p>
      <text:p text:style-name="Standard"><text:s text:c="3"/>5.039 | 3 <text:s/>| <text:s text:c="3"/>1.000 <text:s text:c="2"/>-0.034 <text:s text:c="3"/>0.212 | <text:s text:c="3"/>-8.7 <text:s text:c="2"/>-76.8 <text:s text:c="2"/>147.4</text:p>
      <text:p text:style-name="Standard"><text:s text:c="3"/>5.039 | 4 <text:s/>| <text:s text:c="3"/>1.009 <text:s text:c="2"/>-0.022 <text:s text:c="3"/>0.016 | <text:s text:c="2"/>-49.2 <text:s text:c="2"/>-85.0 <text:s text:c="2"/>152.6</text:p>
      <text:p text:style-name="Standard"><text:s text:c="3"/>5.039 | 5 <text:s/>| <text:s text:c="3"/>1.022 <text:s text:c="2"/>-0.086 <text:s text:c="2"/>-0.139 | <text:s/>-147.1 <text:s text:c="2"/>-80.2 <text:s text:c="2"/>-81.4</text:p>
      <text:p text:style-name="Standard"><text:s text:c="3"/>5.073 | 0 <text:s/>| <text:s text:c="8"/>Comm Error <text:s text:c="8"/>| <text:s text:c="11"/>- <text:s text:c="10"/></text:p>
      <text:p text:style-name="Standard"><text:s text:c="3"/>5.073 | 1 <text:s/>| <text:s text:c="3"/>0.927 <text:s text:c="2"/>-0.090 <text:s text:c="3"/>0.148 | <text:s text:c="2"/>-33.9 <text:s text:c="2"/>-76.2 <text:s text:c="2"/>100.8</text:p>
      <text:p text:style-name="Standard"><text:s text:c="3"/>5.073 | 2 <text:s/>| <text:s text:c="3"/>0.851 <text:s text:c="3"/>0.013 <text:s text:c="2"/>-0.106 | <text:s text:c="2"/>175.1 <text:s text:c="2"/>-82.2 <text:s text:c="2"/>-69.9</text:p>
      <text:p text:style-name="Standard"><text:s text:c="3"/>5.073 | 3 <text:s/>| <text:s text:c="3"/>0.982 <text:s text:c="2"/>-0.046 <text:s text:c="3"/>0.217 | <text:s text:c="3"/>-9.2 <text:s text:c="2"/>-76.7 <text:s text:c="2"/>147.9</text:p>
      <text:p text:style-name="Standard"><text:s text:c="3"/>5.073 | 4 <text:s/>| <text:s text:c="3"/>1.005 <text:s text:c="2"/>-0.017 <text:s text:c="3"/>0.013 | <text:s text:c="2"/>-49.0 <text:s text:c="2"/>-85.0 <text:s text:c="2"/>152.2</text:p>
      <text:p text:style-name="Standard"><text:s text:c="3"/>5.073 | 5 <text:s/>| <text:s text:c="3"/>1.020 <text:s text:c="2"/>-0.083 <text:s text:c="2"/>-0.135 | <text:s/>-147.2 <text:s text:c="2"/>-80.2 <text:s text:c="2"/>-81.4</text:p>
      <text:p text:style-name="Standard"><text:s text:c="3"/>5.107 | 0 <text:s/>| <text:s text:c="8"/>Comm Error <text:s text:c="8"/>| <text:s text:c="11"/>- <text:s text:c="10"/></text:p>
      <text:p text:style-name="Standard"><text:s text:c="3"/>5.107 | 1 <text:s/>| <text:s text:c="3"/>0.858 <text:s text:c="2"/>-0.123 <text:s text:c="3"/>0.150 | <text:s text:c="2"/>-35.4 <text:s text:c="2"/>-76.6 <text:s text:c="2"/>102.5</text:p>
      <text:p text:style-name="Standard"><text:s text:c="3"/>5.107 | 2 <text:s/>| <text:s text:c="3"/>0.840 <text:s text:c="2"/>-0.020 <text:s text:c="2"/>-0.118 | <text:s text:c="2"/>173.5 <text:s text:c="2"/>-82.0 <text:s text:c="2"/>-69.1</text:p>
      <text:p text:style-name="Standard"><text:s text:c="3"/>5.107 | 3 <text:s/>| <text:s text:c="3"/>0.974 <text:s text:c="2"/>-0.049 <text:s text:c="3"/>0.220 | <text:s text:c="3"/>-9.9 <text:s text:c="2"/>-76.5 <text:s text:c="2"/>148.6</text:p>
      <text:p text:style-name="Standard"><text:s text:c="3"/>5.107 | 4 <text:s/>| <text:s text:c="3"/>1.003 <text:s text:c="2"/>-0.015 <text:s text:c="3"/>0.017 | <text:s text:c="2"/>-48.1 <text:s text:c="2"/>-85.0 <text:s text:c="2"/>151.2</text:p>
      <text:p text:style-name="Standard"><text:s text:c="3"/>5.107 | 5 <text:s/>| <text:s text:c="3"/>1.020 <text:s text:c="2"/>-0.090 <text:s text:c="2"/>-0.131 | <text:s/>-146.7 <text:s text:c="2"/>-80.2 <text:s text:c="2"/>-81.9</text:p>
      <text:p text:style-name="Standard"><text:s text:c="3"/>5.142 | 0 <text:s/>| <text:s text:c="8"/>Comm Error <text:s text:c="8"/>| <text:s text:c="11"/>- <text:s text:c="10"/></text:p>
      <text:p text:style-name="Standard"><text:s text:c="3"/>5.142 | 1 <text:s/>| <text:s text:c="3"/>0.824 <text:s text:c="2"/>-0.138 <text:s text:c="3"/>0.155 | <text:s text:c="2"/>-37.5 <text:s text:c="2"/>-76.3 <text:s text:c="2"/>104.7</text:p>
      <text:p text:style-name="Standard"><text:s text:c="3"/>5.142 | 2 <text:s/>| <text:s text:c="3"/>0.807 <text:s text:c="2"/>-0.020 <text:s text:c="2"/>-0.117 | <text:s text:c="2"/>173.5 <text:s text:c="2"/>-81.8 <text:s text:c="2"/>-69.0</text:p>
      <text:p text:style-name="Standard"><text:s text:c="3"/>5.142 | 3 <text:s/>| <text:s text:c="3"/>0.962 <text:s text:c="2"/>-0.046 <text:s text:c="3"/>0.229 | <text:s text:c="2"/>-10.2 <text:s text:c="2"/>-76.3 <text:s text:c="2"/>149.1</text:p>
      <text:p text:style-name="Standard"><text:s text:c="3"/>5.142 | 4 <text:s/>| <text:s text:c="3"/>1.017 <text:s text:c="2"/>-0.022 <text:s text:c="3"/>0.024 | <text:s text:c="2"/>-49.2 <text:s text:c="2"/>-85.0 <text:s text:c="2"/>152.2</text:p>
      <text:p text:style-name="Standard"><text:s text:c="3"/>5.142 | 5 <text:s/>| <text:s text:c="3"/>1.018 <text:s text:c="2"/>-0.079 <text:s text:c="2"/>-0.141 | <text:s/>-146.9 <text:s text:c="2"/>-80.1 <text:s text:c="2"/>-81.7</text:p>
      <text:p text:style-name="Standard"><text:s text:c="3"/>5.176 | 0 <text:s/>| <text:s text:c="8"/>Comm Error <text:s text:c="8"/>| <text:s text:c="11"/>- <text:s text:c="10"/></text:p>
      <text:p text:style-name="Standard"><text:s text:c="3"/>5.176 | 1 <text:s/>| <text:s text:c="3"/>0.766 <text:s text:c="2"/>-0.147 <text:s text:c="3"/>0.152 | <text:s text:c="2"/>-41.6 <text:s text:c="2"/>-75.7 <text:s text:c="2"/>109.0</text:p>
      <text:p text:style-name="Standard"><text:s text:c="3"/>5.176 | 2 <text:s/>| <text:s text:c="3"/>0.796 <text:s text:c="2"/>-0.020 <text:s text:c="2"/>-0.115 | <text:s text:c="2"/>170.3 <text:s text:c="2"/>-81.7 <text:s text:c="2"/>-66.3</text:p>
      <text:p text:style-name="Standard"><text:s text:c="3"/>5.176 | 3 <text:s/>| <text:s text:c="3"/>0.957 <text:s text:c="2"/>-0.040 <text:s text:c="3"/>0.232 | <text:s text:c="2"/>-10.1 <text:s text:c="2"/>-76.2 <text:s text:c="2"/>149.1</text:p>
      <text:p text:style-name="Standard"><text:s text:c="3"/>5.176 | 4 <text:s/>| <text:s text:c="3"/>1.006 <text:s text:c="2"/>-0.018 <text:s text:c="3"/>0.014 | <text:s text:c="2"/>-48.8 <text:s text:c="2"/>-85.0 <text:s text:c="2"/>151.9</text:p>
      <text:p text:style-name="Standard"><text:s text:c="3"/>5.176 | 5 <text:s/>| <text:s text:c="3"/>1.019 <text:s text:c="2"/>-0.078 <text:s text:c="2"/>-0.128 | <text:s/>-146.9 <text:s text:c="2"/>-80.1 <text:s text:c="2"/>-81.5</text:p>
      <text:p text:style-name="Standard"><text:s text:c="3"/>5.211 | 0 <text:s/>| <text:s text:c="8"/>Comm Error <text:s text:c="8"/>| <text:s text:c="11"/>- <text:s text:c="10"/></text:p>
      <text:p text:style-name="Standard"><text:soft-page-break/><text:s text:c="3"/>5.211 | 1 <text:s/>| <text:s text:c="3"/>0.780 <text:s text:c="2"/>-0.188 <text:s text:c="3"/>0.096 | <text:s text:c="2"/>-47.6 <text:s text:c="2"/>-75.2 <text:s text:c="2"/>115.2</text:p>
      <text:p text:style-name="Standard"><text:s text:c="3"/>5.211 | 2 <text:s/>| <text:s text:c="3"/>0.747 <text:s text:c="3"/>0.036 <text:s text:c="2"/>-0.116 | <text:s text:c="2"/>161.3 <text:s text:c="2"/>-80.9 <text:s text:c="2"/>-58.0</text:p>
      <text:p text:style-name="Standard"><text:s text:c="3"/>5.211 | 3 <text:s/>| <text:s text:c="3"/>0.972 <text:s text:c="2"/>-0.025 <text:s text:c="3"/>0.224 | <text:s text:c="3"/>-9.0 <text:s text:c="2"/>-76.0 <text:s text:c="2"/>148.3</text:p>
      <text:p text:style-name="Standard"><text:s text:c="3"/>5.211 | 4 <text:s/>| <text:s text:c="3"/>1.011 <text:s text:c="2"/>-0.021 <text:s text:c="3"/>0.014 | <text:s text:c="2"/>-50.3 <text:s text:c="2"/>-85.0 <text:s text:c="2"/>153.8</text:p>
      <text:p text:style-name="Standard"><text:s text:c="3"/>5.211 | 5 <text:s/>| <text:s text:c="3"/>1.022 <text:s text:c="2"/>-0.079 <text:s text:c="2"/>-0.126 | <text:s/>-146.7 <text:s text:c="2"/>-80.2 <text:s text:c="2"/>-81.6</text:p>
      <text:p text:style-name="Standard"><text:s text:c="3"/>5.245 | 0 <text:s/>| <text:s text:c="8"/>Comm Error <text:s text:c="8"/>| <text:s text:c="11"/>- <text:s text:c="10"/></text:p>
      <text:p text:style-name="Standard"><text:s text:c="3"/>5.245 | 1 <text:s/>| <text:s text:c="3"/>0.825 <text:s text:c="2"/>-0.154 <text:s text:c="3"/>0.075 | <text:s text:c="2"/>-54.5 <text:s text:c="2"/>-75.2 <text:s text:c="2"/>122.3</text:p>
      <text:p text:style-name="Standard"><text:s text:c="3"/>5.245 | 2 <text:s/>| <text:s text:c="3"/>0.804 <text:s text:c="3"/>0.073 <text:s text:c="2"/>-0.131 | <text:s text:c="2"/>153.5 <text:s text:c="2"/>-79.7 <text:s text:c="2"/>-50.7</text:p>
      <text:p text:style-name="Standard"><text:s text:c="3"/>5.245 | 3 <text:s/>| <text:s text:c="3"/>0.989 <text:s text:c="2"/>-0.022 <text:s text:c="3"/>0.224 | <text:s text:c="3"/>-8.2 <text:s text:c="2"/>-76.0 <text:s text:c="2"/>147.6</text:p>
      <text:p text:style-name="Standard"><text:s text:c="3"/>5.245 | 4 <text:s/>| <text:s text:c="3"/>1.008 <text:s text:c="2"/>-0.008 <text:s text:c="3"/>0.003 | <text:s text:c="2"/>-50.8 <text:s text:c="2"/>-85.0 <text:s text:c="2"/>154.5</text:p>
      <text:p text:style-name="Standard"><text:s text:c="3"/>5.245 | 5 <text:s/>| <text:s text:c="3"/>1.026 <text:s text:c="2"/>-0.081 <text:s text:c="2"/>-0.137 | <text:s/>-146.8 <text:s text:c="2"/>-80.2 <text:s text:c="2"/>-81.5</text:p>
      <text:p text:style-name="Standard"><text:s text:c="3"/>5.279 | 0 <text:s/>| <text:s text:c="8"/>Comm Error <text:s text:c="8"/>| <text:s text:c="11"/>- <text:s text:c="10"/></text:p>
      <text:p text:style-name="Standard"><text:s text:c="3"/>5.279 | 1 <text:s/>| <text:s text:c="3"/>0.810 <text:s text:c="2"/>-0.233 <text:s text:c="3"/>0.066 | <text:s text:c="2"/>-62.8 <text:s text:c="2"/>-74.6 <text:s text:c="2"/>130.9</text:p>
      <text:p text:style-name="Standard"><text:s text:c="3"/>5.279 | 2 <text:s/>| <text:s text:c="3"/>0.795 <text:s text:c="3"/>0.110 <text:s text:c="2"/>-0.125 | <text:s text:c="2"/>146.3 <text:s text:c="2"/>-78.4 <text:s text:c="2"/>-43.9</text:p>
      <text:p text:style-name="Standard"><text:s text:c="3"/>5.279 | 3 <text:s/>| <text:s text:c="3"/>0.994 <text:s text:c="2"/>-0.018 <text:s text:c="3"/>0.234 | <text:s text:c="3"/>-7.4 <text:s text:c="2"/>-75.9 <text:s text:c="2"/>146.7</text:p>
      <text:p text:style-name="Standard"><text:s text:c="3"/>5.279 | 4 <text:s/>| <text:s text:c="3"/>1.008 <text:s text:c="2"/>-0.032 <text:s text:c="3"/>0.003 | <text:s text:c="2"/>-54.0 <text:s text:c="2"/>-85.0 <text:s text:c="2"/>160.0</text:p>
      <text:p text:style-name="Standard"><text:s text:c="3"/>5.279 | 5 <text:s/>| <text:s text:c="3"/>1.020 <text:s text:c="2"/>-0.075 <text:s text:c="2"/>-0.138 | <text:s/>-147.0 <text:s text:c="2"/>-80.2 <text:s text:c="2"/>-81.3</text:p>
      <text:p text:style-name="Standard"><text:s text:c="3"/>5.313 | 0 <text:s/>| <text:s text:c="8"/>Comm Error <text:s text:c="8"/>| <text:s text:c="11"/>- <text:s text:c="10"/></text:p>
      <text:p text:style-name="Standard"><text:s text:c="3"/>5.313 | 1 <text:s/>| <text:s text:c="3"/>0.824 <text:s text:c="2"/>-0.249 <text:s text:c="3"/>0.058 | <text:s text:c="2"/>-70.2 <text:s text:c="2"/>-73.7 <text:s text:c="2"/>138.6</text:p>
      <text:p text:style-name="Standard"><text:s text:c="3"/>5.313 | 2 <text:s/>| <text:s text:c="3"/>0.768 <text:s text:c="3"/>0.162 <text:s text:c="2"/>-0.138 | <text:s text:c="2"/>138.4 <text:s text:c="2"/>-76.8 <text:s text:c="2"/>-36.4</text:p>
      <text:p text:style-name="Standard"><text:s text:c="3"/>5.313 | 3 <text:s/>| <text:s text:c="3"/>0.970 <text:s text:c="3"/>0.002 <text:s text:c="3"/>0.228 | <text:s text:c="3"/>-6.0 <text:s text:c="2"/>-75.8 <text:s text:c="2"/>145.6</text:p>
      <text:p text:style-name="Standard"><text:s text:c="3"/>5.313 | 4 <text:s/>| <text:s text:c="3"/>1.009 <text:s text:c="2"/>-0.024 <text:s text:c="3"/>0.014 | <text:s text:c="2"/>-56.1 <text:s text:c="2"/>-85.0 <text:s text:c="2"/>161.1</text:p>
      <text:p text:style-name="Standard"><text:s text:c="3"/>5.313 | 5 <text:s/>| <text:s text:c="3"/>1.020 <text:s text:c="2"/>-0.084 <text:s text:c="2"/>-0.139 | <text:s/>-147.0 <text:s text:c="2"/>-80.2 <text:s text:c="2"/>-81.2</text:p>
      <text:p text:style-name="Standard"><text:s text:c="3"/>5.348 | 0 <text:s/>| <text:s text:c="8"/>Comm Error <text:s text:c="8"/>| <text:s text:c="11"/>- <text:s text:c="10"/></text:p>
      <text:p text:style-name="Standard"><text:s text:c="3"/>5.348 | 1 <text:s/>| <text:s text:c="3"/>0.737 <text:s text:c="2"/>-0.316 <text:s text:c="3"/>0.068 | <text:s text:c="2"/>-77.7 <text:s text:c="2"/>-71.0 <text:s text:c="2"/>146.5</text:p>
      <text:p text:style-name="Standard"><text:s text:c="3"/>5.348 | 2 <text:s/>| <text:s text:c="3"/>0.777 <text:s text:c="3"/>0.198 <text:s text:c="2"/>-0.118 | <text:s text:c="2"/>130.7 <text:s text:c="2"/>-75.0 <text:s text:c="2"/>-28.9</text:p>
      <text:p text:style-name="Standard"><text:s text:c="3"/>5.348 | 3 <text:s/>| <text:s text:c="3"/>0.962 <text:s text:c="3"/>0.020 <text:s text:c="3"/>0.229 | <text:s text:c="3"/>-4.3 <text:s text:c="2"/>-75.7 <text:s text:c="2"/>143.9</text:p>
      <text:p text:style-name="Standard"><text:s text:c="3"/>5.348 | 4 <text:s/>| <text:s text:c="3"/>1.009 <text:s text:c="2"/>-0.018 <text:s text:c="3"/>0.018 | <text:s text:c="2"/>-55.6 <text:s text:c="2"/>-85.0 <text:s text:c="2"/>160.4</text:p>
      <text:p text:style-name="Standard"><text:s text:c="3"/>5.348 | 5 <text:s/>| <text:s text:c="3"/>1.022 <text:s text:c="2"/>-0.083 <text:s text:c="2"/>-0.124 | <text:s/>-146.7 <text:s text:c="2"/>-80.2 <text:s text:c="2"/>-81.6</text:p>
      <text:p text:style-name="Standard"><text:s text:c="3"/>5.382 | 0 <text:s/>| <text:s text:c="8"/>Comm Error <text:s text:c="8"/>| <text:s text:c="11"/>- <text:s text:c="10"/></text:p>
      <text:p text:style-name="Standard"><text:s text:c="3"/>5.382 | 1 <text:s/>| <text:s text:c="3"/>0.821 <text:s text:c="2"/>-0.331 <text:s text:c="3"/>0.055 | <text:s text:c="2"/>-82.0 <text:s text:c="2"/>-68.9 <text:s text:c="2"/>151.2</text:p>
      <text:p text:style-name="Standard"><text:s text:c="3"/>5.382 | 2 <text:s/>| <text:s text:c="3"/>0.746 <text:s text:c="3"/>0.266 <text:s text:c="2"/>-0.119 | <text:s text:c="2"/>121.7 <text:s text:c="2"/>-71.7 <text:s text:c="2"/>-20.1</text:p>
      <text:p text:style-name="Standard"><text:s text:c="3"/>5.382 | 3 <text:s/>| <text:s text:c="3"/>1.010 <text:s text:c="3"/>0.026 <text:s text:c="3"/>0.235 | <text:s text:c="3"/>-1.2 <text:s text:c="2"/>-75.5 <text:s text:c="2"/>140.8</text:p>
      <text:p text:style-name="Standard"><text:s text:c="3"/>5.382 | 4 <text:s/>| <text:s text:c="3"/>1.007 <text:s text:c="2"/>-0.022 <text:s text:c="3"/>0.020 | <text:s text:c="2"/>-54.1 <text:s text:c="2"/>-85.0 <text:s text:c="2"/>158.5</text:p>
      <text:p text:style-name="Standard"><text:s text:c="3"/>5.382 | 5 <text:s/>| <text:s text:c="3"/>1.021 <text:s text:c="2"/>-0.078 <text:s text:c="2"/>-0.116 | <text:s/>-146.0 <text:s text:c="2"/>-80.3 <text:s text:c="2"/>-82.1</text:p>
      <text:p text:style-name="Standard"><text:s text:c="3"/>5.416 | 0 <text:s/>| <text:s text:c="8"/>Comm Error <text:s text:c="8"/>| <text:s text:c="11"/>- <text:s text:c="10"/></text:p>
      <text:p text:style-name="Standard"><text:s text:c="3"/>5.416 | 1 <text:s/>| <text:s text:c="3"/>0.748 <text:s text:c="2"/>-0.406 <text:s text:c="3"/>0.031 | <text:s text:c="2"/>-87.6 <text:s text:c="2"/>-65.0 <text:s text:c="2"/>157.5</text:p>
      <text:p text:style-name="Standard"><text:s text:c="3"/>5.416 | 2 <text:s/>| <text:s text:c="3"/>0.797 <text:s text:c="3"/>0.349 <text:s text:c="2"/>-0.103 | <text:s text:c="2"/>116.6 <text:s text:c="2"/>-68.8 <text:s text:c="2"/>-15.2</text:p>
      <text:p text:style-name="Standard"><text:s text:c="3"/>5.416 | 3 <text:s/>| <text:s text:c="3"/>1.027 <text:s text:c="3"/>0.003 <text:s text:c="3"/>0.229 | <text:s text:c="4"/>0.3 <text:s text:c="2"/>-75.4 <text:s text:c="2"/>139.4</text:p>
      <text:p text:style-name="Standard"><text:s text:c="3"/>5.416 | 4 <text:s/>| <text:s text:c="3"/>1.009 <text:s text:c="2"/>-0.018 <text:s text:c="3"/>0.010 | <text:s text:c="2"/>-54.5 <text:s text:c="2"/>-85.0 <text:s text:c="2"/>159.1</text:p>
      <text:p text:style-name="Standard"><text:s text:c="3"/>5.416 | 5 <text:s/>| <text:s text:c="3"/>1.021 <text:s text:c="2"/>-0.085 <text:s text:c="2"/>-0.113 | <text:s/>-145.4 <text:s text:c="2"/>-80.4 <text:s text:c="2"/>-82.7</text:p>
      <text:p text:style-name="Standard"><text:s text:c="3"/>5.450 | 0 <text:s/>| <text:s text:c="8"/>Comm Error <text:s text:c="8"/>| <text:s text:c="11"/>- <text:s text:c="10"/></text:p>
      <text:p text:style-name="Standard"><text:s text:c="3"/>5.450 | 1 <text:s/>| <text:s text:c="3"/>0.821 <text:s text:c="2"/>-0.467 <text:s text:c="3"/>0.018 | <text:s text:c="2"/>-90.8 <text:s text:c="2"/>-62.0 <text:s text:c="2"/>161.6</text:p>
      <text:p text:style-name="Standard"><text:s text:c="3"/>5.450 | 2 <text:s/>| <text:s text:c="3"/>0.775 <text:s text:c="3"/>0.441 <text:s text:c="2"/>-0.109 | <text:s text:c="2"/>112.5 <text:s text:c="2"/>-65.3 <text:s text:c="2"/>-11.3</text:p>
      <text:p text:style-name="Standard"><text:s text:c="3"/>5.450 | 3 <text:s/>| <text:s text:c="3"/>1.035 <text:s text:c="2"/>-0.011 <text:s text:c="3"/>0.210 | <text:s text:c="4"/>1.1 <text:s text:c="2"/>-75.5 <text:s text:c="2"/>138.6</text:p>
      <text:p text:style-name="Standard"><text:s text:c="3"/>5.450 | 4 <text:s/>| <text:s text:c="3"/>1.007 <text:s text:c="2"/>-0.019 <text:s text:c="3"/>0.004 | <text:s text:c="2"/>-57.2 <text:s text:c="2"/>-85.0 <text:s text:c="2"/>162.4</text:p>
      <text:p text:style-name="Standard"><text:s text:c="3"/>5.450 | 5 <text:s/>| <text:s text:c="3"/>1.017 <text:s text:c="2"/>-0.083 <text:s text:c="2"/>-0.127 | <text:s/>-145.4 <text:s text:c="2"/>-80.4 <text:s text:c="2"/>-82.8</text:p>
      <text:p text:style-name="Standard"><text:s text:c="3"/>5.484 | 0 <text:s/>| <text:s text:c="8"/>Comm Error <text:s text:c="8"/>| <text:s text:c="11"/>- <text:s text:c="10"/></text:p>
      <text:p text:style-name="Standard"><text:s text:c="3"/>5.484 | 1 <text:s/>| <text:s text:c="3"/>0.876 <text:s text:c="2"/>-0.471 <text:s text:c="2"/>-0.020 | <text:s text:c="2"/>-92.6 <text:s text:c="2"/>-59.5 <text:s text:c="2"/>164.0</text:p>
      <text:p text:style-name="Standard"><text:soft-page-break/><text:s text:c="3"/>5.484 | 2 <text:s/>| <text:s text:c="3"/>0.804 <text:s text:c="3"/>0.512 <text:s text:c="2"/>-0.114 | <text:s text:c="2"/>108.3 <text:s text:c="2"/>-60.2 <text:s text:c="3"/>-7.6</text:p>
      <text:p text:style-name="Standard"><text:s text:c="3"/>5.484 | 3 <text:s/>| <text:s text:c="3"/>1.021 <text:s text:c="2"/>-0.036 <text:s text:c="3"/>0.216 | <text:s text:c="4"/>0.7 <text:s text:c="2"/>-75.8 <text:s text:c="2"/>138.9</text:p>
      <text:p text:style-name="Standard"><text:s text:c="3"/>5.484 | 4 <text:s/>| <text:s text:c="3"/>1.015 <text:s text:c="2"/>-0.027 <text:s text:c="3"/>0.002 | <text:s text:c="2"/>-59.9 <text:s text:c="2"/>-85.0 <text:s text:c="2"/>165.7</text:p>
      <text:p text:style-name="Standard"><text:s text:c="3"/>5.484 | 5 <text:s/>| <text:s text:c="3"/>1.022 <text:s text:c="2"/>-0.083 <text:s text:c="2"/>-0.123 | <text:s/>-145.6 <text:s text:c="2"/>-80.4 <text:s text:c="2"/>-82.7</text:p>
      <text:p text:style-name="Standard"><text:s text:c="3"/>5.518 | 0 <text:s/>| <text:s text:c="8"/>Comm Error <text:s text:c="8"/>| <text:s text:c="11"/>- <text:s text:c="10"/></text:p>
      <text:p text:style-name="Standard"><text:s text:c="3"/>5.518 | 1 <text:s/>| <text:s text:c="3"/>0.771 <text:s text:c="2"/>-0.573 <text:s text:c="2"/>-0.025 | <text:s text:c="2"/>-94.6 <text:s text:c="2"/>-55.2 <text:s text:c="2"/>167.2</text:p>
      <text:p text:style-name="Standard"><text:s text:c="3"/>5.518 | 2 <text:s/>| <text:s text:c="3"/>0.814 <text:s text:c="3"/>0.569 <text:s text:c="2"/>-0.086 | <text:s text:c="2"/>105.1 <text:s text:c="2"/>-56.9 <text:s text:c="3"/>-4.8</text:p>
      <text:p text:style-name="Standard"><text:s text:c="3"/>5.518 | 3 <text:s/>| <text:s text:c="3"/>1.024 <text:s text:c="2"/>-0.046 <text:s text:c="3"/>0.213 | <text:s text:c="3"/>-0.4 <text:s text:c="2"/>-76.1 <text:s text:c="2"/>140.1</text:p>
      <text:p text:style-name="Standard"><text:s text:c="3"/>5.518 | 4 <text:s/>| <text:s text:c="3"/>1.011 <text:s text:c="2"/>-0.027 <text:s text:c="3"/>0.000 | <text:s text:c="2"/>-62.9 <text:s text:c="2"/>-85.0 <text:s text:c="2"/>170.0</text:p>
      <text:p text:style-name="Standard"><text:s text:c="3"/>5.518 | 5 <text:s/>| <text:s text:c="3"/>1.023 <text:s text:c="2"/>-0.095 <text:s text:c="2"/>-0.136 | <text:s/>-145.4 <text:s text:c="2"/>-80.3 <text:s text:c="2"/>-83.0</text:p>
      <text:p text:style-name="Standard"><text:s text:c="3"/>5.553 | 0 <text:s/>| <text:s text:c="8"/>Comm Error <text:s text:c="8"/>| <text:s text:c="11"/>- <text:s text:c="10"/></text:p>
      <text:p text:style-name="Standard"><text:s text:c="3"/>5.553 | 1 <text:s/>| <text:s text:c="3"/>0.829 <text:s text:c="2"/>-0.652 <text:s text:c="2"/>-0.076 | <text:s text:c="2"/>-95.8 <text:s text:c="2"/>-52.1 <text:s text:c="2"/>169.6</text:p>
      <text:p text:style-name="Standard"><text:s text:c="3"/>5.553 | 2 <text:s/>| <text:s text:c="3"/>0.694 <text:s text:c="3"/>0.701 <text:s text:c="2"/>-0.096 | <text:s text:c="2"/>101.9 <text:s text:c="2"/>-51.0 <text:s text:c="3"/>-2.5</text:p>
      <text:p text:style-name="Standard"><text:s text:c="3"/>5.553 | 3 <text:s/>| <text:s text:c="3"/>1.025 <text:s text:c="2"/>-0.040 <text:s text:c="3"/>0.229 | <text:s text:c="3"/>-1.9 <text:s text:c="2"/>-76.3 <text:s text:c="2"/>141.0</text:p>
      <text:p text:style-name="Standard"><text:s text:c="3"/>5.553 | 4 <text:s/>| <text:s text:c="3"/>1.008 <text:s text:c="2"/>-0.032 <text:s text:c="3"/>0.012 | <text:s text:c="2"/>-63.8 <text:s text:c="2"/>-85.0 <text:s text:c="2"/>170.0</text:p>
      <text:p text:style-name="Standard"><text:s text:c="3"/>5.553 | 5 <text:s/>| <text:s text:c="3"/>1.019 <text:s text:c="2"/>-0.083 <text:s text:c="2"/>-0.139 | <text:s/>-145.8 <text:s text:c="2"/>-80.2 <text:s text:c="2"/>-82.7</text:p>
      <text:p text:style-name="Standard"><text:s text:c="3"/>5.587 | 0 <text:s/>| <text:s text:c="8"/>Comm Error <text:s text:c="8"/>| <text:s text:c="11"/>- <text:s text:c="10"/></text:p>
      <text:p text:style-name="Standard"><text:s text:c="3"/>5.587 | 1 <text:s/>| <text:s text:c="3"/>0.960 <text:s text:c="2"/>-0.651 <text:s text:c="2"/>-0.136 | <text:s text:c="2"/>-98.0 <text:s text:c="2"/>-48.4 <text:s text:c="2"/>173.5</text:p>
      <text:p text:style-name="Standard"><text:s text:c="3"/>5.587 | 2 <text:s/>| <text:s text:c="3"/>0.683 <text:s text:c="3"/>0.770 <text:s text:c="2"/>-0.051 | <text:s text:c="3"/>99.8 <text:s text:c="2"/>-46.6 <text:s text:c="3"/>-1.3</text:p>
      <text:p text:style-name="Standard"><text:s text:c="3"/>5.587 | 3 <text:s/>| <text:s text:c="3"/>1.040 <text:s text:c="2"/>-0.053 <text:s text:c="3"/>0.238 | <text:s text:c="3"/>-3.3 <text:s text:c="2"/>-76.5 <text:s text:c="2"/>142.3</text:p>
      <text:p text:style-name="Standard"><text:s text:c="3"/>5.587 | 4 <text:s/>| <text:s text:c="3"/>1.010 <text:s text:c="2"/>-0.037 <text:s text:c="3"/>0.018 | <text:s text:c="2"/>-62.4 <text:s text:c="2"/>-85.0 <text:s text:c="2"/>167.9</text:p>
      <text:p text:style-name="Standard"><text:s text:c="3"/>5.587 | 5 <text:s/>| <text:s text:c="3"/>1.020 <text:s text:c="2"/>-0.103 <text:s text:c="2"/>-0.143 | <text:s/>-145.8 <text:s text:c="2"/>-80.1 <text:s text:c="2"/>-83.1</text:p>
      <text:p text:style-name="Standard"><text:s text:c="3"/>5.621 | 0 <text:s/>| <text:s text:c="8"/>Comm Error <text:s text:c="8"/>| <text:s text:c="11"/>- <text:s text:c="10"/></text:p>
      <text:p text:style-name="Standard"><text:s text:c="3"/>5.621 | 1 <text:s/>| <text:s text:c="3"/>1.063 <text:s text:c="2"/>-0.726 <text:s text:c="2"/>-0.196 | <text:s text:c="2"/>-97.7 <text:s text:c="2"/>-47.3 <text:s text:c="2"/>173.9</text:p>
      <text:p text:style-name="Standard"><text:s text:c="3"/>5.621 | 2 <text:s/>| <text:s text:c="3"/>0.588 <text:s text:c="3"/>0.886 <text:s text:c="2"/>-0.111 | <text:s text:c="3"/>96.8 <text:s text:c="2"/>-41.8 <text:s text:c="4"/>0.6</text:p>
      <text:p text:style-name="Standard"><text:s text:c="3"/>5.621 | 3 <text:s/>| <text:s text:c="3"/>1.012 <text:s text:c="2"/>-0.077 <text:s text:c="3"/>0.219 | <text:s text:c="3"/>-6.4 <text:s text:c="2"/>-76.5 <text:s text:c="2"/>145.3</text:p>
      <text:p text:style-name="Standard"><text:s text:c="3"/>5.621 | 4 <text:s/>| <text:s text:c="3"/>1.009 <text:s text:c="2"/>-0.022 <text:s text:c="3"/>0.018 | <text:s text:c="2"/>-60.6 <text:s text:c="2"/>-85.0 <text:s text:c="2"/>165.7</text:p>
      <text:p text:style-name="Standard"><text:s text:c="3"/>5.621 | 5 <text:s/>| <text:s text:c="3"/>1.020 <text:s text:c="2"/>-0.098 <text:s text:c="2"/>-0.130 | <text:s/>-145.4 <text:s text:c="2"/>-80.0 <text:s text:c="2"/>-83.4</text:p>
      <text:p text:style-name="Standard"><text:s text:c="3"/>5.656 | 0 <text:s/>| <text:s text:c="8"/>Comm Error <text:s text:c="8"/>| <text:s text:c="11"/>- <text:s text:c="10"/></text:p>
      <text:p text:style-name="Standard"><text:s text:c="3"/>5.656 | 1 <text:s/>| <text:s text:c="3"/>0.903 <text:s text:c="2"/>-0.756 <text:s text:c="2"/>-0.148 | <text:s text:c="2"/>-94.6 <text:s text:c="2"/>-45.7 <text:s text:c="2"/>170.7</text:p>
      <text:p text:style-name="Standard"><text:s text:c="3"/>5.656 | 2 <text:s/>| <text:s text:c="3"/>0.737 <text:s text:c="3"/>0.921 <text:s text:c="2"/>-0.006 | <text:s text:c="3"/>93.3 <text:s text:c="2"/>-37.3 <text:s text:c="4"/>1.7</text:p>
      <text:p text:style-name="Standard"><text:s text:c="3"/>5.656 | 3 <text:s/>| <text:s text:c="3"/>0.996 <text:s text:c="2"/>-0.052 <text:s text:c="3"/>0.212 | <text:s text:c="3"/>-8.7 <text:s text:c="2"/>-76.6 <text:s text:c="2"/>147.6</text:p>
      <text:p text:style-name="Standard"><text:s text:c="3"/>5.656 | 4 <text:s/>| <text:s text:c="3"/>1.003 <text:s text:c="2"/>-0.054 <text:s text:c="3"/>0.019 | <text:s text:c="2"/>-61.2 <text:s text:c="2"/>-84.9 <text:s text:c="2"/>166.1</text:p>
      <text:p text:style-name="Standard"><text:s text:c="3"/>5.656 | 5 <text:s/>| <text:s text:c="3"/>1.020 <text:s text:c="2"/>-0.096 <text:s text:c="2"/>-0.141 | <text:s/>-145.5 <text:s text:c="2"/>-80.0 <text:s text:c="2"/>-83.3</text:p>
      <text:p text:style-name="Standard"><text:s text:c="3"/>5.690 | 0 <text:s/>| <text:s text:c="8"/>Comm Error <text:s text:c="8"/>| <text:s text:c="11"/>- <text:s text:c="10"/></text:p>
      <text:p text:style-name="Standard"><text:s text:c="3"/>5.690 | 1 <text:s/>| <text:s text:c="3"/>0.761 <text:s text:c="2"/>-0.760 <text:s text:c="2"/>-0.053 | <text:s text:c="2"/>-93.1 <text:s text:c="2"/>-43.9 <text:s text:c="2"/>169.6</text:p>
      <text:p text:style-name="Standard"><text:s text:c="3"/>5.690 | 2 <text:s/>| <text:s text:c="3"/>0.887 <text:s text:c="3"/>0.939 <text:s text:c="2"/>-0.012 | <text:s text:c="3"/>91.2 <text:s text:c="2"/>-34.6 <text:s text:c="4"/>1.1</text:p>
      <text:p text:style-name="Standard"><text:s text:c="3"/>5.690 | 3 <text:s/>| <text:s text:c="3"/>0.996 <text:s text:c="3"/>0.005 <text:s text:c="3"/>0.225 | <text:s text:c="3"/>-8.7 <text:s text:c="2"/>-76.8 <text:s text:c="2"/>147.6</text:p>
      <text:p text:style-name="Standard"><text:s text:c="3"/>5.690 | 4 <text:s/>| <text:s text:c="3"/>1.011 <text:s text:c="2"/>-0.024 <text:s text:c="3"/>0.007 | <text:s text:c="2"/>-63.1 <text:s text:c="2"/>-85.0 <text:s text:c="2"/>168.6</text:p>
      <text:p text:style-name="Standard"><text:s text:c="3"/>5.690 | 5 <text:s/>| <text:s text:c="3"/>1.011 <text:s text:c="2"/>-0.079 <text:s text:c="2"/>-0.127 | <text:s/>-145.9 <text:s text:c="2"/>-80.0 <text:s text:c="2"/>-82.9</text:p>
      <text:p text:style-name="Standard"><text:s text:c="3"/>5.724 | 0 <text:s/>| <text:s text:c="8"/>Comm Error <text:s text:c="8"/>| <text:s text:c="11"/>- <text:s text:c="10"/></text:p>
      <text:p text:style-name="Standard"><text:s text:c="3"/>5.724 | 1 <text:s/>| <text:s text:c="3"/>0.623 <text:s text:c="2"/>-0.850 <text:s text:c="2"/>-0.012 | <text:s text:c="2"/>-91.9 <text:s text:c="2"/>-40.0 <text:s text:c="2"/>170.3</text:p>
      <text:p text:style-name="Standard"><text:s text:c="3"/>5.724 | 2 <text:s/>| <text:s text:c="3"/>0.945 <text:s text:c="3"/>0.969 <text:s text:c="2"/>-0.015 | <text:s text:c="3"/>88.4 <text:s text:c="2"/>-32.6 <text:s text:c="4"/>0.9</text:p>
      <text:p text:style-name="Standard"><text:s text:c="3"/>5.724 | 3 <text:s/>| <text:s text:c="3"/>1.025 <text:s text:c="2"/>-0.011 <text:s text:c="3"/>0.224 | <text:s text:c="3"/>-7.4 <text:s text:c="2"/>-76.9 <text:s text:c="2"/>146.5</text:p>
      <text:p text:style-name="Standard"><text:s text:c="3"/>5.724 | 4 <text:s/>| <text:s text:c="3"/>1.008 <text:s text:c="2"/>-0.017 <text:s text:c="3"/>0.011 | <text:s text:c="2"/>-62.7 <text:s text:c="2"/>-85.0 <text:s text:c="2"/>168.5</text:p>
      <text:p text:style-name="Standard"><text:s text:c="3"/>5.724 | 5 <text:s/>| <text:s text:c="3"/>1.023 <text:s text:c="2"/>-0.071 <text:s text:c="2"/>-0.128 | <text:s/>-146.8 <text:s text:c="2"/>-80.1 <text:s text:c="2"/>-82.0</text:p>
      <text:p text:style-name="Standard"><text:s text:c="3"/>5.758 | 0 <text:s/>| <text:s text:c="8"/>Comm Error <text:s text:c="8"/>| <text:s text:c="11"/>- <text:s text:c="10"/></text:p>
      <text:p text:style-name="Standard"><text:s text:c="3"/>5.758 | 1 <text:s/>| <text:s text:c="3"/>0.526 <text:s text:c="2"/>-0.929 <text:s text:c="3"/>0.010 | <text:s text:c="2"/>-92.2 <text:s text:c="2"/>-35.8 <text:s text:c="2"/>173.0</text:p>
      <text:p text:style-name="Standard"><text:s text:c="3"/>5.758 | 2 <text:s/>| <text:s text:c="3"/>0.881 <text:s text:c="3"/>0.957 <text:s text:c="2"/>-0.032 | <text:s text:c="3"/>86.6 <text:s text:c="2"/>-31.1 <text:s text:c="4"/>1.0</text:p>
      <text:p text:style-name="Standard"><text:soft-page-break/><text:s text:c="3"/>5.758 | 3 <text:s/>| <text:s text:c="3"/>1.064 <text:s text:c="2"/>-0.036 <text:s text:c="3"/>0.222 | <text:s text:c="3"/>-6.7 <text:s text:c="2"/>-77.1 <text:s text:c="2"/>146.4</text:p>
      <text:p text:style-name="Standard"><text:s text:c="3"/>5.758 | 4 <text:s/>| <text:s text:c="3"/>1.017 <text:s text:c="3"/>0.001 <text:s text:c="3"/>0.017 | <text:s text:c="2"/>-57.3 <text:s text:c="2"/>-85.1 <text:s text:c="2"/>163.1</text:p>
      <text:p text:style-name="Standard"><text:s text:c="3"/>5.758 | 5 <text:s/>| <text:s text:c="3"/>1.030 <text:s text:c="2"/>-0.079 <text:s text:c="2"/>-0.143 | <text:s/>-147.8 <text:s text:c="2"/>-80.1 <text:s text:c="2"/>-80.9</text:p>
      <text:p text:style-name="Standard"><text:s text:c="3"/>5.793 | 0 <text:s/>| <text:s text:c="8"/>Comm Error <text:s text:c="8"/>| <text:s text:c="11"/>- <text:s text:c="10"/></text:p>
      <text:p text:style-name="Standard"><text:s text:c="3"/>5.793 | 1 <text:s/>| <text:s text:c="3"/>0.522 <text:s text:c="2"/>-0.938 <text:s text:c="3"/>0.013 | <text:s text:c="2"/>-92.7 <text:s text:c="2"/>-31.4 <text:s text:c="2"/>177.2</text:p>
      <text:p text:style-name="Standard"><text:s text:c="3"/>5.793 | 2 <text:s/>| <text:s text:c="3"/>0.814 <text:s text:c="3"/>0.977 <text:s text:c="2"/>-0.048 | <text:s text:c="3"/>85.8 <text:s text:c="2"/>-29.5 <text:s text:c="4"/>0.2</text:p>
      <text:p text:style-name="Standard"><text:s text:c="3"/>5.793 | 3 <text:s/>| <text:s text:c="3"/>1.007 <text:s text:c="3"/>0.013 <text:s text:c="3"/>0.226 | <text:s text:c="3"/>-5.5 <text:s text:c="2"/>-77.1 <text:s text:c="2"/>145.6</text:p>
      <text:p text:style-name="Standard"><text:s text:c="3"/>5.793 | 4 <text:s/>| <text:s text:c="3"/>1.009 <text:s text:c="2"/>-0.013 <text:s text:c="3"/>0.014 | <text:s text:c="2"/>-54.6 <text:s text:c="2"/>-85.1 <text:s text:c="2"/>160.4</text:p>
      <text:p text:style-name="Standard"><text:s text:c="3"/>5.793 | 5 <text:s/>| <text:s text:c="3"/>1.018 <text:s text:c="2"/>-0.064 <text:s text:c="2"/>-0.133 | <text:s/>-148.6 <text:s text:c="2"/>-80.2 <text:s text:c="2"/>-80.0</text:p>
      <text:p text:style-name="Standard"><text:s text:c="3"/>5.827 | 0 <text:s/>| <text:s text:c="8"/>Comm Error <text:s text:c="8"/>| <text:s text:c="11"/>- <text:s text:c="10"/></text:p>
      <text:p text:style-name="Standard"><text:s text:c="3"/>5.827 | 1 <text:s/>| <text:s text:c="3"/>0.475 <text:s text:c="2"/>-0.980 <text:s text:c="2"/>-0.021 | <text:s text:c="2"/>-92.6 <text:s text:c="2"/>-25.9 <text:s/>-177.5</text:p>
      <text:p text:style-name="Standard"><text:s text:c="3"/>5.827 | 2 <text:s/>| <text:s text:c="3"/>0.794 <text:s text:c="3"/>0.979 <text:s text:c="2"/>-0.058 | <text:s text:c="3"/>85.6 <text:s text:c="2"/>-27.8 <text:s text:c="3"/>-1.8</text:p>
      <text:p text:style-name="Standard"><text:s text:c="3"/>5.827 | 3 <text:s/>| <text:s text:c="3"/>0.980 <text:s text:c="3"/>0.036 <text:s text:c="3"/>0.212 | <text:s text:c="3"/>-3.5 <text:s text:c="2"/>-77.1 <text:s text:c="2"/>143.6</text:p>
      <text:p text:style-name="Standard"><text:s text:c="3"/>5.827 | 4 <text:s/>| <text:s text:c="3"/>1.002 <text:s text:c="2"/>-0.014 <text:s text:c="3"/>0.010 | <text:s text:c="2"/>-55.0 <text:s text:c="2"/>-85.1 <text:s text:c="2"/>162.3</text:p>
      <text:p text:style-name="Standard"><text:s text:c="3"/>5.827 | 5 <text:s/>| <text:s text:c="3"/>1.015 <text:s text:c="2"/>-0.069 <text:s text:c="2"/>-0.130 | <text:s/>-149.1 <text:s text:c="2"/>-80.2 <text:s text:c="2"/>-79.3</text:p>
      <text:p text:style-name="Standard"><text:s text:c="3"/>5.862 | 0 <text:s/>| <text:s text:c="8"/>Comm Error <text:s text:c="8"/>| <text:s text:c="11"/>- <text:s text:c="10"/></text:p>
      <text:p text:style-name="Standard"><text:s text:c="3"/>5.862 | 1 <text:s/>| <text:s text:c="3"/>0.458 <text:s text:c="2"/>-1.067 <text:s text:c="2"/>-0.057 | <text:s text:c="2"/>-92.0 <text:s text:c="2"/>-21.3 <text:s/>-173.4</text:p>
      <text:p text:style-name="Standard"><text:s text:c="3"/>5.862 | 2 <text:s/>| <text:s text:c="3"/>0.712 <text:s text:c="3"/>0.996 <text:s text:c="2"/>-0.003 | <text:s text:c="3"/>85.5 <text:s text:c="2"/>-26.6 <text:s text:c="3"/>-3.3</text:p>
      <text:p text:style-name="Standard"><text:s text:c="3"/>5.862 | 3 <text:s/>| <text:s text:c="3"/>1.004 <text:s text:c="3"/>0.030 <text:s text:c="3"/>0.208 | <text:s text:c="3"/>-0.6 <text:s text:c="2"/>-77.2 <text:s text:c="2"/>141.0</text:p>
      <text:p text:style-name="Standard"><text:s text:c="3"/>5.862 | 4 <text:s/>| <text:s text:c="3"/>1.008 <text:s text:c="2"/>-0.020 <text:s text:c="3"/>0.001 | <text:s text:c="2"/>-60.6 <text:s text:c="2"/>-85.1 <text:s text:c="2"/>168.6</text:p>
      <text:p text:style-name="Standard"><text:s text:c="3"/>5.862 | 5 <text:s/>| <text:s text:c="3"/>1.025 <text:s text:c="2"/>-0.083 <text:s text:c="2"/>-0.140 | <text:s/>-149.1 <text:s text:c="2"/>-80.2 <text:s text:c="2"/>-79.2</text:p>
      <text:p text:style-name="Standard"><text:s text:c="3"/>5.896 | 0 <text:s/>| <text:s text:c="8"/>Comm Error <text:s text:c="8"/>| <text:s text:c="11"/>- <text:s text:c="10"/></text:p>
      <text:p text:style-name="Standard"><text:s text:c="3"/>5.896 | 1 <text:s/>| <text:s text:c="3"/>0.556 <text:s text:c="2"/>-1.006 <text:s text:c="2"/>-0.145 | <text:s text:c="2"/>-91.6 <text:s text:c="2"/>-17.6 <text:s/>-168.8</text:p>
      <text:p text:style-name="Standard"><text:s text:c="3"/>5.896 | 2 <text:s/>| <text:s text:c="3"/>0.613 <text:s text:c="3"/>1.032 <text:s text:c="3"/>0.005 | <text:s text:c="3"/>85.4 <text:s text:c="2"/>-24.4 <text:s text:c="3"/>-5.6</text:p>
      <text:p text:style-name="Standard"><text:s text:c="3"/>5.896 | 3 <text:s/>| <text:s text:c="3"/>1.001 <text:s text:c="2"/>-0.002 <text:s text:c="3"/>0.210 | <text:s text:c="4"/>0.4 <text:s text:c="2"/>-77.3 <text:s text:c="2"/>140.3</text:p>
      <text:p text:style-name="Standard"><text:s text:c="3"/>5.896 | 4 <text:s/>| <text:s text:c="3"/>1.005 <text:s text:c="2"/>-0.006 <text:s text:c="2"/>-0.006 | <text:s text:c="2"/>-65.3 <text:s text:c="2"/>-85.1 <text:s text:c="2"/>175.3</text:p>
      <text:p text:style-name="Standard"><text:s text:c="3"/>5.896 | 5 <text:s/>| <text:s text:c="3"/>1.023 <text:s text:c="2"/>-0.074 <text:s text:c="2"/>-0.136 | <text:s/>-149.1 <text:s text:c="2"/>-80.2 <text:s text:c="2"/>-78.9</text:p>
      <text:p text:style-name="Standard"><text:s text:c="3"/>5.931 | 0 <text:s/>| <text:s text:c="8"/>Comm Error <text:s text:c="8"/>| <text:s text:c="11"/>- <text:s text:c="10"/></text:p>
      <text:p text:style-name="Standard"><text:s text:c="3"/>5.931 | 1 <text:s/>| <text:s text:c="3"/>0.486 <text:s text:c="2"/>-0.985 <text:s text:c="2"/>-0.146 | <text:s text:c="2"/>-90.9 <text:s text:c="2"/>-15.6 <text:s/>-167.1</text:p>
      <text:p text:style-name="Standard"><text:s text:c="3"/>5.931 | 2 <text:s/>| <text:s text:c="3"/>0.571 <text:s text:c="3"/>1.060 <text:s text:c="3"/>0.067 | <text:s text:c="3"/>84.6 <text:s text:c="2"/>-22.7 <text:s text:c="3"/>-6.5</text:p>
      <text:p text:style-name="Standard"><text:s text:c="3"/>5.931 | 3 <text:s/>| <text:s text:c="3"/>1.000 <text:s text:c="2"/>-0.038 <text:s text:c="3"/>0.215 | <text:s text:c="3"/>-0.9 <text:s text:c="2"/>-77.2 <text:s text:c="2"/>141.9</text:p>
      <text:p text:style-name="Standard"><text:s text:c="3"/>5.931 | 4 <text:s/>| <text:s text:c="3"/>1.006 <text:s text:c="2"/>-0.026 <text:s text:c="3"/>0.006 | <text:s text:c="2"/>-70.5 <text:s text:c="2"/>-85.1 <text:s/>-177.7</text:p>
      <text:p text:style-name="Standard"><text:s text:c="3"/>5.931 | 5 <text:s/>| <text:s text:c="3"/>1.020 <text:s text:c="2"/>-0.079 <text:s text:c="2"/>-0.133 | <text:s/>-149.1 <text:s text:c="2"/>-80.2 <text:s text:c="2"/>-78.9</text:p>
      <text:p text:style-name="Standard"><text:s text:c="3"/>5.965 | 0 <text:s/>| <text:s text:c="8"/>Comm Error <text:s text:c="8"/>| <text:s text:c="11"/>- <text:s text:c="10"/></text:p>
      <text:p text:style-name="Standard"><text:s text:c="3"/>5.965 | 1 <text:s/>| <text:s text:c="3"/>0.491 <text:s text:c="2"/>-1.073 <text:s text:c="2"/>-0.176 | <text:s text:c="2"/>-90.4 <text:s text:c="2"/>-13.3 <text:s/>-164.7</text:p>
      <text:p text:style-name="Standard"><text:s text:c="3"/>5.965 | 2 <text:s/>| <text:s text:c="3"/>0.477 <text:s text:c="3"/>1.019 <text:s text:c="3"/>0.113 | <text:s text:c="3"/>82.9 <text:s text:c="2"/>-20.2 <text:s text:c="3"/>-6.1</text:p>
      <text:p text:style-name="Standard"><text:s text:c="3"/>5.965 | 3 <text:s/>| <text:s text:c="3"/>1.014 <text:s text:c="2"/>-0.026 <text:s text:c="3"/>0.202 | <text:s text:c="3"/>-2.2 <text:s text:c="2"/>-77.2 <text:s text:c="2"/>143.4</text:p>
      <text:p text:style-name="Standard"><text:s text:c="3"/>5.965 | 4 <text:s/>| <text:s text:c="3"/>1.006 <text:s text:c="2"/>-0.006 <text:s text:c="3"/>0.006 | <text:s text:c="2"/>-71.2 <text:s text:c="2"/>-85.2 <text:s/>-176.5</text:p>
      <text:p text:style-name="Standard"><text:s text:c="3"/>5.965 | 5 <text:s/>| <text:s text:c="3"/>1.020 <text:s text:c="2"/>-0.079 <text:s text:c="2"/>-0.117 | <text:s/>-148.6 <text:s text:c="2"/>-80.3 <text:s text:c="2"/>-79.1</text:p>
      <text:p text:style-name="Standard"><text:s text:c="3"/>6.000 | 0 <text:s/>| <text:s text:c="8"/>Comm Error <text:s text:c="8"/>| <text:s text:c="11"/>- <text:s text:c="10"/></text:p>
      <text:p text:style-name="Standard"><text:s text:c="3"/>6.000 | 1 <text:s/>| <text:s text:c="3"/>0.525 <text:s text:c="2"/>-1.144 <text:s text:c="2"/>-0.123 | <text:s text:c="2"/>-89.7 <text:s text:c="2"/>-12.2 <text:s/>-162.8</text:p>
      <text:p text:style-name="Standard"><text:s text:c="3"/>6.000 | 2 <text:s/>| <text:s text:c="3"/>0.370 <text:s text:c="3"/>1.018 <text:s text:c="3"/>0.124 | <text:s text:c="3"/>82.1 <text:s text:c="2"/>-18.0 <text:s text:c="3"/>-6.2</text:p>
      <text:p text:style-name="Standard"><text:s text:c="3"/>6.000 | 3 <text:s/>| <text:s text:c="3"/>0.999 <text:s text:c="2"/>-0.002 <text:s text:c="3"/>0.195 | <text:s text:c="3"/>-3.4 <text:s text:c="2"/>-77.3 <text:s text:c="2"/>144.7</text:p>
      <text:p text:style-name="Standard"><text:s text:c="3"/>6.000 | 4 <text:s/>| <text:s text:c="3"/>1.012 <text:s text:c="2"/>-0.015 <text:s text:c="2"/>-0.017 | <text:s text:c="2"/>-76.3 <text:s text:c="2"/>-85.2 <text:s/>-168.5</text:p>
      <text:p text:style-name="Standard"><text:s text:c="3"/>6.000 | 5 <text:s/>| <text:s text:c="3"/>1.020 <text:s text:c="2"/>-0.086 <text:s text:c="2"/>-0.133 | <text:s/>-147.7 <text:s text:c="2"/>-80.2 <text:s text:c="2"/>-79.9</text:p>
      <text:p text:style-name="Standard"><text:s text:c="3"/>6.034 | 0 <text:s/>| <text:s text:c="8"/>Comm Error <text:s text:c="8"/>| <text:s text:c="11"/>- <text:s text:c="10"/></text:p>
      <text:p text:style-name="Standard"><text:s text:c="3"/>6.034 | 1 <text:s/>| <text:s text:c="3"/>0.451 <text:s text:c="2"/>-1.097 <text:s text:c="2"/>-0.082 | <text:s text:c="2"/>-88.6 <text:s text:c="2"/>-11.3 <text:s/>-160.9</text:p>
      <text:p text:style-name="Standard"><text:s text:c="3"/>6.034 | 2 <text:s/>| <text:s text:c="3"/>0.357 <text:s text:c="3"/>1.037 <text:s text:c="3"/>0.138 | <text:s text:c="3"/>81.6 <text:s text:c="2"/>-16.1 <text:s text:c="3"/>-6.7</text:p>
      <text:p text:style-name="Standard"><text:s text:c="3"/>6.034 | 3 <text:s/>| <text:s text:c="3"/>1.007 <text:s text:c="3"/>0.040 <text:s text:c="3"/>0.178 | <text:s text:c="3"/>-3.0 <text:s text:c="2"/>-77.5 <text:s text:c="2"/>144.1</text:p>
      <text:p text:style-name="Standard"><text:soft-page-break/><text:s text:c="3"/>6.034 | 4 <text:s/>| <text:s text:c="3"/>1.009 <text:s text:c="2"/>-0.007 <text:s text:c="2"/>-0.032 | <text:s text:c="2"/>-89.1 <text:s text:c="2"/>-85.2 <text:s/>-152.9</text:p>
      <text:p text:style-name="Standard"><text:s text:c="3"/>6.034 | 5 <text:s/>| <text:s text:c="3"/>1.026 <text:s text:c="2"/>-0.074 <text:s text:c="2"/>-0.141 | <text:s/>-148.1 <text:s text:c="2"/>-80.2 <text:s text:c="2"/>-79.3</text:p>
      <text:p text:style-name="Standard"><text:s text:c="3"/>6.068 | 0 <text:s/>| <text:s text:c="8"/>Comm Error <text:s text:c="8"/>| <text:s text:c="11"/>- <text:s text:c="10"/></text:p>
      <text:p text:style-name="Standard"><text:s text:c="3"/>6.068 | 1 <text:s/>| <text:s text:c="3"/>0.426 <text:s text:c="2"/>-1.092 <text:s text:c="2"/>-0.059 | <text:s text:c="2"/>-87.3 <text:s text:c="2"/>-11.0 <text:s/>-159.0</text:p>
      <text:p text:style-name="Standard"><text:s text:c="3"/>6.068 | 2 <text:s/>| <text:s text:c="3"/>0.327 <text:s text:c="3"/>1.090 <text:s text:c="3"/>0.100 | <text:s text:c="3"/>81.1 <text:s text:c="2"/>-14.0 <text:s text:c="3"/>-7.3</text:p>
      <text:p text:style-name="Standard"><text:s text:c="3"/>6.068 | 3 <text:s/>| <text:s text:c="3"/>1.006 <text:s text:c="3"/>0.053 <text:s text:c="3"/>0.182 | <text:s text:c="3"/>-0.7 <text:s text:c="2"/>-77.8 <text:s text:c="2"/>141.7</text:p>
      <text:p text:style-name="Standard"><text:s text:c="3"/>6.068 | 4 <text:s/>| <text:s text:c="3"/>1.014 <text:s text:c="2"/>-0.035 <text:s text:c="2"/>-0.011 | <text:s text:c="2"/>-96.5 <text:s text:c="2"/>-85.2 <text:s/>-146.0</text:p>
      <text:p text:style-name="Standard"><text:s text:c="3"/>6.068 | 5 <text:s/>| <text:s text:c="3"/>1.020 <text:s text:c="2"/>-0.078 <text:s text:c="2"/>-0.140 | <text:s/>-148.7 <text:s text:c="2"/>-80.2 <text:s text:c="2"/>-78.8</text:p>
      <text:p text:style-name="Standard"><text:s text:c="3"/>6.103 | 0 <text:s/>| <text:s text:c="8"/>Comm Error <text:s text:c="8"/>| <text:s text:c="11"/>- <text:s text:c="10"/></text:p>
      <text:p text:style-name="Standard"><text:s text:c="3"/>6.103 | 1 <text:s/>| <text:s text:c="3"/>0.410 <text:s text:c="2"/>-1.070 <text:s text:c="2"/>-0.046 | <text:s text:c="2"/>-86.2 <text:s text:c="2"/>-11.3 <text:s/>-157.1</text:p>
      <text:p text:style-name="Standard"><text:s text:c="3"/>6.103 | 2 <text:s/>| <text:s text:c="3"/>0.824 <text:s text:c="3"/>1.008 <text:s text:c="2"/>-0.265 | <text:s text:c="3"/>82.6 <text:s text:c="2"/>-14.8 <text:s text:c="3"/>-6.8</text:p>
      <text:p text:style-name="Standard"><text:s text:c="3"/>6.103 | 3 <text:s/>| <text:s text:c="3"/>1.005 <text:s text:c="2"/>-0.012 <text:s text:c="3"/>0.229 | <text:s text:c="3"/>-0.6 <text:s text:c="2"/>-77.7 <text:s text:c="2"/>141.5</text:p>
      <text:p text:style-name="Standard"><text:s text:c="3"/>6.103 | 4 <text:s/>| <text:s text:c="3"/>1.009 <text:s text:c="2"/>-0.010 <text:s text:c="2"/>-0.007 | <text:s text:c="2"/>-97.2 <text:s text:c="2"/>-85.2 <text:s/>-145.3</text:p>
      <text:p text:style-name="Standard"><text:s text:c="3"/>6.103 | 5 <text:s/>| <text:s text:c="3"/>1.019 <text:s text:c="2"/>-0.042 <text:s text:c="2"/>-0.125 | <text:s/>-149.9 <text:s text:c="2"/>-80.4 <text:s text:c="2"/>-77.5</text:p>
      <text:p text:style-name="Standard"><text:s text:c="3"/>6.137 | 0 <text:s/>| <text:s text:c="8"/>Comm Error <text:s text:c="8"/>| <text:s text:c="11"/>- <text:s text:c="10"/></text:p>
      <text:p text:style-name="Standard"><text:s text:c="3"/>6.137 | 1 <text:s/>| <text:s text:c="3"/>0.378 <text:s text:c="2"/>-1.038 <text:s text:c="2"/>-0.089 | <text:s text:c="2"/>-85.2 <text:s text:c="2"/>-12.2 <text:s/>-155.4</text:p>
      <text:p text:style-name="Standard"><text:s text:c="3"/>6.137 | 2 <text:s/>| <text:s text:c="3"/>0.796 <text:s text:c="3"/>0.987 <text:s text:c="2"/>-0.305 | <text:s text:c="3"/>85.2 <text:s text:c="2"/>-18.1 <text:s text:c="3"/>-3.8</text:p>
      <text:p text:style-name="Standard"><text:s text:c="3"/>6.137 | 3 <text:s/>| <text:s text:c="3"/>1.008 <text:s text:c="2"/>-0.010 <text:s text:c="3"/>0.196 | <text:s text:c="3"/>-1.8 <text:s text:c="2"/>-77.7 <text:s text:c="2"/>142.4</text:p>
      <text:p text:style-name="Standard"><text:s text:c="3"/>6.137 | 4 <text:s/>| <text:s text:c="3"/>1.015 <text:s text:c="2"/>-0.008 <text:s text:c="2"/>-0.009 | <text:s text:c="2"/>-97.3 <text:s text:c="2"/>-85.2 <text:s/>-143.0</text:p>
      <text:p text:style-name="Standard"><text:s text:c="3"/>6.137 | 5 <text:s/>| <text:s text:c="3"/>1.021 <text:s text:c="2"/>-0.059 <text:s text:c="2"/>-0.117 | <text:s/>-150.8 <text:s text:c="2"/>-80.6 <text:s text:c="2"/>-76.9</text:p>
      <text:p text:style-name="Standard"><text:s text:c="3"/>6.171 | 0 <text:s/>| <text:s text:c="8"/>Comm Error <text:s text:c="8"/>| <text:s text:c="11"/>- <text:s text:c="10"/></text:p>
      <text:p text:style-name="Standard"><text:s text:c="3"/>6.171 | 1 <text:s/>| <text:s text:c="3"/>0.275 <text:s text:c="2"/>-1.001 <text:s text:c="2"/>-0.242 | <text:s text:c="2"/>-85.4 <text:s text:c="2"/>-12.7 <text:s/>-154.4</text:p>
      <text:p text:style-name="Standard"><text:s text:c="3"/>6.171 | 2 <text:s/>| <text:s text:c="3"/>0.231 <text:s text:c="3"/>0.988 <text:s text:c="3"/>0.171 | <text:s text:c="3"/>84.7 <text:s text:c="2"/>-17.8 <text:s text:c="3"/>-1.8</text:p>
      <text:p text:style-name="Standard"><text:s text:c="3"/>6.171 | 3 <text:s/>| <text:s text:c="3"/>1.000 <text:s text:c="3"/>0.038 <text:s text:c="3"/>0.187 | <text:s text:c="3"/>-0.5 <text:s text:c="2"/>-78.0 <text:s text:c="2"/>141.0</text:p>
      <text:p text:style-name="Standard"><text:s text:c="3"/>6.171 | 4 <text:s/>| <text:s text:c="3"/>1.008 <text:s text:c="2"/>-0.007 <text:s text:c="2"/>-0.004 | <text:s text:c="2"/>-94.5 <text:s text:c="2"/>-85.2 <text:s/>-144.9</text:p>
      <text:p text:style-name="Standard"><text:s text:c="3"/>6.171 | 5 <text:s/>| <text:s text:c="3"/>1.030 <text:s text:c="2"/>-0.115 <text:s text:c="2"/>-0.158 | <text:s/>-149.6 <text:s text:c="2"/>-80.3 <text:s text:c="2"/>-78.3</text:p>
      <text:p text:style-name="Standard"><text:s text:c="3"/>6.206 | 0 <text:s/>| <text:s text:c="8"/>Comm Error <text:s text:c="8"/>| <text:s text:c="11"/>- <text:s text:c="10"/></text:p>
      <text:p text:style-name="Standard"><text:s text:c="3"/>6.206 | 1 <text:s/>| <text:s text:c="3"/>0.364 <text:s text:c="2"/>-1.014 <text:s text:c="2"/>-0.338 | <text:s text:c="2"/>-89.3 <text:s text:c="2"/>-14.2 <text:s/>-151.8</text:p>
      <text:p text:style-name="Standard"><text:s text:c="3"/>6.206 | 2 <text:s/>| <text:s text:c="3"/>0.180 <text:s text:c="3"/>0.934 <text:s text:c="3"/>0.246 | <text:s text:c="3"/>83.6 <text:s text:c="2"/>-17.1 <text:s text:c="3"/>-1.9</text:p>
      <text:p text:style-name="Standard"><text:s text:c="3"/>6.206 | 3 <text:s/>| <text:s text:c="3"/>1.000 <text:s text:c="2"/>-0.011 <text:s text:c="3"/>0.231 | <text:s text:c="4"/>0.1 <text:s text:c="2"/>-77.8 <text:s text:c="2"/>140.4</text:p>
      <text:p text:style-name="Standard"><text:s text:c="3"/>6.206 | 4 <text:s/>| <text:s text:c="3"/>1.018 <text:s text:c="2"/>-0.015 <text:s text:c="3"/>0.008 | <text:s text:c="2"/>-90.5 <text:s text:c="2"/>-85.2 <text:s/>-153.7</text:p>
      <text:p text:style-name="Standard"><text:s text:c="3"/>6.206 | 5 <text:s/>| <text:s text:c="3"/>1.022 <text:s text:c="2"/>-0.064 <text:s text:c="2"/>-0.118 | <text:s/>-149.3 <text:s text:c="2"/>-80.2 <text:s text:c="2"/>-78.3</text:p>
      <text:p text:style-name="Standard"><text:s text:c="3"/>6.240 | 0 <text:s/>| <text:s text:c="8"/>Comm Error <text:s text:c="8"/>| <text:s text:c="11"/>- <text:s text:c="10"/></text:p>
      <text:p text:style-name="Standard"><text:s text:c="3"/>6.240 | 1 <text:s/>| <text:s text:c="3"/>0.243 <text:s text:c="2"/>-1.027 <text:s text:c="2"/>-0.034 | <text:s text:c="2"/>-90.8 <text:s text:c="2"/>-14.4 <text:s/>-151.4</text:p>
      <text:p text:style-name="Standard"><text:s text:c="3"/>6.240 | 2 <text:s/>| <text:s text:c="3"/>0.208 <text:s text:c="3"/>0.922 <text:s text:c="3"/>0.268 | <text:s text:c="3"/>82.6 <text:s text:c="2"/>-17.0 <text:s text:c="3"/>-3.8</text:p>
      <text:p text:style-name="Standard"><text:s text:c="3"/>6.240 | 3 <text:s/>| <text:s text:c="3"/>1.009 <text:s text:c="2"/>-0.051 <text:s text:c="3"/>0.186 | <text:s text:c="3"/>-2.2 <text:s text:c="2"/>-77.7 <text:s text:c="2"/>142.6</text:p>
      <text:p text:style-name="Standard"><text:s text:c="3"/>6.240 | 4 <text:s/>| <text:s text:c="3"/>1.007 <text:s text:c="2"/>-0.031 <text:s text:c="3"/>0.005 | <text:s text:c="2"/>-79.8 <text:s text:c="2"/>-85.2 <text:s/>-164.6</text:p>
      <text:p text:style-name="Standard"><text:s text:c="3"/>6.240 | 5 <text:s/>| <text:s text:c="3"/>1.017 <text:s text:c="2"/>-0.084 <text:s text:c="2"/>-0.121 | <text:s/>-149.0 <text:s text:c="2"/>-80.4 <text:s text:c="2"/>-78.8</text:p>
      <text:p text:style-name="Standard"><text:s text:c="3"/>6.274 | 0 <text:s/>| <text:s text:c="8"/>Comm Error <text:s text:c="8"/>| <text:s text:c="11"/>- <text:s text:c="10"/></text:p>
      <text:p text:style-name="Standard"><text:s text:c="3"/>6.274 | 1 <text:s/>| <text:s text:c="3"/>0.304 <text:s text:c="2"/>-1.008 <text:s text:c="3"/>0.018 | <text:s text:c="2"/>-92.1 <text:s text:c="2"/>-15.2 <text:s/>-152.3</text:p>
      <text:p text:style-name="Standard"><text:s text:c="3"/>6.274 | 2 <text:s/>| <text:s text:c="3"/>0.139 <text:s text:c="3"/>1.009 <text:s text:c="3"/>0.196 | <text:s text:c="3"/>82.4 <text:s text:c="2"/>-16.2 <text:s text:c="3"/>-4.8</text:p>
      <text:p text:style-name="Standard"><text:s text:c="3"/>6.274 | 3 <text:s/>| <text:s text:c="3"/>1.007 <text:s text:c="2"/>-0.005 <text:s text:c="3"/>0.191 | <text:s text:c="3"/>-2.7 <text:s text:c="2"/>-77.7 <text:s text:c="2"/>142.9</text:p>
      <text:p text:style-name="Standard"><text:s text:c="3"/>6.274 | 4 <text:s/>| <text:s text:c="3"/>1.010 <text:s text:c="2"/>-0.016 <text:s text:c="2"/>-0.005 | <text:s text:c="2"/>-79.1 <text:s text:c="2"/>-85.2 <text:s/>-165.7</text:p>
      <text:p text:style-name="Standard"><text:s text:c="3"/>6.274 | 5 <text:s/>| <text:s text:c="3"/>1.018 <text:s text:c="2"/>-0.071 <text:s text:c="2"/>-0.141 | <text:s/>-149.3 <text:s text:c="2"/>-80.4 <text:s text:c="2"/>-78.7</text:p>
      <text:p text:style-name="Standard"><text:s text:c="3"/>6.309 | 0 <text:s/>| <text:s text:c="8"/>Comm Error <text:s text:c="8"/>| <text:s text:c="11"/>- <text:s text:c="10"/></text:p>
      <text:p text:style-name="Standard"><text:s text:c="3"/>6.309 | 1 <text:s/>| <text:s text:c="3"/>0.328 <text:s text:c="2"/>-0.904 <text:s text:c="2"/>-0.017 | <text:s text:c="2"/>-93.0 <text:s text:c="2"/>-16.6 <text:s/>-153.7</text:p>
      <text:p text:style-name="Standard"><text:s text:c="3"/>6.309 | 2 <text:s/>| <text:s text:c="3"/>0.184 <text:s text:c="3"/>1.030 <text:s text:c="3"/>0.114 | <text:s text:c="3"/>82.7 <text:s text:c="2"/>-15.6 <text:s text:c="3"/>-5.4</text:p>
      <text:p text:style-name="Standard"><text:s text:c="3"/>6.309 | 3 <text:s/>| <text:s text:c="3"/>0.996 <text:s text:c="3"/>0.010 <text:s text:c="3"/>0.214 | <text:s text:c="3"/>-1.8 <text:s text:c="2"/>-77.6 <text:s text:c="2"/>141.7</text:p>
      <text:p text:style-name="Standard"><text:s text:c="3"/>6.309 | 4 <text:s/>| <text:s text:c="3"/>1.010 <text:s text:c="3"/>0.006 <text:s text:c="2"/>-0.020 | <text:s text:c="2"/>-85.0 <text:s text:c="2"/>-85.2 <text:s/>-154.5</text:p>
      <text:p text:style-name="Standard"><text:soft-page-break/><text:s text:c="3"/>6.309 | 5 <text:s/>| <text:s text:c="3"/>1.025 <text:s text:c="2"/>-0.067 <text:s text:c="2"/>-0.156 | <text:s/>-150.8 <text:s text:c="2"/>-80.2 <text:s text:c="2"/>-77.5</text:p>
      <text:p text:style-name="Standard"><text:s text:c="3"/>6.343 | 0 <text:s/>| <text:s text:c="8"/>Comm Error <text:s text:c="8"/>| <text:s text:c="11"/>- <text:s text:c="10"/></text:p>
      <text:p text:style-name="Standard"><text:s text:c="3"/>6.343 | 1 <text:s/>| <text:s text:c="3"/>0.399 <text:s text:c="2"/>-0.918 <text:s text:c="2"/>-0.089 | <text:s text:c="2"/>-94.4 <text:s text:c="2"/>-18.7 <text:s/>-155.3</text:p>
      <text:p text:style-name="Standard"><text:s text:c="3"/>6.343 | 2 <text:s/>| <text:s text:c="3"/>0.172 <text:s text:c="3"/>1.045 <text:s text:c="3"/>0.103 | <text:s text:c="3"/>83.0 <text:s text:c="2"/>-15.1 <text:s text:c="3"/>-5.2</text:p>
      <text:p text:style-name="Standard"><text:s text:c="3"/>6.343 | 3 <text:s/>| <text:s text:c="3"/>1.008 <text:s text:c="2"/>-0.042 <text:s text:c="3"/>0.218 | <text:s text:c="3"/>-2.4 <text:s text:c="2"/>-77.4 <text:s text:c="2"/>142.3</text:p>
      <text:p text:style-name="Standard"><text:s text:c="3"/>6.343 | 4 <text:s/>| <text:s text:c="3"/>1.012 <text:s text:c="3"/>0.003 <text:s text:c="2"/>-0.002 | <text:s text:c="2"/>-84.5 <text:s text:c="2"/>-85.2 <text:s/>-149.8</text:p>
      <text:p text:style-name="Standard"><text:s text:c="3"/>6.343 | 5 <text:s/>| <text:s text:c="3"/>1.023 <text:s text:c="2"/>-0.052 <text:s text:c="2"/>-0.120 | <text:s/>-151.6 <text:s text:c="2"/>-80.3 <text:s text:c="2"/>-76.8</text:p>
      <text:p text:style-name="Standard"><text:s text:c="3"/>6.377 | 0 <text:s/>| <text:s text:c="8"/>Comm Error <text:s text:c="8"/>| <text:s text:c="11"/>- <text:s text:c="10"/></text:p>
      <text:p text:style-name="Standard"><text:s text:c="3"/>6.377 | 1 <text:s/>| <text:s text:c="3"/>0.424 <text:s text:c="2"/>-1.009 <text:s text:c="2"/>-0.122 | <text:s text:c="2"/>-96.5 <text:s text:c="2"/>-21.9 <text:s/>-158.4</text:p>
      <text:p text:style-name="Standard"><text:s text:c="3"/>6.377 | 2 <text:s/>| <text:s text:c="3"/>0.264 <text:s text:c="3"/>0.971 <text:s text:c="3"/>0.034 | <text:s text:c="3"/>83.4 <text:s text:c="2"/>-15.4 <text:s text:c="3"/>-5.3</text:p>
      <text:p text:style-name="Standard"><text:s text:c="3"/>6.377 | 3 <text:s/>| <text:s text:c="3"/>1.004 <text:s text:c="2"/>-0.059 <text:s text:c="3"/>0.209 | <text:s text:c="3"/>-4.9 <text:s text:c="2"/>-77.2 <text:s text:c="2"/>144.8</text:p>
      <text:p text:style-name="Standard"><text:s text:c="3"/>6.377 | 4 <text:s/>| <text:s text:c="3"/>1.008 <text:s text:c="3"/>0.006 <text:s text:c="3"/>0.006 | <text:s text:c="2"/>-71.1 <text:s text:c="2"/>-85.3 <text:s/>-159.7</text:p>
      <text:p text:style-name="Standard"><text:s text:c="3"/>6.377 | 5 <text:s/>| <text:s text:c="3"/>1.020 <text:s text:c="2"/>-0.069 <text:s text:c="2"/>-0.120 | <text:s/>-151.4 <text:s text:c="2"/>-80.4 <text:s text:c="2"/>-77.1</text:p>
      <text:p text:style-name="Standard"><text:s text:c="3"/>6.411 | 0 <text:s/>| <text:s text:c="8"/>Comm Error <text:s text:c="8"/>| <text:s text:c="11"/>- <text:s text:c="10"/></text:p>
      <text:p text:style-name="Standard"><text:s text:c="3"/>6.411 | 1 <text:s/>| <text:s text:c="3"/>0.440 <text:s text:c="2"/>-1.089 <text:s text:c="2"/>-0.166 | <text:s text:c="2"/>-97.7 <text:s text:c="2"/>-24.5 <text:s/>-161.9</text:p>
      <text:p text:style-name="Standard"><text:s text:c="3"/>6.411 | 2 <text:s/>| <text:s text:c="3"/>0.682 <text:s text:c="3"/>0.821 <text:s text:c="2"/>-0.084 | <text:s text:c="3"/>85.8 <text:s text:c="2"/>-18.4 <text:s text:c="3"/>-6.2</text:p>
      <text:p text:style-name="Standard"><text:s text:c="3"/>6.411 | 3 <text:s/>| <text:s text:c="3"/>0.979 <text:s text:c="3"/>0.002 <text:s text:c="3"/>0.207 | <text:s text:c="3"/>-5.0 <text:s text:c="2"/>-77.2 <text:s text:c="2"/>144.8</text:p>
      <text:p text:style-name="Standard"><text:s text:c="3"/>6.411 | 4 <text:s/>| <text:s text:c="3"/>1.002 <text:s text:c="2"/>-0.023 <text:s text:c="3"/>0.005 | <text:s text:c="2"/>-66.7 <text:s text:c="2"/>-85.3 <text:s/>-172.0</text:p>
      <text:p text:style-name="Standard"><text:s text:c="3"/>6.411 | 5 <text:s/>| <text:s text:c="3"/>1.015 <text:s text:c="2"/>-0.079 <text:s text:c="2"/>-0.148 | <text:s/>-151.5 <text:s text:c="2"/>-80.4 <text:s text:c="2"/>-77.2</text:p>
      <text:p text:style-name="Standard"><text:s text:c="3"/>6.445 | 0 <text:s/>| <text:s text:c="8"/>Comm Error <text:s text:c="8"/>| <text:s text:c="11"/>- <text:s text:c="10"/></text:p>
      <text:p text:style-name="Standard"><text:s text:c="3"/>6.445 | 1 <text:s/>| <text:s text:c="3"/>0.460 <text:s text:c="2"/>-1.166 <text:s text:c="2"/>-0.200 | <text:s text:c="2"/>-99.0 <text:s text:c="2"/>-27.6 <text:s/>-166.4</text:p>
      <text:p text:style-name="Standard"><text:s text:c="3"/>6.445 | 2 <text:s/>| <text:s text:c="3"/>0.771 <text:s text:c="3"/>0.966 <text:s text:c="2"/>-0.071 | <text:s text:c="3"/>88.5 <text:s text:c="2"/>-22.1 <text:s text:c="3"/>-7.5</text:p>
      <text:p text:style-name="Standard"><text:s text:c="3"/>6.445 | 3 <text:s/>| <text:s text:c="3"/>0.998 <text:s text:c="3"/>0.048 <text:s text:c="3"/>0.189 | <text:s text:c="3"/>-2.8 <text:s text:c="2"/>-77.3 <text:s text:c="2"/>142.5</text:p>
      <text:p text:style-name="Standard"><text:s text:c="3"/>6.445 | 4 <text:s/>| <text:s text:c="3"/>1.002 <text:s text:c="2"/>-0.001 <text:s text:c="2"/>-0.001 | <text:s text:c="2"/>-67.1 <text:s text:c="2"/>-85.2 <text:s/>-173.6</text:p>
      <text:p text:style-name="Standard"><text:s text:c="3"/>6.445 | 5 <text:s/>| <text:s text:c="3"/>1.022 <text:s text:c="2"/>-0.080 <text:s text:c="2"/>-0.153 | <text:s/>-151.4 <text:s text:c="2"/>-80.2 <text:s text:c="2"/>-77.3</text:p>
      <text:p text:style-name="Standard"><text:s text:c="3"/>6.480 | 0 <text:s/>| <text:s text:c="8"/>Comm Error <text:s text:c="8"/>| <text:s text:c="11"/>- <text:s text:c="10"/></text:p>
      <text:p text:style-name="Standard"><text:s text:c="3"/>6.480 | 1 <text:s/>| <text:s text:c="3"/>0.511 <text:s text:c="2"/>-1.111 <text:s text:c="2"/>-0.228 | <text:s/>-100.3 <text:s text:c="2"/>-29.7 <text:s/>-168.5</text:p>
      <text:p text:style-name="Standard"><text:s text:c="3"/>6.480 | 2 <text:s/>| <text:s text:c="3"/>0.912 <text:s text:c="3"/>1.107 <text:s text:c="2"/>-0.163 | <text:s text:c="3"/>92.7 <text:s text:c="2"/>-27.2 <text:s text:c="3"/>-8.7</text:p>
      <text:p text:style-name="Standard"><text:s text:c="3"/>6.480 | 3 <text:s/>| <text:s text:c="3"/>1.022 <text:s text:c="3"/>0.007 <text:s text:c="3"/>0.197 | <text:s text:c="3"/>-0.3 <text:s text:c="2"/>-77.4 <text:s text:c="2"/>140.0</text:p>
      <text:p text:style-name="Standard"><text:s text:c="3"/>6.480 | 4 <text:s/>| <text:s text:c="3"/>1.020 <text:s text:c="2"/>-0.028 <text:s text:c="3"/>0.007 | <text:s text:c="2"/>-66.8 <text:s text:c="2"/>-85.2 <text:s/>-178.2</text:p>
      <text:p text:style-name="Standard"><text:s text:c="3"/>6.480 | 5 <text:s/>| <text:s text:c="3"/>1.026 <text:s text:c="2"/>-0.072 <text:s text:c="2"/>-0.144 | <text:s/>-151.6 <text:s text:c="2"/>-80.2 <text:s text:c="2"/>-77.1</text:p>
      <text:p text:style-name="Standard"><text:s text:c="3"/>6.515 | 0 <text:s/>| <text:s text:c="8"/>Comm Error <text:s text:c="8"/>| <text:s text:c="11"/>- <text:s text:c="10"/></text:p>
      <text:p text:style-name="Standard"><text:s text:c="3"/>6.515 | 1 <text:s/>| <text:s text:c="3"/>0.599 <text:s text:c="2"/>-1.064 <text:s text:c="2"/>-0.209 | <text:s/>-102.5 <text:s text:c="2"/>-33.3 <text:s/>-170.1</text:p>
      <text:p text:style-name="Standard"><text:s text:c="3"/>6.515 | 2 <text:s/>| <text:s text:c="3"/>0.890 <text:s text:c="3"/>1.257 <text:s text:c="2"/>-0.193 | <text:s text:c="3"/>95.3 <text:s text:c="2"/>-31.0 <text:s text:c="3"/>-8.1</text:p>
      <text:p text:style-name="Standard"><text:s text:c="3"/>6.515 | 3 <text:s/>| <text:s text:c="3"/>1.020 <text:s text:c="2"/>-0.028 <text:s text:c="3"/>0.228 | <text:s text:c="3"/>-0.6 <text:s text:c="2"/>-77.2 <text:s text:c="2"/>140.4</text:p>
      <text:p text:style-name="Standard"><text:s text:c="3"/>6.515 | 4 <text:s/>| <text:s text:c="3"/>1.014 <text:s text:c="2"/>-0.007 <text:s text:c="2"/>-0.006 | <text:s text:c="2"/>-67.8 <text:s text:c="2"/>-85.2 <text:s/>-176.0</text:p>
      <text:p text:style-name="Standard"><text:s text:c="3"/>6.515 | 5 <text:s/>| <text:s text:c="3"/>1.019 <text:s text:c="2"/>-0.074 <text:s text:c="2"/>-0.131 | <text:s/>-151.4 <text:s text:c="2"/>-80.2 <text:s text:c="2"/>-77.3</text:p>
      <text:p text:style-name="Standard"><text:s text:c="3"/>6.549 | 0 <text:s/>| <text:s text:c="8"/>Comm Error <text:s text:c="8"/>| <text:s text:c="11"/>- <text:s text:c="10"/></text:p>
      <text:p text:style-name="Standard"><text:s text:c="3"/>6.549 | 1 <text:s/>| <text:s text:c="3"/>0.629 <text:s text:c="2"/>-1.044 <text:s text:c="2"/>-0.208 | <text:s/>-103.5 <text:s text:c="2"/>-36.5 <text:s/>-172.2</text:p>
      <text:p text:style-name="Standard"><text:s text:c="3"/>6.549 | 2 <text:s/>| <text:s text:c="3"/>0.804 <text:s text:c="3"/>1.329 <text:s text:c="2"/>-0.181 | <text:s text:c="3"/>96.9 <text:s text:c="2"/>-34.4 <text:s text:c="3"/>-6.0</text:p>
      <text:p text:style-name="Standard"><text:s text:c="3"/>6.549 | 3 <text:s/>| <text:s text:c="3"/>1.021 <text:s text:c="2"/>-0.037 <text:s text:c="3"/>0.227 | <text:s text:c="3"/>-1.9 <text:s text:c="2"/>-76.9 <text:s text:c="2"/>141.8</text:p>
      <text:p text:style-name="Standard"><text:s text:c="3"/>6.549 | 4 <text:s/>| <text:s text:c="3"/>1.008 <text:s text:c="2"/>-0.002 <text:s text:c="3"/>0.006 | <text:s text:c="2"/>-65.3 <text:s text:c="2"/>-85.2 <text:s/>-177.5</text:p>
      <text:p text:style-name="Standard"><text:s text:c="3"/>6.549 | 5 <text:s/>| <text:s text:c="3"/>1.024 <text:s text:c="2"/>-0.066 <text:s text:c="2"/>-0.152 | <text:s/>-152.1 <text:s text:c="2"/>-80.2 <text:s text:c="2"/>-76.6</text:p>
      <text:p text:style-name="Standard"><text:s text:c="3"/>6.582 | 0 <text:s/>| <text:s text:c="8"/>Comm Error <text:s text:c="8"/>| <text:s text:c="11"/>- <text:s text:c="10"/></text:p>
      <text:p text:style-name="Standard"><text:s text:c="3"/>6.582 | 1 <text:s/>| <text:s text:c="3"/>0.639 <text:s text:c="2"/>-1.025 <text:s text:c="2"/>-0.188 | <text:s/>-104.0 <text:s text:c="2"/>-39.5 <text:s/>-174.9</text:p>
      <text:p text:style-name="Standard"><text:s text:c="3"/>6.582 | 2 <text:s/>| <text:s text:c="3"/>0.742 <text:s text:c="3"/>1.297 <text:s text:c="2"/>-0.136 | <text:s text:c="3"/>97.4 <text:s text:c="2"/>-38.8 <text:s text:c="3"/>-3.8</text:p>
      <text:p text:style-name="Standard"><text:s text:c="3"/>6.582 | 3 <text:s/>| <text:s text:c="3"/>0.998 <text:s text:c="2"/>-0.037 <text:s text:c="3"/>0.230 | <text:s text:c="3"/>-3.0 <text:s text:c="2"/>-76.7 <text:s text:c="2"/>142.9</text:p>
      <text:p text:style-name="Standard"><text:s text:c="3"/>6.582 | 4 <text:s/>| <text:s text:c="3"/>1.007 <text:s text:c="2"/>-0.007 <text:s text:c="3"/>0.006 | <text:s text:c="2"/>-59.6 <text:s text:c="2"/>-85.2 <text:s text:c="2"/>173.5</text:p>
      <text:p text:style-name="Standard"><text:s text:c="3"/>6.582 | 5 <text:s/>| <text:s text:c="3"/>1.022 <text:s text:c="2"/>-0.064 <text:s text:c="2"/>-0.149 | <text:s/>-152.4 <text:s text:c="2"/>-80.1 <text:s text:c="2"/>-76.3</text:p>
      <text:p text:style-name="Standard"><text:soft-page-break/><text:s text:c="3"/>6.617 | 0 <text:s/>| <text:s text:c="8"/>Comm Error <text:s text:c="8"/>| <text:s text:c="11"/>- <text:s text:c="10"/></text:p>
      <text:p text:style-name="Standard"><text:s text:c="3"/>6.617 | 1 <text:s/>| <text:s text:c="3"/>0.637 <text:s text:c="2"/>-0.997 <text:s text:c="2"/>-0.121 | <text:s/>-103.2 <text:s text:c="2"/>-43.3 <text:s/>-179.5</text:p>
      <text:p text:style-name="Standard"><text:s text:c="3"/>6.617 | 2 <text:s/>| <text:s text:c="3"/>0.679 <text:s text:c="3"/>1.267 <text:s text:c="2"/>-0.097 | <text:s text:c="3"/>96.6 <text:s text:c="2"/>-41.8 <text:s text:c="3"/>-1.1</text:p>
      <text:p text:style-name="Standard"><text:s text:c="3"/>6.617 | 3 <text:s/>| <text:s text:c="3"/>0.998 <text:s text:c="2"/>-0.021 <text:s text:c="3"/>0.224 | <text:s text:c="3"/>-3.2 <text:s text:c="2"/>-76.4 <text:s text:c="2"/>143.2</text:p>
      <text:p text:style-name="Standard"><text:s text:c="3"/>6.617 | 4 <text:s/>| <text:s text:c="3"/>1.000 <text:s text:c="3"/>0.005 <text:s text:c="2"/>-0.005 | <text:s text:c="2"/>-61.0 <text:s text:c="2"/>-85.3 <text:s text:c="2"/>178.6</text:p>
      <text:p text:style-name="Standard"><text:s text:c="3"/>6.617 | 5 <text:s/>| <text:s text:c="3"/>1.021 <text:s text:c="2"/>-0.075 <text:s text:c="2"/>-0.126 | <text:s/>-151.5 <text:s text:c="2"/>-80.2 <text:s text:c="2"/>-77.1</text:p>
      <text:p text:style-name="Standard"><text:s text:c="3"/>6.650 | 0 <text:s/>| <text:s text:c="8"/>Comm Error <text:s text:c="8"/>| <text:s text:c="11"/>- <text:s text:c="10"/></text:p>
      <text:p text:style-name="Standard"><text:s text:c="3"/>6.650 | 1 <text:s/>| <text:s text:c="3"/>0.622 <text:s text:c="2"/>-0.984 <text:s text:c="2"/>-0.087 | <text:s/>-101.8 <text:s text:c="2"/>-45.5 <text:s text:c="2"/>176.7</text:p>
      <text:p text:style-name="Standard"><text:s text:c="3"/>6.650 | 2 <text:s/>| <text:s text:c="3"/>0.618 <text:s text:c="3"/>1.214 <text:s text:c="2"/>-0.076 | <text:s text:c="3"/>95.2 <text:s text:c="2"/>-45.4 <text:s text:c="4"/>2.1</text:p>
      <text:p text:style-name="Standard"><text:s text:c="3"/>6.650 | 3 <text:s/>| <text:s text:c="3"/>0.993 <text:s text:c="3"/>0.005 <text:s text:c="3"/>0.216 | <text:s text:c="3"/>-2.8 <text:s text:c="2"/>-76.3 <text:s text:c="2"/>142.8</text:p>
      <text:p text:style-name="Standard"><text:s text:c="3"/>6.650 | 4 <text:s/>| <text:s text:c="3"/>1.006 <text:s text:c="2"/>-0.005 <text:s text:c="2"/>-0.020 | <text:s text:c="2"/>-69.1 <text:s text:c="2"/>-85.3 <text:s/>-166.7</text:p>
      <text:p text:style-name="Standard"><text:s text:c="3"/>6.650 | 5 <text:s/>| <text:s text:c="3"/>1.018 <text:s text:c="2"/>-0.066 <text:s text:c="2"/>-0.119 | <text:s/>-150.9 <text:s text:c="2"/>-80.3 <text:s text:c="2"/>-77.7</text:p>
      <text:p text:style-name="Standard"><text:s text:c="3"/>6.684 | 0 <text:s/>| <text:s text:c="8"/>Comm Error <text:s text:c="8"/>| <text:s text:c="11"/>- <text:s text:c="10"/></text:p>
      <text:p text:style-name="Standard"><text:s text:c="3"/>6.684 | 1 <text:s/>| <text:s text:c="3"/>0.644 <text:s text:c="2"/>-0.970 <text:s text:c="2"/>-0.071 | <text:s/>-100.3 <text:s text:c="2"/>-47.8 <text:s text:c="2"/>172.9</text:p>
      <text:p text:style-name="Standard"><text:s text:c="3"/>6.684 | 2 <text:s/>| <text:s text:c="3"/>0.630 <text:s text:c="3"/>1.127 <text:s text:c="2"/>-0.032 | <text:s text:c="3"/>94.5 <text:s text:c="2"/>-47.8 <text:s text:c="4"/>3.7</text:p>
      <text:p text:style-name="Standard"><text:s text:c="3"/>6.684 | 3 <text:s/>| <text:s text:c="3"/>1.000 <text:s text:c="3"/>0.011 <text:s text:c="3"/>0.206 | <text:s text:c="3"/>-2.2 <text:s text:c="2"/>-76.3 <text:s text:c="2"/>142.2</text:p>
      <text:p text:style-name="Standard"><text:s text:c="3"/>6.684 | 4 <text:s/>| <text:s text:c="3"/>1.018 <text:s text:c="2"/>-0.022 <text:s text:c="2"/>-0.003 | <text:s text:c="2"/>-76.5 <text:s text:c="2"/>-85.2 <text:s/>-161.8</text:p>
      <text:p text:style-name="Standard"><text:s text:c="3"/>6.684 | 5 <text:s/>| <text:s text:c="3"/>1.018 <text:s text:c="2"/>-0.070 <text:s text:c="2"/>-0.131 | <text:s/>-150.6 <text:s text:c="2"/>-80.4 <text:s text:c="2"/>-78.0</text:p>
      <text:p text:style-name="Standard"><text:s text:c="3"/>6.718 | 0 <text:s/>| <text:s text:c="8"/>Comm Error <text:s text:c="8"/>| <text:s text:c="11"/>- <text:s text:c="10"/></text:p>
      <text:p text:style-name="Standard"><text:s text:c="3"/>6.718 | 1 <text:s/>| <text:s text:c="3"/>0.642 <text:s text:c="2"/>-0.896 <text:s text:c="2"/>-0.059 | <text:s text:c="2"/>-99.5 <text:s text:c="2"/>-49.2 <text:s text:c="2"/>170.9</text:p>
      <text:p text:style-name="Standard"><text:s text:c="3"/>6.718 | 2 <text:s/>| <text:s text:c="3"/>0.597 <text:s text:c="3"/>1.052 <text:s text:c="2"/>-0.021 | <text:s text:c="3"/>93.7 <text:s text:c="2"/>-49.9 <text:s text:c="4"/>5.2</text:p>
      <text:p text:style-name="Standard"><text:s text:c="3"/>6.718 | 3 <text:s/>| <text:s text:c="3"/>1.003 <text:s text:c="2"/>-0.007 <text:s text:c="3"/>0.213 | <text:s text:c="3"/>-1.6 <text:s text:c="2"/>-76.3 <text:s text:c="2"/>141.6</text:p>
      <text:p text:style-name="Standard"><text:s text:c="3"/>6.718 | 4 <text:s/>| <text:s text:c="3"/>1.006 <text:s text:c="3"/>0.000 <text:s text:c="2"/>-0.002 | <text:s text:c="2"/>-74.9 <text:s text:c="2"/>-85.2 <text:s/>-164.1</text:p>
      <text:p text:style-name="Standard"><text:s text:c="3"/>6.718 | 5 <text:s/>| <text:s text:c="3"/>1.019 <text:s text:c="2"/>-0.078 <text:s text:c="2"/>-0.129 | <text:s/>-150.1 <text:s text:c="2"/>-80.4 <text:s text:c="2"/>-78.6</text:p>
      <text:p text:style-name="Standard"><text:s text:c="3"/>6.752 | 0 <text:s/>| <text:s text:c="8"/>Comm Error <text:s text:c="8"/>| <text:s text:c="11"/>- <text:s text:c="10"/></text:p>
      <text:p text:style-name="Standard"><text:s text:c="3"/>6.752 | 1 <text:s/>| <text:s text:c="3"/>0.683 <text:s text:c="2"/>-0.824 <text:s text:c="2"/>-0.035 | <text:s text:c="2"/>-98.2 <text:s text:c="2"/>-51.0 <text:s text:c="2"/>168.7</text:p>
      <text:p text:style-name="Standard"><text:s text:c="3"/>6.752 | 2 <text:s/>| <text:s text:c="3"/>0.533 <text:s text:c="3"/>0.923 <text:s text:c="3"/>0.033 | <text:s text:c="3"/>91.9 <text:s text:c="2"/>-52.2 <text:s text:c="4"/>7.9</text:p>
      <text:p text:style-name="Standard"><text:s text:c="3"/>6.752 | 3 <text:s/>| <text:s text:c="3"/>1.004 <text:s text:c="2"/>-0.031 <text:s text:c="3"/>0.235 | <text:s text:c="3"/>-2.1 <text:s text:c="2"/>-76.2 <text:s text:c="2"/>142.0</text:p>
      <text:p text:style-name="Standard"><text:s text:c="3"/>6.752 | 4 <text:s/>| <text:s text:c="3"/>1.015 <text:s text:c="2"/>-0.033 <text:s text:c="3"/>0.003 | <text:s text:c="2"/>-74.7 <text:s text:c="2"/>-85.2 <text:s/>-168.3</text:p>
      <text:p text:style-name="Standard"><text:s text:c="3"/>6.752 | 5 <text:s/>| <text:s text:c="3"/>1.018 <text:s text:c="2"/>-0.070 <text:s text:c="2"/>-0.127 | <text:s/>-149.8 <text:s text:c="2"/>-80.4 <text:s text:c="2"/>-79.1</text:p>
      <text:p text:style-name="Standard"><text:s text:c="3"/>6.787 | 0 <text:s/>| <text:s text:c="8"/>Comm Error <text:s text:c="8"/>| <text:s text:c="11"/>- <text:s text:c="10"/></text:p>
      <text:p text:style-name="Standard"><text:s text:c="3"/>6.787 | 1 <text:s/>| <text:s text:c="3"/>0.560 <text:s text:c="2"/>-0.731 <text:s text:c="2"/>-0.012 | <text:s text:c="2"/>-95.5 <text:s text:c="2"/>-52.9 <text:s text:c="2"/>165.1</text:p>
      <text:p text:style-name="Standard"><text:s text:c="3"/>6.787 | 2 <text:s/>| <text:s text:c="3"/>0.479 <text:s text:c="3"/>0.806 <text:s text:c="3"/>0.039 | <text:s text:c="3"/>90.4 <text:s text:c="2"/>-53.2 <text:s text:c="4"/>9.8</text:p>
      <text:p text:style-name="Standard"><text:s text:c="3"/>6.787 | 3 <text:s/>| <text:s text:c="3"/>1.006 <text:s text:c="2"/>-0.043 <text:s text:c="3"/>0.220 | <text:s text:c="3"/>-3.3 <text:s text:c="2"/>-76.1 <text:s text:c="2"/>143.2</text:p>
      <text:p text:style-name="Standard"><text:s text:c="3"/>6.787 | 4 <text:s/>| <text:s text:c="3"/>1.012 <text:s text:c="2"/>-0.021 <text:s text:c="2"/>-0.005 | <text:s text:c="2"/>-75.8 <text:s text:c="2"/>-85.2 <text:s/>-169.7</text:p>
      <text:p text:style-name="Standard"><text:s text:c="3"/>6.787 | 5 <text:s/>| <text:s text:c="3"/>1.012 <text:s text:c="2"/>-0.083 <text:s text:c="2"/>-0.141 | <text:s/>-149.7 <text:s text:c="2"/>-80.3 <text:s text:c="2"/>-79.3</text:p>
      <text:p text:style-name="Standard"><text:s text:c="3"/>6.821 | 0 <text:s/>| <text:s text:c="8"/>Comm Error <text:s text:c="8"/>| <text:s text:c="11"/>- <text:s text:c="10"/></text:p>
      <text:p text:style-name="Standard"><text:s text:c="3"/>6.821 | 1 <text:s/>| <text:s text:c="3"/>0.645 <text:s text:c="2"/>-0.671 <text:s text:c="2"/>-0.004 | <text:s text:c="2"/>-93.6 <text:s text:c="2"/>-54.3 <text:s text:c="2"/>162.9</text:p>
      <text:p text:style-name="Standard"><text:s text:c="3"/>6.821 | 2 <text:s/>| <text:s text:c="3"/>0.512 <text:s text:c="3"/>0.691 <text:s text:c="3"/>0.039 | <text:s text:c="3"/>88.5 <text:s text:c="2"/>-54.6 <text:s text:c="3"/>12.3</text:p>
      <text:p text:style-name="Standard"><text:s text:c="3"/>6.821 | 3 <text:s/>| <text:s text:c="3"/>1.010 <text:s text:c="2"/>-0.040 <text:s text:c="3"/>0.233 | <text:s text:c="3"/>-4.5 <text:s text:c="2"/>-76.1 <text:s text:c="2"/>144.4</text:p>
      <text:p text:style-name="Standard"><text:s text:c="3"/>6.821 | 4 <text:s/>| <text:s text:c="3"/>1.003 <text:s text:c="2"/>-0.009 <text:s text:c="3"/>0.005 | <text:s text:c="2"/>-73.5 <text:s text:c="2"/>-85.2 <text:s/>-172.9</text:p>
      <text:p text:style-name="Standard"><text:s text:c="3"/>6.821 | 5 <text:s/>| <text:s text:c="3"/>1.020 <text:s text:c="2"/>-0.079 <text:s text:c="2"/>-0.133 | <text:s/>-149.5 <text:s text:c="2"/>-80.2 <text:s text:c="2"/>-79.5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3"/>6.856 | 0 <text:s/>| <text:s text:c="8"/>Comm Error <text:s text:c="8"/>| <text:s text:c="11"/>- <text:s text:c="10"/></text:p>
      <text:p text:style-name="Standard"><text:s text:c="3"/>6.856 | 1 <text:s/>| <text:s text:c="3"/>0.636 <text:s text:c="2"/>-0.542 <text:s text:c="3"/>0.016 | <text:s text:c="2"/>-90.0 <text:s text:c="2"/>-56.5 <text:s text:c="2"/>158.7</text:p>
      <text:p text:style-name="Standard"><text:s text:c="3"/>6.856 | 2 <text:s/>| <text:s text:c="3"/>0.461 <text:s text:c="3"/>0.562 <text:s text:c="3"/>0.049 | <text:s text:c="3"/>87.3 <text:s text:c="2"/>-55.5 <text:s text:c="3"/>13.8</text:p>
      <text:p text:style-name="Standard"><text:soft-page-break/><text:s text:c="3"/>6.856 | 3 <text:s/>| <text:s text:c="3"/>1.017 <text:s text:c="2"/>-0.034 <text:s text:c="3"/>0.227 | <text:s text:c="3"/>-5.4 <text:s text:c="2"/>-76.1 <text:s text:c="2"/>145.3</text:p>
      <text:p text:style-name="Standard"><text:s text:c="3"/>6.856 | 4 <text:s/>| <text:s text:c="3"/>1.014 <text:s text:c="2"/>-0.023 <text:s text:c="3"/>0.014 | <text:s text:c="2"/>-67.3 <text:s text:c="2"/>-85.2 <text:s text:c="2"/>178.0</text:p>
      <text:p text:style-name="Standard"><text:s text:c="3"/>6.856 | 5 <text:s/>| <text:s text:c="3"/>1.022 <text:s text:c="2"/>-0.080 <text:s text:c="2"/>-0.142 | <text:s/>-149.6 <text:s text:c="2"/>-80.2 <text:s text:c="2"/>-79.4</text:p>
      <text:p text:style-name="Standard"><text:s text:c="3"/>6.890 | 0 <text:s/>| <text:s text:c="8"/>Comm Error <text:s text:c="8"/>| <text:s text:c="11"/>- <text:s text:c="10"/></text:p>
      <text:p text:style-name="Standard"><text:s text:c="3"/>6.890 | 1 <text:s/>| <text:s text:c="3"/>0.597 <text:s text:c="2"/>-0.492 <text:s text:c="3"/>0.026 | <text:s text:c="2"/>-87.3 <text:s text:c="2"/>-57.7 <text:s text:c="2"/>155.7</text:p>
      <text:p text:style-name="Standard"><text:s text:c="3"/>6.890 | 2 <text:s/>| <text:s text:c="3"/>0.504 <text:s text:c="3"/>0.457 <text:s text:c="3"/>0.055 | <text:s text:c="3"/>86.6 <text:s text:c="2"/>-56.6 <text:s text:c="3"/>14.5</text:p>
      <text:p text:style-name="Standard"><text:s text:c="3"/>6.890 | 3 <text:s/>| <text:s text:c="3"/>0.989 <text:s text:c="2"/>-0.027 <text:s text:c="3"/>0.200 | <text:s text:c="3"/>-6.3 <text:s text:c="2"/>-76.3 <text:s text:c="2"/>146.3</text:p>
      <text:p text:style-name="Standard"><text:s text:c="3"/>6.890 | 4 <text:s/>| <text:s text:c="3"/>1.011 <text:s text:c="2"/>-0.019 <text:s text:c="2"/>-0.003 | <text:s text:c="2"/>-68.1 <text:s text:c="2"/>-85.2 <text:s text:c="2"/>178.9</text:p>
      <text:p text:style-name="Standard"><text:s text:c="3"/>6.890 | 5 <text:s/>| <text:s text:c="3"/>1.022 <text:s text:c="2"/>-0.078 <text:s text:c="2"/>-0.149 | <text:s/>-149.9 <text:s text:c="2"/>-80.1 <text:s text:c="2"/>-79.2</text:p>
      <text:p text:style-name="Standard"><text:s text:c="3"/>6.924 | 0 <text:s/>| <text:s text:c="8"/>Comm Error <text:s text:c="8"/>| <text:s text:c="11"/>- <text:s text:c="10"/></text:p>
      <text:p text:style-name="Standard"><text:s text:c="3"/>6.924 | 1 <text:s/>| <text:s text:c="3"/>0.624 <text:s text:c="2"/>-0.443 <text:s text:c="3"/>0.015 | <text:s text:c="2"/>-85.3 <text:s text:c="2"/>-59.1 <text:s text:c="2"/>153.7</text:p>
      <text:p text:style-name="Standard"><text:s text:c="3"/>6.924 | 2 <text:s/>| <text:s text:c="3"/>0.498 <text:s text:c="3"/>0.401 <text:s text:c="3"/>0.045 | <text:s text:c="3"/>85.5 <text:s text:c="2"/>-58.1 <text:s text:c="3"/>15.8</text:p>
      <text:p text:style-name="Standard"><text:s text:c="3"/>6.924 | 3 <text:s/>| <text:s text:c="3"/>0.985 <text:s text:c="2"/>-0.017 <text:s text:c="3"/>0.228 | <text:s text:c="3"/>-6.7 <text:s text:c="2"/>-76.5 <text:s text:c="2"/>146.8</text:p>
      <text:p text:style-name="Standard"><text:s text:c="3"/>6.924 | 4 <text:s/>| <text:s text:c="3"/>1.010 <text:s text:c="2"/>-0.014 <text:s text:c="2"/>-0.006 | <text:s text:c="2"/>-69.4 <text:s text:c="2"/>-85.2 <text:s/>-178.9</text:p>
      <text:p text:style-name="Standard"><text:s text:c="3"/>6.924 | 5 <text:s/>| <text:s text:c="3"/>1.024 <text:s text:c="2"/>-0.075 <text:s text:c="2"/>-0.137 | <text:s/>-149.9 <text:s text:c="2"/>-80.1 <text:s text:c="2"/>-79.2</text:p>
      <text:p text:style-name="Standard"><text:s text:c="3"/>6.959 | 0 <text:s/>| <text:s text:c="8"/>Comm Error <text:s text:c="8"/>| <text:s text:c="11"/>- <text:s text:c="10"/></text:p>
      <text:p text:style-name="Standard"><text:s text:c="3"/>6.959 | 1 <text:s/>| <text:s text:c="3"/>0.647 <text:s text:c="2"/>-0.384 <text:s text:c="3"/>0.028 | <text:s text:c="2"/>-84.4 <text:s text:c="2"/>-60.2 <text:s text:c="2"/>152.9</text:p>
      <text:p text:style-name="Standard"><text:s text:c="3"/>6.959 | 2 <text:s/>| <text:s text:c="3"/>0.568 <text:s text:c="3"/>0.306 <text:s text:c="3"/>0.031 | <text:s text:c="3"/>85.0 <text:s text:c="2"/>-59.6 <text:s text:c="3"/>16.4</text:p>
      <text:p text:style-name="Standard"><text:s text:c="3"/>6.959 | 3 <text:s/>| <text:s text:c="3"/>0.987 <text:s text:c="2"/>-0.018 <text:s text:c="3"/>0.258 | <text:s text:c="3"/>-7.0 <text:s text:c="2"/>-76.3 <text:s text:c="2"/>147.2</text:p>
      <text:p text:style-name="Standard"><text:s text:c="3"/>6.959 | 4 <text:s/>| <text:s text:c="3"/>1.008 <text:s text:c="2"/>-0.011 <text:s text:c="3"/>0.002 | <text:s text:c="2"/>-67.4 <text:s text:c="2"/>-85.2 <text:s text:c="2"/>179.0</text:p>
      <text:p text:style-name="Standard"><text:s text:c="3"/>6.959 | 5 <text:s/>| <text:s text:c="3"/>1.018 <text:s text:c="2"/>-0.080 <text:s text:c="2"/>-0.136 | <text:s/>-149.6 <text:s text:c="2"/>-80.1 <text:s text:c="2"/>-79.5</text:p>
      <text:p text:style-name="Standard"><text:s text:c="3"/>6.993 | 0 <text:s/>| <text:s text:c="8"/>Comm Error <text:s text:c="8"/>| <text:s text:c="11"/>- <text:s text:c="10"/></text:p>
      <text:p text:style-name="Standard"><text:s text:c="3"/>6.993 | 1 <text:s/>| <text:s text:c="3"/>0.704 <text:s text:c="2"/>-0.351 <text:s text:c="3"/>0.016 | <text:s text:c="2"/>-84.2 <text:s text:c="2"/>-61.8 <text:s text:c="2"/>152.9</text:p>
      <text:p text:style-name="Standard"><text:s text:c="3"/>6.993 | 2 <text:s/>| <text:s text:c="3"/>0.601 <text:s text:c="3"/>0.282 <text:s text:c="3"/>0.029 | <text:s text:c="3"/>83.7 <text:s text:c="2"/>-61.7 <text:s text:c="3"/>17.8</text:p>
      <text:p text:style-name="Standard"><text:s text:c="3"/>6.993 | 3 <text:s/>| <text:s text:c="3"/>0.979 <text:s text:c="2"/>-0.002 <text:s text:c="3"/>0.255 | <text:s text:c="3"/>-6.8 <text:s text:c="2"/>-76.2 <text:s text:c="2"/>147.0</text:p>
      <text:p text:style-name="Standard"><text:s text:c="3"/>6.993 | 4 <text:s/>| <text:s text:c="3"/>1.004 <text:s text:c="2"/>-0.018 <text:s text:c="3"/>0.012 | <text:s text:c="2"/>-63.9 <text:s text:c="2"/>-85.2 <text:s text:c="2"/>172.1</text:p>
      <text:p text:style-name="Standard"><text:s text:c="3"/>6.993 | 5 <text:s/>| <text:s text:c="3"/>1.017 <text:s text:c="2"/>-0.072 <text:s text:c="2"/>-0.138 | <text:s/>-149.8 <text:s text:c="2"/>-80.1 <text:s text:c="2"/>-79.3</text:p>
      <text:p text:style-name="Standard"><text:s text:c="3"/>7.027 | 0 <text:s/>| <text:s text:c="8"/>Comm Error <text:s text:c="8"/>| <text:s text:c="11"/>- <text:s text:c="10"/></text:p>
      <text:p text:style-name="Standard"><text:s text:c="3"/>7.027 | 1 <text:s/>| <text:s text:c="3"/>0.768 <text:s text:c="2"/>-0.324 <text:s text:c="3"/>0.004 | <text:s text:c="2"/>-84.0 <text:s text:c="2"/>-63.0 <text:s text:c="2"/>153.0</text:p>
      <text:p text:style-name="Standard"><text:s text:c="3"/>7.027 | 2 <text:s/>| <text:s text:c="3"/>0.671 <text:s text:c="3"/>0.239 <text:s text:c="3"/>0.002 | <text:s text:c="3"/>83.7 <text:s text:c="2"/>-63.2 <text:s text:c="3"/>17.8</text:p>
      <text:p text:style-name="Standard"><text:s text:c="3"/>7.027 | 3 <text:s/>| <text:s text:c="3"/>0.980 <text:s text:c="3"/>0.003 <text:s text:c="3"/>0.238 | <text:s text:c="3"/>-5.8 <text:s text:c="2"/>-76.1 <text:s text:c="2"/>146.1</text:p>
      <text:p text:style-name="Standard"><text:s text:c="3"/>7.027 | 4 <text:s/>| <text:s text:c="3"/>1.013 <text:s text:c="2"/>-0.006 <text:s text:c="3"/>0.002 | <text:s text:c="2"/>-59.1 <text:s text:c="2"/>-85.2 <text:s text:c="2"/>168.4</text:p>
      <text:p text:style-name="Standard"><text:s text:c="3"/>7.027 | 5 <text:s/>| <text:s text:c="3"/>1.022 <text:s text:c="2"/>-0.074 <text:s text:c="2"/>-0.139 | <text:s/>-149.9 <text:s text:c="2"/>-80.2 <text:s text:c="2"/>-79.2</text:p>
      <text:p text:style-name="Standard"><text:s text:c="3"/>7.061 | 0 <text:s/>| <text:s text:c="8"/>Comm Error <text:s text:c="8"/>| <text:s text:c="11"/>- <text:s text:c="10"/></text:p>
      <text:p text:style-name="Standard"><text:s text:c="3"/>7.061 | 1 <text:s/>| <text:s text:c="3"/>0.802 <text:s text:c="2"/>-0.315 <text:s text:c="3"/>0.008 | <text:s text:c="2"/>-83.7 <text:s text:c="2"/>-64.1 <text:s text:c="2"/>152.8</text:p>
      <text:p text:style-name="Standard"><text:s text:c="3"/>7.061 | 2 <text:s/>| <text:s text:c="3"/>0.763 <text:s text:c="3"/>0.235 <text:s text:c="3"/>0.001 | <text:s text:c="3"/>84.3 <text:s text:c="2"/>-64.9 <text:s text:c="3"/>16.9</text:p>
      <text:p text:style-name="Standard"><text:s text:c="3"/>7.061 | 3 <text:s/>| <text:s text:c="3"/>0.996 <text:s text:c="2"/>-0.014 <text:s text:c="3"/>0.239 | <text:s text:c="3"/>-5.4 <text:s text:c="2"/>-76.0 <text:s text:c="2"/>145.8</text:p>
      <text:p text:style-name="Standard"><text:s text:c="3"/>7.061 | 4 <text:s/>| <text:s text:c="3"/>1.006 <text:s text:c="2"/>-0.011 <text:s text:c="3"/>0.004 | <text:s text:c="2"/>-58.2 <text:s text:c="2"/>-85.2 <text:s text:c="2"/>167.1</text:p>
      <text:p text:style-name="Standard"><text:s text:c="3"/>7.061 | 5 <text:s/>| <text:s text:c="3"/>1.025 <text:s text:c="2"/>-0.068 <text:s text:c="2"/>-0.133 | <text:s/>-150.0 <text:s text:c="2"/>-80.2 <text:s text:c="2"/>-79.0</text:p>
      <text:p text:style-name="Standard"><text:s text:c="3"/>7.096 | 0 <text:s/>| <text:s text:c="8"/>Comm Error <text:s text:c="8"/>| <text:s text:c="11"/>- <text:s text:c="10"/></text:p>
      <text:p text:style-name="Standard"><text:s text:c="3"/>7.096 | 1 <text:s/>| <text:s text:c="3"/>0.802 <text:s text:c="2"/>-0.322 <text:s text:c="3"/>0.014 | <text:s text:c="2"/>-83.8 <text:s text:c="2"/>-65.0 <text:s text:c="2"/>153.1</text:p>
      <text:p text:style-name="Standard"><text:s text:c="3"/>7.096 | 2 <text:s/>| <text:s text:c="3"/>0.787 <text:s text:c="3"/>0.244 <text:s text:c="2"/>-0.025 | <text:s text:c="3"/>85.9 <text:s text:c="2"/>-66.4 <text:s text:c="3"/>15.7</text:p>
      <text:p text:style-name="Standard"><text:s text:c="3"/>7.096 | 3 <text:s/>| <text:s text:c="3"/>0.993 <text:s text:c="2"/>-0.021 <text:s text:c="3"/>0.222 | <text:s text:c="3"/>-5.5 <text:s text:c="2"/>-76.0 <text:s text:c="2"/>146.0</text:p>
      <text:p text:style-name="Standard"><text:s text:c="3"/>7.096 | 4 <text:s/>| <text:s text:c="3"/>1.011 <text:s text:c="2"/>-0.002 <text:s text:c="3"/>0.005 | <text:s text:c="2"/>-53.0 <text:s text:c="2"/>-85.2 <text:s text:c="2"/>160.7</text:p>
      <text:p text:style-name="Standard"><text:s text:c="3"/>7.096 | 5 <text:s/>| <text:s text:c="3"/>1.022 <text:s text:c="2"/>-0.072 <text:s text:c="2"/>-0.138 | <text:s/>-150.2 <text:s text:c="2"/>-80.3 <text:s text:c="2"/>-78.8</text:p>
      <text:p text:style-name="Standard"><text:s text:c="3"/>7.131 | 0 <text:s/>| <text:s text:c="8"/>Comm Error <text:s text:c="8"/>| <text:s text:c="11"/>- <text:s text:c="10"/></text:p>
      <text:p text:style-name="Standard"><text:s text:c="3"/>7.131 | 1 <text:s/>| <text:s text:c="3"/>0.808 <text:s text:c="2"/>-0.322 <text:s text:c="3"/>0.006 | <text:s text:c="2"/>-84.9 <text:s text:c="2"/>-65.4 <text:s text:c="2"/>154.5</text:p>
      <text:p text:style-name="Standard"><text:s text:c="3"/>7.131 | 2 <text:s/>| <text:s text:c="3"/>0.805 <text:s text:c="3"/>0.224 <text:s text:c="2"/>-0.025 | <text:s text:c="3"/>87.6 <text:s text:c="2"/>-67.3 <text:s text:c="3"/>14.1</text:p>
      <text:p text:style-name="Standard"><text:s text:c="3"/>7.131 | 3 <text:s/>| <text:s text:c="3"/>0.979 <text:s text:c="2"/>-0.003 <text:s text:c="3"/>0.227 | <text:s text:c="3"/>-5.0 <text:s text:c="2"/>-76.1 <text:s text:c="2"/>145.6</text:p>
      <text:p text:style-name="Standard"><text:soft-page-break/><text:s text:c="3"/>7.131 | 4 <text:s/>| <text:s text:c="3"/>1.006 <text:s text:c="2"/>-0.004 <text:s text:c="3"/>0.008 | <text:s text:c="2"/>-50.6 <text:s text:c="2"/>-85.2 <text:s text:c="2"/>157.5</text:p>
      <text:p text:style-name="Standard"><text:s text:c="3"/>7.131 | 5 <text:s/>| <text:s text:c="3"/>1.020 <text:s text:c="2"/>-0.068 <text:s text:c="2"/>-0.122 | <text:s/>-150.1 <text:s text:c="2"/>-80.4 <text:s text:c="2"/>-78.8</text:p>
      <text:p text:style-name="Standard"><text:s text:c="3"/>7.165 | 0 <text:s/>| <text:s text:c="8"/>Comm Error <text:s text:c="8"/>| <text:s text:c="11"/>- <text:s text:c="10"/></text:p>
      <text:p text:style-name="Standard"><text:s text:c="3"/>7.165 | 1 <text:s/>| <text:s text:c="3"/>0.780 <text:s text:c="2"/>-0.321 <text:s text:c="2"/>-0.002 | <text:s text:c="2"/>-86.6 <text:s text:c="2"/>-65.6 <text:s text:c="2"/>156.7</text:p>
      <text:p text:style-name="Standard"><text:s text:c="3"/>7.165 | 2 <text:s/>| <text:s text:c="3"/>0.765 <text:s text:c="3"/>0.253 <text:s text:c="2"/>-0.024 | <text:s text:c="3"/>89.2 <text:s text:c="2"/>-67.9 <text:s text:c="3"/>12.5</text:p>
      <text:p text:style-name="Standard"><text:s text:c="3"/>7.165 | 3 <text:s/>| <text:s text:c="3"/>0.974 <text:s text:c="2"/>-0.017 <text:s text:c="3"/>0.233 | <text:s text:c="3"/>-4.7 <text:s text:c="2"/>-76.0 <text:s text:c="2"/>145.3</text:p>
      <text:p text:style-name="Standard"><text:s text:c="3"/>7.165 | 4 <text:s/>| <text:s text:c="3"/>1.009 <text:s text:c="2"/>-0.012 <text:s text:c="3"/>0.006 | <text:s text:c="2"/>-50.7 <text:s text:c="2"/>-85.2 <text:s text:c="2"/>157.4</text:p>
      <text:p text:style-name="Standard"><text:s text:c="3"/>7.165 | 5 <text:s/>| <text:s text:c="3"/>1.019 <text:s text:c="2"/>-0.073 <text:s text:c="2"/>-0.129 | <text:s/>-149.9 <text:s text:c="2"/>-80.4 <text:s text:c="2"/>-79.1</text:p>
      <text:p text:style-name="Standard"><text:s text:c="3"/>7.200 | 0 <text:s/>| <text:s text:c="8"/>Comm Error <text:s text:c="8"/>| <text:s text:c="11"/>- <text:s text:c="10"/></text:p>
      <text:p text:style-name="Standard"><text:s text:c="3"/>7.200 | 1 <text:s/>| <text:s text:c="3"/>0.747 <text:s text:c="2"/>-0.341 <text:s text:c="2"/>-0.016 | <text:s text:c="2"/>-88.4 <text:s text:c="2"/>-65.4 <text:s text:c="2"/>158.9</text:p>
      <text:p text:style-name="Standard"><text:s text:c="3"/>7.200 | 2 <text:s/>| <text:s text:c="3"/>0.751 <text:s text:c="3"/>0.258 <text:s text:c="2"/>-0.017 | <text:s text:c="3"/>90.2 <text:s text:c="2"/>-67.8 <text:s text:c="3"/>11.7</text:p>
      <text:p text:style-name="Standard"><text:s text:c="3"/>7.200 | 3 <text:s/>| <text:s text:c="3"/>0.980 <text:s text:c="2"/>-0.019 <text:s text:c="3"/>0.225 | <text:s text:c="3"/>-4.7 <text:s text:c="2"/>-75.9 <text:s text:c="2"/>145.3</text:p>
      <text:p text:style-name="Standard"><text:s text:c="3"/>7.200 | 4 <text:s/>| <text:s text:c="3"/>1.012 <text:s text:c="2"/>-0.013 <text:s text:c="2"/>-0.001 | <text:s text:c="2"/>-53.5 <text:s text:c="2"/>-85.2 <text:s text:c="2"/>161.3</text:p>
      <text:p text:style-name="Standard"><text:s text:c="3"/>7.200 | 5 <text:s/>| <text:s text:c="3"/>1.022 <text:s text:c="2"/>-0.068 <text:s text:c="2"/>-0.132 | <text:s/>-149.8 <text:s text:c="2"/>-80.4 <text:s text:c="2"/>-79.1</text:p>
      <text:p text:style-name="Standard"><text:s text:c="3"/>7.235 | 0 <text:s/>| <text:s text:c="8"/>Comm Error <text:s text:c="8"/>| <text:s text:c="11"/>- <text:s text:c="10"/></text:p>
      <text:p text:style-name="Standard"><text:s text:c="3"/>7.235 | 1 <text:s/>| <text:s text:c="3"/>0.729 <text:s text:c="2"/>-0.359 <text:s text:c="2"/>-0.037 | <text:s text:c="2"/>-91.5 <text:s text:c="2"/>-64.4 <text:s text:c="2"/>162.6</text:p>
      <text:p text:style-name="Standard"><text:s text:c="3"/>7.235 | 2 <text:s/>| <text:s text:c="3"/>0.724 <text:s text:c="3"/>0.290 <text:s text:c="2"/>-0.013 | <text:s text:c="3"/>91.4 <text:s text:c="2"/>-66.9 <text:s text:c="3"/>10.5</text:p>
      <text:p text:style-name="Standard"><text:s text:c="3"/>7.235 | 3 <text:s/>| <text:s text:c="3"/>0.991 <text:s text:c="2"/>-0.013 <text:s text:c="3"/>0.232 | <text:s text:c="3"/>-4.3 <text:s text:c="2"/>-75.9 <text:s text:c="2"/>144.9</text:p>
      <text:p text:style-name="Standard"><text:s text:c="3"/>7.235 | 4 <text:s/>| <text:s text:c="3"/>1.008 <text:s text:c="2"/>-0.006 <text:s text:c="3"/>0.002 | <text:s text:c="2"/>-54.5 <text:s text:c="2"/>-85.2 <text:s text:c="2"/>162.6</text:p>
      <text:p text:style-name="Standard"><text:s text:c="3"/>7.235 | 5 <text:s/>| <text:s text:c="3"/>1.021 <text:s text:c="2"/>-0.079 <text:s text:c="2"/>-0.136 | <text:s/>-149.6 <text:s text:c="2"/>-80.4 <text:s text:c="2"/>-79.3</text:p>
      <text:p text:style-name="Standard"><text:s text:c="3"/>7.269 | 0 <text:s/>| <text:s text:c="8"/>Comm Error <text:s text:c="8"/>| <text:s text:c="11"/>- <text:s text:c="10"/></text:p>
      <text:p text:style-name="Standard"><text:s text:c="3"/>7.269 | 1 <text:s/>| <text:s text:c="3"/>0.690 <text:s text:c="2"/>-0.361 <text:s text:c="2"/>-0.055 | <text:s text:c="2"/>-94.1 <text:s text:c="2"/>-63.2 <text:s text:c="2"/>165.6</text:p>
      <text:p text:style-name="Standard"><text:s text:c="3"/>7.269 | 2 <text:s/>| <text:s text:c="3"/>0.728 <text:s text:c="3"/>0.299 <text:s text:c="2"/>-0.004 | <text:s text:c="3"/>92.1 <text:s text:c="2"/>-66.0 <text:s text:c="4"/>9.8</text:p>
      <text:p text:style-name="Standard"><text:s text:c="3"/>7.269 | 3 <text:s/>| <text:s text:c="3"/>0.990 <text:s text:c="2"/>-0.011 <text:s text:c="3"/>0.239 | <text:s text:c="3"/>-3.8 <text:s text:c="2"/>-75.8 <text:s text:c="2"/>144.5</text:p>
      <text:p text:style-name="Standard"><text:s text:c="3"/>7.269 | 4 <text:s/>| <text:s text:c="3"/>1.006 <text:s text:c="2"/>-0.015 <text:s text:c="3"/>0.011 | <text:s text:c="2"/>-54.0 <text:s text:c="2"/>-85.2 <text:s text:c="2"/>161.1</text:p>
      <text:p text:style-name="Standard"><text:s text:c="3"/>7.269 | 5 <text:s/>| <text:s text:c="3"/>1.022 <text:s text:c="2"/>-0.076 <text:s text:c="2"/>-0.137 | <text:s/>-149.3 <text:s text:c="2"/>-80.3 <text:s text:c="2"/>-79.6</text:p>
      <text:p text:style-name="Standard"><text:s text:c="3"/>7.303 | 0 <text:s/>| <text:s text:c="8"/>Comm Error <text:s text:c="8"/>| <text:s text:c="11"/>- <text:s text:c="10"/></text:p>
      <text:p text:style-name="Standard"><text:s text:c="3"/>7.303 | 1 <text:s/>| <text:s text:c="3"/>0.662 <text:s text:c="2"/>-0.400 <text:s text:c="2"/>-0.072 | <text:s text:c="2"/>-97.5 <text:s text:c="2"/>-60.6 <text:s text:c="2"/>169.7</text:p>
      <text:p text:style-name="Standard"><text:s text:c="3"/>7.303 | 2 <text:s/>| <text:s text:c="3"/>0.666 <text:s text:c="3"/>0.370 <text:s text:c="2"/>-0.015 | <text:s text:c="3"/>92.6 <text:s text:c="2"/>-63.3 <text:s text:c="4"/>8.9</text:p>
      <text:p text:style-name="Standard"><text:s text:c="3"/>7.303 | 3 <text:s/>| <text:s text:c="3"/>0.988 <text:s text:c="2"/>-0.014 <text:s text:c="3"/>0.238 | <text:s text:c="3"/>-3.3 <text:s text:c="2"/>-75.7 <text:s text:c="2"/>144.1</text:p>
      <text:p text:style-name="Standard"><text:s text:c="3"/>7.303 | 4 <text:s/>| <text:s text:c="3"/>1.008 <text:s text:c="2"/>-0.004 <text:s text:c="3"/>0.007 | <text:s text:c="2"/>-53.4 <text:s text:c="2"/>-85.2 <text:s text:c="2"/>160.3</text:p>
      <text:p text:style-name="Standard"><text:s text:c="3"/>7.303 | 5 <text:s/>| <text:s text:c="3"/>1.023 <text:s text:c="2"/>-0.075 <text:s text:c="2"/>-0.140 | <text:s/>-149.2 <text:s text:c="2"/>-80.3 <text:s text:c="2"/>-79.6</text:p>
      <text:p text:style-name="Standard"><text:s text:c="3"/>7.337 | 0 <text:s/>| <text:s text:c="8"/>Comm Error <text:s text:c="8"/>| <text:s text:c="11"/>- <text:s text:c="10"/></text:p>
      <text:p text:style-name="Standard"><text:s text:c="3"/>7.337 | 1 <text:s/>| <text:s text:c="3"/>0.639 <text:s text:c="2"/>-0.462 <text:s text:c="2"/>-0.104 | <text:s/>-100.0 <text:s text:c="2"/>-58.0 <text:s text:c="2"/>172.8</text:p>
      <text:p text:style-name="Standard"><text:s text:c="3"/>7.337 | 2 <text:s/>| <text:s text:c="3"/>0.719 <text:s text:c="3"/>0.402 <text:s text:c="2"/>-0.007 | <text:s text:c="3"/>93.7 <text:s text:c="2"/>-61.6 <text:s text:c="4"/>7.9</text:p>
      <text:p text:style-name="Standard"><text:s text:c="3"/>7.337 | 3 <text:s/>| <text:s text:c="3"/>1.003 <text:s text:c="2"/>-0.020 <text:s text:c="3"/>0.237 | <text:s text:c="3"/>-2.9 <text:s text:c="2"/>-75.7 <text:s text:c="2"/>143.8</text:p>
      <text:p text:style-name="Standard"><text:s text:c="3"/>7.337 | 4 <text:s/>| <text:s text:c="3"/>1.006 <text:s text:c="2"/>-0.035 <text:s text:c="3"/>0.011 | <text:s text:c="2"/>-58.6 <text:s text:c="2"/>-85.2 <text:s text:c="2"/>166.2</text:p>
      <text:p text:style-name="Standard"><text:s text:c="3"/>7.337 | 5 <text:s/>| <text:s text:c="3"/>1.020 <text:s text:c="2"/>-0.080 <text:s text:c="2"/>-0.137 | <text:s/>-149.0 <text:s text:c="2"/>-80.3 <text:s text:c="2"/>-79.8</text:p>
      <text:p text:style-name="Standard"><text:s text:c="3"/>7.371 | 0 <text:s/>| <text:s text:c="8"/>Comm Error <text:s text:c="8"/>| <text:s text:c="11"/>- <text:s text:c="10"/></text:p>
      <text:p text:style-name="Standard"><text:s text:c="3"/>7.371 | 1 <text:s/>| <text:s text:c="3"/>0.651 <text:s text:c="2"/>-0.493 <text:s text:c="2"/>-0.136 | <text:s/>-102.6 <text:s text:c="2"/>-54.9 <text:s text:c="2"/>176.1</text:p>
      <text:p text:style-name="Standard"><text:s text:c="3"/>7.371 | 2 <text:s/>| <text:s text:c="3"/>0.729 <text:s text:c="3"/>0.445 <text:s text:c="2"/>-0.024 | <text:s text:c="3"/>94.1 <text:s text:c="2"/>-59.2 <text:s text:c="4"/>7.1</text:p>
      <text:p text:style-name="Standard"><text:s text:c="3"/>7.371 | 3 <text:s/>| <text:s text:c="3"/>1.014 <text:s text:c="2"/>-0.030 <text:s text:c="3"/>0.231 | <text:s text:c="3"/>-2.9 <text:s text:c="2"/>-75.7 <text:s text:c="2"/>144.0</text:p>
      <text:p text:style-name="Standard"><text:s text:c="3"/>7.371 | 4 <text:s/>| <text:s text:c="3"/>1.015 <text:s text:c="2"/>-0.018 <text:s text:c="3"/>0.005 | <text:s text:c="2"/>-61.0 <text:s text:c="2"/>-85.1 <text:s text:c="2"/>168.9</text:p>
      <text:p text:style-name="Standard"><text:s text:c="3"/>7.371 | 5 <text:s/>| <text:s text:c="3"/>1.020 <text:s text:c="2"/>-0.081 <text:s text:c="2"/>-0.136 | <text:s/>-148.7 <text:s text:c="2"/>-80.2 <text:s text:c="2"/>-80.0</text:p>
      <text:p text:style-name="Standard"><text:s text:c="3"/>7.405 | 0 <text:s/>| <text:s text:c="8"/>Comm Error <text:s text:c="8"/>| <text:s text:c="11"/>- <text:s text:c="10"/></text:p>
      <text:p text:style-name="Standard"><text:s text:c="3"/>7.405 | 1 <text:s/>| <text:s text:c="3"/>0.678 <text:s text:c="2"/>-0.557 <text:s text:c="2"/>-0.160 | <text:s/>-104.6 <text:s text:c="2"/>-50.8 <text:s text:c="2"/>179.2</text:p>
      <text:p text:style-name="Standard"><text:s text:c="3"/>7.405 | 2 <text:s/>| <text:s text:c="3"/>0.696 <text:s text:c="3"/>0.493 <text:s text:c="2"/>-0.020 | <text:s text:c="3"/>94.4 <text:s text:c="2"/>-55.6 <text:s text:c="4"/>6.4</text:p>
      <text:p text:style-name="Standard"><text:s text:c="3"/>7.405 | 3 <text:s/>| <text:s text:c="3"/>1.009 <text:s text:c="2"/>-0.021 <text:s text:c="3"/>0.223 | <text:s text:c="3"/>-2.8 <text:s text:c="2"/>-75.9 <text:s text:c="2"/>144.1</text:p>
      <text:p text:style-name="Standard"><text:s text:c="3"/>7.405 | 4 <text:s/>| <text:s text:c="3"/>1.005 <text:s text:c="2"/>-0.017 <text:s text:c="3"/>0.001 | <text:s text:c="2"/>-64.5 <text:s text:c="2"/>-85.1 <text:s text:c="2"/>173.7</text:p>
      <text:p text:style-name="Standard"><text:soft-page-break/><text:s text:c="3"/>7.405 | 5 <text:s/>| <text:s text:c="3"/>1.017 <text:s text:c="2"/>-0.073 <text:s text:c="2"/>-0.126 | <text:s/>-148.3 <text:s text:c="2"/>-80.3 <text:s text:c="2"/>-80.2</text:p>
      <text:p text:style-name="Standard"><text:s text:c="3"/>7.440 | 0 <text:s/>| <text:s text:c="8"/>Comm Error <text:s text:c="8"/>| <text:s text:c="11"/>- <text:s text:c="10"/></text:p>
      <text:p text:style-name="Standard"><text:s text:c="3"/>7.440 | 1 <text:s/>| <text:s text:c="3"/>0.695 <text:s text:c="2"/>-0.618 <text:s text:c="2"/>-0.196 | <text:s/>-105.4 <text:s text:c="2"/>-47.6 <text:s/>-179.3</text:p>
      <text:p text:style-name="Standard"><text:s text:c="3"/>7.440 | 2 <text:s/>| <text:s text:c="3"/>0.760 <text:s text:c="3"/>0.575 <text:s text:c="2"/>-0.042 | <text:s text:c="3"/>94.4 <text:s text:c="2"/>-52.7 <text:s text:c="4"/>5.8</text:p>
      <text:p text:style-name="Standard"><text:s text:c="3"/>7.440 | 3 <text:s/>| <text:s text:c="3"/>1.000 <text:s text:c="2"/>-0.028 <text:s text:c="3"/>0.220 | <text:s text:c="3"/>-2.9 <text:s text:c="2"/>-76.1 <text:s text:c="2"/>144.3</text:p>
      <text:p text:style-name="Standard"><text:s text:c="3"/>7.440 | 4 <text:s/>| <text:s text:c="3"/>1.011 <text:s text:c="2"/>-0.031 <text:s text:c="3"/>0.012 | <text:s text:c="2"/>-66.4 <text:s text:c="2"/>-85.1 <text:s text:c="2"/>175.3</text:p>
      <text:p text:style-name="Standard"><text:s text:c="3"/>7.440 | 5 <text:s/>| <text:s text:c="3"/>1.020 <text:s text:c="2"/>-0.072 <text:s text:c="2"/>-0.122 | <text:s/>-148.2 <text:s text:c="2"/>-80.3 <text:s text:c="2"/>-80.2</text:p>
      <text:p text:style-name="Standard"><text:s text:c="3"/>7.474 | 0 <text:s/>| <text:s text:c="8"/>Comm Error <text:s text:c="8"/>| <text:s text:c="11"/>- <text:s text:c="10"/></text:p>
      <text:p text:style-name="Standard"><text:s text:c="3"/>7.474 | 1 <text:s/>| <text:s text:c="3"/>0.721 <text:s text:c="2"/>-0.641 <text:s text:c="2"/>-0.230 | <text:s/>-107.2 <text:s text:c="2"/>-42.4 <text:s/>-176.0</text:p>
      <text:p text:style-name="Standard"><text:s text:c="3"/>7.474 | 2 <text:s/>| <text:s text:c="3"/>0.793 <text:s text:c="3"/>0.611 <text:s text:c="2"/>-0.035 | <text:s text:c="3"/>94.3 <text:s text:c="2"/>-50.2 <text:s text:c="4"/>5.4</text:p>
      <text:p text:style-name="Standard"><text:s text:c="3"/>7.474 | 3 <text:s/>| <text:s text:c="3"/>1.003 <text:s text:c="2"/>-0.031 <text:s text:c="3"/>0.237 | <text:s text:c="3"/>-3.4 <text:s text:c="2"/>-76.2 <text:s text:c="2"/>144.9</text:p>
      <text:p text:style-name="Standard"><text:s text:c="3"/>7.474 | 4 <text:s/>| <text:s text:c="3"/>1.009 <text:s text:c="2"/>-0.011 <text:s text:c="2"/>-0.000 | <text:s text:c="2"/>-69.8 <text:s text:c="2"/>-85.1 <text:s text:c="2"/>179.9</text:p>
      <text:p text:style-name="Standard"><text:s text:c="3"/>7.474 | 5 <text:s/>| <text:s text:c="3"/>1.020 <text:s text:c="2"/>-0.091 <text:s text:c="2"/>-0.139 | <text:s/>-147.9 <text:s text:c="2"/>-80.2 <text:s text:c="2"/>-80.5</text:p>
      <text:p text:style-name="Standard"><text:s text:c="3"/>7.509 | 0 <text:s/>| <text:s text:c="8"/>Comm Error <text:s text:c="8"/>| <text:s text:c="11"/>- <text:s text:c="10"/></text:p>
      <text:p text:style-name="Standard"><text:s text:c="3"/>7.509 | 1 <text:s/>| <text:s text:c="3"/>0.787 <text:s text:c="2"/>-0.717 <text:s text:c="2"/>-0.243 | <text:s/>-107.8 <text:s text:c="2"/>-39.8 <text:s/>-174.3</text:p>
      <text:p text:style-name="Standard"><text:s text:c="3"/>7.509 | 2 <text:s/>| <text:s text:c="3"/>0.781 <text:s text:c="3"/>0.692 <text:s text:c="2"/>-0.047 | <text:s text:c="3"/>94.0 <text:s text:c="2"/>-46.5 <text:s text:c="4"/>5.1</text:p>
      <text:p text:style-name="Standard"><text:s text:c="3"/>7.509 | 3 <text:s/>| <text:s text:c="3"/>1.005 <text:s text:c="2"/>-0.012 <text:s text:c="3"/>0.224 | <text:s text:c="3"/>-3.5 <text:s text:c="2"/>-76.3 <text:s text:c="2"/>145.1</text:p>
      <text:p text:style-name="Standard"><text:s text:c="3"/>7.509 | 4 <text:s/>| <text:s text:c="3"/>1.009 <text:s text:c="2"/>-0.018 <text:s text:c="2"/>-0.005 | <text:s text:c="2"/>-74.1 <text:s text:c="2"/>-85.1 <text:s/>-174.9</text:p>
      <text:p text:style-name="Standard"><text:s text:c="3"/>7.509 | 5 <text:s/>| <text:s text:c="3"/>1.018 <text:s text:c="2"/>-0.075 <text:s text:c="2"/>-0.123 | <text:s/>-148.0 <text:s text:c="2"/>-80.3 <text:s text:c="2"/>-80.3</text:p>
      <text:p text:style-name="Standard"><text:s text:c="3"/>7.543 | 0 <text:s/>| <text:s text:c="8"/>Comm Error <text:s text:c="8"/>| <text:s text:c="11"/>- <text:s text:c="10"/></text:p>
      <text:p text:style-name="Standard"><text:s text:c="3"/>7.543 | 1 <text:s/>| <text:s text:c="3"/>0.731 <text:s text:c="2"/>-0.798 <text:s text:c="2"/>-0.254 | <text:s/>-107.6 <text:s text:c="2"/>-36.1 <text:s/>-173.1</text:p>
      <text:p text:style-name="Standard"><text:s text:c="3"/>7.543 | 2 <text:s/>| <text:s text:c="3"/>0.822 <text:s text:c="3"/>0.731 <text:s text:c="2"/>-0.055 | <text:s text:c="3"/>93.8 <text:s text:c="2"/>-44.0 <text:s text:c="4"/>4.9</text:p>
      <text:p text:style-name="Standard"><text:s text:c="3"/>7.543 | 3 <text:s/>| <text:s text:c="3"/>1.007 <text:s text:c="3"/>0.004 <text:s text:c="3"/>0.228 | <text:s text:c="3"/>-2.9 <text:s text:c="2"/>-76.3 <text:s text:c="2"/>144.2</text:p>
      <text:p text:style-name="Standard"><text:s text:c="3"/>7.543 | 4 <text:s/>| <text:s text:c="3"/>1.008 <text:s text:c="2"/>-0.018 <text:s text:c="2"/>-0.012 | <text:s text:c="2"/>-81.7 <text:s text:c="2"/>-85.1 <text:s/>-165.6</text:p>
      <text:p text:style-name="Standard"><text:s text:c="3"/>7.543 | 5 <text:s/>| <text:s text:c="3"/>1.022 <text:s text:c="2"/>-0.087 <text:s text:c="2"/>-0.127 | <text:s/>-147.8 <text:s text:c="2"/>-80.2 <text:s text:c="2"/>-80.6</text:p>
      <text:p text:style-name="Standard"><text:s text:c="3"/>7.577 | 0 <text:s/>| <text:s text:c="8"/>Comm Error <text:s text:c="8"/>| <text:s text:c="11"/>- <text:s text:c="10"/></text:p>
      <text:p text:style-name="Standard"><text:s text:c="3"/>7.577 | 1 <text:s/>| <text:s text:c="3"/>0.730 <text:s text:c="2"/>-0.842 <text:s text:c="2"/>-0.231 | <text:s/>-107.2 <text:s text:c="2"/>-33.7 <text:s/>-172.0</text:p>
      <text:p text:style-name="Standard"><text:s text:c="3"/>7.577 | 2 <text:s/>| <text:s text:c="3"/>0.814 <text:s text:c="3"/>0.768 <text:s text:c="2"/>-0.038 | <text:s text:c="3"/>93.2 <text:s text:c="2"/>-40.9 <text:s text:c="4"/>5.0</text:p>
      <text:p text:style-name="Standard"><text:s text:c="3"/>7.577 | 3 <text:s/>| <text:s text:c="3"/>0.999 <text:s text:c="3"/>0.016 <text:s text:c="3"/>0.223 | <text:s text:c="3"/>-1.6 <text:s text:c="2"/>-76.4 <text:s text:c="2"/>143.2</text:p>
      <text:p text:style-name="Standard"><text:s text:c="3"/>7.577 | 4 <text:s/>| <text:s text:c="3"/>1.011 <text:s text:c="2"/>-0.032 <text:s text:c="2"/>-0.001 | <text:s text:c="2"/>-84.6 <text:s text:c="2"/>-85.1 <text:s/>-162.6</text:p>
      <text:p text:style-name="Standard"><text:s text:c="3"/>7.577 | 5 <text:s/>| <text:s text:c="3"/>1.022 <text:s text:c="2"/>-0.068 <text:s text:c="2"/>-0.138 | <text:s/>-148.2 <text:s text:c="2"/>-80.2 <text:s text:c="2"/>-80.2</text:p>
      <text:p text:style-name="Standard"><text:s text:c="3"/>7.611 | 0 <text:s/>| <text:s text:c="8"/>Comm Error <text:s text:c="8"/>| <text:s text:c="11"/>- <text:s text:c="10"/></text:p>
      <text:p text:style-name="Standard"><text:s text:c="3"/>7.611 | 1 <text:s/>| <text:s text:c="3"/>0.662 <text:s text:c="2"/>-0.880 <text:s text:c="2"/>-0.256 | <text:s/>-106.4 <text:s text:c="2"/>-31.2 <text:s/>-171.2</text:p>
      <text:p text:style-name="Standard"><text:s text:c="3"/>7.611 | 2 <text:s/>| <text:s text:c="3"/>0.798 <text:s text:c="3"/>0.824 <text:s text:c="2"/>-0.066 | <text:s text:c="3"/>93.1 <text:s text:c="2"/>-38.5 <text:s text:c="4"/>4.9</text:p>
      <text:p text:style-name="Standard"><text:s text:c="3"/>7.611 | 3 <text:s/>| <text:s text:c="3"/>1.010 <text:s text:c="3"/>0.005 <text:s text:c="3"/>0.217 | <text:s text:c="3"/>-0.7 <text:s text:c="2"/>-76.5 <text:s text:c="2"/>142.3</text:p>
      <text:p text:style-name="Standard"><text:s text:c="3"/>7.611 | 4 <text:s/>| <text:s text:c="3"/>1.014 <text:s text:c="2"/>-0.009 <text:s text:c="2"/>-0.008 | <text:s text:c="2"/>-87.5 <text:s text:c="2"/>-85.1 <text:s/>-158.8</text:p>
      <text:p text:style-name="Standard"><text:s text:c="3"/>7.611 | 5 <text:s/>| <text:s text:c="3"/>1.019 <text:s text:c="2"/>-0.080 <text:s text:c="2"/>-0.147 | <text:s/>-149.0 <text:s text:c="2"/>-80.1 <text:s text:c="2"/>-79.6</text:p>
      <text:p text:style-name="Standard"><text:s text:c="3"/>7.645 | 0 <text:s/>| <text:s text:c="8"/>Comm Error <text:s text:c="8"/>| <text:s text:c="11"/>- <text:s text:c="10"/></text:p>
      <text:p text:style-name="Standard"><text:s text:c="3"/>7.645 | 1 <text:s/>| <text:s text:c="3"/>0.649 <text:s text:c="2"/>-0.881 <text:s text:c="2"/>-0.247 | <text:s/>-105.7 <text:s text:c="2"/>-28.3 <text:s/>-169.2</text:p>
      <text:p text:style-name="Standard"><text:s text:c="3"/>7.645 | 2 <text:s/>| <text:s text:c="3"/>0.781 <text:s text:c="3"/>0.841 <text:s text:c="2"/>-0.030 | <text:s text:c="3"/>92.7 <text:s text:c="2"/>-36.6 <text:s text:c="4"/>4.9</text:p>
      <text:p text:style-name="Standard"><text:s text:c="3"/>7.645 | 3 <text:s/>| <text:s text:c="3"/>1.008 <text:s text:c="2"/>-0.008 <text:s text:c="3"/>0.227 | <text:s text:c="3"/>-0.4 <text:s text:c="2"/>-76.5 <text:s text:c="2"/>142.0</text:p>
      <text:p text:style-name="Standard"><text:s text:c="3"/>7.645 | 4 <text:s/>| <text:s text:c="3"/>1.007 <text:s text:c="2"/>-0.021 <text:s text:c="3"/>0.002 | <text:s text:c="2"/>-88.0 <text:s text:c="2"/>-85.1 <text:s/>-157.8</text:p>
      <text:p text:style-name="Standard"><text:s text:c="3"/>7.645 | 5 <text:s/>| <text:s text:c="3"/>1.019 <text:s text:c="2"/>-0.075 <text:s text:c="2"/>-0.136 | <text:s/>-149.5 <text:s text:c="2"/>-80.1 <text:s text:c="2"/>-79.2</text:p>
      <text:p text:style-name="Standard"><text:s text:c="3"/>7.679 | 0 <text:s/>| <text:s text:c="8"/>Comm Error <text:s text:c="8"/>| <text:s text:c="11"/>- <text:s text:c="10"/></text:p>
      <text:p text:style-name="Standard"><text:s text:c="3"/>7.679 | 1 <text:s/>| <text:s text:c="3"/>0.653 <text:s text:c="2"/>-0.897 <text:s text:c="2"/>-0.273 | <text:s/>-105.0 <text:s text:c="2"/>-26.6 <text:s/>-167.6</text:p>
      <text:p text:style-name="Standard"><text:s text:c="3"/>7.679 | 2 <text:s/>| <text:s text:c="3"/>0.729 <text:s text:c="3"/>0.944 <text:s text:c="2"/>-0.049 | <text:s text:c="3"/>92.0 <text:s text:c="2"/>-33.6 <text:s text:c="4"/>4.7</text:p>
      <text:p text:style-name="Standard"><text:s text:c="3"/>7.679 | 3 <text:s/>| <text:s text:c="3"/>1.001 <text:s text:c="2"/>-0.015 <text:s text:c="3"/>0.215 | <text:s text:c="3"/>-0.6 <text:s text:c="2"/>-76.6 <text:s text:c="2"/>142.0</text:p>
      <text:p text:style-name="Standard"><text:s text:c="3"/>7.679 | 4 <text:s/>| <text:s text:c="3"/>1.011 <text:s text:c="2"/>-0.026 <text:s text:c="2"/>-0.001 | <text:s text:c="2"/>-86.9 <text:s text:c="2"/>-85.1 <text:s/>-159.8</text:p>
      <text:p text:style-name="Standard"><text:s text:c="3"/>7.679 | 5 <text:s/>| <text:s text:c="3"/>1.018 <text:s text:c="2"/>-0.078 <text:s text:c="2"/>-0.139 | <text:s/>-149.7 <text:s text:c="2"/>-80.1 <text:s text:c="2"/>-79.1</text:p>
      <text:p text:style-name="Standard"><text:soft-page-break/><text:s text:c="3"/>7.713 | 0 <text:s/>| <text:s text:c="8"/>Comm Error <text:s text:c="8"/>| <text:s text:c="11"/>- <text:s text:c="10"/></text:p>
      <text:p text:style-name="Standard"><text:s text:c="3"/>7.713 | 1 <text:s/>| <text:s text:c="3"/>0.625 <text:s text:c="2"/>-0.916 <text:s text:c="2"/>-0.262 | <text:s/>-103.9 <text:s text:c="2"/>-24.8 <text:s/>-165.7</text:p>
      <text:p text:style-name="Standard"><text:s text:c="3"/>7.713 | 2 <text:s/>| <text:s text:c="3"/>0.728 <text:s text:c="3"/>0.913 <text:s text:c="2"/>-0.046 | <text:s text:c="3"/>91.8 <text:s text:c="2"/>-31.9 <text:s text:c="4"/>4.0</text:p>
      <text:p text:style-name="Standard"><text:s text:c="3"/>7.713 | 3 <text:s/>| <text:s text:c="3"/>1.006 <text:s text:c="2"/>-0.008 <text:s text:c="3"/>0.209 | <text:s text:c="3"/>-0.7 <text:s text:c="2"/>-76.8 <text:s text:c="2"/>141.9</text:p>
      <text:p text:style-name="Standard"><text:s text:c="3"/>7.713 | 4 <text:s/>| <text:s text:c="3"/>1.012 <text:s text:c="2"/>-0.007 <text:s text:c="2"/>-0.008 | <text:s text:c="2"/>-90.4 <text:s text:c="2"/>-85.1 <text:s/>-154.6</text:p>
      <text:p text:style-name="Standard"><text:s text:c="3"/>7.713 | 5 <text:s/>| <text:s text:c="3"/>1.018 <text:s text:c="2"/>-0.080 <text:s text:c="2"/>-0.141 | <text:s/>-149.8 <text:s text:c="2"/>-80.0 <text:s text:c="2"/>-79.0</text:p>
      <text:p text:style-name="Standard"><text:s text:c="3"/>7.748 | 0 <text:s/>| <text:s text:c="8"/>Comm Error <text:s text:c="8"/>| <text:s text:c="11"/>- <text:s text:c="10"/></text:p>
      <text:p text:style-name="Standard"><text:s text:c="3"/>7.748 | 1 <text:s/>| <text:s text:c="3"/>0.519 <text:s text:c="2"/>-0.987 <text:s text:c="2"/>-0.240 | <text:s/>-102.7 <text:s text:c="2"/>-23.1 <text:s/>-164.3</text:p>
      <text:p text:style-name="Standard"><text:s text:c="3"/>7.748 | 2 <text:s/>| <text:s text:c="3"/>0.663 <text:s text:c="3"/>0.968 <text:s text:c="2"/>-0.013 | <text:s text:c="3"/>91.1 <text:s text:c="2"/>-30.2 <text:s text:c="4"/>3.7</text:p>
      <text:p text:style-name="Standard"><text:s text:c="3"/>7.748 | 3 <text:s/>| <text:s text:c="3"/>1.003 <text:s text:c="3"/>0.005 <text:s text:c="3"/>0.211 | <text:s text:c="3"/>-0.3 <text:s text:c="2"/>-76.9 <text:s text:c="2"/>141.4</text:p>
      <text:p text:style-name="Standard"><text:s text:c="3"/>7.748 | 4 <text:s/>| <text:s text:c="3"/>1.008 <text:s text:c="2"/>-0.021 <text:s text:c="2"/>-0.002 | <text:s text:c="2"/>-92.0 <text:s text:c="2"/>-85.1 <text:s/>-152.9</text:p>
      <text:p text:style-name="Standard"><text:s text:c="3"/>7.748 | 5 <text:s/>| <text:s text:c="3"/>1.022 <text:s text:c="2"/>-0.080 <text:s text:c="2"/>-0.150 | <text:s/>-150.2 <text:s text:c="2"/>-79.9 <text:s text:c="2"/>-78.7</text:p>
      <text:p text:style-name="Standard"><text:s text:c="3"/>7.783 | 0 <text:s/>| <text:s text:c="8"/>Comm Error <text:s text:c="8"/>| <text:s text:c="11"/>- <text:s text:c="10"/></text:p>
      <text:p text:style-name="Standard"><text:s text:c="3"/>7.783 | 1 <text:s/>| <text:s text:c="3"/>0.499 <text:s text:c="2"/>-0.994 <text:s text:c="2"/>-0.210 | <text:s/>-101.4 <text:s text:c="2"/>-21.1 <text:s/>-161.9</text:p>
      <text:p text:style-name="Standard"><text:s text:c="3"/>7.783 | 2 <text:s/>| <text:s text:c="3"/>0.642 <text:s text:c="3"/>0.928 <text:s text:c="2"/>-0.036 | <text:s text:c="3"/>90.6 <text:s text:c="2"/>-29.1 <text:s text:c="4"/>3.5</text:p>
      <text:p text:style-name="Standard"><text:s text:c="3"/>7.783 | 3 <text:s/>| <text:s text:c="3"/>1.000 <text:s text:c="2"/>-0.001 <text:s text:c="3"/>0.219 | <text:s text:c="3"/>-0.0 <text:s text:c="2"/>-76.9 <text:s text:c="2"/>141.0</text:p>
      <text:p text:style-name="Standard"><text:s text:c="3"/>7.783 | 4 <text:s/>| <text:s text:c="3"/>1.008 <text:s text:c="2"/>-0.024 <text:s text:c="2"/>-0.007 | <text:s text:c="2"/>-94.0 <text:s text:c="2"/>-85.1 <text:s/>-151.0</text:p>
      <text:p text:style-name="Standard"><text:s text:c="3"/>7.783 | 5 <text:s/>| <text:s text:c="3"/>1.020 <text:s text:c="2"/>-0.081 <text:s text:c="2"/>-0.144 | <text:s/>-151.2 <text:s text:c="2"/>-79.8 <text:s text:c="2"/>-78.5</text:p>
      <text:p text:style-name="Standard"><text:s text:c="3"/>7.817 | 0 <text:s/>| <text:s text:c="8"/>Comm Error <text:s text:c="8"/>| <text:s text:c="11"/>- <text:s text:c="10"/></text:p>
      <text:p text:style-name="Standard"><text:s text:c="3"/>7.817 | 1 <text:s/>| <text:s text:c="3"/>0.503 <text:s text:c="2"/>-0.950 <text:s text:c="2"/>-0.265 | <text:s text:c="2"/>-99.5 <text:s text:c="2"/>-20.1 <text:s/>-160.0</text:p>
      <text:p text:style-name="Standard"><text:s text:c="3"/>7.817 | 2 <text:s/>| <text:s text:c="3"/>0.588 <text:s text:c="3"/>0.963 <text:s text:c="2"/>-0.011 | <text:s text:c="3"/>89.9 <text:s text:c="2"/>-27.6 <text:s text:c="4"/>2.8</text:p>
      <text:p text:style-name="Standard"><text:s text:c="3"/>7.817 | 3 <text:s/>| <text:s text:c="3"/>1.001 <text:s text:c="3"/>0.008 <text:s text:c="3"/>0.219 | <text:s text:c="4"/>0.5 <text:s text:c="2"/>-76.9 <text:s text:c="2"/>140.3</text:p>
      <text:p text:style-name="Standard"><text:s text:c="3"/>7.817 | 4 <text:s/>| <text:s text:c="3"/>1.016 <text:s text:c="2"/>-0.014 <text:s text:c="2"/>-0.018 | <text:s text:c="2"/>-98.6 <text:s text:c="2"/>-85.1 <text:s/>-146.1</text:p>
      <text:p text:style-name="Standard"><text:s text:c="3"/>7.817 | 5 <text:s/>| <text:s text:c="3"/>1.022 <text:s text:c="2"/>-0.073 <text:s text:c="2"/>-0.147 | <text:s/>-150.9 <text:s text:c="2"/>-79.8 <text:s text:c="2"/>-78.1</text:p>
      <text:p text:style-name="Standard"><text:s text:c="3"/>7.851 | 0 <text:s/>| <text:s text:c="8"/>Comm Error <text:s text:c="8"/>| <text:s text:c="11"/>- <text:s text:c="10"/></text:p>
      <text:p text:style-name="Standard"><text:s text:c="3"/>7.851 | 1 <text:s/>| <text:s text:c="3"/>0.528 <text:s text:c="2"/>-0.941 <text:s text:c="2"/>-0.236 | <text:s text:c="2"/>-98.6 <text:s text:c="2"/>-19.9 <text:s/>-158.0</text:p>
      <text:p text:style-name="Standard"><text:s text:c="3"/>7.851 | 2 <text:s/>| <text:s text:c="3"/>0.613 <text:s text:c="3"/>1.005 <text:s text:c="2"/>-0.030 | <text:s text:c="3"/>89.4 <text:s text:c="2"/>-26.2 <text:s text:c="4"/>1.9</text:p>
      <text:p text:style-name="Standard"><text:s text:c="3"/>7.851 | 3 <text:s/>| <text:s text:c="3"/>1.010 <text:s text:c="2"/>-0.010 <text:s text:c="3"/>0.218 | <text:s text:c="4"/>0.5 <text:s text:c="2"/>-76.9 <text:s text:c="2"/>140.2</text:p>
      <text:p text:style-name="Standard"><text:s text:c="3"/>7.851 | 4 <text:s/>| <text:s text:c="3"/>1.007 <text:s text:c="2"/>-0.019 <text:s text:c="2"/>-0.010 | <text:s/>-101.7 <text:s text:c="2"/>-85.1 <text:s/>-143.0</text:p>
      <text:p text:style-name="Standard"><text:s text:c="3"/>7.851 | 5 <text:s/>| <text:s text:c="3"/>1.017 <text:s text:c="2"/>-0.082 <text:s text:c="2"/>-0.147 | <text:s/>-151.0 <text:s text:c="2"/>-79.8 <text:s text:c="2"/>-78.1</text:p>
      <text:p text:style-name="Standard"><text:s text:c="3"/>7.885 | 0 <text:s/>| <text:s text:c="8"/>Comm Error <text:s text:c="8"/>| <text:s text:c="11"/>- <text:s text:c="10"/></text:p>
      <text:p text:style-name="Standard"><text:s text:c="3"/>7.885 | 1 <text:s/>| <text:s text:c="3"/>0.460 <text:s text:c="2"/>-0.949 <text:s text:c="2"/>-0.186 | <text:s text:c="2"/>-97.0 <text:s text:c="2"/>-19.5 <text:s/>-155.9</text:p>
      <text:p text:style-name="Standard"><text:s text:c="3"/>7.885 | 2 <text:s/>| <text:s text:c="3"/>0.616 <text:s text:c="3"/>0.957 <text:s text:c="2"/>-0.044 | <text:s text:c="3"/>89.0 <text:s text:c="2"/>-25.6 <text:s text:c="4"/>1.4</text:p>
      <text:p text:style-name="Standard"><text:s text:c="3"/>7.885 | 3 <text:s/>| <text:s text:c="3"/>0.997 <text:s text:c="2"/>-0.001 <text:s text:c="3"/>0.201 | <text:s text:c="4"/>0.2 <text:s text:c="2"/>-77.1 <text:s text:c="2"/>140.3</text:p>
      <text:p text:style-name="Standard"><text:s text:c="3"/>7.885 | 4 <text:s/>| <text:s text:c="3"/>1.009 <text:s text:c="2"/>-0.012 <text:s text:c="2"/>-0.005 | <text:s text:c="2"/>-99.1 <text:s text:c="2"/>-85.1 <text:s/>-144.5</text:p>
      <text:p text:style-name="Standard"><text:s text:c="3"/>7.885 | 5 <text:s/>| <text:s text:c="3"/>1.018 <text:s text:c="2"/>-0.072 <text:s text:c="2"/>-0.138 | <text:s/>-151.2 <text:s text:c="2"/>-79.8 <text:s text:c="2"/>-78.0</text:p>
      <text:p text:style-name="Standard"><text:s text:c="3"/>7.920 | 0 <text:s/>| <text:s text:c="8"/>Comm Error <text:s text:c="8"/>| <text:s text:c="11"/>- <text:s text:c="10"/></text:p>
      <text:p text:style-name="Standard"><text:s text:c="3"/>7.920 | 1 <text:s/>| <text:s text:c="3"/>0.447 <text:s text:c="2"/>-0.944 <text:s text:c="2"/>-0.183 | <text:s text:c="2"/>-96.0 <text:s text:c="2"/>-19.3 <text:s/>-154.5</text:p>
      <text:p text:style-name="Standard"><text:s text:c="3"/>7.920 | 2 <text:s/>| <text:s text:c="3"/>0.536 <text:s text:c="3"/>0.968 <text:s text:c="3"/>0.013 | <text:s text:c="3"/>87.8 <text:s text:c="2"/>-24.4 <text:s text:c="4"/>1.5</text:p>
      <text:p text:style-name="Standard"><text:s text:c="3"/>7.920 | 3 <text:s/>| <text:s text:c="3"/>0.999 <text:s text:c="3"/>0.002 <text:s text:c="3"/>0.215 | <text:s text:c="4"/>0.4 <text:s text:c="2"/>-77.1 <text:s text:c="2"/>139.9</text:p>
      <text:p text:style-name="Standard"><text:s text:c="3"/>7.920 | 4 <text:s/>| <text:s text:c="3"/>1.009 <text:s text:c="2"/>-0.014 <text:s text:c="2"/>-0.011 | <text:s/>-100.3 <text:s text:c="2"/>-85.2 <text:s/>-142.2</text:p>
      <text:p text:style-name="Standard"><text:s text:c="3"/>7.920 | 5 <text:s/>| <text:s text:c="3"/>1.018 <text:s text:c="2"/>-0.077 <text:s text:c="2"/>-0.145 | <text:s/>-151.3 <text:s text:c="2"/>-79.8 <text:s text:c="2"/>-77.9</text:p>
      <text:p text:style-name="Standard"><text:s text:c="3"/>7.955 | 0 <text:s/>| <text:s text:c="8"/>Comm Error <text:s text:c="8"/>| <text:s text:c="11"/>- <text:s text:c="10"/></text:p>
      <text:p text:style-name="Standard"><text:s text:c="3"/>7.955 | 1 <text:s/>| <text:s text:c="3"/>0.442 <text:s text:c="2"/>-0.939 <text:s text:c="2"/>-0.167 | <text:s text:c="2"/>-94.8 <text:s text:c="2"/>-19.3 <text:s/>-152.7</text:p>
      <text:p text:style-name="Standard"><text:s text:c="3"/>7.955 | 2 <text:s/>| <text:s text:c="3"/>0.494 <text:s text:c="3"/>0.995 <text:s text:c="3"/>0.018 | <text:s text:c="3"/>87.0 <text:s text:c="2"/>-23.5 <text:s text:c="4"/>1.3</text:p>
      <text:p text:style-name="Standard"><text:s text:c="3"/>7.955 | 3 <text:s/>| <text:s text:c="3"/>1.002 <text:s text:c="2"/>-0.004 <text:s text:c="3"/>0.214 | <text:s text:c="4"/>0.4 <text:s text:c="2"/>-77.1 <text:s text:c="2"/>139.7</text:p>
      <text:p text:style-name="Standard"><text:s text:c="3"/>7.955 | 4 <text:s/>| <text:s text:c="3"/>1.007 <text:s text:c="2"/>-0.011 <text:s text:c="2"/>-0.010 | <text:s/>-102.6 <text:s text:c="2"/>-85.2 <text:s/>-139.2</text:p>
      <text:p text:style-name="Standard"><text:s text:c="3"/>7.955 | 5 <text:s/>| <text:s text:c="3"/>1.021 <text:s text:c="2"/>-0.073 <text:s text:c="2"/>-0.146 | <text:s/>-151.6 <text:s text:c="2"/>-79.8 <text:s text:c="2"/>-77.6</text:p>
      <text:p text:style-name="Standard"><text:s text:c="3"/>7.989 | 0 <text:s/>| <text:s text:c="8"/>Comm Error <text:s text:c="8"/>| <text:s text:c="11"/>- <text:s text:c="10"/></text:p>
      <text:p text:style-name="Standard"><text:soft-page-break/><text:s text:c="3"/>7.989 | 1 <text:s/>| <text:s text:c="3"/>0.430 <text:s text:c="2"/>-0.977 <text:s text:c="2"/>-0.158 | <text:s text:c="2"/>-94.1 <text:s text:c="2"/>-19.3 <text:s/>-151.5</text:p>
      <text:p text:style-name="Standard"><text:s text:c="3"/>7.989 | 2 <text:s/>| <text:s text:c="3"/>0.455 <text:s text:c="3"/>0.994 <text:s text:c="3"/>0.033 | <text:s text:c="3"/>86.2 <text:s text:c="2"/>-22.2 <text:s text:c="4"/>0.5</text:p>
      <text:p text:style-name="Standard"><text:s text:c="3"/>7.989 | 3 <text:s/>| <text:s text:c="3"/>1.008 <text:s text:c="2"/>-0.005 <text:s text:c="3"/>0.216 | <text:s text:c="4"/>0.4 <text:s text:c="2"/>-77.0 <text:s text:c="2"/>139.6</text:p>
      <text:p text:style-name="Standard"><text:s text:c="3"/>7.989 | 4 <text:s/>| <text:s text:c="3"/>1.013 <text:s text:c="2"/>-0.024 <text:s text:c="2"/>-0.005 | <text:s/>-102.1 <text:s text:c="2"/>-85.2 <text:s/>-140.0</text:p>
      <text:p text:style-name="Standard"><text:s text:c="3"/>7.989 | 5 <text:s/>| <text:s text:c="3"/>1.021 <text:s text:c="2"/>-0.080 <text:s text:c="2"/>-0.154 | <text:s/>-151.8 <text:s text:c="2"/>-79.8 <text:s text:c="2"/>-77.5</text:p>
      <text:p text:style-name="Standard"><text:s text:c="3"/>8.023 | 0 <text:s/>| <text:s text:c="8"/>Comm Error <text:s text:c="8"/>| <text:s text:c="11"/>- <text:s text:c="10"/></text:p>
      <text:p text:style-name="Standard"><text:s text:c="3"/>8.023 | 1 <text:s/>| <text:s text:c="3"/>0.415 <text:s text:c="2"/>-0.971 <text:s text:c="2"/>-0.154 | <text:s text:c="2"/>-93.6 <text:s text:c="2"/>-19.5 <text:s/>-150.0</text:p>
      <text:p text:style-name="Standard"><text:s text:c="3"/>8.023 | 2 <text:s/>| <text:s text:c="3"/>0.391 <text:s text:c="3"/>1.017 <text:s text:c="3"/>0.049 | <text:s text:c="3"/>85.6 <text:s text:c="2"/>-21.1 <text:s text:c="3"/>-0.4</text:p>
      <text:p text:style-name="Standard"><text:s text:c="3"/>8.023 | 3 <text:s/>| <text:s text:c="3"/>1.005 <text:s text:c="2"/>-0.011 <text:s text:c="3"/>0.223 | <text:s text:c="4"/>0.1 <text:s text:c="2"/>-76.9 <text:s text:c="2"/>139.9</text:p>
      <text:p text:style-name="Standard"><text:s text:c="3"/>8.023 | 4 <text:s/>| <text:s text:c="3"/>1.012 <text:s text:c="2"/>-0.013 <text:s text:c="2"/>-0.012 | <text:s/>-103.1 <text:s text:c="2"/>-85.2 <text:s/>-138.5</text:p>
      <text:p text:style-name="Standard"><text:s text:c="3"/>8.023 | 5 <text:s/>| <text:s text:c="3"/>1.018 <text:s text:c="2"/>-0.073 <text:s text:c="2"/>-0.153 | <text:s/>-152.4 <text:s text:c="2"/>-79.7 <text:s text:c="2"/>-77.0</text:p>
      <text:p text:style-name="Standard"><text:s text:c="3"/>8.058 | 0 <text:s/>| <text:s text:c="8"/>Comm Error <text:s text:c="8"/>| <text:s text:c="11"/>- <text:s text:c="10"/></text:p>
      <text:p text:style-name="Standard"><text:s text:c="3"/>8.058 | 1 <text:s/>| <text:s text:c="3"/>0.410 <text:s text:c="2"/>-0.976 <text:s text:c="2"/>-0.149 | <text:s text:c="2"/>-93.3 <text:s text:c="2"/>-20.0 <text:s/>-149.2</text:p>
      <text:p text:style-name="Standard"><text:s text:c="3"/>8.058 | 2 <text:s/>| <text:s text:c="3"/>0.379 <text:s text:c="3"/>0.999 <text:s text:c="3"/>0.053 | <text:s text:c="3"/>85.1 <text:s text:c="2"/>-20.2 <text:s text:c="3"/>-1.7</text:p>
      <text:p text:style-name="Standard"><text:s text:c="3"/>8.058 | 3 <text:s/>| <text:s text:c="3"/>1.001 <text:s text:c="2"/>-0.007 <text:s text:c="3"/>0.222 | <text:s text:c="3"/>-0.3 <text:s text:c="2"/>-76.9 <text:s text:c="2"/>140.3</text:p>
      <text:p text:style-name="Standard"><text:s text:c="3"/>8.058 | 4 <text:s/>| <text:s text:c="3"/>1.010 <text:s text:c="2"/>-0.024 <text:s text:c="2"/>-0.009 | <text:s/>-102.1 <text:s text:c="2"/>-85.2 <text:s/>-140.5</text:p>
      <text:p text:style-name="Standard"><text:s text:c="3"/>8.058 | 5 <text:s/>| <text:s text:c="3"/>1.018 <text:s text:c="2"/>-0.077 <text:s text:c="2"/>-0.151 | <text:s/>-152.7 <text:s text:c="2"/>-79.7 <text:s text:c="2"/>-76.7</text:p>
      <text:p text:style-name="Standard"><text:s text:c="3"/>8.092 | 0 <text:s/>| <text:s text:c="8"/>Comm Error <text:s text:c="8"/>| <text:s text:c="11"/>- <text:s text:c="10"/></text:p>
      <text:p text:style-name="Standard"><text:s text:c="3"/>8.092 | 1 <text:s/>| <text:s text:c="3"/>0.384 <text:s text:c="2"/>-0.978 <text:s text:c="2"/>-0.141 | <text:s text:c="2"/>-93.1 <text:s text:c="2"/>-20.6 <text:s/>-148.2</text:p>
      <text:p text:style-name="Standard"><text:s text:c="3"/>8.092 | 2 <text:s/>| <text:s text:c="3"/>0.347 <text:s text:c="3"/>0.985 <text:s text:c="3"/>0.073 | <text:s text:c="3"/>84.4 <text:s text:c="2"/>-19.1 <text:s text:c="3"/>-3.6</text:p>
      <text:p text:style-name="Standard"><text:s text:c="3"/>8.092 | 3 <text:s/>| <text:s text:c="3"/>0.998 <text:s text:c="2"/>-0.007 <text:s text:c="3"/>0.221 | <text:s text:c="3"/>-0.5 <text:s text:c="2"/>-76.8 <text:s text:c="2"/>140.5</text:p>
      <text:p text:style-name="Standard"><text:s text:c="3"/>8.092 | 4 <text:s/>| <text:s text:c="3"/>1.005 <text:s text:c="2"/>-0.005 <text:s text:c="2"/>-0.011 | <text:s/>-104.7 <text:s text:c="2"/>-85.2 <text:s/>-135.8</text:p>
      <text:p text:style-name="Standard"><text:s text:c="3"/>8.092 | 5 <text:s/>| <text:s text:c="3"/>1.020 <text:s text:c="2"/>-0.079 <text:s text:c="2"/>-0.147 | <text:s/>-152.5 <text:s text:c="2"/>-79.7 <text:s text:c="2"/>-76.8</text:p>
      <text:p text:style-name="Standard"><text:s text:c="3"/>8.126 | 0 <text:s/>| <text:s text:c="8"/>Comm Error <text:s text:c="8"/>| <text:s text:c="11"/>- <text:s text:c="10"/></text:p>
      <text:p text:style-name="Standard"><text:s text:c="3"/>8.126 | 1 <text:s/>| <text:s text:c="3"/>0.368 <text:s text:c="2"/>-0.968 <text:s text:c="2"/>-0.114 | <text:s text:c="2"/>-93.0 <text:s text:c="2"/>-21.2 <text:s/>-147.4</text:p>
      <text:p text:style-name="Standard"><text:s text:c="3"/>8.126 | 2 <text:s/>| <text:s text:c="3"/>0.333 <text:s text:c="3"/>0.967 <text:s text:c="3"/>0.077 | <text:s text:c="3"/>84.1 <text:s text:c="2"/>-18.3 <text:s text:c="3"/>-5.4</text:p>
      <text:p text:style-name="Standard"><text:s text:c="3"/>8.126 | 3 <text:s/>| <text:s text:c="3"/>0.997 <text:s text:c="2"/>-0.013 <text:s text:c="3"/>0.223 | <text:s text:c="3"/>-1.0 <text:s text:c="2"/>-76.7 <text:s text:c="2"/>141.0</text:p>
      <text:p text:style-name="Standard"><text:s text:c="3"/>8.126 | 4 <text:s/>| <text:s text:c="3"/>1.011 <text:s text:c="2"/>-0.020 <text:s text:c="2"/>-0.007 | <text:s/>-103.0 <text:s text:c="2"/>-85.2 <text:s/>-137.0</text:p>
      <text:p text:style-name="Standard"><text:s text:c="3"/>8.126 | 5 <text:s/>| <text:s text:c="3"/>1.021 <text:s text:c="2"/>-0.071 <text:s text:c="2"/>-0.148 | <text:s/>-152.7 <text:s text:c="2"/>-79.8 <text:s text:c="2"/>-76.5</text:p>
      <text:p text:style-name="Standard"><text:s text:c="3"/>8.161 | 0 <text:s/>| <text:s text:c="8"/>Comm Error <text:s text:c="8"/>| <text:s text:c="11"/>- <text:s text:c="10"/></text:p>
      <text:p text:style-name="Standard"><text:s text:c="3"/>8.161 | 1 <text:s/>| <text:s text:c="3"/>0.365 <text:s text:c="2"/>-0.973 <text:s text:c="2"/>-0.091 | <text:s text:c="2"/>-92.9 <text:s text:c="2"/>-21.6 <text:s/>-146.9</text:p>
      <text:p text:style-name="Standard"><text:s text:c="3"/>8.161 | 2 <text:s/>| <text:s text:c="3"/>0.313 <text:s text:c="3"/>0.958 <text:s text:c="3"/>0.070 | <text:s text:c="3"/>83.9 <text:s text:c="2"/>-17.5 <text:s text:c="3"/>-8.1</text:p>
      <text:p text:style-name="Standard"><text:s text:c="3"/>8.161 | 3 <text:s/>| <text:s text:c="3"/>1.006 <text:s text:c="2"/>-0.004 <text:s text:c="3"/>0.214 | <text:s text:c="3"/>-1.3 <text:s text:c="2"/>-76.7 <text:s text:c="2"/>141.3</text:p>
      <text:p text:style-name="Standard"><text:s text:c="3"/>8.161 | 4 <text:s/>| <text:s text:c="3"/>1.011 <text:s text:c="2"/>-0.005 <text:s text:c="2"/>-0.013 | <text:s/>-105.2 <text:s text:c="2"/>-85.2 <text:s/>-131.9</text:p>
      <text:p text:style-name="Standard"><text:s text:c="3"/>8.161 | 5 <text:s/>| <text:s text:c="3"/>1.021 <text:s text:c="2"/>-0.069 <text:s text:c="2"/>-0.143 | <text:s/>-152.9 <text:s text:c="2"/>-79.8 <text:s text:c="2"/>-76.1</text:p>
      <text:p text:style-name="Standard"><text:s text:c="3"/>8.196 | 0 <text:s/>| <text:s text:c="8"/>Comm Error <text:s text:c="8"/>| <text:s text:c="11"/>- <text:s text:c="10"/></text:p>
      <text:p text:style-name="Standard"><text:s text:c="3"/>8.196 | 1 <text:s/>| <text:s text:c="3"/>0.352 <text:s text:c="2"/>-0.956 <text:s text:c="2"/>-0.066 | <text:s text:c="2"/>-92.9 <text:s text:c="2"/>-22.3 <text:s/>-146.1</text:p>
      <text:p text:style-name="Standard"><text:s text:c="3"/>8.196 | 2 <text:s/>| <text:s text:c="3"/>0.355 <text:s text:c="3"/>0.957 <text:s text:c="2"/>-0.007 | <text:s text:c="3"/>84.3 <text:s text:c="2"/>-17.4 <text:s text:c="3"/>-9.7</text:p>
      <text:p text:style-name="Standard"><text:s text:c="3"/>8.196 | 3 <text:s/>| <text:s text:c="3"/>1.005 <text:s text:c="3"/>0.021 <text:s text:c="3"/>0.225 | <text:s text:c="3"/>-0.6 <text:s text:c="2"/>-76.7 <text:s text:c="2"/>140.8</text:p>
      <text:p text:style-name="Standard"><text:s text:c="3"/>8.196 | 4 <text:s/>| <text:s text:c="3"/>1.004 <text:s text:c="2"/>-0.000 <text:s text:c="2"/>-0.013 | <text:s/>-109.7 <text:s text:c="2"/>-85.2 <text:s/>-124.7</text:p>
      <text:p text:style-name="Standard"><text:s text:c="3"/>8.196 | 5 <text:s/>| <text:s text:c="3"/>1.022 <text:s text:c="2"/>-0.068 <text:s text:c="2"/>-0.147 | <text:s/>-153.4 <text:s text:c="2"/>-79.9 <text:s text:c="2"/>-75.7</text:p>
      <text:p text:style-name="Standard"><text:s text:c="3"/>8.230 | 0 <text:s/>| <text:s text:c="8"/>Comm Error <text:s text:c="8"/>| <text:s text:c="11"/>- <text:s text:c="10"/></text:p>
      <text:p text:style-name="Standard"><text:s text:c="3"/>8.230 | 1 <text:s/>| <text:s text:c="3"/>0.343 <text:s text:c="2"/>-0.933 <text:s text:c="2"/>-0.043 | <text:s text:c="2"/>-92.9 <text:s text:c="2"/>-22.7 <text:s/>-145.5</text:p>
      <text:p text:style-name="Standard"><text:s text:c="3"/>8.230 | 2 <text:s/>| <text:s text:c="3"/>0.419 <text:s text:c="3"/>0.966 <text:s text:c="2"/>-0.070 | <text:s text:c="3"/>85.1 <text:s text:c="2"/>-18.0 <text:s text:c="2"/>-11.6</text:p>
      <text:p text:style-name="Standard"><text:s text:c="3"/>8.230 | 3 <text:s/>| <text:s text:c="3"/>0.997 <text:s text:c="3"/>0.033 <text:s text:c="3"/>0.230 | <text:s text:c="4"/>0.6 <text:s text:c="2"/>-76.6 <text:s text:c="2"/>139.6</text:p>
      <text:p text:style-name="Standard"><text:s text:c="3"/>8.230 | 4 <text:s/>| <text:s text:c="3"/>1.003 <text:s text:c="2"/>-0.019 <text:s text:c="2"/>-0.005 | <text:s/>-108.4 <text:s text:c="2"/>-85.2 <text:s/>-125.3</text:p>
      <text:p text:style-name="Standard"><text:s text:c="3"/>8.230 | 5 <text:s/>| <text:s text:c="3"/>1.016 <text:s text:c="2"/>-0.070 <text:s text:c="2"/>-0.147 | <text:s/>-153.7 <text:s text:c="2"/>-79.9 <text:s text:c="2"/>-75.4</text:p>
      <text:p text:style-name="Standard"><text:s text:c="3"/>8.264 | 0 <text:s/>| <text:s text:c="8"/>Comm Error <text:s text:c="8"/>| <text:s text:c="11"/>- <text:s text:c="10"/></text:p>
      <text:p text:style-name="Standard"><text:s text:c="3"/>8.264 | 1 <text:s/>| <text:s text:c="3"/>0.338 <text:s text:c="2"/>-0.924 <text:s text:c="2"/>-0.022 | <text:s text:c="2"/>-92.8 <text:s text:c="2"/>-22.9 <text:s/>-144.9</text:p>
      <text:p text:style-name="Standard"><text:soft-page-break/><text:s text:c="3"/>8.264 | 2 <text:s/>| <text:s text:c="3"/>0.417 <text:s text:c="3"/>0.980 <text:s text:c="2"/>-0.090 | <text:s text:c="3"/>86.4 <text:s text:c="2"/>-18.5 <text:s text:c="2"/>-12.2</text:p>
      <text:p text:style-name="Standard"><text:s text:c="3"/>8.264 | 3 <text:s/>| <text:s text:c="3"/>0.993 <text:s text:c="3"/>0.029 <text:s text:c="3"/>0.229 | <text:s text:c="4"/>1.7 <text:s text:c="2"/>-76.4 <text:s text:c="2"/>138.5</text:p>
      <text:p text:style-name="Standard"><text:s text:c="3"/>8.264 | 4 <text:s/>| <text:s text:c="3"/>1.012 <text:s text:c="2"/>-0.003 <text:s text:c="2"/>-0.010 | <text:s/>-110.5 <text:s text:c="2"/>-85.2 <text:s/>-119.8</text:p>
      <text:p text:style-name="Standard"><text:s text:c="3"/>8.264 | 5 <text:s/>| <text:s text:c="3"/>1.021 <text:s text:c="2"/>-0.063 <text:s text:c="2"/>-0.143 | <text:s/>-154.2 <text:s text:c="2"/>-80.0 <text:s text:c="2"/>-74.8</text:p>
      <text:p text:style-name="Standard"><text:s text:c="3"/>8.298 | 0 <text:s/>| <text:s text:c="8"/>Comm Error <text:s text:c="8"/>| <text:s text:c="11"/>- <text:s text:c="10"/></text:p>
      <text:p text:style-name="Standard"><text:s text:c="3"/>8.298 | 1 <text:s/>| <text:s text:c="3"/>0.324 <text:s text:c="2"/>-0.933 <text:s text:c="3"/>0.003 | <text:s text:c="2"/>-92.6 <text:s text:c="2"/>-22.8 <text:s/>-144.8</text:p>
      <text:p text:style-name="Standard"><text:s text:c="3"/>8.298 | 2 <text:s/>| <text:s text:c="3"/>0.323 <text:s text:c="3"/>0.995 <text:s text:c="2"/>-0.027 | <text:s text:c="3"/>87.3 <text:s text:c="2"/>-18.7 <text:s text:c="2"/>-12.7</text:p>
      <text:p text:style-name="Standard"><text:s text:c="3"/>8.298 | 3 <text:s/>| <text:s text:c="3"/>1.006 <text:s text:c="3"/>0.013 <text:s text:c="3"/>0.220 | <text:s text:c="4"/>2.3 <text:s text:c="2"/>-76.4 <text:s text:c="2"/>138.0</text:p>
      <text:p text:style-name="Standard"><text:s text:c="3"/>8.298 | 4 <text:s/>| <text:s text:c="3"/>1.014 <text:s text:c="2"/>-0.004 <text:s text:c="2"/>-0.013 | <text:s/>-116.1 <text:s text:c="2"/>-85.2 <text:s/>-112.5</text:p>
      <text:p text:style-name="Standard"><text:s text:c="3"/>8.298 | 5 <text:s/>| <text:s text:c="3"/>1.019 <text:s text:c="2"/>-0.065 <text:s text:c="2"/>-0.134 | <text:s/>-154.5 <text:s text:c="2"/>-80.1 <text:s text:c="2"/>-74.4</text:p>
      <text:p text:style-name="Standard"><text:s text:c="3"/>8.332 | 0 <text:s/>| <text:s text:c="8"/>Comm Error <text:s text:c="8"/>| <text:s text:c="11"/>- <text:s text:c="10"/></text:p>
      <text:p text:style-name="Standard"><text:s text:c="3"/>8.332 | 1 <text:s/>| <text:s text:c="3"/>0.309 <text:s text:c="2"/>-0.951 <text:s text:c="3"/>0.010 | <text:s text:c="2"/>-92.4 <text:s text:c="2"/>-22.3 <text:s/>-144.9</text:p>
      <text:p text:style-name="Standard"><text:s text:c="3"/>8.332 | 2 <text:s/>| <text:s text:c="3"/>0.257 <text:s text:c="3"/>0.996 <text:s text:c="3"/>0.053 | <text:s text:c="3"/>87.5 <text:s text:c="2"/>-18.2 <text:s text:c="2"/>-12.9</text:p>
      <text:p text:style-name="Standard"><text:s text:c="3"/>8.332 | 3 <text:s/>| <text:s text:c="3"/>1.008 <text:s text:c="3"/>0.002 <text:s text:c="3"/>0.222 | <text:s text:c="4"/>2.5 <text:s text:c="2"/>-76.4 <text:s text:c="2"/>138.0</text:p>
      <text:p text:style-name="Standard"><text:s text:c="3"/>8.332 | 4 <text:s/>| <text:s text:c="3"/>1.008 <text:s text:c="2"/>-0.001 <text:s text:c="2"/>-0.006 | <text:s/>-120.1 <text:s text:c="2"/>-85.3 <text:s/>-103.9</text:p>
      <text:p text:style-name="Standard"><text:s text:c="3"/>8.332 | 5 <text:s/>| <text:s text:c="3"/>1.022 <text:s text:c="2"/>-0.062 <text:s text:c="2"/>-0.132 | <text:s/>-154.6 <text:s text:c="2"/>-80.2 <text:s text:c="2"/>-74.2</text:p>
      <text:p text:style-name="Standard"><text:s text:c="3"/>8.367 | 0 <text:s/>| <text:s text:c="8"/>Comm Error <text:s text:c="8"/>| <text:s text:c="11"/>- <text:s text:c="10"/></text:p>
      <text:p text:style-name="Standard"><text:s text:c="3"/>8.367 | 1 <text:s/>| <text:s text:c="3"/>0.298 <text:s text:c="2"/>-0.948 <text:s text:c="3"/>0.028 | <text:s text:c="2"/>-92.1 <text:s text:c="2"/>-21.8 <text:s/>-145.1</text:p>
      <text:p text:style-name="Standard"><text:s text:c="3"/>8.367 | 2 <text:s/>| <text:s text:c="3"/>0.240 <text:s text:c="3"/>0.965 <text:s text:c="3"/>0.105 | <text:s text:c="3"/>87.3 <text:s text:c="2"/>-17.8 <text:s text:c="2"/>-13.0</text:p>
      <text:p text:style-name="Standard"><text:s text:c="3"/>8.367 | 3 <text:s/>| <text:s text:c="3"/>0.997 <text:s text:c="2"/>-0.001 <text:s text:c="3"/>0.219 | <text:s text:c="4"/>2.3 <text:s text:c="2"/>-76.3 <text:s text:c="2"/>138.3</text:p>
      <text:p text:style-name="Standard"><text:s text:c="3"/>8.367 | 4 <text:s/>| <text:s text:c="3"/>1.005 <text:s text:c="2"/>-0.002 <text:s text:c="3"/>0.003 | <text:s/>-116.6 <text:s text:c="2"/>-85.3 <text:s/>-101.1</text:p>
      <text:p text:style-name="Standard"><text:s text:c="3"/>8.367 | 5 <text:s/>| <text:s text:c="3"/>1.019 <text:s text:c="2"/>-0.064 <text:s text:c="2"/>-0.152 | <text:s/>-155.1 <text:s text:c="2"/>-80.2 <text:s text:c="2"/>-73.8</text:p>
      <text:p text:style-name="Standard"><text:s text:c="3"/>8.401 | 0 <text:s/>| <text:s text:c="8"/>Comm Error <text:s text:c="8"/>| <text:s text:c="11"/>- <text:s text:c="10"/></text:p>
      <text:p text:style-name="Standard"><text:s text:c="3"/>8.401 | 1 <text:s/>| <text:s text:c="3"/>0.275 <text:s text:c="2"/>-0.943 <text:s text:c="3"/>0.036 | <text:s text:c="2"/>-91.8 <text:s text:c="2"/>-21.2 <text:s/>-145.2</text:p>
      <text:p text:style-name="Standard"><text:s text:c="3"/>8.401 | 2 <text:s/>| <text:s text:c="3"/>0.223 <text:s text:c="3"/>0.950 <text:s text:c="3"/>0.125 | <text:s text:c="3"/>86.9 <text:s text:c="2"/>-17.3 <text:s text:c="2"/>-12.9</text:p>
      <text:p text:style-name="Standard"><text:s text:c="3"/>8.401 | 3 <text:s/>| <text:s text:c="3"/>0.990 <text:s text:c="3"/>0.010 <text:s text:c="3"/>0.221 | <text:s text:c="4"/>2.4 <text:s text:c="2"/>-76.3 <text:s text:c="2"/>138.3</text:p>
      <text:p text:style-name="Standard"><text:s text:c="3"/>8.401 | 4 <text:s/>| <text:s text:c="3"/>1.005 <text:s text:c="2"/>-0.003 <text:s text:c="3"/>0.001 | <text:s/>-115.6 <text:s text:c="2"/>-85.3 <text:s text:c="2"/>-98.9</text:p>
      <text:p text:style-name="Standard"><text:s text:c="3"/>8.401 | 5 <text:s/>| <text:s text:c="3"/>1.020 <text:s text:c="2"/>-0.066 <text:s text:c="2"/>-0.145 | <text:s/>-155.3 <text:s text:c="2"/>-80.2 <text:s text:c="2"/>-73.6</text:p>
      <text:p text:style-name="Standard"><text:s text:c="3"/>8.435 | 0 <text:s/>| <text:s text:c="8"/>Comm Error <text:s text:c="8"/>| <text:s text:c="11"/>- <text:s text:c="10"/></text:p>
      <text:p text:style-name="Standard"><text:s text:c="3"/>8.435 | 1 <text:s/>| <text:s text:c="3"/>0.304 <text:s text:c="2"/>-0.949 <text:s text:c="3"/>0.018 | <text:s text:c="2"/>-91.7 <text:s text:c="2"/>-20.3 <text:s/>-144.5</text:p>
      <text:p text:style-name="Standard"><text:s text:c="3"/>8.435 | 2 <text:s/>| <text:s text:c="3"/>0.217 <text:s text:c="3"/>0.963 <text:s text:c="3"/>0.136 | <text:s text:c="3"/>86.4 <text:s text:c="2"/>-16.5 <text:s text:c="2"/>-12.6</text:p>
      <text:p text:style-name="Standard"><text:s text:c="3"/>8.435 | 3 <text:s/>| <text:s text:c="3"/>1.000 <text:s text:c="3"/>0.022 <text:s text:c="3"/>0.223 | <text:s text:c="4"/>3.1 <text:s text:c="2"/>-76.3 <text:s text:c="2"/>137.7</text:p>
      <text:p text:style-name="Standard"><text:s text:c="3"/>8.435 | 4 <text:s/>| <text:s text:c="3"/>1.008 <text:s text:c="2"/>-0.006 <text:s text:c="2"/>-0.012 | <text:s/>-125.7 <text:s text:c="2"/>-85.3 <text:s text:c="2"/>-95.9</text:p>
      <text:p text:style-name="Standard"><text:s text:c="3"/>8.435 | 5 <text:s/>| <text:s text:c="3"/>1.022 <text:s text:c="2"/>-0.066 <text:s text:c="2"/>-0.144 | <text:s/>-155.2 <text:s text:c="2"/>-80.2 <text:s text:c="2"/>-73.5</text:p>
      <text:p text:style-name="Standard"><text:s text:c="3"/>8.469 | 0 <text:s/>| <text:s text:c="8"/>Comm Error <text:s text:c="8"/>| <text:s text:c="11"/>- <text:s text:c="10"/></text:p>
      <text:p text:style-name="Standard"><text:s text:c="3"/>8.469 | 1 <text:s/>| <text:s text:c="3"/>0.319 <text:s text:c="2"/>-0.960 <text:s text:c="3"/>0.005 | <text:s text:c="2"/>-91.7 <text:s text:c="2"/>-19.9 <text:s/>-143.9</text:p>
      <text:p text:style-name="Standard"><text:s text:c="3"/>8.469 | 2 <text:s/>| <text:s text:c="3"/>0.216 <text:s text:c="3"/>0.977 <text:s text:c="3"/>0.142 | <text:s text:c="3"/>86.0 <text:s text:c="2"/>-16.0 <text:s text:c="2"/>-12.1</text:p>
      <text:p text:style-name="Standard"><text:s text:c="3"/>8.469 | 3 <text:s/>| <text:s text:c="3"/>1.002 <text:s text:c="3"/>0.012 <text:s text:c="3"/>0.226 | <text:s text:c="4"/>3.5 <text:s text:c="2"/>-76.3 <text:s text:c="2"/>137.4</text:p>
      <text:p text:style-name="Standard"><text:s text:c="3"/>8.469 | 4 <text:s/>| <text:s text:c="3"/>1.009 <text:s text:c="2"/>-0.005 <text:s text:c="2"/>-0.013 | <text:s/>-135.2 <text:s text:c="2"/>-85.3 <text:s text:c="2"/>-92.5</text:p>
      <text:p text:style-name="Standard"><text:s text:c="3"/>8.469 | 5 <text:s/>| <text:s text:c="3"/>1.021 <text:s text:c="2"/>-0.076 <text:s text:c="2"/>-0.155 | <text:s/>-155.2 <text:s text:c="2"/>-80.1 <text:s text:c="2"/>-73.5</text:p>
      <text:p text:style-name="Standard"><text:s text:c="3"/>8.504 | 0 <text:s/>| <text:s text:c="8"/>Comm Error <text:s text:c="8"/>| <text:s text:c="11"/>- <text:s text:c="10"/></text:p>
      <text:p text:style-name="Standard"><text:s text:c="3"/>8.504 | 1 <text:s/>| <text:s text:c="3"/>0.315 <text:s text:c="2"/>-0.953 <text:s text:c="3"/>0.001 | <text:s text:c="2"/>-91.7 <text:s text:c="2"/>-19.4 <text:s/>-143.6</text:p>
      <text:p text:style-name="Standard"><text:s text:c="3"/>8.504 | 2 <text:s/>| <text:s text:c="3"/>0.203 <text:s text:c="3"/>0.989 <text:s text:c="3"/>0.137 | <text:s text:c="3"/>85.5 <text:s text:c="2"/>-15.2 <text:s text:c="2"/>-11.3</text:p>
      <text:p text:style-name="Standard"><text:s text:c="3"/>8.504 | 3 <text:s/>| <text:s text:c="3"/>0.995 <text:s text:c="3"/>0.005 <text:s text:c="3"/>0.223 | <text:s text:c="4"/>3.5 <text:s text:c="2"/>-76.3 <text:s text:c="2"/>137.7</text:p>
      <text:p text:style-name="Standard"><text:s text:c="3"/>8.504 | 4 <text:s/>| <text:s text:c="3"/>1.008 <text:s text:c="2"/>-0.005 <text:s text:c="2"/>-0.010 | <text:s/>-140.2 <text:s text:c="2"/>-85.2 <text:s text:c="2"/>-91.4</text:p>
      <text:p text:style-name="Standard"><text:s text:c="3"/>8.504 | 5 <text:s/>| <text:s text:c="3"/>1.023 <text:s text:c="2"/>-0.061 <text:s text:c="2"/>-0.152 | <text:s/>-155.3 <text:s text:c="2"/>-80.0 <text:s text:c="2"/>-73.1</text:p>
      <text:p text:style-name="Standard"><text:s text:c="3"/>8.539 | 0 <text:s/>| <text:s text:c="8"/>Comm Error <text:s text:c="8"/>| <text:s text:c="11"/>- <text:s text:c="10"/></text:p>
      <text:p text:style-name="Standard"><text:s text:c="3"/>8.539 | 1 <text:s/>| <text:s text:c="3"/>0.315 <text:s text:c="2"/>-0.941 <text:s text:c="3"/>0.012 | <text:s text:c="2"/>-91.5 <text:s text:c="2"/>-19.2 <text:s/>-143.5</text:p>
      <text:p text:style-name="Standard"><text:s text:c="3"/>8.539 | 2 <text:s/>| <text:s text:c="3"/>0.198 <text:s text:c="3"/>0.990 <text:s text:c="3"/>0.135 | <text:s text:c="3"/>85.1 <text:s text:c="2"/>-14.5 <text:s text:c="2"/>-10.9</text:p>
      <text:p text:style-name="Standard"><text:soft-page-break/><text:s text:c="3"/>8.539 | 3 <text:s/>| <text:s text:c="3"/>0.993 <text:s text:c="3"/>0.011 <text:s text:c="3"/>0.224 | <text:s text:c="4"/>3.5 <text:s text:c="2"/>-76.3 <text:s text:c="2"/>137.9</text:p>
      <text:p text:style-name="Standard"><text:s text:c="3"/>8.539 | 4 <text:s/>| <text:s text:c="3"/>1.006 <text:s text:c="2"/>-0.005 <text:s text:c="2"/>-0.010 | <text:s/>-144.5 <text:s text:c="2"/>-85.2 <text:s text:c="2"/>-89.5</text:p>
      <text:p text:style-name="Standard"><text:s text:c="3"/>8.539 | 5 <text:s/>| <text:s text:c="3"/>1.024 <text:s text:c="2"/>-0.053 <text:s text:c="2"/>-0.151 | <text:s/>-156.2 <text:s text:c="2"/>-80.1 <text:s text:c="2"/>-72.1</text:p>
      <text:p text:style-name="Standard"><text:s text:c="3"/>8.573 | 0 <text:s/>| <text:s text:c="8"/>Comm Error <text:s text:c="8"/>| <text:s text:c="11"/>- <text:s text:c="10"/></text:p>
      <text:p text:style-name="Standard"><text:s text:c="3"/>8.573 | 1 <text:s/>| <text:s text:c="3"/>0.327 <text:s text:c="2"/>-0.927 <text:s text:c="3"/>0.011 | <text:s text:c="2"/>-91.1 <text:s text:c="2"/>-19.0 <text:s/>-143.4</text:p>
      <text:p text:style-name="Standard"><text:s text:c="3"/>8.573 | 2 <text:s/>| <text:s text:c="3"/>0.204 <text:s text:c="3"/>0.988 <text:s text:c="3"/>0.134 | <text:s text:c="3"/>84.6 <text:s text:c="2"/>-13.8 <text:s text:c="2"/>-10.6</text:p>
      <text:p text:style-name="Standard"><text:s text:c="3"/>8.573 | 3 <text:s/>| <text:s text:c="3"/>0.997 <text:s text:c="3"/>0.016 <text:s text:c="3"/>0.222 | <text:s text:c="4"/>3.9 <text:s text:c="2"/>-76.3 <text:s text:c="2"/>137.8</text:p>
      <text:p text:style-name="Standard"><text:s text:c="3"/>8.573 | 4 <text:s/>| <text:s text:c="3"/>1.010 <text:s text:c="2"/>-0.002 <text:s text:c="2"/>-0.021 | <text:s/>-152.3 <text:s text:c="2"/>-85.2 <text:s text:c="2"/>-86.7</text:p>
      <text:p text:style-name="Standard"><text:s text:c="3"/>8.573 | 5 <text:s/>| <text:s text:c="3"/>1.022 <text:s text:c="2"/>-0.056 <text:s text:c="2"/>-0.149 | <text:s/>-156.9 <text:s text:c="2"/>-80.1 <text:s text:c="2"/>-71.2</text:p>
      <text:p text:style-name="Standard"><text:s text:c="3"/>8.607 | 0 <text:s/>| <text:s text:c="8"/>Comm Error <text:s text:c="8"/>| <text:s text:c="11"/>- <text:s text:c="10"/></text:p>
      <text:p text:style-name="Standard"><text:s text:c="3"/>8.607 | 1 <text:s/>| <text:s text:c="3"/>0.343 <text:s text:c="2"/>-0.917 <text:s text:c="3"/>0.012 | <text:s text:c="2"/>-90.9 <text:s text:c="2"/>-19.0 <text:s/>-143.3</text:p>
      <text:p text:style-name="Standard"><text:s text:c="3"/>8.607 | 2 <text:s/>| <text:s text:c="3"/>0.214 <text:s text:c="3"/>0.987 <text:s text:c="3"/>0.128 | <text:s text:c="3"/>84.2 <text:s text:c="2"/>-13.3 <text:s text:c="2"/>-10.5</text:p>
      <text:p text:style-name="Standard"><text:s text:c="3"/>8.607 | 3 <text:s/>| <text:s text:c="3"/>0.996 <text:s text:c="3"/>0.016 <text:s text:c="3"/>0.221 | <text:s text:c="4"/>4.1 <text:s text:c="2"/>-76.4 <text:s text:c="2"/>137.8</text:p>
      <text:p text:style-name="Standard"><text:s text:c="3"/>8.607 | 4 <text:s/>| <text:s text:c="3"/>1.007 <text:s text:c="2"/>-0.000 <text:s text:c="2"/>-0.028 | <text:s/>-160.1 <text:s text:c="2"/>-85.2 <text:s text:c="2"/>-82.6</text:p>
      <text:p text:style-name="Standard"><text:s text:c="3"/>8.607 | 5 <text:s/>| <text:s text:c="3"/>1.017 <text:s text:c="2"/>-0.059 <text:s text:c="2"/>-0.139 | <text:s/>-157.2 <text:s text:c="2"/>-80.2 <text:s text:c="2"/>-70.7</text:p>
      <text:p text:style-name="Standard"><text:s text:c="3"/>8.641 | 0 <text:s/>| <text:s text:c="8"/>Comm Error <text:s text:c="8"/>| <text:s text:c="11"/>- <text:s text:c="10"/></text:p>
      <text:p text:style-name="Standard"><text:s text:c="3"/>8.641 | 1 <text:s/>| <text:s text:c="3"/>0.350 <text:s text:c="2"/>-0.920 <text:s text:c="3"/>0.011 | <text:s text:c="2"/>-90.7 <text:s text:c="2"/>-19.0 <text:s/>-143.1</text:p>
      <text:p text:style-name="Standard"><text:s text:c="3"/>8.641 | 2 <text:s/>| <text:s text:c="3"/>0.223 <text:s text:c="3"/>0.984 <text:s text:c="3"/>0.123 | <text:s text:c="3"/>83.8 <text:s text:c="2"/>-13.1 <text:s text:c="2"/>-10.3</text:p>
      <text:p text:style-name="Standard"><text:s text:c="3"/>8.641 | 3 <text:s/>| <text:s text:c="3"/>0.995 <text:s text:c="3"/>0.012 <text:s text:c="3"/>0.216 | <text:s text:c="4"/>4.2 <text:s text:c="2"/>-76.5 <text:s text:c="2"/>138.0</text:p>
      <text:p text:style-name="Standard"><text:s text:c="3"/>8.641 | 4 <text:s/>| <text:s text:c="3"/>1.002 <text:s text:c="3"/>0.000 <text:s text:c="2"/>-0.024 | <text:s/>-167.2 <text:s text:c="2"/>-85.1 <text:s text:c="2"/>-78.1</text:p>
      <text:p text:style-name="Standard"><text:s text:c="3"/>8.641 | 5 <text:s/>| <text:s text:c="3"/>1.018 <text:s text:c="2"/>-0.063 <text:s text:c="2"/>-0.137 | <text:s/>-157.2 <text:s text:c="2"/>-80.2 <text:s text:c="2"/>-70.5</text:p>
      <text:p text:style-name="Standard"><text:s text:c="3"/>8.675 | 0 <text:s/>| <text:s text:c="8"/>Comm Error <text:s text:c="8"/>| <text:s text:c="11"/>- <text:s text:c="10"/></text:p>
      <text:p text:style-name="Standard"><text:s text:c="3"/>8.675 | 1 <text:s/>| <text:s text:c="3"/>0.353 <text:s text:c="2"/>-0.924 <text:s text:c="3"/>0.009 | <text:s text:c="2"/>-90.4 <text:s text:c="2"/>-19.0 <text:s/>-142.9</text:p>
      <text:p text:style-name="Standard"><text:s text:c="3"/>8.675 | 2 <text:s/>| <text:s text:c="3"/>0.233 <text:s text:c="3"/>0.982 <text:s text:c="3"/>0.108 | <text:s text:c="3"/>83.5 <text:s text:c="2"/>-12.9 <text:s text:c="2"/>-10.2</text:p>
      <text:p text:style-name="Standard"><text:s text:c="3"/>8.675 | 3 <text:s/>| <text:s text:c="3"/>0.999 <text:s text:c="3"/>0.010 <text:s text:c="3"/>0.220 | <text:s text:c="4"/>4.1 <text:s text:c="2"/>-76.6 <text:s text:c="2"/>138.4</text:p>
      <text:p text:style-name="Standard"><text:s text:c="3"/>8.675 | 4 <text:s/>| <text:s text:c="3"/>1.013 <text:s text:c="3"/>0.006 <text:s text:c="2"/>-0.027 | <text:s/>-172.5 <text:s text:c="2"/>-85.1 <text:s text:c="2"/>-74.3</text:p>
      <text:p text:style-name="Standard"><text:s text:c="3"/>8.675 | 5 <text:s/>| <text:s text:c="3"/>1.020 <text:s text:c="2"/>-0.058 <text:s text:c="2"/>-0.132 | <text:s/>-157.2 <text:s text:c="2"/>-80.4 <text:s text:c="2"/>-70.3</text:p>
      <text:p text:style-name="Standard"><text:s text:c="3"/>8.709 | 0 <text:s/>| <text:s text:c="8"/>Comm Error <text:s text:c="8"/>| <text:s text:c="11"/>- <text:s text:c="10"/></text:p>
      <text:p text:style-name="Standard"><text:s text:c="3"/>8.709 | 1 <text:s/>| <text:s text:c="3"/>0.354 <text:s text:c="2"/>-0.927 <text:s text:c="3"/>0.005 | <text:s text:c="2"/>-90.3 <text:s text:c="2"/>-19.0 <text:s/>-142.7</text:p>
      <text:p text:style-name="Standard"><text:s text:c="3"/>8.709 | 2 <text:s/>| <text:s text:c="3"/>0.240 <text:s text:c="3"/>0.982 <text:s text:c="3"/>0.095 | <text:s text:c="3"/>83.4 <text:s text:c="2"/>-12.8 <text:s text:c="2"/>-10.1</text:p>
      <text:p text:style-name="Standard"><text:s text:c="3"/>8.709 | 3 <text:s/>| <text:s text:c="3"/>0.999 <text:s text:c="3"/>0.015 <text:s text:c="3"/>0.224 | <text:s text:c="4"/>4.0 <text:s text:c="2"/>-76.6 <text:s text:c="2"/>138.7</text:p>
      <text:p text:style-name="Standard"><text:s text:c="3"/>8.709 | 4 <text:s/>| <text:s text:c="3"/>1.010 <text:s text:c="3"/>0.009 <text:s text:c="2"/>-0.026 | <text:s text:c="2"/>179.8 <text:s text:c="2"/>-85.1 <text:s text:c="2"/>-68.8</text:p>
      <text:p text:style-name="Standard"><text:s text:c="3"/>8.709 | 5 <text:s/>| <text:s text:c="3"/>1.019 <text:s text:c="2"/>-0.051 <text:s text:c="2"/>-0.142 | <text:s/>-157.9 <text:s text:c="2"/>-80.4 <text:s text:c="2"/>-69.5</text:p>
      <text:p text:style-name="Standard"><text:s text:c="3"/>8.744 | 0 <text:s/>| <text:s text:c="8"/>Comm Error <text:s text:c="8"/>| <text:s text:c="11"/>- <text:s text:c="10"/></text:p>
      <text:p text:style-name="Standard"><text:s text:c="3"/>8.744 | 1 <text:s/>| <text:s text:c="3"/>0.355 <text:s text:c="2"/>-0.937 <text:s text:c="2"/>-0.000 | <text:s text:c="2"/>-90.2 <text:s text:c="2"/>-18.9 <text:s/>-142.3</text:p>
      <text:p text:style-name="Standard"><text:s text:c="3"/>8.744 | 2 <text:s/>| <text:s text:c="3"/>0.251 <text:s text:c="3"/>0.984 <text:s text:c="3"/>0.086 | <text:s text:c="3"/>83.3 <text:s text:c="2"/>-12.9 <text:s text:c="2"/>-10.0</text:p>
      <text:p text:style-name="Standard"><text:s text:c="3"/>8.744 | 3 <text:s/>| <text:s text:c="3"/>0.995 <text:s text:c="3"/>0.017 <text:s text:c="3"/>0.216 | <text:s text:c="4"/>4.2 <text:s text:c="2"/>-76.6 <text:s text:c="2"/>138.9</text:p>
      <text:p text:style-name="Standard"><text:s text:c="3"/>8.744 | 4 <text:s/>| <text:s text:c="3"/>1.002 <text:s text:c="3"/>0.004 <text:s text:c="2"/>-0.020 | <text:s text:c="2"/>176.9 <text:s text:c="2"/>-85.1 <text:s text:c="2"/>-66.6</text:p>
      <text:p text:style-name="Standard"><text:s text:c="3"/>8.744 | 5 <text:s/>| <text:s text:c="3"/>1.024 <text:s text:c="2"/>-0.060 <text:s text:c="2"/>-0.151 | <text:s/>-158.4 <text:s text:c="2"/>-80.4 <text:s text:c="2"/>-68.9</text:p>
      <text:p text:style-name="Standard"><text:s text:c="3"/>8.779 | 0 <text:s/>| <text:s text:c="8"/>Comm Error <text:s text:c="8"/>| <text:s text:c="11"/>- <text:s text:c="10"/></text:p>
      <text:p text:style-name="Standard"><text:s text:c="3"/>8.779 | 1 <text:s/>| <text:s text:c="3"/>0.351 <text:s text:c="2"/>-0.945 <text:s text:c="2"/>-0.003 | <text:s text:c="2"/>-90.1 <text:s text:c="2"/>-18.9 <text:s/>-141.8</text:p>
      <text:p text:style-name="Standard"><text:s text:c="3"/>8.779 | 2 <text:s/>| <text:s text:c="3"/>0.261 <text:s text:c="3"/>0.980 <text:s text:c="3"/>0.071 | <text:s text:c="3"/>83.4 <text:s text:c="2"/>-13.1 <text:s text:c="3"/>-9.9</text:p>
      <text:p text:style-name="Standard"><text:s text:c="3"/>8.779 | 3 <text:s/>| <text:s text:c="3"/>1.000 <text:s text:c="3"/>0.023 <text:s text:c="3"/>0.223 | <text:s text:c="4"/>4.4 <text:s text:c="2"/>-76.6 <text:s text:c="2"/>138.9</text:p>
      <text:p text:style-name="Standard"><text:s text:c="3"/>8.779 | 4 <text:s/>| <text:s text:c="3"/>1.005 <text:s text:c="3"/>0.004 <text:s text:c="2"/>-0.017 | <text:s text:c="2"/>174.3 <text:s text:c="2"/>-85.0 <text:s text:c="2"/>-64.5</text:p>
      <text:p text:style-name="Standard"><text:s text:c="3"/>8.779 | 5 <text:s/>| <text:s text:c="3"/>1.021 <text:s text:c="2"/>-0.058 <text:s text:c="2"/>-0.152 | <text:s/>-158.9 <text:s text:c="2"/>-80.4 <text:s text:c="2"/>-68.3</text:p>
      <text:p text:style-name="Standard"><text:s text:c="3"/>8.813 | 0 <text:s/>| <text:s text:c="8"/>Comm Error <text:s text:c="8"/>| <text:s text:c="11"/>- <text:s text:c="10"/></text:p>
      <text:p text:style-name="Standard"><text:s text:c="3"/>8.813 | 1 <text:s/>| <text:s text:c="3"/>0.350 <text:s text:c="2"/>-0.950 <text:s text:c="2"/>-0.006 | <text:s text:c="2"/>-90.1 <text:s text:c="2"/>-19.0 <text:s/>-141.2</text:p>
      <text:p text:style-name="Standard"><text:s text:c="3"/>8.813 | 2 <text:s/>| <text:s text:c="3"/>0.262 <text:s text:c="3"/>0.975 <text:s text:c="3"/>0.063 | <text:s text:c="3"/>83.6 <text:s text:c="2"/>-13.3 <text:s text:c="3"/>-9.9</text:p>
      <text:p text:style-name="Standard"><text:s text:c="3"/>8.813 | 3 <text:s/>| <text:s text:c="3"/>1.005 <text:s text:c="3"/>0.022 <text:s text:c="3"/>0.219 | <text:s text:c="4"/>4.7 <text:s text:c="2"/>-76.7 <text:s text:c="2"/>138.9</text:p>
      <text:p text:style-name="Standard"><text:soft-page-break/><text:s text:c="3"/>8.813 | 4 <text:s/>| <text:s text:c="3"/>1.014 <text:s text:c="3"/>0.008 <text:s text:c="2"/>-0.022 | <text:s text:c="2"/>171.4 <text:s text:c="2"/>-85.0 <text:s text:c="2"/>-62.3</text:p>
      <text:p text:style-name="Standard"><text:s text:c="3"/>8.813 | 5 <text:s/>| <text:s text:c="3"/>1.019 <text:s text:c="2"/>-0.065 <text:s text:c="2"/>-0.150 | <text:s/>-159.1 <text:s text:c="2"/>-80.3 <text:s text:c="2"/>-67.9</text:p>
      <text:p text:style-name="Standard"><text:s text:c="3"/>8.847 | 0 <text:s/>| <text:s text:c="8"/>Comm Error <text:s text:c="8"/>| <text:s text:c="11"/>- <text:s text:c="10"/></text:p>
      <text:p text:style-name="Standard"><text:s text:c="3"/>8.847 | 1 <text:s/>| <text:s text:c="3"/>0.351 <text:s text:c="2"/>-0.951 <text:s text:c="2"/>-0.007 | <text:s text:c="2"/>-90.0 <text:s text:c="2"/>-19.2 <text:s/>-140.8</text:p>
      <text:p text:style-name="Standard"><text:s text:c="3"/>8.847 | 2 <text:s/>| <text:s text:c="3"/>0.262 <text:s text:c="3"/>0.977 <text:s text:c="3"/>0.061 | <text:s text:c="3"/>84.1 <text:s text:c="2"/>-13.6 <text:s text:c="3"/>-9.9</text:p>
      <text:p text:style-name="Standard"><text:s text:c="3"/>8.847 | 3 <text:s/>| <text:s text:c="3"/>1.006 <text:s text:c="3"/>0.023 <text:s text:c="3"/>0.220 | <text:s text:c="4"/>5.0 <text:s text:c="2"/>-76.7 <text:s text:c="2"/>139.0</text:p>
      <text:p text:style-name="Standard"><text:s text:c="3"/>8.847 | 4 <text:s/>| <text:s text:c="3"/>1.010 <text:s text:c="3"/>0.012 <text:s text:c="2"/>-0.033 | <text:s text:c="2"/>169.7 <text:s text:c="2"/>-84.9 <text:s text:c="2"/>-61.0</text:p>
      <text:p text:style-name="Standard"><text:s text:c="3"/>8.847 | 5 <text:s/>| <text:s text:c="3"/>1.023 <text:s text:c="2"/>-0.042 <text:s text:c="2"/>-0.139 | <text:s/>-159.5 <text:s text:c="2"/>-80.4 <text:s text:c="2"/>-67.1</text:p>
      <text:p text:style-name="Standard"><text:s text:c="3"/>8.881 | 0 <text:s/>| <text:s text:c="8"/>Comm Error <text:s text:c="8"/>| <text:s text:c="11"/>- <text:s text:c="10"/></text:p>
      <text:p text:style-name="Standard"><text:s text:c="3"/>8.881 | 1 <text:s/>| <text:s text:c="3"/>0.341 <text:s text:c="2"/>-0.943 <text:s text:c="2"/>-0.009 | <text:s text:c="2"/>-90.0 <text:s text:c="2"/>-19.4 <text:s/>-140.2</text:p>
      <text:p text:style-name="Standard"><text:s text:c="3"/>8.881 | 2 <text:s/>| <text:s text:c="3"/>0.254 <text:s text:c="3"/>0.980 <text:s text:c="3"/>0.070 | <text:s text:c="3"/>84.4 <text:s text:c="2"/>-13.7 <text:s text:c="3"/>-9.9</text:p>
      <text:p text:style-name="Standard"><text:s text:c="3"/>8.881 | 3 <text:s/>| <text:s text:c="3"/>0.996 <text:s text:c="3"/>0.016 <text:s text:c="3"/>0.209 | <text:s text:c="4"/>5.0 <text:s text:c="2"/>-76.8 <text:s text:c="2"/>139.4</text:p>
      <text:p text:style-name="Standard"><text:s text:c="3"/>8.881 | 4 <text:s/>| <text:s text:c="3"/>1.001 <text:s text:c="3"/>0.012 <text:s text:c="2"/>-0.028 | <text:s text:c="2"/>169.2 <text:s text:c="2"/>-84.8 <text:s text:c="2"/>-60.8</text:p>
      <text:p text:style-name="Standard"><text:s text:c="3"/>8.881 | 5 <text:s/>| <text:s text:c="3"/>1.010 <text:s text:c="2"/>-0.075 <text:s text:c="2"/>-0.146 | <text:s/>-159.1 <text:s text:c="2"/>-80.4 <text:s text:c="2"/>-67.1</text:p>
      <text:p text:style-name="Standard"><text:s text:c="3"/>8.915 | 0 <text:s/>| <text:s text:c="8"/>Comm Error <text:s text:c="8"/>| <text:s text:c="11"/>- <text:s text:c="10"/></text:p>
      <text:p text:style-name="Standard"><text:s text:c="3"/>8.915 | 1 <text:s/>| <text:s text:c="3"/>0.334 <text:s text:c="2"/>-0.934 <text:s text:c="2"/>-0.011 | <text:s text:c="2"/>-89.9 <text:s text:c="2"/>-19.6 <text:s/>-139.7</text:p>
      <text:p text:style-name="Standard"><text:s text:c="3"/>8.915 | 2 <text:s/>| <text:s text:c="3"/>0.238 <text:s text:c="3"/>0.978 <text:s text:c="3"/>0.080 | <text:s text:c="3"/>84.6 <text:s text:c="2"/>-13.7 <text:s text:c="3"/>-9.7</text:p>
      <text:p text:style-name="Standard"><text:s text:c="3"/>8.915 | 3 <text:s/>| <text:s text:c="3"/>0.997 <text:s text:c="3"/>0.017 <text:s text:c="3"/>0.211 | <text:s text:c="4"/>5.0 <text:s text:c="2"/>-76.9 <text:s text:c="2"/>139.8</text:p>
      <text:p text:style-name="Standard"><text:s text:c="3"/>8.915 | 4 <text:s/>| <text:s text:c="3"/>0.994 <text:s text:c="3"/>0.025 <text:s text:c="2"/>-0.019 | <text:s text:c="2"/>165.2 <text:s text:c="2"/>-84.8 <text:s text:c="2"/>-57.4</text:p>
      <text:p text:style-name="Standard"><text:s text:c="3"/>8.915 | 5 <text:s/>| <text:s text:c="3"/>1.020 <text:s text:c="2"/>-0.039 <text:s text:c="2"/>-0.143 | <text:s/>-159.8 <text:s text:c="2"/>-80.5 <text:s text:c="2"/>-66.0</text:p>
      <text:p text:style-name="Standard"><text:s text:c="3"/>8.949 | 0 <text:s/>| <text:s text:c="8"/>Comm Error <text:s text:c="8"/>| <text:s text:c="11"/>- <text:s text:c="10"/></text:p>
      <text:p text:style-name="Standard"><text:s text:c="3"/>8.949 | 1 <text:s/>| <text:s text:c="3"/>0.335 <text:s text:c="2"/>-0.934 <text:s text:c="2"/>-0.010 | <text:s text:c="2"/>-89.9 <text:s text:c="2"/>-19.7 <text:s/>-139.3</text:p>
      <text:p text:style-name="Standard"><text:s text:c="3"/>8.949 | 2 <text:s/>| <text:s text:c="3"/>0.223 <text:s text:c="3"/>0.980 <text:s text:c="3"/>0.091 | <text:s text:c="3"/>84.7 <text:s text:c="2"/>-13.6 <text:s text:c="3"/>-9.5</text:p>
      <text:p text:style-name="Standard"><text:s text:c="3"/>8.949 | 3 <text:s/>| <text:s text:c="3"/>1.002 <text:s text:c="3"/>0.024 <text:s text:c="3"/>0.215 | <text:s text:c="4"/>5.2 <text:s text:c="2"/>-76.9 <text:s text:c="2"/>139.9</text:p>
      <text:p text:style-name="Standard"><text:s text:c="3"/>8.949 | 4 <text:s/>| <text:s text:c="3"/>0.988 <text:s text:c="3"/>0.023 <text:s text:c="2"/>-0.005 | <text:s text:c="2"/>161.2 <text:s text:c="2"/>-84.7 <text:s text:c="2"/>-54.0</text:p>
      <text:p text:style-name="Standard"><text:s text:c="3"/>8.949 | 5 <text:s/>| <text:s text:c="3"/>1.020 <text:s text:c="2"/>-0.033 <text:s text:c="2"/>-0.129 | <text:s/>-160.6 <text:s text:c="2"/>-80.6 <text:s text:c="2"/>-64.8</text:p>
      <text:p text:style-name="Standard"><text:s text:c="3"/>8.984 | 0 <text:s/>| <text:s text:c="8"/>Comm Error <text:s text:c="8"/>| <text:s text:c="11"/>- <text:s text:c="10"/></text:p>
      <text:p text:style-name="Standard"><text:s text:c="3"/>8.984 | 1 <text:s/>| <text:s text:c="3"/>0.333 <text:s text:c="2"/>-0.935 <text:s text:c="2"/>-0.011 | <text:s text:c="2"/>-89.9 <text:s text:c="2"/>-19.9 <text:s/>-138.5</text:p>
      <text:p text:style-name="Standard"><text:s text:c="3"/>8.984 | 2 <text:s/>| <text:s text:c="3"/>0.222 <text:s text:c="3"/>0.980 <text:s text:c="3"/>0.098 | <text:s text:c="3"/>84.7 <text:s text:c="2"/>-13.6 <text:s text:c="3"/>-9.4</text:p>
      <text:p text:style-name="Standard"><text:s text:c="3"/>8.984 | 3 <text:s/>| <text:s text:c="3"/>0.998 <text:s text:c="3"/>0.026 <text:s text:c="3"/>0.211 | <text:s text:c="4"/>5.5 <text:s text:c="2"/>-76.9 <text:s text:c="2"/>140.0</text:p>
      <text:p text:style-name="Standard"><text:s text:c="3"/>8.984 | 4 <text:s/>| <text:s text:c="3"/>1.001 <text:s text:c="3"/>0.029 <text:s text:c="2"/>-0.018 | <text:s text:c="2"/>160.6 <text:s text:c="2"/>-84.6 <text:s text:c="2"/>-53.6</text:p>
      <text:p text:style-name="Standard"><text:s text:c="3"/>8.984 | 5 <text:s/>| <text:s text:c="3"/>1.020 <text:s text:c="2"/>-0.039 <text:s text:c="2"/>-0.148 | <text:s/>-162.3 <text:s text:c="2"/>-80.7 <text:s text:c="2"/>-62.5</text:p>
      <text:p text:style-name="Standard"><text:s text:c="3"/>9.019 | 0 <text:s/>| <text:s text:c="8"/>Comm Error <text:s text:c="8"/>| <text:s text:c="11"/>- <text:s text:c="10"/></text:p>
      <text:p text:style-name="Standard"><text:s text:c="3"/>9.019 | 1 <text:s/>| <text:s text:c="3"/>0.325 <text:s text:c="2"/>-0.940 <text:s text:c="2"/>-0.013 | <text:s text:c="2"/>-90.0 <text:s text:c="2"/>-19.9 <text:s/>-137.9</text:p>
      <text:p text:style-name="Standard"><text:s text:c="3"/>9.019 | 2 <text:s/>| <text:s text:c="3"/>0.209 <text:s text:c="3"/>0.982 <text:s text:c="3"/>0.106 | <text:s text:c="3"/>84.6 <text:s text:c="2"/>-13.4 <text:s text:c="3"/>-8.9</text:p>
      <text:p text:style-name="Standard"><text:s text:c="3"/>9.019 | 3 <text:s/>| <text:s text:c="3"/>0.996 <text:s text:c="3"/>0.023 <text:s text:c="3"/>0.202 | <text:s text:c="4"/>5.8 <text:s text:c="2"/>-76.9 <text:s text:c="2"/>140.2</text:p>
      <text:p text:style-name="Standard"><text:s text:c="3"/>9.019 | 4 <text:s/>| <text:s text:c="3"/>0.997 <text:s text:c="3"/>0.035 <text:s text:c="2"/>-0.027 | <text:s text:c="2"/>160.5 <text:s text:c="2"/>-84.2 <text:s text:c="2"/>-54.0</text:p>
      <text:p text:style-name="Standard"><text:s text:c="3"/>9.019 | 5 <text:s/>| <text:s text:c="3"/>1.019 <text:s text:c="2"/>-0.037 <text:s text:c="2"/>-0.146 | <text:s/>-163.1 <text:s text:c="2"/>-80.6 <text:s text:c="2"/>-61.0</text:p>
      <text:p text:style-name="Standard"><text:s text:c="3"/>9.055 | 0 <text:s/>| <text:s text:c="8"/>Comm Error <text:s text:c="8"/>| <text:s text:c="11"/>- <text:s text:c="10"/></text:p>
      <text:p text:style-name="Standard"><text:s text:c="3"/>9.055 | 1 <text:s/>| <text:s text:c="3"/>0.321 <text:s text:c="2"/>-0.937 <text:s text:c="2"/>-0.018 | <text:s text:c="2"/>-90.1 <text:s text:c="2"/>-19.8 <text:s/>-137.1</text:p>
      <text:p text:style-name="Standard"><text:s text:c="3"/>9.055 | 2 <text:s/>| <text:s text:c="3"/>0.203 <text:s text:c="3"/>0.973 <text:s text:c="3"/>0.106 | <text:s text:c="3"/>84.5 <text:s text:c="2"/>-13.3 <text:s text:c="3"/>-8.5</text:p>
      <text:p text:style-name="Standard"><text:s text:c="3"/>9.055 | 3 <text:s/>| <text:s text:c="3"/>0.989 <text:s text:c="3"/>0.027 <text:s text:c="3"/>0.199 | <text:s text:c="4"/>6.1 <text:s text:c="2"/>-77.0 <text:s text:c="2"/>140.4</text:p>
      <text:p text:style-name="Standard"><text:s text:c="3"/>9.055 | 4 <text:s/>| <text:s text:c="3"/>0.993 <text:s text:c="3"/>0.033 <text:s text:c="2"/>-0.021 | <text:s text:c="2"/>160.6 <text:s text:c="2"/>-83.9 <text:s text:c="2"/>-54.5</text:p>
      <text:p text:style-name="Standard"><text:s text:c="3"/>9.055 | 5 <text:s/>| <text:s text:c="3"/>1.023 <text:s text:c="2"/>-0.024 <text:s text:c="2"/>-0.128 | <text:s/>-164.6 <text:s text:c="2"/>-80.8 <text:s text:c="2"/>-59.4</text:p>
      <text:p text:style-name="Standard"><text:s text:c="3"/>9.089 | 0 <text:s/>| <text:s text:c="8"/>Comm Error <text:s text:c="8"/>| <text:s text:c="11"/>- <text:s text:c="10"/></text:p>
      <text:p text:style-name="Standard"><text:s text:c="3"/>9.089 | 1 <text:s/>| <text:s text:c="3"/>0.321 <text:s text:c="2"/>-0.930 <text:s text:c="2"/>-0.018 | <text:s text:c="2"/>-90.1 <text:s text:c="2"/>-19.8 <text:s/>-136.3</text:p>
      <text:p text:style-name="Standard"><text:s text:c="3"/>9.089 | 2 <text:s/>| <text:s text:c="3"/>0.201 <text:s text:c="3"/>0.959 <text:s text:c="3"/>0.107 | <text:s text:c="3"/>84.3 <text:s text:c="2"/>-13.0 <text:s text:c="3"/>-8.0</text:p>
      <text:p text:style-name="Standard"><text:s text:c="3"/>9.089 | 3 <text:s/>| <text:s text:c="3"/>0.990 <text:s text:c="3"/>0.032 <text:s text:c="3"/>0.211 | <text:s text:c="4"/>6.5 <text:s text:c="2"/>-77.0 <text:s text:c="2"/>140.5</text:p>
      <text:p text:style-name="Standard"><text:s text:c="3"/>9.089 | 4 <text:s/>| <text:s text:c="3"/>1.032 <text:s text:c="3"/>0.059 <text:s text:c="2"/>-0.023 | <text:s text:c="2"/>159.6 <text:s text:c="2"/>-83.4 <text:s text:c="2"/>-54.0</text:p>
      <text:p text:style-name="Standard"><text:soft-page-break/><text:s text:c="3"/>9.089 | 5 <text:s/>| <text:s text:c="3"/>1.013 <text:s text:c="2"/>-0.064 <text:s text:c="2"/>-0.155 | <text:s/>-164.5 <text:s text:c="2"/>-80.8 <text:s text:c="2"/>-59.3</text:p>
      <text:p text:style-name="Standard"><text:s text:c="3"/>9.124 | 0 <text:s/>| <text:s text:c="8"/>Comm Error <text:s text:c="8"/>| <text:s text:c="11"/>- <text:s text:c="10"/></text:p>
      <text:p text:style-name="Standard"><text:s text:c="3"/>9.124 | 1 <text:s/>| <text:s text:c="3"/>0.325 <text:s text:c="2"/>-0.925 <text:s text:c="2"/>-0.020 | <text:s text:c="2"/>-90.3 <text:s text:c="2"/>-19.8 <text:s/>-135.3</text:p>
      <text:p text:style-name="Standard"><text:s text:c="3"/>9.124 | 2 <text:s/>| <text:s text:c="3"/>0.206 <text:s text:c="3"/>0.963 <text:s text:c="3"/>0.113 | <text:s text:c="3"/>84.1 <text:s text:c="2"/>-12.9 <text:s text:c="3"/>-7.6</text:p>
      <text:p text:style-name="Standard"><text:s text:c="3"/>9.124 | 3 <text:s/>| <text:s text:c="3"/>0.999 <text:s text:c="3"/>0.032 <text:s text:c="3"/>0.222 | <text:s text:c="4"/>7.0 <text:s text:c="2"/>-76.9 <text:s text:c="2"/>140.6</text:p>
      <text:p text:style-name="Standard"><text:s text:c="3"/>9.124 | 4 <text:s/>| <text:s text:c="3"/>1.016 <text:s text:c="3"/>0.050 <text:s text:c="2"/>-0.073 | <text:s text:c="2"/>161.1 <text:s text:c="2"/>-82.9 <text:s text:c="2"/>-55.4</text:p>
      <text:p text:style-name="Standard"><text:s text:c="3"/>9.124 | 5 <text:s/>| <text:s text:c="3"/>1.022 <text:s text:c="2"/>-0.024 <text:s text:c="2"/>-0.122 | <text:s/>-165.1 <text:s text:c="2"/>-80.8 <text:s text:c="2"/>-58.2</text:p>
      <text:p text:style-name="Standard"><text:s text:c="3"/>9.158 | 0 <text:s/>| <text:s text:c="8"/>Comm Error <text:s text:c="8"/>| <text:s text:c="11"/>- <text:s text:c="10"/></text:p>
      <text:p text:style-name="Standard"><text:s text:c="3"/>9.158 | 1 <text:s/>| <text:s text:c="3"/>0.328 <text:s text:c="2"/>-0.926 <text:s text:c="2"/>-0.020 | <text:s text:c="2"/>-90.4 <text:s text:c="2"/>-19.8 <text:s/>-134.7</text:p>
      <text:p text:style-name="Standard"><text:s text:c="3"/>9.158 | 2 <text:s/>| <text:s text:c="3"/>0.215 <text:s text:c="3"/>0.970 <text:s text:c="3"/>0.115 | <text:s text:c="3"/>83.8 <text:s text:c="2"/>-12.8 <text:s text:c="3"/>-7.2</text:p>
      <text:p text:style-name="Standard"><text:s text:c="3"/>9.158 | 3 <text:s/>| <text:s text:c="3"/>1.005 <text:s text:c="3"/>0.028 <text:s text:c="3"/>0.224 | <text:s text:c="4"/>7.1 <text:s text:c="2"/>-76.8 <text:s text:c="2"/>141.0</text:p>
      <text:p text:style-name="Standard"><text:s text:c="3"/>9.158 | 4 <text:s/>| <text:s text:c="3"/>1.035 <text:s text:c="3"/>0.041 <text:s text:c="2"/>-0.130 | <text:s text:c="2"/>165.7 <text:s text:c="2"/>-81.5 <text:s text:c="2"/>-59.1</text:p>
      <text:p text:style-name="Standard"><text:s text:c="3"/>9.158 | 5 <text:s/>| <text:s text:c="3"/>1.030 <text:s text:c="2"/>-0.027 <text:s text:c="2"/>-0.127 | <text:s/>-166.1 <text:s text:c="2"/>-81.0 <text:s text:c="2"/>-56.8</text:p>
      <text:p text:style-name="Standard"><text:s text:c="3"/>9.192 | 0 <text:s/>| <text:s text:c="8"/>Comm Error <text:s text:c="8"/>| <text:s text:c="11"/>- <text:s text:c="10"/></text:p>
      <text:p text:style-name="Standard"><text:s text:c="3"/>9.192 | 1 <text:s/>| <text:s text:c="3"/>0.330 <text:s text:c="2"/>-0.929 <text:s text:c="2"/>-0.015 | <text:s text:c="2"/>-90.4 <text:s text:c="2"/>-19.8 <text:s/>-134.0</text:p>
      <text:p text:style-name="Standard"><text:s text:c="3"/>9.192 | 2 <text:s/>| <text:s text:c="3"/>0.224 <text:s text:c="3"/>0.971 <text:s text:c="3"/>0.117 | <text:s text:c="3"/>83.7 <text:s text:c="2"/>-12.8 <text:s text:c="3"/>-6.9</text:p>
      <text:p text:style-name="Standard"><text:s text:c="3"/>9.192 | 3 <text:s/>| <text:s text:c="3"/>1.006 <text:s text:c="3"/>0.024 <text:s text:c="3"/>0.228 | <text:s text:c="4"/>6.9 <text:s text:c="2"/>-76.6 <text:s text:c="2"/>141.9</text:p>
      <text:p text:style-name="Standard"><text:s text:c="3"/>9.192 | 4 <text:s/>| <text:s text:c="3"/>1.053 <text:s text:c="3"/>0.053 <text:s text:c="2"/>-0.140 | <text:s text:c="2"/>167.3 <text:s text:c="2"/>-80.4 <text:s text:c="2"/>-60.0</text:p>
      <text:p text:style-name="Standard"><text:s text:c="3"/>9.192 | 5 <text:s/>| <text:s text:c="3"/>1.023 <text:s text:c="2"/>-0.010 <text:s text:c="2"/>-0.147 | <text:s/>-169.2 <text:s text:c="2"/>-80.9 <text:s text:c="2"/>-53.1</text:p>
      <text:p text:style-name="Standard"><text:s text:c="3"/>9.226 | 0 <text:s/>| <text:s text:c="8"/>Comm Error <text:s text:c="8"/>| <text:s text:c="11"/>- <text:s text:c="10"/></text:p>
      <text:p text:style-name="Standard"><text:s text:c="3"/>9.226 | 1 <text:s/>| <text:s text:c="3"/>0.339 <text:s text:c="2"/>-0.943 <text:s text:c="2"/>-0.007 | <text:s text:c="2"/>-90.3 <text:s text:c="2"/>-19.7 <text:s/>-133.5</text:p>
      <text:p text:style-name="Standard"><text:s text:c="3"/>9.226 | 2 <text:s/>| <text:s text:c="3"/>0.228 <text:s text:c="3"/>0.991 <text:s text:c="3"/>0.116 | <text:s text:c="3"/>83.6 <text:s text:c="2"/>-12.7 <text:s text:c="3"/>-6.6</text:p>
      <text:p text:style-name="Standard"><text:s text:c="3"/>9.226 | 3 <text:s/>| <text:s text:c="3"/>1.021 <text:s text:c="3"/>0.034 <text:s text:c="3"/>0.233 | <text:s text:c="4"/>7.0 <text:s text:c="2"/>-76.4 <text:s text:c="2"/>142.4</text:p>
      <text:p text:style-name="Standard"><text:s text:c="3"/>9.226 | 4 <text:s/>| <text:s text:c="3"/>1.046 <text:s text:c="3"/>0.034 <text:s text:c="2"/>-0.119 | <text:s text:c="2"/>166.7 <text:s text:c="2"/>-79.8 <text:s text:c="2"/>-58.7</text:p>
      <text:p text:style-name="Standard"><text:s text:c="3"/>9.226 | 5 <text:s/>| <text:s text:c="3"/>1.034 <text:s text:c="3"/>0.016 <text:s text:c="2"/>-0.160 | <text:s/>-172.3 <text:s text:c="2"/>-80.9 <text:s text:c="2"/>-49.6</text:p>
      <text:p text:style-name="Standard"><text:s text:c="3"/>9.260 | 0 <text:s/>| <text:s text:c="8"/>Comm Error <text:s text:c="8"/>| <text:s text:c="11"/>- <text:s text:c="10"/></text:p>
      <text:p text:style-name="Standard"><text:s text:c="3"/>9.260 | 1 <text:s/>| <text:s text:c="3"/>0.347 <text:s text:c="2"/>-0.957 <text:s text:c="2"/>-0.007 | <text:s text:c="2"/>-90.3 <text:s text:c="2"/>-19.6 <text:s/>-133.1</text:p>
      <text:p text:style-name="Standard"><text:s text:c="3"/>9.260 | 2 <text:s/>| <text:s text:c="3"/>0.232 <text:s text:c="3"/>1.017 <text:s text:c="3"/>0.114 | <text:s text:c="3"/>83.6 <text:s text:c="2"/>-12.7 <text:s text:c="3"/>-6.2</text:p>
      <text:p text:style-name="Standard"><text:s text:c="3"/>9.260 | 3 <text:s/>| <text:s text:c="3"/>1.032 <text:s text:c="3"/>0.042 <text:s text:c="3"/>0.238 | <text:s text:c="4"/>7.5 <text:s text:c="2"/>-76.2 <text:s text:c="2"/>142.8</text:p>
      <text:p text:style-name="Standard"><text:s text:c="3"/>9.260 | 4 <text:s/>| <text:s text:c="3"/>1.057 <text:s text:c="3"/>0.041 <text:s text:c="2"/>-0.079 | <text:s text:c="2"/>165.1 <text:s text:c="2"/>-80.1 <text:s text:c="2"/>-56.3</text:p>
      <text:p text:style-name="Standard"><text:s text:c="3"/>9.260 | 5 <text:s/>| <text:s text:c="3"/>1.025 <text:s text:c="2"/>-0.021 <text:s text:c="2"/>-0.191 | <text:s/>-173.3 <text:s text:c="2"/>-80.6 <text:s text:c="2"/>-48.3</text:p>
      <text:p text:style-name="Standard"><text:s text:c="3"/>9.295 | 0 <text:s/>| <text:s text:c="8"/>Comm Error <text:s text:c="8"/>| <text:s text:c="11"/>- <text:s text:c="10"/></text:p>
      <text:p text:style-name="Standard"><text:s text:c="3"/>9.295 | 1 <text:s/>| <text:s text:c="3"/>0.361 <text:s text:c="2"/>-0.969 <text:s text:c="2"/>-0.013 | <text:s text:c="2"/>-90.3 <text:s text:c="2"/>-19.4 <text:s/>-132.3</text:p>
      <text:p text:style-name="Standard"><text:s text:c="3"/>9.295 | 2 <text:s/>| <text:s text:c="3"/>0.234 <text:s text:c="3"/>1.029 <text:s text:c="3"/>0.115 | <text:s text:c="3"/>83.5 <text:s text:c="2"/>-12.7 <text:s text:c="3"/>-5.8</text:p>
      <text:p text:style-name="Standard"><text:s text:c="3"/>9.295 | 3 <text:s/>| <text:s text:c="3"/>1.030 <text:s text:c="3"/>0.052 <text:s text:c="3"/>0.239 | <text:s text:c="4"/>8.1 <text:s text:c="2"/>-76.0 <text:s text:c="2"/>142.9</text:p>
      <text:p text:style-name="Standard"><text:s text:c="3"/>9.295 | 4 <text:s/>| <text:s text:c="3"/>1.049 <text:s text:c="3"/>0.053 <text:s text:c="2"/>-0.090 | <text:s text:c="2"/>160.8 <text:s text:c="2"/>-80.5 <text:s text:c="2"/>-51.3</text:p>
      <text:p text:style-name="Standard"><text:s text:c="3"/>9.295 | 5 <text:s/>| <text:s text:c="3"/>1.023 <text:s text:c="2"/>-0.011 <text:s text:c="2"/>-0.140 | <text:s/>-173.7 <text:s text:c="2"/>-80.6 <text:s text:c="2"/>-47.5</text:p>
      <text:p text:style-name="Standard"><text:s text:c="3"/>9.329 | 0 <text:s/>| <text:s text:c="8"/>Comm Error <text:s text:c="8"/>| <text:s text:c="11"/>- <text:s text:c="10"/></text:p>
      <text:p text:style-name="Standard"><text:s text:c="3"/>9.329 | 1 <text:s/>| <text:s text:c="3"/>0.367 <text:s text:c="2"/>-0.959 <text:s text:c="2"/>-0.020 | <text:s text:c="2"/>-90.4 <text:s text:c="2"/>-19.3 <text:s/>-131.7</text:p>
      <text:p text:style-name="Standard"><text:s text:c="3"/>9.329 | 2 <text:s/>| <text:s text:c="3"/>0.231 <text:s text:c="3"/>1.017 <text:s text:c="3"/>0.112 | <text:s text:c="3"/>83.4 <text:s text:c="2"/>-12.8 <text:s text:c="3"/>-5.1</text:p>
      <text:p text:style-name="Standard"><text:s text:c="3"/>9.329 | 3 <text:s/>| <text:s text:c="3"/>1.010 <text:s text:c="3"/>0.058 <text:s text:c="3"/>0.225 | <text:s text:c="4"/>9.0 <text:s text:c="2"/>-75.9 <text:s text:c="2"/>142.6</text:p>
      <text:p text:style-name="Standard"><text:s text:c="3"/>9.329 | 4 <text:s/>| <text:s text:c="3"/>1.035 <text:s text:c="3"/>0.030 <text:s text:c="2"/>-0.084 | <text:s text:c="2"/>152.6 <text:s text:c="2"/>-81.5 <text:s text:c="2"/>-42.8</text:p>
      <text:p text:style-name="Standard"><text:s text:c="3"/>9.329 | 5 <text:s/>| <text:s text:c="3"/>1.023 <text:s text:c="2"/>-0.024 <text:s text:c="2"/>-0.121 | <text:s/>-172.7 <text:s text:c="2"/>-80.8 <text:s text:c="2"/>-48.1</text:p>
      <text:p text:style-name="Standard"><text:s text:c="3"/>9.364 | 0 <text:s/>| <text:s text:c="8"/>Comm Error <text:s text:c="8"/>| <text:s text:c="11"/>- <text:s text:c="10"/></text:p>
      <text:p text:style-name="Standard"><text:s text:c="3"/>9.364 | 1 <text:s/>| <text:s text:c="3"/>0.362 <text:s text:c="2"/>-0.951 <text:s text:c="2"/>-0.018 | <text:s text:c="2"/>-90.5 <text:s text:c="2"/>-19.5 <text:s/>-131.0</text:p>
      <text:p text:style-name="Standard"><text:s text:c="3"/>9.364 | 2 <text:s/>| <text:s text:c="3"/>0.221 <text:s text:c="3"/>0.987 <text:s text:c="3"/>0.110 | <text:s text:c="3"/>83.3 <text:s text:c="2"/>-12.8 <text:s text:c="3"/>-4.5</text:p>
      <text:p text:style-name="Standard"><text:s text:c="3"/>9.364 | 3 <text:s/>| <text:s text:c="3"/>0.975 <text:s text:c="3"/>0.063 <text:s text:c="3"/>0.201 | <text:s text:c="3"/>10.5 <text:s text:c="2"/>-75.9 <text:s text:c="2"/>142.1</text:p>
      <text:p text:style-name="Standard"><text:s text:c="3"/>9.364 | 4 <text:s/>| <text:s text:c="3"/>1.007 <text:s text:c="3"/>0.008 <text:s text:c="2"/>-0.077 | <text:s text:c="2"/>145.2 <text:s text:c="2"/>-82.4 <text:s text:c="2"/>-35.4</text:p>
      <text:p text:style-name="Standard"><text:s text:c="3"/>9.364 | 5 <text:s/>| <text:s text:c="3"/>1.022 <text:s text:c="2"/>-0.034 <text:s text:c="2"/>-0.138 | <text:s/>-171.5 <text:s text:c="2"/>-80.9 <text:s text:c="2"/>-48.6</text:p>
      <text:p text:style-name="Standard"><text:soft-page-break/><text:s text:c="3"/>9.399 | 0 <text:s/>| <text:s text:c="8"/>Comm Error <text:s text:c="8"/>| <text:s text:c="11"/>- <text:s text:c="10"/></text:p>
      <text:p text:style-name="Standard"><text:s text:c="3"/>9.399 | 1 <text:s/>| <text:s text:c="3"/>0.350 <text:s text:c="2"/>-0.947 <text:s text:c="2"/>-0.017 | <text:s text:c="2"/>-90.5 <text:s text:c="2"/>-19.6 <text:s/>-130.5</text:p>
      <text:p text:style-name="Standard"><text:s text:c="3"/>9.399 | 2 <text:s/>| <text:s text:c="3"/>0.217 <text:s text:c="3"/>0.957 <text:s text:c="3"/>0.113 | <text:s text:c="3"/>83.2 <text:s text:c="2"/>-12.7 <text:s text:c="3"/>-3.9</text:p>
      <text:p text:style-name="Standard"><text:s text:c="3"/>9.399 | 3 <text:s/>| <text:s text:c="3"/>0.971 <text:s text:c="3"/>0.078 <text:s text:c="3"/>0.207 | <text:s text:c="3"/>12.0 <text:s text:c="2"/>-76.0 <text:s text:c="2"/>141.2</text:p>
      <text:p text:style-name="Standard"><text:s text:c="3"/>9.399 | 4 <text:s/>| <text:s text:c="3"/>1.010 <text:s text:c="2"/>-0.003 <text:s text:c="2"/>-0.074 | <text:s text:c="2"/>131.2 <text:s text:c="2"/>-83.5 <text:s text:c="2"/>-21.9</text:p>
      <text:p text:style-name="Standard"><text:s text:c="3"/>9.399 | 5 <text:s/>| <text:s text:c="3"/>1.018 <text:s text:c="2"/>-0.019 <text:s text:c="2"/>-0.141 | <text:s/>-170.7 <text:s text:c="2"/>-80.9 <text:s text:c="2"/>-49.0</text:p>
      <text:p text:style-name="Standard"><text:s text:c="3"/>9.433 | 0 <text:s/>| <text:s text:c="8"/>Comm Error <text:s text:c="8"/>| <text:s text:c="11"/>- <text:s text:c="10"/></text:p>
      <text:p text:style-name="Standard"><text:s text:c="3"/>9.433 | 1 <text:s/>| <text:s text:c="3"/>0.344 <text:s text:c="2"/>-0.951 <text:s text:c="2"/>-0.022 | <text:s text:c="2"/>-90.6 <text:s text:c="2"/>-19.8 <text:s/>-129.6</text:p>
      <text:p text:style-name="Standard"><text:s text:c="3"/>9.433 | 2 <text:s/>| <text:s text:c="3"/>0.220 <text:s text:c="3"/>0.941 <text:s text:c="3"/>0.117 | <text:s text:c="3"/>83.1 <text:s text:c="2"/>-12.7 <text:s text:c="3"/>-3.6</text:p>
      <text:p text:style-name="Standard"><text:s text:c="3"/>9.433 | 3 <text:s/>| <text:s text:c="3"/>0.979 <text:s text:c="3"/>0.092 <text:s text:c="3"/>0.212 | <text:s text:c="3"/>14.3 <text:s text:c="2"/>-75.9 <text:s text:c="2"/>139.5</text:p>
      <text:p text:style-name="Standard"><text:s text:c="3"/>9.433 | 4 <text:s/>| <text:s text:c="3"/>1.017 <text:s text:c="3"/>0.006 <text:s text:c="2"/>-0.062 | <text:s text:c="2"/>111.9 <text:s text:c="2"/>-84.2 <text:s text:c="3"/>-3.9</text:p>
      <text:p text:style-name="Standard"><text:s text:c="3"/>9.433 | 5 <text:s/>| <text:s text:c="3"/>1.021 <text:s text:c="2"/>-0.026 <text:s text:c="2"/>-0.121 | <text:s/>-170.1 <text:s text:c="2"/>-81.0 <text:s text:c="2"/>-49.2</text:p>
      <text:p text:style-name="Standard"><text:s text:c="3"/>9.467 | 0 <text:s/>| <text:s text:c="8"/>Comm Error <text:s text:c="8"/>| <text:s text:c="11"/>- <text:s text:c="10"/></text:p>
      <text:p text:style-name="Standard"><text:s text:c="3"/>9.467 | 1 <text:s/>| <text:s text:c="3"/>0.338 <text:s text:c="2"/>-0.955 <text:s text:c="2"/>-0.031 | <text:s text:c="2"/>-90.7 <text:s text:c="2"/>-19.9 <text:s/>-128.8</text:p>
      <text:p text:style-name="Standard"><text:s text:c="3"/>9.467 | 2 <text:s/>| <text:s text:c="3"/>0.227 <text:s text:c="3"/>0.940 <text:s text:c="3"/>0.120 | <text:s text:c="3"/>83.0 <text:s text:c="2"/>-12.7 <text:s text:c="3"/>-3.3</text:p>
      <text:p text:style-name="Standard"><text:s text:c="3"/>9.467 | 3 <text:s/>| <text:s text:c="3"/>0.984 <text:s text:c="3"/>0.093 <text:s text:c="3"/>0.229 | <text:s text:c="3"/>16.0 <text:s text:c="2"/>-75.8 <text:s text:c="2"/>138.2</text:p>
      <text:p text:style-name="Standard"><text:s text:c="3"/>9.467 | 4 <text:s/>| <text:s text:c="3"/>1.037 <text:s text:c="3"/>0.009 <text:s text:c="2"/>-0.053 | <text:s text:c="3"/>76.7 <text:s text:c="2"/>-84.4 <text:s text:c="3"/>29.4</text:p>
      <text:p text:style-name="Standard"><text:s text:c="3"/>9.467 | 5 <text:s/>| <text:s text:c="3"/>1.019 <text:s text:c="2"/>-0.024 <text:s text:c="2"/>-0.122 | <text:s/>-169.2 <text:s text:c="2"/>-81.0 <text:s text:c="2"/>-49.7</text:p>
      <text:p text:style-name="Standard"><text:s text:c="3"/>9.501 | 0 <text:s/>| <text:s text:c="8"/>Comm Error <text:s text:c="8"/>| <text:s text:c="11"/>- <text:s text:c="10"/></text:p>
      <text:p text:style-name="Standard"><text:s text:c="3"/>9.501 | 1 <text:s/>| <text:s text:c="3"/>0.335 <text:s text:c="2"/>-0.953 <text:s text:c="2"/>-0.038 | <text:s text:c="2"/>-90.9 <text:s text:c="2"/>-20.2 <text:s/>-127.8</text:p>
      <text:p text:style-name="Standard"><text:s text:c="3"/>9.501 | 2 <text:s/>| <text:s text:c="3"/>0.227 <text:s text:c="3"/>0.952 <text:s text:c="3"/>0.132 | <text:s text:c="3"/>82.8 <text:s text:c="2"/>-12.6 <text:s text:c="3"/>-3.0</text:p>
      <text:p text:style-name="Standard"><text:s text:c="3"/>9.501 | 3 <text:s/>| <text:s text:c="3"/>0.990 <text:s text:c="3"/>0.091 <text:s text:c="3"/>0.239 | <text:s text:c="3"/>17.7 <text:s text:c="2"/>-75.6 <text:s text:c="2"/>136.9</text:p>
      <text:p text:style-name="Standard"><text:s text:c="3"/>9.501 | 4 <text:s/>| <text:s text:c="3"/>1.037 <text:s text:c="2"/>-0.021 <text:s text:c="2"/>-0.029 | <text:s text:c="3"/>51.8 <text:s text:c="2"/>-84.2 <text:s text:c="3"/>54.8</text:p>
      <text:p text:style-name="Standard"><text:s text:c="3"/>9.501 | 5 <text:s/>| <text:s text:c="3"/>1.030 <text:s text:c="2"/>-0.028 <text:s text:c="2"/>-0.135 | <text:s/>-168.6 <text:s text:c="2"/>-81.0 <text:s text:c="2"/>-50.0</text:p>
      <text:p text:style-name="Standard"><text:s text:c="3"/>9.536 | 0 <text:s/>| <text:s text:c="8"/>Comm Error <text:s text:c="8"/>| <text:s text:c="11"/>- <text:s text:c="10"/></text:p>
      <text:p text:style-name="Standard"><text:s text:c="3"/>9.536 | 1 <text:s/>| <text:s text:c="3"/>0.333 <text:s text:c="2"/>-0.952 <text:s text:c="2"/>-0.045 | <text:s text:c="2"/>-91.1 <text:s text:c="2"/>-20.4 <text:s/>-127.1</text:p>
      <text:p text:style-name="Standard"><text:s text:c="3"/>9.536 | 2 <text:s/>| <text:s text:c="3"/>0.222 <text:s text:c="3"/>0.966 <text:s text:c="3"/>0.140 | <text:s text:c="3"/>82.7 <text:s text:c="2"/>-12.5 <text:s text:c="3"/>-2.7</text:p>
      <text:p text:style-name="Standard"><text:s text:c="3"/>9.536 | 3 <text:s/>| <text:s text:c="3"/>1.000 <text:s text:c="3"/>0.086 <text:s text:c="3"/>0.249 | <text:s text:c="3"/>18.6 <text:s text:c="2"/>-75.4 <text:s text:c="2"/>136.3</text:p>
      <text:p text:style-name="Standard"><text:s text:c="3"/>9.536 | 4 <text:s/>| <text:s text:c="3"/>1.016 <text:s text:c="2"/>-0.013 <text:s text:c="2"/>-0.052 | <text:s text:c="3"/>35.9 <text:s text:c="2"/>-83.8 <text:s text:c="3"/>76.1</text:p>
      <text:p text:style-name="Standard"><text:s text:c="3"/>9.536 | 5 <text:s/>| <text:s text:c="3"/>1.021 <text:s text:c="2"/>-0.041 <text:s text:c="2"/>-0.146 | <text:s/>-167.5 <text:s text:c="2"/>-80.9 <text:s text:c="2"/>-50.9</text:p>
      <text:p text:style-name="Standard"><text:s text:c="3"/>9.570 | 0 <text:s/>| <text:s text:c="8"/>Comm Error <text:s text:c="8"/>| <text:s text:c="11"/>- <text:s text:c="10"/></text:p>
      <text:p text:style-name="Standard"><text:s text:c="3"/>9.570 | 1 <text:s/>| <text:s text:c="3"/>0.338 <text:s text:c="2"/>-0.942 <text:s text:c="2"/>-0.050 | <text:s text:c="2"/>-91.3 <text:s text:c="2"/>-20.5 <text:s/>-126.3</text:p>
      <text:p text:style-name="Standard"><text:s text:c="3"/>9.570 | 2 <text:s/>| <text:s text:c="3"/>0.217 <text:s text:c="3"/>0.972 <text:s text:c="3"/>0.144 | <text:s text:c="3"/>82.4 <text:s text:c="2"/>-12.3 <text:s text:c="3"/>-2.3</text:p>
      <text:p text:style-name="Standard"><text:s text:c="3"/>9.570 | 3 <text:s/>| <text:s text:c="3"/>1.000 <text:s text:c="3"/>0.076 <text:s text:c="3"/>0.248 | <text:s text:c="3"/>19.2 <text:s text:c="2"/>-75.2 <text:s text:c="2"/>136.1</text:p>
      <text:p text:style-name="Standard"><text:s text:c="3"/>9.570 | 4 <text:s/>| <text:s text:c="3"/>1.037 <text:s text:c="2"/>-0.019 <text:s text:c="2"/>-0.038 | <text:s text:c="3"/>24.4 <text:s text:c="2"/>-83.0 <text:s text:c="3"/>85.3</text:p>
      <text:p text:style-name="Standard"><text:s text:c="3"/>9.570 | 5 <text:s/>| <text:s text:c="3"/>1.023 <text:s text:c="2"/>-0.024 <text:s text:c="2"/>-0.140 | <text:s/>-166.8 <text:s text:c="2"/>-80.8 <text:s text:c="2"/>-51.2</text:p>
      <text:p text:style-name="Standard"><text:s text:c="3"/>9.604 | 0 <text:s/>| <text:s text:c="8"/>Comm Error <text:s text:c="8"/>| <text:s text:c="11"/>- <text:s text:c="10"/></text:p>
      <text:p text:style-name="Standard"><text:s text:c="3"/>9.604 | 1 <text:s/>| <text:s text:c="3"/>0.347 <text:s text:c="2"/>-0.922 <text:s text:c="2"/>-0.058 | <text:s text:c="2"/>-91.7 <text:s text:c="2"/>-20.7 <text:s/>-125.3</text:p>
      <text:p text:style-name="Standard"><text:s text:c="3"/>9.604 | 2 <text:s/>| <text:s text:c="3"/>0.214 <text:s text:c="3"/>0.979 <text:s text:c="3"/>0.150 | <text:s text:c="3"/>82.2 <text:s text:c="2"/>-12.2 <text:s text:c="3"/>-2.0</text:p>
      <text:p text:style-name="Standard"><text:s text:c="3"/>9.604 | 3 <text:s/>| <text:s text:c="3"/>0.994 <text:s text:c="3"/>0.065 <text:s text:c="3"/>0.244 | <text:s text:c="3"/>19.3 <text:s text:c="2"/>-75.1 <text:s text:c="2"/>136.3</text:p>
      <text:p text:style-name="Standard"><text:s text:c="3"/>9.604 | 4 <text:s/>| <text:s text:c="3"/>1.023 <text:s text:c="2"/>-0.035 <text:s text:c="2"/>-0.018 | <text:s text:c="3"/>17.3 <text:s text:c="2"/>-82.4 <text:s text:c="3"/>93.3</text:p>
      <text:p text:style-name="Standard"><text:s text:c="3"/>9.604 | 5 <text:s/>| <text:s text:c="3"/>1.022 <text:s text:c="2"/>-0.034 <text:s text:c="2"/>-0.137 | <text:s/>-166.4 <text:s text:c="2"/>-80.7 <text:s text:c="2"/>-51.5</text:p>
      <text:p text:style-name="Standard"><text:s text:c="3"/>9.638 | 0 <text:s/>| <text:s text:c="8"/>Comm Error <text:s text:c="8"/>| <text:s text:c="11"/>- <text:s text:c="10"/></text:p>
      <text:p text:style-name="Standard"><text:s text:c="3"/>9.638 | 1 <text:s/>| <text:s text:c="3"/>0.353 <text:s text:c="2"/>-0.913 <text:s text:c="2"/>-0.059 | <text:s text:c="2"/>-92.0 <text:s text:c="2"/>-20.9 <text:s/>-124.7</text:p>
      <text:p text:style-name="Standard"><text:s text:c="3"/>9.638 | 2 <text:s/>| <text:s text:c="3"/>0.211 <text:s text:c="3"/>0.985 <text:s text:c="3"/>0.149 | <text:s text:c="3"/>82.0 <text:s text:c="2"/>-12.0 <text:s text:c="3"/>-1.7</text:p>
      <text:p text:style-name="Standard"><text:s text:c="3"/>9.638 | 3 <text:s/>| <text:s text:c="3"/>0.985 <text:s text:c="3"/>0.065 <text:s text:c="3"/>0.244 | <text:s text:c="3"/>19.3 <text:s text:c="2"/>-75.0 <text:s text:c="2"/>136.7</text:p>
      <text:p text:style-name="Standard"><text:s text:c="3"/>9.638 | 4 <text:s/>| <text:s text:c="3"/>0.995 <text:s text:c="2"/>-0.027 <text:s text:c="2"/>-0.015 | <text:s text:c="3"/>10.5 <text:s text:c="2"/>-81.5 <text:s text:c="2"/>101.6</text:p>
      <text:p text:style-name="Standard"><text:s text:c="3"/>9.638 | 5 <text:s/>| <text:s text:c="3"/>1.021 <text:s text:c="2"/>-0.038 <text:s text:c="2"/>-0.136 | <text:s/>-165.5 <text:s text:c="2"/>-80.7 <text:s text:c="2"/>-52.1</text:p>
      <text:p text:style-name="Standard"><text:s text:c="3"/>9.673 | 0 <text:s/>| <text:s text:c="8"/>Comm Error <text:s text:c="8"/>| <text:s text:c="11"/>- <text:s text:c="10"/></text:p>
      <text:p text:style-name="Standard"><text:soft-page-break/><text:s text:c="3"/>9.673 | 1 <text:s/>| <text:s text:c="3"/>0.355 <text:s text:c="2"/>-0.906 <text:s text:c="2"/>-0.057 | <text:s text:c="2"/>-92.5 <text:s text:c="2"/>-20.9 <text:s/>-123.9</text:p>
      <text:p text:style-name="Standard"><text:s text:c="3"/>9.673 | 2 <text:s/>| <text:s text:c="3"/>0.208 <text:s text:c="3"/>0.979 <text:s text:c="3"/>0.141 | <text:s text:c="3"/>81.8 <text:s text:c="2"/>-11.8 <text:s text:c="3"/>-1.3</text:p>
      <text:p text:style-name="Standard"><text:s text:c="3"/>9.673 | 3 <text:s/>| <text:s text:c="3"/>0.977 <text:s text:c="3"/>0.065 <text:s text:c="3"/>0.228 | <text:s text:c="3"/>19.4 <text:s text:c="2"/>-75.0 <text:s text:c="2"/>136.9</text:p>
      <text:p text:style-name="Standard"><text:s text:c="3"/>9.673 | 4 <text:s/>| <text:s text:c="3"/>0.966 <text:s text:c="2"/>-0.002 <text:s text:c="2"/>-0.012 | <text:s text:c="4"/>7.4 <text:s text:c="2"/>-81.0 <text:s text:c="2"/>105.8</text:p>
      <text:p text:style-name="Standard"><text:s text:c="3"/>9.673 | 5 <text:s/>| <text:s text:c="3"/>1.010 <text:s text:c="2"/>-0.050 <text:s text:c="2"/>-0.143 | <text:s/>-164.8 <text:s text:c="2"/>-80.5 <text:s text:c="2"/>-52.6</text:p>
      <text:p text:style-name="Standard"><text:s text:c="3"/>9.707 | 0 <text:s/>| <text:s text:c="8"/>Comm Error <text:s text:c="8"/>| <text:s text:c="11"/>- <text:s text:c="10"/></text:p>
      <text:p text:style-name="Standard"><text:s text:c="3"/>9.707 | 1 <text:s/>| <text:s text:c="3"/>0.355 <text:s text:c="2"/>-0.896 <text:s text:c="2"/>-0.048 | <text:s text:c="2"/>-92.7 <text:s text:c="2"/>-20.8 <text:s/>-123.4</text:p>
      <text:p text:style-name="Standard"><text:s text:c="3"/>9.707 | 2 <text:s/>| <text:s text:c="3"/>0.204 <text:s text:c="3"/>0.965 <text:s text:c="3"/>0.139 | <text:s text:c="3"/>81.6 <text:s text:c="2"/>-11.8 <text:s text:c="3"/>-1.0</text:p>
      <text:p text:style-name="Standard"><text:s text:c="3"/>9.707 | 3 <text:s/>| <text:s text:c="3"/>0.968 <text:s text:c="3"/>0.057 <text:s text:c="3"/>0.226 | <text:s text:c="3"/>19.4 <text:s text:c="2"/>-75.1 <text:s text:c="2"/>137.2</text:p>
      <text:p text:style-name="Standard"><text:s text:c="3"/>9.707 | 4 <text:s/>| <text:s text:c="3"/>0.949 <text:s text:c="3"/>0.023 <text:s text:c="2"/>-0.018 | <text:s text:c="4"/>5.6 <text:s text:c="2"/>-80.8 <text:s text:c="2"/>108.9</text:p>
      <text:p text:style-name="Standard"><text:s text:c="3"/>9.707 | 5 <text:s/>| <text:s text:c="3"/>1.000 <text:s text:c="2"/>-0.060 <text:s text:c="2"/>-0.146 | <text:s/>-163.3 <text:s text:c="2"/>-80.3 <text:s text:c="2"/>-53.7</text:p>
      <text:p text:style-name="Standard"><text:s text:c="3"/>9.741 | 0 <text:s/>| <text:s text:c="8"/>Comm Error <text:s text:c="8"/>| <text:s text:c="11"/>- <text:s text:c="10"/></text:p>
      <text:p text:style-name="Standard"><text:s text:c="3"/>9.741 | 1 <text:s/>| <text:s text:c="3"/>0.362 <text:s text:c="2"/>-0.892 <text:s text:c="2"/>-0.041 | <text:s text:c="2"/>-92.9 <text:s text:c="2"/>-20.7 <text:s/>-122.8</text:p>
      <text:p text:style-name="Standard"><text:s text:c="3"/>9.741 | 2 <text:s/>| <text:s text:c="3"/>0.202 <text:s text:c="3"/>0.957 <text:s text:c="3"/>0.133 | <text:s text:c="3"/>81.4 <text:s text:c="2"/>-11.7 <text:s text:c="3"/>-0.6</text:p>
      <text:p text:style-name="Standard"><text:s text:c="3"/>9.741 | 3 <text:s/>| <text:s text:c="3"/>0.967 <text:s text:c="3"/>0.051 <text:s text:c="3"/>0.237 | <text:s text:c="3"/>18.9 <text:s text:c="2"/>-75.1 <text:s text:c="2"/>138.2</text:p>
      <text:p text:style-name="Standard"><text:s text:c="3"/>9.741 | 4 <text:s/>| <text:s text:c="3"/>0.927 <text:s text:c="3"/>0.038 <text:s text:c="2"/>-0.009 | <text:s text:c="4"/>4.8 <text:s text:c="2"/>-80.9 <text:s text:c="2"/>110.5</text:p>
      <text:p text:style-name="Standard"><text:s text:c="3"/>9.741 | 5 <text:s/>| <text:s text:c="3"/>1.004 <text:s text:c="2"/>-0.026 <text:s text:c="2"/>-0.137 | <text:s/>-163.5 <text:s text:c="2"/>-80.2 <text:s text:c="2"/>-53.1</text:p>
      <text:p text:style-name="Standard">^[c <text:s text:c="2"/>9.776 | 0 <text:s/>| <text:s text:c="8"/>Comm Error <text:s text:c="8"/>| <text:s text:c="11"/>- <text:s text:c="10"/></text:p>
      <text:p text:style-name="Standard"><text:s text:c="3"/>9.776 | 1 <text:s/>| <text:s text:c="3"/>0.376 <text:s text:c="2"/>-0.887 <text:s text:c="2"/>-0.036 | <text:s text:c="2"/>-93.1 <text:s text:c="2"/>-20.7 <text:s/>-122.3</text:p>
      <text:p text:style-name="Standard"><text:s text:c="3"/>9.776 | 2 <text:s/>| <text:s text:c="3"/>0.207 <text:s text:c="3"/>0.958 <text:s text:c="3"/>0.122 | <text:s text:c="3"/>81.3 <text:s text:c="2"/>-11.8 <text:s text:c="3"/>-0.3</text:p>
      <text:p text:style-name="Standard"><text:s text:c="3"/>9.776 | 3 <text:s/>| <text:s text:c="3"/>0.970 <text:s text:c="3"/>0.055 <text:s text:c="3"/>0.245 | <text:s text:c="3"/>18.5 <text:s text:c="2"/>-75.1 <text:s text:c="2"/>139.1</text:p>
      <text:p text:style-name="Standard"><text:s text:c="3"/>9.776 | 4 <text:s/>| <text:s text:c="3"/>0.929 <text:s text:c="3"/>0.018 <text:s text:c="3"/>0.021 | <text:s text:c="4"/>3.4 <text:s text:c="2"/>-81.3 <text:s text:c="2"/>112.9</text:p>
      <text:p text:style-name="Standard"><text:s text:c="3"/>9.776 | 5 <text:s/>| <text:s text:c="3"/>1.018 <text:s text:c="2"/>-0.044 <text:s text:c="2"/>-0.164 | <text:s/>-164.1 <text:s text:c="2"/>-80.0 <text:s text:c="2"/>-52.4</text:p>
      <text:p text:style-name="Standard"><text:s text:c="3"/>9.810 | 0 <text:s/>| <text:s text:c="8"/>Comm Error <text:s text:c="8"/>| <text:s text:c="11"/>- <text:s text:c="10"/></text:p>
      <text:p text:style-name="Standard"><text:s text:c="3"/>9.810 | 1 <text:s/>| <text:s text:c="3"/>0.367 <text:s text:c="2"/>-0.892 <text:s text:c="2"/>-0.029 | <text:s text:c="2"/>-93.2 <text:s text:c="2"/>-20.6 <text:s/>-121.9</text:p>
      <text:p text:style-name="Standard"><text:s text:c="3"/>9.810 | 2 <text:s/>| <text:s text:c="3"/>0.211 <text:s text:c="3"/>0.972 <text:s text:c="3"/>0.111 | <text:s text:c="3"/>81.3 <text:s text:c="2"/>-11.9 <text:s text:c="4"/>0.1</text:p>
      <text:p text:style-name="Standard"><text:s text:c="3"/>9.810 | 3 <text:s/>| <text:s text:c="3"/>0.980 <text:s text:c="3"/>0.063 <text:s text:c="3"/>0.256 | <text:s text:c="3"/>18.1 <text:s text:c="2"/>-75.0 <text:s text:c="2"/>140.1</text:p>
      <text:p text:style-name="Standard"><text:s text:c="3"/>9.810 | 4 <text:s/>| <text:s text:c="3"/>0.939 <text:s text:c="3"/>0.112 <text:s text:c="2"/>-0.023 | <text:s text:c="4"/>6.2 <text:s text:c="2"/>-82.0 <text:s text:c="2"/>110.6</text:p>
      <text:p text:style-name="Standard"><text:s text:c="3"/>9.810 | 5 <text:s/>| <text:s text:c="3"/>1.004 <text:s text:c="2"/>-0.042 <text:s text:c="2"/>-0.161 | <text:s/>-164.3 <text:s text:c="2"/>-79.6 <text:s text:c="2"/>-52.0</text:p>
      <text:p text:style-name="Standard"><text:s text:c="3"/>9.844 | 0 <text:s/>| <text:s text:c="8"/>Comm Error <text:s text:c="8"/>| <text:s text:c="11"/>- <text:s text:c="10"/></text:p>
      <text:p text:style-name="Standard"><text:s text:c="3"/>9.844 | 1 <text:s/>| <text:s text:c="3"/>0.379 <text:s text:c="2"/>-0.911 <text:s text:c="2"/>-0.033 | <text:s text:c="2"/>-93.3 <text:s text:c="2"/>-20.4 <text:s/>-121.2</text:p>
      <text:p text:style-name="Standard"><text:s text:c="3"/>9.844 | 2 <text:s/>| <text:s text:c="3"/>0.213 <text:s text:c="3"/>0.994 <text:s text:c="3"/>0.104 | <text:s text:c="3"/>81.5 <text:s text:c="2"/>-12.1 <text:s text:c="4"/>0.8</text:p>
      <text:p text:style-name="Standard"><text:s text:c="3"/>9.844 | 3 <text:s/>| <text:s text:c="3"/>0.999 <text:s text:c="3"/>0.082 <text:s text:c="3"/>0.272 | <text:s text:c="3"/>18.0 <text:s text:c="2"/>-74.7 <text:s text:c="2"/>140.8</text:p>
      <text:p text:style-name="Standard"><text:s text:c="3"/>9.844 | 4 <text:s/>| <text:s text:c="3"/>0.979 <text:s text:c="3"/>0.176 <text:s text:c="2"/>-0.042 | <text:s text:c="3"/>16.6 <text:s text:c="2"/>-83.1 <text:s text:c="3"/>99.8</text:p>
      <text:p text:style-name="Standard"><text:s text:c="3"/>9.844 | 5 <text:s/>| <text:s text:c="3"/>1.024 <text:s text:c="2"/>-0.040 <text:s text:c="2"/>-0.149 | <text:s/>-164.7 <text:s text:c="2"/>-79.5 <text:s text:c="2"/>-51.4</text:p>
      <text:p text:style-name="Standard"><text:s text:c="3"/>9.878 | 0 <text:s/>| <text:s text:c="8"/>Comm Error <text:s text:c="8"/>| <text:s text:c="11"/>- <text:s text:c="10"/></text:p>
      <text:p text:style-name="Standard"><text:s text:c="3"/>9.878 | 1 <text:s/>| <text:s text:c="3"/>0.386 <text:s text:c="2"/>-0.939 <text:s text:c="2"/>-0.028 | <text:s text:c="2"/>-93.3 <text:s text:c="2"/>-20.4 <text:s/>-120.6</text:p>
      <text:p text:style-name="Standard"><text:s text:c="3"/>9.878 | 2 <text:s/>| <text:s text:c="3"/>0.224 <text:s text:c="3"/>1.026 <text:s text:c="3"/>0.099 | <text:s text:c="3"/>81.7 <text:s text:c="2"/>-12.1 <text:s text:c="4"/>1.5</text:p>
      <text:p text:style-name="Standard"><text:s text:c="3"/>9.878 | 3 <text:s/>| <text:s text:c="3"/>1.026 <text:s text:c="3"/>0.078 <text:s text:c="3"/>0.269 | <text:s text:c="3"/>17.7 <text:s text:c="2"/>-74.5 <text:s text:c="2"/>142.0</text:p>
      <text:p text:style-name="Standard"><text:s text:c="3"/>9.878 | 4 <text:s/>| <text:s text:c="3"/>1.098 <text:s text:c="3"/>0.317 <text:s text:c="3"/>0.176 | <text:s text:c="3"/>36.3 <text:s text:c="2"/>-82.9 <text:s text:c="3"/>79.0</text:p>
      <text:p text:style-name="Standard"><text:s text:c="3"/>9.878 | 5 <text:s/>| <text:s text:c="3"/>1.039 <text:s text:c="2"/>-0.044 <text:s text:c="2"/>-0.170 | <text:s/>-164.6 <text:s text:c="2"/>-79.2 <text:s text:c="2"/>-51.2</text:p>
      <text:p text:style-name="Standard"><text:s text:c="3"/>9.913 | 0 <text:s/>| <text:s text:c="8"/>Comm Error <text:s text:c="8"/>| <text:s text:c="11"/>- <text:s text:c="10"/></text:p>
      <text:p text:style-name="Standard"><text:s text:c="3"/>9.913 | 1 <text:s/>| <text:s text:c="3"/>0.390 <text:s text:c="2"/>-0.960 <text:s text:c="2"/>-0.025 | <text:s text:c="2"/>-93.2 <text:s text:c="2"/>-20.3 <text:s/>-119.9</text:p>
      <text:p text:style-name="Standard"><text:s text:c="3"/>9.913 | 2 <text:s/>| <text:s text:c="3"/>0.232 <text:s text:c="3"/>1.040 <text:s text:c="3"/>0.107 | <text:s text:c="3"/>81.9 <text:s text:c="2"/>-12.3 <text:s text:c="4"/>3.0</text:p>
      <text:p text:style-name="Standard"><text:s text:c="3"/>9.913 | 3 <text:s/>| <text:s text:c="3"/>1.045 <text:s text:c="3"/>0.073 <text:s text:c="3"/>0.255 | <text:s text:c="3"/>17.4 <text:s text:c="2"/>-74.5 <text:s text:c="2"/>142.9</text:p>
      <text:p text:style-name="Standard"><text:s text:c="3"/>9.913 | 4 <text:s/>| <text:s text:c="3"/>1.117 <text:s text:c="3"/>0.261 <text:s text:c="3"/>0.351 | <text:s text:c="3"/>38.9 <text:s text:c="2"/>-81.5 <text:s text:c="3"/>76.1</text:p>
      <text:p text:style-name="Standard"><text:s text:c="3"/>9.913 | 5 <text:s/>| <text:s text:c="3"/>1.021 <text:s text:c="2"/>-0.035 <text:s text:c="2"/>-0.189 | <text:s/>-165.3 <text:s text:c="2"/>-78.9 <text:s text:c="2"/>-50.5</text:p>
      <text:p text:style-name="Standard"><text:s text:c="3"/>9.947 | 0 <text:s/>| <text:s text:c="8"/>Comm Error <text:s text:c="8"/>| <text:s text:c="11"/>- <text:s text:c="10"/></text:p>
      <text:p text:style-name="Standard"><text:s text:c="3"/>9.947 | 1 <text:s/>| <text:s text:c="3"/>0.387 <text:s text:c="2"/>-0.976 <text:s text:c="2"/>-0.017 | <text:s text:c="2"/>-93.0 <text:s text:c="2"/>-20.3 <text:s/>-119.5</text:p>
      <text:p text:style-name="Standard"><text:soft-page-break/><text:s text:c="3"/>9.947 | 2 <text:s/>| <text:s text:c="3"/>0.226 <text:s text:c="3"/>1.041 <text:s text:c="3"/>0.137 | <text:s text:c="3"/>81.9 <text:s text:c="2"/>-12.3 <text:s text:c="4"/>4.3</text:p>
      <text:p text:style-name="Standard"><text:s text:c="3"/>9.947 | 3 <text:s/>| <text:s text:c="3"/>1.030 <text:s text:c="3"/>0.086 <text:s text:c="3"/>0.235 | <text:s text:c="3"/>17.5 <text:s text:c="2"/>-74.5 <text:s text:c="2"/>143.5</text:p>
      <text:p text:style-name="Standard"><text:s text:c="3"/>9.947 | 4 <text:s/>| <text:s text:c="3"/>0.970 <text:s text:c="3"/>0.050 <text:s text:c="3"/>0.215 | <text:s text:c="3"/>31.2 <text:s text:c="2"/>-80.3 <text:s text:c="3"/>84.0</text:p>
      <text:p text:style-name="Standard"><text:s text:c="3"/>9.947 | 5 <text:s/>| <text:s text:c="3"/>1.012 <text:s text:c="2"/>-0.037 <text:s text:c="2"/>-0.186 | <text:s/>-165.5 <text:s text:c="2"/>-78.6 <text:s text:c="2"/>-50.2</text:p>
      <text:p text:style-name="Standard"><text:s text:c="3"/>9.982 | 0 <text:s/>| <text:s text:c="8"/>Comm Error <text:s text:c="8"/>| <text:s text:c="11"/>- <text:s text:c="10"/></text:p>
      <text:p text:style-name="Standard"><text:s text:c="3"/>9.982 | 1 <text:s/>| <text:s text:c="3"/>0.368 <text:s text:c="2"/>-0.953 <text:s text:c="2"/>-0.013 | <text:s text:c="2"/>-92.8 <text:s text:c="2"/>-20.4 <text:s/>-118.9</text:p>
      <text:p text:style-name="Standard"><text:s text:c="3"/>9.982 | 2 <text:s/>| <text:s text:c="3"/>0.217 <text:s text:c="3"/>1.009 <text:s text:c="3"/>0.147 | <text:s text:c="3"/>81.8 <text:s text:c="2"/>-12.2 <text:s text:c="4"/>6.0</text:p>
      <text:p text:style-name="Standard"><text:s text:c="3"/>9.982 | 3 <text:s/>| <text:s text:c="3"/>0.972 <text:s text:c="3"/>0.107 <text:s text:c="3"/>0.203 | <text:s text:c="3"/>18.5 <text:s text:c="2"/>-74.7 <text:s text:c="2"/>143.1</text:p>
      <text:p text:style-name="Standard"><text:s text:c="3"/>9.982 | 4 <text:s/>| <text:s text:c="3"/>1.009 <text:s text:c="3"/>0.019 <text:s text:c="3"/>0.269 | <text:s text:c="3"/>25.4 <text:s text:c="2"/>-79.8 <text:s text:c="3"/>90.3</text:p>
      <text:p text:style-name="Standard"><text:s text:c="3"/>9.982 | 5 <text:s/>| <text:s text:c="3"/>1.016 <text:s text:c="2"/>-0.038 <text:s text:c="2"/>-0.208 | <text:s/>-165.6 <text:s text:c="2"/>-78.2 <text:s text:c="2"/>-49.9</text:p>
      <text:p text:style-name="Standard"><text:s text:c="2"/>10.016 | 0 <text:s/>| <text:s text:c="8"/>Comm Error <text:s text:c="8"/>| <text:s text:c="11"/>- <text:s text:c="10"/></text:p>
      <text:p text:style-name="Standard"><text:s text:c="2"/>10.016 | 1 <text:s/>| <text:s text:c="3"/>0.344 <text:s text:c="2"/>-0.928 <text:s text:c="2"/>-0.012 | <text:s text:c="2"/>-92.5 <text:s text:c="2"/>-20.6 <text:s/>-118.4</text:p>
      <text:p text:style-name="Standard"><text:s text:c="2"/>10.016 | 2 <text:s/>| <text:s text:c="3"/>0.228 <text:s text:c="3"/>0.959 <text:s text:c="3"/>0.156 | <text:s text:c="3"/>81.7 <text:s text:c="2"/>-12.2 <text:s text:c="4"/>6.9</text:p>
      <text:p text:style-name="Standard"><text:s text:c="2"/>10.016 | 3 <text:s/>| <text:s text:c="3"/>0.964 <text:s text:c="3"/>0.126 <text:s text:c="3"/>0.212 | <text:s text:c="3"/>20.0 <text:s text:c="2"/>-74.8 <text:s text:c="2"/>142.1</text:p>
      <text:p text:style-name="Standard"><text:s text:c="2"/>10.016 | 4 <text:s/>| <text:s text:c="3"/>0.973 <text:s text:c="3"/>0.043 <text:s text:c="3"/>0.208 | <text:s text:c="3"/>21.2 <text:s text:c="2"/>-79.6 <text:s text:c="3"/>95.2</text:p>
      <text:p text:style-name="Standard"><text:s text:c="2"/>10.016 | 5 <text:s/>| <text:s text:c="3"/>1.002 <text:s text:c="2"/>-0.052 <text:s text:c="2"/>-0.225 | <text:s/>-165.4 <text:s text:c="2"/>-77.7 <text:s text:c="2"/>-50.1</text:p>
      <text:p text:style-name="Standard"><text:s text:c="2"/>10.050 | 0 <text:s/>| <text:s text:c="8"/>Comm Error <text:s text:c="8"/>| <text:s text:c="11"/>- <text:s text:c="10"/></text:p>
      <text:p text:style-name="Standard"><text:s text:c="2"/>10.050 | 1 <text:s/>| <text:s text:c="3"/>0.339 <text:s text:c="2"/>-0.936 <text:s text:c="2"/>-0.012 | <text:s text:c="2"/>-92.2 <text:s text:c="2"/>-20.8 <text:s/>-117.6</text:p>
      <text:p text:style-name="Standard"><text:s text:c="2"/>10.050 | 2 <text:s/>| <text:s text:c="3"/>0.227 <text:s text:c="3"/>0.942 <text:s text:c="3"/>0.171 | <text:s text:c="3"/>81.5 <text:s text:c="2"/>-12.2 <text:s text:c="4"/>7.6</text:p>
      <text:p text:style-name="Standard"><text:s text:c="2"/>10.050 | 3 <text:s/>| <text:s text:c="3"/>0.973 <text:s text:c="3"/>0.141 <text:s text:c="3"/>0.221 | <text:s text:c="3"/>22.3 <text:s text:c="2"/>-74.8 <text:s text:c="2"/>140.4</text:p>
      <text:p text:style-name="Standard"><text:s text:c="2"/>10.050 | 4 <text:s/>| <text:s text:c="3"/>0.965 <text:s text:c="3"/>0.019 <text:s text:c="3"/>0.222 | <text:s text:c="3"/>17.9 <text:s text:c="2"/>-79.5 <text:s text:c="3"/>98.5</text:p>
      <text:p text:style-name="Standard"><text:s text:c="2"/>10.050 | 5 <text:s/>| <text:s text:c="3"/>0.991 <text:s text:c="2"/>-0.038 <text:s text:c="2"/>-0.196 | <text:s/>-165.7 <text:s text:c="2"/>-77.4 <text:s text:c="2"/>-50.0</text:p>
      <text:p text:style-name="Standard"><text:s text:c="2"/>10.085 | 0 <text:s/>| <text:s text:c="8"/>Comm Error <text:s text:c="8"/>| <text:s text:c="11"/>- <text:s text:c="10"/></text:p>
      <text:p text:style-name="Standard"><text:s text:c="2"/>10.085 | 1 <text:s/>| <text:s text:c="3"/>0.320 <text:s text:c="2"/>-0.942 <text:s text:c="2"/>-0.021 | <text:s text:c="2"/>-91.8 <text:s text:c="2"/>-21.1 <text:s/>-117.3</text:p>
      <text:p text:style-name="Standard"><text:s text:c="2"/>10.085 | 2 <text:s/>| <text:s text:c="3"/>0.240 <text:s text:c="3"/>0.935 <text:s text:c="3"/>0.178 | <text:s text:c="3"/>81.3 <text:s text:c="2"/>-12.3 <text:s text:c="4"/>7.9</text:p>
      <text:p text:style-name="Standard"><text:s text:c="2"/>10.085 | 3 <text:s/>| <text:s text:c="3"/>0.972 <text:s text:c="3"/>0.130 <text:s text:c="3"/>0.221 | <text:s text:c="3"/>23.7 <text:s text:c="2"/>-74.8 <text:s text:c="2"/>139.3</text:p>
      <text:p text:style-name="Standard"><text:s text:c="2"/>10.085 | 4 <text:s/>| <text:s text:c="3"/>0.958 <text:s text:c="2"/>-0.005 <text:s text:c="3"/>0.199 | <text:s text:c="3"/>14.9 <text:s text:c="2"/>-79.6 <text:s text:c="2"/>102.1</text:p>
      <text:p text:style-name="Standard"><text:s text:c="2"/>10.085 | 5 <text:s/>| <text:s text:c="3"/>1.025 <text:s text:c="2"/>-0.088 <text:s text:c="2"/>-0.194 | <text:s/>-164.3 <text:s text:c="2"/>-77.3 <text:s text:c="2"/>-51.4</text:p>
      <text:p text:style-name="Standard"><text:s text:c="2"/>10.119 | 0 <text:s/>| <text:s text:c="8"/>Comm Error <text:s text:c="8"/>| <text:s text:c="11"/>- <text:s text:c="10"/></text:p>
      <text:p text:style-name="Standard"><text:s text:c="2"/>10.119 | 1 <text:s/>| <text:s text:c="3"/>0.306 <text:s text:c="2"/>-0.942 <text:s text:c="2"/>-0.032 | <text:s text:c="2"/>-91.4 <text:s text:c="2"/>-21.3 <text:s/>-116.8</text:p>
      <text:p text:style-name="Standard"><text:s text:c="2"/>10.119 | 2 <text:s/>| <text:s text:c="3"/>0.252 <text:s text:c="3"/>0.965 <text:s text:c="3"/>0.186 | <text:s text:c="3"/>81.3 <text:s text:c="2"/>-12.4 <text:s text:c="4"/>7.8</text:p>
      <text:p text:style-name="Standard"><text:s text:c="2"/>10.119 | 3 <text:s/>| <text:s text:c="3"/>1.001 <text:s text:c="3"/>0.100 <text:s text:c="3"/>0.230 | <text:s text:c="3"/>23.8 <text:s text:c="2"/>-74.9 <text:s text:c="2"/>139.4</text:p>
      <text:p text:style-name="Standard"><text:s text:c="2"/>10.119 | 4 <text:s/>| <text:s text:c="3"/>0.994 <text:s text:c="3"/>0.036 <text:s text:c="3"/>0.175 | <text:s text:c="3"/>13.5 <text:s text:c="2"/>-79.8 <text:s text:c="2"/>103.1</text:p>
      <text:p text:style-name="Standard"><text:s text:c="2"/>10.119 | 5 <text:s/>| <text:s text:c="3"/>1.026 <text:s text:c="2"/>-0.092 <text:s text:c="2"/>-0.188 | <text:s/>-161.9 <text:s text:c="2"/>-77.1 <text:s text:c="2"/>-54.0</text:p>
      <text:p text:style-name="Standard"><text:s text:c="2"/>10.154 | 0 <text:s/>| <text:s text:c="8"/>Comm Error <text:s text:c="8"/>| <text:s text:c="11"/>- <text:s text:c="10"/></text:p>
      <text:p text:style-name="Standard"><text:s text:c="2"/>10.154 | 1 <text:s/>| <text:s text:c="3"/>0.310 <text:s text:c="2"/>-0.959 <text:s text:c="2"/>-0.034 | <text:s text:c="2"/>-90.9 <text:s text:c="2"/>-21.6 <text:s/>-116.3</text:p>
      <text:p text:style-name="Standard"><text:s text:c="2"/>10.154 | 2 <text:s/>| <text:s text:c="3"/>0.248 <text:s text:c="3"/>1.009 <text:s text:c="3"/>0.186 | <text:s text:c="3"/>81.3 <text:s text:c="2"/>-12.4 <text:s text:c="4"/>7.8</text:p>
      <text:p text:style-name="Standard"><text:s text:c="2"/>10.154 | 3 <text:s/>| <text:s text:c="3"/>1.022 <text:s text:c="3"/>0.073 <text:s text:c="3"/>0.256 | <text:s text:c="3"/>22.5 <text:s text:c="2"/>-74.9 <text:s text:c="2"/>140.7</text:p>
      <text:p text:style-name="Standard"><text:s text:c="2"/>10.154 | 4 <text:s/>| <text:s text:c="3"/>1.014 <text:s text:c="3"/>0.009 <text:s text:c="3"/>0.157 | <text:s text:c="3"/>12.2 <text:s text:c="2"/>-80.0 <text:s text:c="2"/>104.7</text:p>
      <text:p text:style-name="Standard"><text:s text:c="2"/>10.154 | 5 <text:s/>| <text:s text:c="3"/>1.012 <text:s text:c="2"/>-0.064 <text:s text:c="2"/>-0.163 | <text:s/>-161.0 <text:s text:c="2"/>-77.1 <text:s text:c="2"/>-55.0</text:p>
      <text:p text:style-name="Standard"><text:s text:c="2"/>10.189 | 0 <text:s/>| <text:s text:c="8"/>Comm Error <text:s text:c="8"/>| <text:s text:c="11"/>- <text:s text:c="10"/></text:p>
      <text:p text:style-name="Standard"><text:s text:c="2"/>10.189 | 1 <text:s/>| <text:s text:c="3"/>0.313 <text:s text:c="2"/>-0.949 <text:s text:c="2"/>-0.037 | <text:s text:c="2"/>-90.5 <text:s text:c="2"/>-21.8 <text:s/>-115.9</text:p>
      <text:p text:style-name="Standard"><text:s text:c="2"/>10.189 | 2 <text:s/>| <text:s text:c="3"/>0.229 <text:s text:c="3"/>1.023 <text:s text:c="3"/>0.159 | <text:s text:c="3"/>81.5 <text:s text:c="2"/>-12.4 <text:s text:c="4"/>7.6</text:p>
      <text:p text:style-name="Standard"><text:s text:c="2"/>10.189 | 3 <text:s/>| <text:s text:c="3"/>1.004 <text:s text:c="3"/>0.070 <text:s text:c="3"/>0.237 | <text:s text:c="3"/>20.8 <text:s text:c="2"/>-75.0 <text:s text:c="2"/>142.5</text:p>
      <text:p text:style-name="Standard"><text:s text:c="2"/>10.189 | 4 <text:s/>| <text:s text:c="3"/>1.002 <text:s text:c="3"/>0.024 <text:s text:c="3"/>0.123 | <text:s text:c="3"/>11.2 <text:s text:c="2"/>-80.6 <text:s text:c="2"/>106.6</text:p>
      <text:p text:style-name="Standard"><text:s text:c="2"/>10.189 | 5 <text:s/>| <text:s text:c="3"/>1.008 <text:s text:c="2"/>-0.089 <text:s text:c="2"/>-0.189 | <text:s/>-160.2 <text:s text:c="2"/>-76.9 <text:s text:c="2"/>-56.0</text:p>
      <text:p text:style-name="Standard"><text:s text:c="2"/>10.223 | 0 <text:s/>| <text:s text:c="8"/>Comm Error <text:s text:c="8"/>| <text:s text:c="11"/>- <text:s text:c="10"/></text:p>
      <text:p text:style-name="Standard"><text:s text:c="2"/>10.223 | 1 <text:s/>| <text:s text:c="3"/>0.308 <text:s text:c="2"/>-0.904 <text:s text:c="2"/>-0.047 | <text:s text:c="2"/>-90.2 <text:s text:c="2"/>-22.0 <text:s/>-115.5</text:p>
      <text:p text:style-name="Standard"><text:s text:c="2"/>10.223 | 2 <text:s/>| <text:s text:c="3"/>0.224 <text:s text:c="3"/>1.012 <text:s text:c="3"/>0.131 | <text:s text:c="3"/>81.7 <text:s text:c="2"/>-12.5 <text:s text:c="4"/>7.2</text:p>
      <text:p text:style-name="Standard"><text:soft-page-break/><text:s text:c="2"/>10.223 | 3 <text:s/>| <text:s text:c="3"/>0.987 <text:s text:c="3"/>0.062 <text:s text:c="3"/>0.236 | <text:s text:c="3"/>19.3 <text:s text:c="2"/>-75.1 <text:s text:c="2"/>143.9</text:p>
      <text:p text:style-name="Standard"><text:s text:c="2"/>10.223 | 4 <text:s/>| <text:s text:c="3"/>1.001 <text:s text:c="3"/>0.021 <text:s text:c="3"/>0.112 | <text:s text:c="3"/>10.1 <text:s text:c="2"/>-81.1 <text:s text:c="2"/>108.3</text:p>
      <text:p text:style-name="Standard"><text:s text:c="2"/>10.223 | 5 <text:s/>| <text:s text:c="3"/>1.020 <text:s text:c="2"/>-0.071 <text:s text:c="2"/>-0.223 | <text:s/>-160.5 <text:s text:c="2"/>-76.5 <text:s text:c="2"/>-55.8</text:p>
      <text:p text:style-name="Standard"><text:s text:c="2"/>10.257 | 0 <text:s/>| <text:s text:c="8"/>Comm Error <text:s text:c="8"/>| <text:s text:c="11"/>- <text:s text:c="10"/></text:p>
      <text:p text:style-name="Standard"><text:s text:c="2"/>10.257 | 1 <text:s/>| <text:s text:c="3"/>0.322 <text:s text:c="2"/>-0.892 <text:s text:c="2"/>-0.042 | <text:s text:c="2"/>-90.0 <text:s text:c="2"/>-22.1 <text:s/>-115.2</text:p>
      <text:p text:style-name="Standard"><text:s text:c="2"/>10.257 | 2 <text:s/>| <text:s text:c="3"/>0.233 <text:s text:c="3"/>1.002 <text:s text:c="3"/>0.109 | <text:s text:c="3"/>82.1 <text:s text:c="2"/>-12.8 <text:s text:c="4"/>6.5</text:p>
      <text:p text:style-name="Standard"><text:s text:c="2"/>10.257 | 3 <text:s/>| <text:s text:c="3"/>0.993 <text:s text:c="3"/>0.063 <text:s text:c="3"/>0.234 | <text:s text:c="3"/>17.6 <text:s text:c="2"/>-75.1 <text:s text:c="2"/>145.8</text:p>
      <text:p text:style-name="Standard"><text:s text:c="2"/>10.257 | 4 <text:s/>| <text:s text:c="3"/>0.993 <text:s text:c="3"/>0.017 <text:s text:c="3"/>0.126 | <text:s text:c="4"/>9.6 <text:s text:c="2"/>-81.5 <text:s text:c="2"/>109.3</text:p>
      <text:p text:style-name="Standard"><text:s text:c="2"/>10.257 | 5 <text:s/>| <text:s text:c="3"/>1.019 <text:s text:c="2"/>-0.081 <text:s text:c="2"/>-0.236 | <text:s/>-160.7 <text:s text:c="2"/>-76.1 <text:s text:c="2"/>-55.8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2"/>10.292 | 0 <text:s/>| <text:s text:c="8"/>Comm Error <text:s text:c="8"/>| <text:s text:c="11"/>- <text:s text:c="10"/></text:p>
      <text:p text:style-name="Standard"><text:s text:c="2"/>10.292 | 1 <text:s/>| <text:s text:c="3"/>0.337 <text:s text:c="2"/>-0.895 <text:s text:c="2"/>-0.041 | <text:s text:c="2"/>-89.9 <text:s text:c="2"/>-21.9 <text:s/>-115.1</text:p>
      <text:p text:style-name="Standard"><text:s text:c="2"/>10.292 | 2 <text:s/>| <text:s text:c="3"/>0.228 <text:s text:c="3"/>0.994 <text:s text:c="3"/>0.106 | <text:s text:c="3"/>82.3 <text:s text:c="2"/>-13.1 <text:s text:c="4"/>6.0</text:p>
      <text:p text:style-name="Standard"><text:s text:c="2"/>10.292 | 3 <text:s/>| <text:s text:c="3"/>0.996 <text:s text:c="3"/>0.071 <text:s text:c="3"/>0.223 | <text:s text:c="3"/>16.7 <text:s text:c="2"/>-75.3 <text:s text:c="2"/>146.6</text:p>
      <text:p text:style-name="Standard"><text:s text:c="2"/>10.292 | 4 <text:s/>| <text:s text:c="3"/>1.003 <text:s text:c="3"/>0.017 <text:s text:c="3"/>0.131 | <text:s text:c="4"/>7.7 <text:s text:c="2"/>-81.7 <text:s text:c="2"/>111.5</text:p>
      <text:p text:style-name="Standard"><text:s text:c="2"/>10.292 | 5 <text:s/>| <text:s text:c="3"/>1.005 <text:s text:c="2"/>-0.102 <text:s text:c="2"/>-0.236 | <text:s/>-160.1 <text:s text:c="2"/>-75.4 <text:s text:c="2"/>-56.4</text:p>
      <text:p text:style-name="Standard"><text:s text:c="2"/>10.326 | 0 <text:s/>| <text:s text:c="8"/>Comm Error <text:s text:c="8"/>| <text:s text:c="11"/>- <text:s text:c="10"/></text:p>
      <text:p text:style-name="Standard"><text:s text:c="2"/>10.326 | 1 <text:s/>| <text:s text:c="3"/>0.340 <text:s text:c="2"/>-0.900 <text:s text:c="2"/>-0.044 | <text:s text:c="2"/>-89.9 <text:s text:c="2"/>-21.6 <text:s/>-115.1</text:p>
      <text:p text:style-name="Standard"><text:s text:c="2"/>10.326 | 2 <text:s/>| <text:s text:c="3"/>0.216 <text:s text:c="3"/>0.987 <text:s text:c="3"/>0.103 | <text:s text:c="3"/>82.6 <text:s text:c="2"/>-13.3 <text:s text:c="4"/>5.5</text:p>
      <text:p text:style-name="Standard"><text:s text:c="2"/>10.326 | 3 <text:s/>| <text:s text:c="3"/>0.991 <text:s text:c="3"/>0.061 <text:s text:c="3"/>0.215 | <text:s text:c="3"/>15.9 <text:s text:c="2"/>-75.5 <text:s text:c="2"/>147.5</text:p>
      <text:p text:style-name="Standard"><text:s text:c="2"/>10.326 | 4 <text:s/>| <text:s text:c="3"/>1.009 <text:s text:c="3"/>0.032 <text:s text:c="3"/>0.116 | <text:s text:c="4"/>7.2 <text:s text:c="2"/>-81.9 <text:s text:c="2"/>112.0</text:p>
      <text:p text:style-name="Standard"><text:s text:c="2"/>10.326 | 5 <text:s/>| <text:s text:c="3"/>1.004 <text:s text:c="2"/>-0.075 <text:s text:c="2"/>-0.235 | <text:s/>-160.1 <text:s text:c="2"/>-75.1 <text:s text:c="2"/>-56.3</text:p>
      <text:p text:style-name="Standard"><text:s text:c="2"/>10.360 | 0 <text:s/>| <text:s text:c="8"/>Comm Error <text:s text:c="8"/>| <text:s text:c="11"/>- <text:s text:c="10"/></text:p>
      <text:p text:style-name="Standard"><text:s text:c="2"/>10.360 | 1 <text:s/>| <text:s text:c="3"/>0.340 <text:s text:c="2"/>-0.907 <text:s text:c="2"/>-0.044 | <text:s text:c="2"/>-90.0 <text:s text:c="2"/>-21.1 <text:s/>-115.4</text:p>
      <text:p text:style-name="Standard"><text:s text:c="2"/>10.360 | 2 <text:s/>| <text:s text:c="3"/>0.202 <text:s text:c="3"/>0.986 <text:s text:c="3"/>0.082 | <text:s text:c="3"/>83.0 <text:s text:c="2"/>-13.2 <text:s text:c="4"/>5.0</text:p>
      <text:p text:style-name="Standard"><text:s text:c="2"/>10.360 | 3 <text:s/>| <text:s text:c="3"/>0.991 <text:s text:c="3"/>0.040 <text:s text:c="3"/>0.210 | <text:s text:c="3"/>14.1 <text:s text:c="2"/>-75.8 <text:s text:c="2"/>149.3</text:p>
      <text:p text:style-name="Standard"><text:s text:c="2"/>10.360 | 4 <text:s/>| <text:s text:c="3"/>1.004 <text:s text:c="3"/>0.003 <text:s text:c="3"/>0.111 | <text:s text:c="4"/>5.8 <text:s text:c="2"/>-82.1 <text:s text:c="2"/>113.4</text:p>
      <text:p text:style-name="Standard"><text:s text:c="2"/>10.360 | 5 <text:s/>| <text:s text:c="3"/>1.015 <text:s text:c="2"/>-0.066 <text:s text:c="2"/>-0.257 | <text:s/>-160.7 <text:s text:c="2"/>-74.7 <text:s text:c="2"/>-55.8</text:p>
      <text:p text:style-name="Standard"><text:s text:c="2"/>10.395 | 0 <text:s/>| <text:s text:c="8"/>Comm Error <text:s text:c="8"/>| <text:s text:c="11"/>- <text:s text:c="10"/></text:p>
      <text:p text:style-name="Standard"><text:s text:c="2"/>10.395 | 1 <text:s/>| <text:s text:c="3"/>0.346 <text:s text:c="2"/>-0.920 <text:s text:c="2"/>-0.031 | <text:s text:c="2"/>-90.1 <text:s text:c="2"/>-20.3 <text:s/>-115.7</text:p>
      <text:p text:style-name="Standard"><text:s text:c="2"/>10.395 | 2 <text:s/>| <text:s text:c="3"/>0.207 <text:s text:c="3"/>0.995 <text:s text:c="3"/>0.065 | <text:s text:c="3"/>83.6 <text:s text:c="2"/>-13.1 <text:s text:c="4"/>4.3</text:p>
      <text:p text:style-name="Standard"><text:s text:c="2"/>10.395 | 3 <text:s/>| <text:s text:c="3"/>0.998 <text:s text:c="3"/>0.034 <text:s text:c="3"/>0.204 | <text:s text:c="3"/>12.5 <text:s text:c="2"/>-76.1 <text:s text:c="2"/>150.9</text:p>
      <text:p text:style-name="Standard"><text:s text:c="2"/>10.395 | 4 <text:s/>| <text:s text:c="3"/>1.010 <text:s text:c="2"/>-0.003 <text:s text:c="3"/>0.093 | <text:s text:c="4"/>2.8 <text:s text:c="2"/>-82.4 <text:s text:c="2"/>116.5</text:p>
      <text:p text:style-name="Standard"><text:s text:c="2"/>10.395 | 5 <text:s/>| <text:s text:c="3"/>0.989 <text:s text:c="2"/>-0.118 <text:s text:c="2"/>-0.281 | <text:s/>-160.8 <text:s text:c="2"/>-74.2 <text:s text:c="2"/>-56.0</text:p>
      <text:p text:style-name="Standard"><text:s text:c="2"/>10.429 | 0 <text:s/>| <text:s text:c="8"/>Comm Error <text:s text:c="8"/>| <text:s text:c="11"/>- <text:s text:c="10"/></text:p>
      <text:p text:style-name="Standard"><text:s text:c="2"/>10.429 | 1 <text:s/>| <text:s text:c="3"/>0.347 <text:s text:c="2"/>-0.930 <text:s text:c="2"/>-0.020 | <text:s text:c="2"/>-90.2 <text:s text:c="2"/>-19.7 <text:s/>-116.1</text:p>
      <text:p text:style-name="Standard"><text:s text:c="2"/>10.429 | 2 <text:s/>| <text:s text:c="3"/>0.214 <text:s text:c="3"/>1.010 <text:s text:c="3"/>0.054 | <text:s text:c="3"/>84.6 <text:s text:c="2"/>-13.0 <text:s text:c="4"/>3.7</text:p>
      <text:p text:style-name="Standard"><text:s text:c="2"/>10.429 | 3 <text:s/>| <text:s text:c="3"/>1.001 <text:s text:c="3"/>0.037 <text:s text:c="3"/>0.202 | <text:s text:c="3"/>10.4 <text:s text:c="2"/>-76.6 <text:s text:c="2"/>152.9</text:p>
      <text:p text:style-name="Standard"><text:s text:c="2"/>10.429 | 4 <text:s/>| <text:s text:c="3"/>1.021 <text:s text:c="3"/>0.007 <text:s text:c="3"/>0.079 | <text:s text:c="4"/>1.5 <text:s text:c="2"/>-82.6 <text:s text:c="2"/>117.9</text:p>
      <text:p text:style-name="Standard"><text:s text:c="2"/>10.429 | 5 <text:s/>| <text:s text:c="3"/>0.979 <text:s text:c="2"/>-0.100 <text:s text:c="2"/>-0.275 | <text:s/>-160.6 <text:s text:c="2"/>-73.7 <text:s text:c="2"/>-56.3</text:p>
      <text:p text:style-name="Standard"><text:s text:c="2"/>10.464 | 0 <text:s/>| <text:s text:c="8"/>Comm Error <text:s text:c="8"/>| <text:s text:c="11"/>- <text:s text:c="10"/></text:p>
      <text:p text:style-name="Standard"><text:s text:c="2"/>10.464 | 1 <text:s/>| <text:s text:c="3"/>0.337 <text:s text:c="2"/>-0.930 <text:s text:c="2"/>-0.004 | <text:s text:c="2"/>-90.1 <text:s text:c="2"/>-18.9 <text:s/>-116.7</text:p>
      <text:p text:style-name="Standard"><text:s text:c="2"/>10.464 | 2 <text:s/>| <text:s text:c="3"/>0.211 <text:s text:c="3"/>1.008 <text:s text:c="3"/>0.049 | <text:s text:c="3"/>85.2 <text:s text:c="2"/>-12.9 <text:s text:c="4"/>3.2</text:p>
      <text:p text:style-name="Standard"><text:s text:c="2"/>10.464 | 3 <text:s/>| <text:s text:c="3"/>0.987 <text:s text:c="3"/>0.033 <text:s text:c="3"/>0.186 | <text:s text:c="4"/>9.0 <text:s text:c="2"/>-76.9 <text:s text:c="2"/>154.3</text:p>
      <text:p text:style-name="Standard"><text:s text:c="2"/>10.464 | 4 <text:s/>| <text:s text:c="3"/>1.011 <text:s text:c="3"/>0.006 <text:s text:c="3"/>0.079 | <text:s text:c="4"/>0.4 <text:s text:c="2"/>-82.8 <text:s text:c="2"/>118.7</text:p>
      <text:p text:style-name="Standard"><text:s text:c="2"/>10.464 | 5 <text:s/>| <text:s text:c="3"/>0.988 <text:s text:c="2"/>-0.085 <text:s text:c="2"/>-0.274 | <text:s/>-160.8 <text:s text:c="2"/>-73.4 <text:s text:c="2"/>-56.1</text:p>
      <text:p text:style-name="Standard"><text:soft-page-break/><text:s text:c="2"/>10.499 | 0 <text:s/>| <text:s text:c="8"/>Comm Error <text:s text:c="8"/>| <text:s text:c="11"/>- <text:s text:c="10"/></text:p>
      <text:p text:style-name="Standard"><text:s text:c="2"/>10.499 | 1 <text:s/>| <text:s text:c="3"/>0.334 <text:s text:c="2"/>-0.929 <text:s text:c="3"/>0.010 | <text:s text:c="2"/>-90.0 <text:s text:c="2"/>-18.3 <text:s/>-117.3</text:p>
      <text:p text:style-name="Standard"><text:s text:c="2"/>10.499 | 2 <text:s/>| <text:s text:c="3"/>0.210 <text:s text:c="3"/>1.001 <text:s text:c="3"/>0.037 | <text:s text:c="3"/>85.8 <text:s text:c="2"/>-12.8 <text:s text:c="4"/>2.7</text:p>
      <text:p text:style-name="Standard"><text:s text:c="2"/>10.499 | 3 <text:s/>| <text:s text:c="3"/>0.987 <text:s text:c="3"/>0.012 <text:s text:c="3"/>0.180 | <text:s text:c="4"/>6.5 <text:s text:c="2"/>-77.5 <text:s text:c="2"/>157.0</text:p>
      <text:p text:style-name="Standard"><text:s text:c="2"/>10.499 | 4 <text:s/>| <text:s text:c="3"/>1.013 <text:s text:c="2"/>-0.015 <text:s text:c="3"/>0.090 | <text:s text:c="3"/>-1.6 <text:s text:c="2"/>-82.9 <text:s text:c="2"/>120.8</text:p>
      <text:p text:style-name="Standard"><text:s text:c="2"/>10.499 | 5 <text:s/>| <text:s text:c="3"/>0.993 <text:s text:c="2"/>-0.093 <text:s text:c="2"/>-0.281 | <text:s/>-160.8 <text:s text:c="2"/>-73.0 <text:s text:c="2"/>-56.0</text:p>
      <text:p text:style-name="Standard"><text:s text:c="2"/>10.533 | 0 <text:s/>| <text:s text:c="8"/>Comm Error <text:s text:c="8"/>| <text:s text:c="11"/>- <text:s text:c="10"/></text:p>
      <text:p text:style-name="Standard"><text:s text:c="2"/>10.533 | 1 <text:s/>| <text:s text:c="3"/>0.330 <text:s text:c="2"/>-0.936 <text:s text:c="3"/>0.033 | <text:s text:c="2"/>-89.7 <text:s text:c="2"/>-17.7 <text:s/>-118.0</text:p>
      <text:p text:style-name="Standard"><text:s text:c="2"/>10.533 | 2 <text:s/>| <text:s text:c="3"/>0.212 <text:s text:c="3"/>0.996 <text:s text:c="3"/>0.025 | <text:s text:c="3"/>86.5 <text:s text:c="2"/>-12.7 <text:s text:c="4"/>2.2</text:p>
      <text:p text:style-name="Standard"><text:s text:c="2"/>10.533 | 3 <text:s/>| <text:s text:c="3"/>0.999 <text:s text:c="2"/>-0.009 <text:s text:c="3"/>0.177 | <text:s text:c="4"/>3.8 <text:s text:c="2"/>-77.9 <text:s text:c="2"/>159.8</text:p>
      <text:p text:style-name="Standard"><text:s text:c="2"/>10.533 | 4 <text:s/>| <text:s text:c="3"/>1.018 <text:s text:c="3"/>0.001 <text:s text:c="3"/>0.093 | <text:s text:c="3"/>-2.4 <text:s text:c="2"/>-82.8 <text:s text:c="2"/>121.6</text:p>
      <text:p text:style-name="Standard"><text:s text:c="2"/>10.533 | 5 <text:s/>| <text:s text:c="3"/>0.987 <text:s text:c="2"/>-0.107 <text:s text:c="2"/>-0.293 | <text:s/>-160.6 <text:s text:c="2"/>-72.7 <text:s text:c="2"/>-56.2</text:p>
      <text:p text:style-name="Standard"><text:s text:c="2"/>10.568 | 0 <text:s/>| <text:s text:c="8"/>Comm Error <text:s text:c="8"/>| <text:s text:c="11"/>- <text:s text:c="10"/></text:p>
      <text:p text:style-name="Standard"><text:s text:c="2"/>10.568 | 1 <text:s/>| <text:s text:c="3"/>0.322 <text:s text:c="2"/>-0.943 <text:s text:c="3"/>0.047 | <text:s text:c="2"/>-89.4 <text:s text:c="2"/>-17.3 <text:s/>-118.4</text:p>
      <text:p text:style-name="Standard"><text:s text:c="2"/>10.568 | 2 <text:s/>| <text:s text:c="3"/>0.214 <text:s text:c="3"/>1.001 <text:s text:c="3"/>0.020 | <text:s text:c="3"/>87.4 <text:s text:c="2"/>-12.7 <text:s text:c="4"/>1.5</text:p>
      <text:p text:style-name="Standard"><text:s text:c="2"/>10.568 | 3 <text:s/>| <text:s text:c="3"/>1.002 <text:s text:c="2"/>-0.003 <text:s text:c="3"/>0.179 | <text:s text:c="4"/>0.3 <text:s text:c="2"/>-78.4 <text:s text:c="2"/>163.5</text:p>
      <text:p text:style-name="Standard"><text:s text:c="2"/>10.568 | 4 <text:s/>| <text:s text:c="3"/>1.001 <text:s text:c="2"/>-0.003 <text:s text:c="3"/>0.125 | <text:s text:c="3"/>-2.3 <text:s text:c="2"/>-82.6 <text:s text:c="2"/>121.7</text:p>
      <text:p text:style-name="Standard"><text:s text:c="2"/>10.568 | 5 <text:s/>| <text:s text:c="3"/>0.985 <text:s text:c="2"/>-0.085 <text:s text:c="2"/>-0.287 | <text:s/>-160.6 <text:s text:c="2"/>-72.4 <text:s text:c="2"/>-55.9</text:p>
      <text:p text:style-name="Standard"><text:s text:c="2"/>10.602 | 0 <text:s/>| <text:s text:c="8"/>Comm Error <text:s text:c="8"/>| <text:s text:c="11"/>- <text:s text:c="10"/></text:p>
      <text:p text:style-name="Standard"><text:s text:c="2"/>10.602 | 1 <text:s/>| <text:s text:c="3"/>0.316 <text:s text:c="2"/>-0.949 <text:s text:c="3"/>0.059 | <text:s text:c="2"/>-89.0 <text:s text:c="2"/>-16.9 <text:s/>-118.9</text:p>
      <text:p text:style-name="Standard"><text:s text:c="2"/>10.602 | 2 <text:s/>| <text:s text:c="3"/>0.216 <text:s text:c="3"/>0.995 <text:s text:c="3"/>0.011 | <text:s text:c="3"/>88.0 <text:s text:c="2"/>-12.6 <text:s text:c="4"/>1.0</text:p>
      <text:p text:style-name="Standard"><text:s text:c="2"/>10.602 | 3 <text:s/>| <text:s text:c="3"/>0.994 <text:s text:c="3"/>0.010 <text:s text:c="3"/>0.167 | <text:s text:c="3"/>-1.6 <text:s text:c="2"/>-78.8 <text:s text:c="2"/>165.5</text:p>
      <text:p text:style-name="Standard"><text:s text:c="2"/>10.602 | 4 <text:s/>| <text:s text:c="3"/>0.987 <text:s text:c="2"/>-0.008 <text:s text:c="3"/>0.167 | <text:s text:c="3"/>-3.1 <text:s text:c="2"/>-82.2 <text:s text:c="2"/>122.7</text:p>
      <text:p text:style-name="Standard"><text:s text:c="2"/>10.602 | 5 <text:s/>| <text:s text:c="3"/>0.986 <text:s text:c="2"/>-0.098 <text:s text:c="2"/>-0.299 | <text:s/>-160.6 <text:s text:c="2"/>-72.2 <text:s text:c="2"/>-55.8</text:p>
      <text:p text:style-name="Standard"><text:s text:c="2"/>10.636 | 0 <text:s/>| <text:s text:c="8"/>Comm Error <text:s text:c="8"/>| <text:s text:c="11"/>- <text:s text:c="10"/></text:p>
      <text:p text:style-name="Standard"><text:s text:c="2"/>10.636 | 1 <text:s/>| <text:s text:c="3"/>0.303 <text:s text:c="2"/>-0.958 <text:s text:c="3"/>0.066 | <text:s text:c="2"/>-88.4 <text:s text:c="2"/>-16.4 <text:s/>-119.3</text:p>
      <text:p text:style-name="Standard"><text:s text:c="2"/>10.636 | 2 <text:s/>| <text:s text:c="3"/>0.209 <text:s text:c="3"/>0.986 <text:s text:c="3"/>0.006 | <text:s text:c="3"/>88.6 <text:s text:c="2"/>-12.6 <text:s text:c="4"/>0.6</text:p>
      <text:p text:style-name="Standard"><text:s text:c="2"/>10.636 | 3 <text:s/>| <text:s text:c="3"/>1.001 <text:s text:c="3"/>0.009 <text:s text:c="3"/>0.162 | <text:s text:c="3"/>-3.2 <text:s text:c="2"/>-79.2 <text:s text:c="2"/>167.8</text:p>
      <text:p text:style-name="Standard"><text:s text:c="2"/>10.636 | 4 <text:s/>| <text:s text:c="3"/>0.985 <text:s text:c="3"/>0.008 <text:s text:c="3"/>0.175 | <text:s text:c="3"/>-2.4 <text:s text:c="2"/>-81.7 <text:s text:c="2"/>122.1</text:p>
      <text:p text:style-name="Standard"><text:s text:c="2"/>10.636 | 5 <text:s/>| <text:s text:c="3"/>0.985 <text:s text:c="2"/>-0.094 <text:s text:c="2"/>-0.292 | <text:s/>-160.4 <text:s text:c="2"/>-72.0 <text:s text:c="2"/>-55.8</text:p>
      <text:p text:style-name="Standard"><text:s text:c="2"/>10.670 | 0 <text:s/>| <text:s text:c="8"/>Comm Error <text:s text:c="8"/>| <text:s text:c="11"/>- <text:s text:c="10"/></text:p>
      <text:p text:style-name="Standard"><text:s text:c="2"/>10.670 | 1 <text:s/>| <text:s text:c="3"/>0.296 <text:s text:c="2"/>-0.978 <text:s text:c="3"/>0.071 | <text:s text:c="2"/>-87.9 <text:s text:c="2"/>-16.0 <text:s/>-119.6</text:p>
      <text:p text:style-name="Standard"><text:s text:c="2"/>10.670 | 2 <text:s/>| <text:s text:c="3"/>0.198 <text:s text:c="3"/>0.984 <text:s text:c="3"/>0.006 | <text:s text:c="3"/>89.3 <text:s text:c="2"/>-12.4 <text:s text:c="4"/>0.2</text:p>
      <text:p text:style-name="Standard"><text:s text:c="2"/>10.670 | 3 <text:s/>| <text:s text:c="3"/>1.010 <text:s text:c="3"/>0.006 <text:s text:c="3"/>0.151 | <text:s text:c="3"/>-5.2 <text:s text:c="2"/>-79.7 <text:s text:c="2"/>169.4</text:p>
      <text:p text:style-name="Standard"><text:s text:c="2"/>10.670 | 4 <text:s/>| <text:s text:c="3"/>0.994 <text:s text:c="3"/>0.002 <text:s text:c="3"/>0.151 | <text:s text:c="3"/>-2.1 <text:s text:c="2"/>-81.5 <text:s text:c="2"/>121.9</text:p>
      <text:p text:style-name="Standard"><text:s text:c="2"/>10.670 | 5 <text:s/>| <text:s text:c="3"/>0.987 <text:s text:c="2"/>-0.097 <text:s text:c="2"/>-0.287 | <text:s/>-160.3 <text:s text:c="2"/>-71.9 <text:s text:c="2"/>-55.6</text:p>
      <text:p text:style-name="Standard"><text:s text:c="2"/>10.704 | 0 <text:s/>| <text:s text:c="8"/>Comm Error <text:s text:c="8"/>| <text:s text:c="11"/>- <text:s text:c="10"/></text:p>
      <text:p text:style-name="Standard"><text:s text:c="2"/>10.704 | 1 <text:s/>| <text:s text:c="3"/>0.291 <text:s text:c="2"/>-0.992 <text:s text:c="3"/>0.068 | <text:s text:c="2"/>-87.2 <text:s text:c="2"/>-15.6 <text:s/>-119.7</text:p>
      <text:p text:style-name="Standard"><text:s text:c="2"/>10.704 | 2 <text:s/>| <text:s text:c="3"/>0.206 <text:s text:c="3"/>0.984 <text:s text:c="2"/>-0.024 | <text:s text:c="3"/>89.8 <text:s text:c="2"/>-12.3 <text:s text:c="3"/>-0.1</text:p>
      <text:p text:style-name="Standard"><text:s text:c="2"/>10.704 | 3 <text:s/>| <text:s text:c="3"/>1.010 <text:s text:c="3"/>0.006 <text:s text:c="3"/>0.149 | <text:s text:c="3"/>-6.4 <text:s text:c="2"/>-80.1 <text:s text:c="2"/>170.8</text:p>
      <text:p text:style-name="Standard"><text:s text:c="2"/>10.704 | 4 <text:s/>| <text:s text:c="3"/>1.003 <text:s text:c="2"/>-0.004 <text:s text:c="3"/>0.119 | <text:s text:c="3"/>-3.0 <text:s text:c="2"/>-81.6 <text:s text:c="2"/>123.1</text:p>
      <text:p text:style-name="Standard"><text:s text:c="2"/>10.704 | 5 <text:s/>| <text:s text:c="3"/>0.983 <text:s text:c="2"/>-0.108 <text:s text:c="2"/>-0.287 | <text:s/>-160.0 <text:s text:c="2"/>-71.8 <text:s text:c="2"/>-55.7</text:p>
      <text:p text:style-name="Standard"><text:s text:c="2"/>10.738 | 0 <text:s/>| <text:s text:c="8"/>Comm Error <text:s text:c="8"/>| <text:s text:c="11"/>- <text:s text:c="10"/></text:p>
      <text:p text:style-name="Standard"><text:s text:c="2"/>10.738 | 1 <text:s/>| <text:s text:c="3"/>0.284 <text:s text:c="2"/>-0.989 <text:s text:c="3"/>0.060 | <text:s text:c="2"/>-86.8 <text:s text:c="2"/>-15.4 <text:s/>-119.6</text:p>
      <text:p text:style-name="Standard"><text:s text:c="2"/>10.738 | 2 <text:s/>| <text:s text:c="3"/>0.189 <text:s text:c="3"/>0.984 <text:s text:c="2"/>-0.038 | <text:s text:c="3"/>90.6 <text:s text:c="2"/>-12.1 <text:s text:c="3"/>-0.7</text:p>
      <text:p text:style-name="Standard"><text:s text:c="2"/>10.738 | 3 <text:s/>| <text:s text:c="3"/>1.009 <text:s text:c="3"/>0.007 <text:s text:c="3"/>0.155 | <text:s text:c="3"/>-7.5 <text:s text:c="2"/>-80.4 <text:s text:c="2"/>172.1</text:p>
      <text:p text:style-name="Standard"><text:s text:c="2"/>10.738 | 4 <text:s/>| <text:s text:c="3"/>1.005 <text:s text:c="3"/>0.011 <text:s text:c="3"/>0.104 | <text:s text:c="3"/>-3.0 <text:s text:c="2"/>-81.8 <text:s text:c="2"/>123.1</text:p>
      <text:p text:style-name="Standard"><text:s text:c="2"/>10.738 | 5 <text:s/>| <text:s text:c="3"/>0.980 <text:s text:c="2"/>-0.104 <text:s text:c="2"/>-0.286 | <text:s/>-159.6 <text:s text:c="2"/>-71.7 <text:s text:c="2"/>-55.7</text:p>
      <text:p text:style-name="Standard"><text:s text:c="2"/>10.773 | 0 <text:s/>| <text:s text:c="8"/>Comm Error <text:s text:c="8"/>| <text:s text:c="11"/>- <text:s text:c="10"/></text:p>
      <text:p text:style-name="Standard"><text:soft-page-break/><text:s text:c="2"/>10.773 | 1 <text:s/>| <text:s text:c="3"/>0.279 <text:s text:c="2"/>-0.979 <text:s text:c="3"/>0.049 | <text:s text:c="2"/>-86.3 <text:s text:c="2"/>-15.3 <text:s/>-119.4</text:p>
      <text:p text:style-name="Standard"><text:s text:c="2"/>10.773 | 2 <text:s/>| <text:s text:c="3"/>0.225 <text:s text:c="3"/>0.976 <text:s text:c="2"/>-0.019 | <text:s text:c="3"/>90.9 <text:s text:c="2"/>-12.2 <text:s text:c="3"/>-1.4</text:p>
      <text:p text:style-name="Standard"><text:s text:c="2"/>10.773 | 3 <text:s/>| <text:s text:c="3"/>1.018 <text:s text:c="2"/>-0.005 <text:s text:c="3"/>0.178 | <text:s text:c="3"/>-8.0 <text:s text:c="2"/>-80.5 <text:s text:c="2"/>172.9</text:p>
      <text:p text:style-name="Standard"><text:s text:c="2"/>10.773 | 4 <text:s/>| <text:s text:c="3"/>1.001 <text:s text:c="2"/>-0.005 <text:s text:c="3"/>0.119 | <text:s text:c="3"/>-3.3 <text:s text:c="2"/>-82.0 <text:s text:c="2"/>123.7</text:p>
      <text:p text:style-name="Standard"><text:s text:c="2"/>10.773 | 5 <text:s/>| <text:s text:c="3"/>0.979 <text:s text:c="2"/>-0.095 <text:s text:c="2"/>-0.271 | <text:s/>-159.4 <text:s text:c="2"/>-71.7 <text:s text:c="2"/>-55.6</text:p>
      <text:p text:style-name="Standard"><text:s text:c="2"/>10.807 | 0 <text:s/>| <text:s text:c="8"/>Comm Error <text:s text:c="8"/>| <text:s text:c="11"/>- <text:s text:c="10"/></text:p>
      <text:p text:style-name="Standard"><text:s text:c="2"/>10.807 | 1 <text:s/>| <text:s text:c="3"/>0.274 <text:s text:c="2"/>-0.959 <text:s text:c="3"/>0.043 | <text:s text:c="2"/>-86.1 <text:s text:c="2"/>-15.3 <text:s/>-119.2</text:p>
      <text:p text:style-name="Standard"><text:s text:c="2"/>10.807 | 2 <text:s/>| <text:s text:c="3"/>0.250 <text:s text:c="3"/>0.978 <text:s text:c="2"/>-0.002 | <text:s text:c="3"/>91.0 <text:s text:c="2"/>-12.5 <text:s text:c="3"/>-2.0</text:p>
      <text:p text:style-name="Standard"><text:s text:c="2"/>10.807 | 3 <text:s/>| <text:s text:c="3"/>1.020 <text:s text:c="2"/>-0.031 <text:s text:c="3"/>0.166 | <text:s text:c="2"/>-10.2 <text:s text:c="2"/>-80.6 <text:s text:c="2"/>175.6</text:p>
      <text:p text:style-name="Standard"><text:s text:c="2"/>10.807 | 4 <text:s/>| <text:s text:c="3"/>1.003 <text:s text:c="2"/>-0.020 <text:s text:c="3"/>0.125 | <text:s text:c="3"/>-5.5 <text:s text:c="2"/>-82.0 <text:s text:c="2"/>125.5</text:p>
      <text:p text:style-name="Standard"><text:s text:c="2"/>10.807 | 5 <text:s/>| <text:s text:c="3"/>0.984 <text:s text:c="2"/>-0.097 <text:s text:c="2"/>-0.270 | <text:s/>-159.4 <text:s text:c="2"/>-71.7 <text:s text:c="2"/>-55.5</text:p>
      <text:p text:style-name="Standard"><text:s text:c="2"/>10.841 | 0 <text:s/>| <text:s text:c="8"/>Comm Error <text:s text:c="8"/>| <text:s text:c="11"/>- <text:s text:c="10"/></text:p>
      <text:p text:style-name="Standard"><text:s text:c="2"/>10.841 | 1 <text:s/>| <text:s text:c="3"/>0.270 <text:s text:c="2"/>-0.949 <text:s text:c="3"/>0.039 | <text:s text:c="2"/>-85.8 <text:s text:c="2"/>-15.4 <text:s/>-118.9</text:p>
      <text:p text:style-name="Standard"><text:s text:c="2"/>10.841 | 2 <text:s/>| <text:s text:c="3"/>0.250 <text:s text:c="3"/>0.969 <text:s text:c="3"/>0.021 | <text:s text:c="3"/>91.0 <text:s text:c="2"/>-13.0 <text:s text:c="3"/>-2.1</text:p>
      <text:p text:style-name="Standard"><text:s text:c="2"/>10.841 | 3 <text:s/>| <text:s text:c="3"/>1.022 <text:s text:c="2"/>-0.051 <text:s text:c="3"/>0.162 | <text:s text:c="2"/>-13.0 <text:s text:c="2"/>-80.6 <text:s text:c="2"/>178.8</text:p>
      <text:p text:style-name="Standard"><text:s text:c="2"/>10.841 | 4 <text:s/>| <text:s text:c="3"/>1.004 <text:s text:c="3"/>0.005 <text:s text:c="3"/>0.106 | <text:s text:c="3"/>-6.0 <text:s text:c="2"/>-82.1 <text:s text:c="2"/>126.3</text:p>
      <text:p text:style-name="Standard"><text:s text:c="2"/>10.841 | 5 <text:s/>| <text:s text:c="3"/>0.983 <text:s text:c="2"/>-0.110 <text:s text:c="2"/>-0.261 | <text:s/>-158.9 <text:s text:c="2"/>-71.7 <text:s text:c="2"/>-55.6</text:p>
      <text:p text:style-name="Standard"><text:s text:c="2"/>10.875 | 0 <text:s/>| <text:s text:c="8"/>Comm Error <text:s text:c="8"/>| <text:s text:c="11"/>- <text:s text:c="10"/></text:p>
      <text:p text:style-name="Standard"><text:s text:c="2"/>10.875 | 1 <text:s/>| <text:s text:c="3"/>0.271 <text:s text:c="2"/>-0.962 <text:s text:c="3"/>0.039 | <text:s text:c="2"/>-85.6 <text:s text:c="2"/>-15.6 <text:s/>-118.7</text:p>
      <text:p text:style-name="Standard"><text:s text:c="2"/>10.875 | 2 <text:s/>| <text:s text:c="3"/>0.230 <text:s text:c="3"/>0.962 <text:s text:c="3"/>0.029 | <text:s text:c="3"/>90.9 <text:s text:c="2"/>-13.2 <text:s text:c="3"/>-1.7</text:p>
      <text:p text:style-name="Standard"><text:s text:c="2"/>10.875 | 3 <text:s/>| <text:s text:c="3"/>1.029 <text:s text:c="2"/>-0.031 <text:s text:c="3"/>0.151 | <text:s text:c="2"/>-15.1 <text:s text:c="2"/>-81.0 <text:s/>-178.4</text:p>
      <text:p text:style-name="Standard"><text:s text:c="2"/>10.875 | 4 <text:s/>| <text:s text:c="3"/>1.006 <text:s text:c="2"/>-0.015 <text:s text:c="3"/>0.117 | <text:s text:c="3"/>-6.4 <text:s text:c="2"/>-82.2 <text:s text:c="2"/>126.8</text:p>
      <text:p text:style-name="Standard"><text:s text:c="2"/>10.875 | 5 <text:s/>| <text:s text:c="3"/>0.985 <text:s text:c="2"/>-0.118 <text:s text:c="2"/>-0.268 | <text:s/>-158.6 <text:s text:c="2"/>-71.5 <text:s text:c="2"/>-55.7</text:p>
      <text:p text:style-name="Standard"><text:s text:c="2"/>10.909 | 0 <text:s/>| <text:s text:c="8"/>Comm Error <text:s text:c="8"/>| <text:s text:c="11"/>- <text:s text:c="10"/></text:p>
      <text:p text:style-name="Standard"><text:s text:c="2"/>10.909 | 1 <text:s/>| <text:s text:c="3"/>0.273 <text:s text:c="2"/>-0.974 <text:s text:c="3"/>0.037 | <text:s text:c="2"/>-85.5 <text:s text:c="2"/>-15.7 <text:s/>-118.5</text:p>
      <text:p text:style-name="Standard"><text:s text:c="2"/>10.909 | 2 <text:s/>| <text:s text:c="3"/>0.224 <text:s text:c="3"/>0.973 <text:s text:c="3"/>0.028 | <text:s text:c="3"/>90.8 <text:s text:c="2"/>-13.3 <text:s text:c="3"/>-1.1</text:p>
      <text:p text:style-name="Standard"><text:s text:c="2"/>10.909 | 3 <text:s/>| <text:s text:c="3"/>1.022 <text:s text:c="2"/>-0.016 <text:s text:c="3"/>0.150 | <text:s text:c="2"/>-16.5 <text:s text:c="2"/>-80.6 <text:s/>-177.4</text:p>
      <text:p text:style-name="Standard"><text:s text:c="2"/>10.909 | 4 <text:s/>| <text:s text:c="3"/>1.003 <text:s text:c="2"/>-0.019 <text:s text:c="3"/>0.109 | <text:s text:c="3"/>-8.0 <text:s text:c="2"/>-82.3 <text:s text:c="2"/>128.7</text:p>
      <text:p text:style-name="Standard"><text:s text:c="2"/>10.909 | 5 <text:s/>| <text:s text:c="3"/>0.983 <text:s text:c="2"/>-0.135 <text:s text:c="2"/>-0.298 | <text:s/>-158.2 <text:s text:c="2"/>-71.1 <text:s text:c="2"/>-55.9</text:p>
      <text:p text:style-name="Standard"><text:s text:c="2"/>10.944 | 0 <text:s/>| <text:s text:c="8"/>Comm Error <text:s text:c="8"/>| <text:s text:c="11"/>- <text:s text:c="10"/></text:p>
      <text:p text:style-name="Standard"><text:s text:c="2"/>10.944 | 1 <text:s/>| <text:s text:c="3"/>0.257 <text:s text:c="2"/>-0.974 <text:s text:c="3"/>0.032 | <text:s text:c="2"/>-85.4 <text:s text:c="2"/>-15.7 <text:s/>-118.6</text:p>
      <text:p text:style-name="Standard"><text:s text:c="2"/>10.944 | 2 <text:s/>| <text:s text:c="3"/>0.226 <text:s text:c="3"/>0.988 <text:s text:c="3"/>0.032 | <text:s text:c="3"/>90.7 <text:s text:c="2"/>-13.3 <text:s text:c="3"/>-0.6</text:p>
      <text:p text:style-name="Standard"><text:s text:c="2"/>10.944 | 3 <text:s/>| <text:s text:c="3"/>1.022 <text:s text:c="2"/>-0.012 <text:s text:c="3"/>0.152 | <text:s text:c="2"/>-16.9 <text:s text:c="2"/>-80.7 <text:s/>-177.0</text:p>
      <text:p text:style-name="Standard"><text:s text:c="2"/>10.944 | 4 <text:s/>| <text:s text:c="3"/>1.004 <text:s text:c="2"/>-0.013 <text:s text:c="3"/>0.105 | <text:s text:c="3"/>-9.2 <text:s text:c="2"/>-82.3 <text:s text:c="2"/>130.2</text:p>
      <text:p text:style-name="Standard"><text:s text:c="2"/>10.944 | 5 <text:s/>| <text:s text:c="3"/>0.981 <text:s text:c="2"/>-0.123 <text:s text:c="2"/>-0.305 | <text:s/>-158.2 <text:s text:c="2"/>-70.8 <text:s text:c="2"/>-55.8</text:p>
      <text:p text:style-name="Standard"><text:s text:c="2"/>10.978 | 0 <text:s/>| <text:s text:c="8"/>Comm Error <text:s text:c="8"/>| <text:s text:c="11"/>- <text:s text:c="10"/></text:p>
      <text:p text:style-name="Standard"><text:s text:c="2"/>10.978 | 1 <text:s/>| <text:s text:c="3"/>0.263 <text:s text:c="2"/>-0.975 <text:s text:c="3"/>0.034 | <text:s text:c="2"/>-85.3 <text:s text:c="2"/>-15.7 <text:s/>-118.7</text:p>
      <text:p text:style-name="Standard"><text:s text:c="2"/>10.978 | 2 <text:s/>| <text:s text:c="3"/>0.238 <text:s text:c="3"/>0.978 <text:s text:c="3"/>0.035 | <text:s text:c="3"/>90.5 <text:s text:c="2"/>-13.4 <text:s text:c="3"/>-0.2</text:p>
      <text:p text:style-name="Standard"><text:s text:c="2"/>10.978 | 3 <text:s/>| <text:s text:c="3"/>1.023 <text:s text:c="2"/>-0.014 <text:s text:c="3"/>0.144 | <text:s text:c="2"/>-17.4 <text:s text:c="2"/>-80.7 <text:s/>-176.6</text:p>
      <text:p text:style-name="Standard"><text:s text:c="2"/>10.978 | 4 <text:s/>| <text:s text:c="3"/>1.003 <text:s text:c="3"/>0.006 <text:s text:c="3"/>0.091 | <text:s text:c="3"/>-9.1 <text:s text:c="2"/>-82.5 <text:s text:c="2"/>130.1</text:p>
      <text:p text:style-name="Standard"><text:s text:c="2"/>10.978 | 5 <text:s/>| <text:s text:c="3"/>0.968 <text:s text:c="2"/>-0.129 <text:s text:c="2"/>-0.303 | <text:s/>-158.1 <text:s text:c="2"/>-70.3 <text:s text:c="2"/>-55.6</text:p>
      <text:p text:style-name="Standard"><text:s text:c="2"/>11.013 | 0 <text:s/>| <text:s text:c="8"/>Comm Error <text:s text:c="8"/>| <text:s text:c="11"/>- <text:s text:c="10"/></text:p>
      <text:p text:style-name="Standard"><text:s text:c="2"/>11.013 | 1 <text:s/>| <text:s text:c="3"/>0.259 <text:s text:c="2"/>-0.974 <text:s text:c="3"/>0.035 | <text:s text:c="2"/>-85.3 <text:s text:c="2"/>-15.7 <text:s/>-118.9</text:p>
      <text:p text:style-name="Standard"><text:s text:c="2"/>11.013 | 2 <text:s/>| <text:s text:c="3"/>0.228 <text:s text:c="3"/>0.971 <text:s text:c="3"/>0.030 | <text:s text:c="3"/>90.2 <text:s text:c="2"/>-13.6 <text:s text:c="4"/>0.4</text:p>
      <text:p text:style-name="Standard"><text:s text:c="2"/>11.013 | 3 <text:s/>| <text:s text:c="3"/>1.001 <text:s text:c="2"/>-0.035 <text:s text:c="3"/>0.129 | <text:s text:c="2"/>-18.6 <text:s text:c="2"/>-80.7 <text:s/>-175.5</text:p>
      <text:p text:style-name="Standard"><text:s text:c="2"/>11.013 | 4 <text:s/>| <text:s text:c="3"/>1.009 <text:s text:c="3"/>0.003 <text:s text:c="3"/>0.091 | <text:s text:c="3"/>-9.2 <text:s text:c="2"/>-82.7 <text:s text:c="2"/>130.3</text:p>
      <text:p text:style-name="Standard"><text:s text:c="2"/>11.013 | 5 <text:s/>| <text:s text:c="3"/>0.962 <text:s text:c="2"/>-0.126 <text:s text:c="2"/>-0.300 | <text:s/>-158.0 <text:s text:c="2"/>-69.9 <text:s text:c="2"/>-55.4</text:p>
      <text:p text:style-name="Standard"><text:s text:c="2"/>11.047 | 0 <text:s/>| <text:s text:c="8"/>Comm Error <text:s text:c="8"/>| <text:s text:c="11"/>- <text:s text:c="10"/></text:p>
      <text:p text:style-name="Standard"><text:s text:c="2"/>11.047 | 1 <text:s/>| <text:s text:c="3"/>0.237 <text:s text:c="2"/>-0.979 <text:s text:c="3"/>0.039 | <text:s text:c="2"/>-85.4 <text:s text:c="2"/>-15.5 <text:s/>-119.2</text:p>
      <text:p text:style-name="Standard"><text:soft-page-break/><text:s text:c="2"/>11.047 | 2 <text:s/>| <text:s text:c="3"/>0.220 <text:s text:c="3"/>0.960 <text:s text:c="3"/>0.026 | <text:s text:c="3"/>89.9 <text:s text:c="2"/>-13.5 <text:s text:c="4"/>0.7</text:p>
      <text:p text:style-name="Standard"><text:s text:c="2"/>11.047 | 3 <text:s/>| <text:s text:c="3"/>0.991 <text:s text:c="2"/>-0.040 <text:s text:c="3"/>0.107 | <text:s text:c="2"/>-21.1 <text:s text:c="2"/>-81.0 <text:s/>-173.1</text:p>
      <text:p text:style-name="Standard"><text:s text:c="2"/>11.047 | 4 <text:s/>| <text:s text:c="3"/>0.999 <text:s text:c="2"/>-0.004 <text:s text:c="3"/>0.073 | <text:s text:c="2"/>-10.5 <text:s text:c="2"/>-82.9 <text:s text:c="2"/>131.6</text:p>
      <text:p text:style-name="Standard"><text:s text:c="2"/>11.047 | 5 <text:s/>| <text:s text:c="3"/>0.977 <text:s text:c="2"/>-0.137 <text:s text:c="2"/>-0.311 | <text:s/>-157.9 <text:s text:c="2"/>-69.4 <text:s text:c="2"/>-55.2</text:p>
      <text:p text:style-name="Standard"><text:s text:c="2"/>11.081 | 0 <text:s/>| <text:s text:c="8"/>Comm Error <text:s text:c="8"/>| <text:s text:c="11"/>- <text:s text:c="10"/></text:p>
      <text:p text:style-name="Standard"><text:s text:c="2"/>11.081 | 1 <text:s/>| <text:s text:c="3"/>0.237 <text:s text:c="2"/>-0.977 <text:s text:c="3"/>0.050 | <text:s text:c="2"/>-85.3 <text:s text:c="2"/>-15.2 <text:s/>-119.4</text:p>
      <text:p text:style-name="Standard"><text:s text:c="2"/>11.081 | 2 <text:s/>| <text:s text:c="3"/>0.222 <text:s text:c="3"/>0.945 <text:s text:c="3"/>0.012 | <text:s text:c="3"/>89.8 <text:s text:c="2"/>-13.4 <text:s text:c="4"/>0.7</text:p>
      <text:p text:style-name="Standard"><text:s text:c="2"/>11.081 | 3 <text:s/>| <text:s text:c="3"/>1.001 <text:s text:c="2"/>-0.041 <text:s text:c="3"/>0.101 | <text:s text:c="2"/>-22.7 <text:s text:c="2"/>-81.2 <text:s/>-171.6</text:p>
      <text:p text:style-name="Standard"><text:s text:c="2"/>11.081 | 4 <text:s/>| <text:s text:c="3"/>1.006 <text:s text:c="2"/>-0.038 <text:s text:c="3"/>0.085 | <text:s text:c="2"/>-12.8 <text:s text:c="2"/>-82.9 <text:s text:c="2"/>135.2</text:p>
      <text:p text:style-name="Standard"><text:s text:c="2"/>11.081 | 5 <text:s/>| <text:s text:c="3"/>0.956 <text:s text:c="2"/>-0.182 <text:s text:c="2"/>-0.327 | <text:s/>-157.3 <text:s text:c="2"/>-68.7 <text:s text:c="2"/>-55.4</text:p>
      <text:p text:style-name="Standard"><text:s text:c="2"/>11.116 | 0 <text:s/>| <text:s text:c="8"/>Comm Error <text:s text:c="8"/>| <text:s text:c="11"/>- <text:s text:c="10"/></text:p>
      <text:p text:style-name="Standard"><text:s text:c="2"/>11.116 | 1 <text:s/>| <text:s text:c="3"/>0.246 <text:s text:c="2"/>-0.964 <text:s text:c="3"/>0.064 | <text:s text:c="2"/>-85.3 <text:s text:c="2"/>-14.9 <text:s/>-119.5</text:p>
      <text:p text:style-name="Standard"><text:s text:c="2"/>11.116 | 2 <text:s/>| <text:s text:c="3"/>0.232 <text:s text:c="3"/>0.948 <text:s text:c="2"/>-0.014 | <text:s text:c="3"/>89.8 <text:s text:c="2"/>-13.3 <text:s text:c="4"/>0.4</text:p>
      <text:p text:style-name="Standard"><text:s text:c="2"/>11.116 | 3 <text:s/>| <text:s text:c="3"/>1.016 <text:s text:c="2"/>-0.048 <text:s text:c="3"/>0.114 | <text:s text:c="2"/>-24.3 <text:s text:c="2"/>-81.4 <text:s/>-170.1</text:p>
      <text:p text:style-name="Standard"><text:s text:c="2"/>11.116 | 4 <text:s/>| <text:s text:c="3"/>0.998 <text:s text:c="2"/>-0.014 <text:s text:c="3"/>0.068 | <text:s text:c="2"/>-16.7 <text:s text:c="2"/>-83.0 <text:s text:c="2"/>138.0</text:p>
      <text:p text:style-name="Standard"><text:s text:c="2"/>11.116 | 5 <text:s/>| <text:s text:c="3"/>0.939 <text:s text:c="2"/>-0.177 <text:s text:c="2"/>-0.307 | <text:s/>-156.5 <text:s text:c="2"/>-68.1 <text:s text:c="2"/>-55.5</text:p>
      <text:p text:style-name="Standard"><text:s text:c="2"/>11.150 | 0 <text:s/>| <text:s text:c="8"/>Comm Error <text:s text:c="8"/>| <text:s text:c="11"/>- <text:s text:c="10"/></text:p>
      <text:p text:style-name="Standard"><text:s text:c="2"/>11.150 | 1 <text:s/>| <text:s text:c="3"/>0.262 <text:s text:c="2"/>-0.943 <text:s text:c="3"/>0.065 | <text:s text:c="2"/>-85.4 <text:s text:c="2"/>-14.6 <text:s/>-119.3</text:p>
      <text:p text:style-name="Standard"><text:s text:c="2"/>11.150 | 2 <text:s/>| <text:s text:c="3"/>0.244 <text:s text:c="3"/>0.940 <text:s text:c="2"/>-0.038 | <text:s text:c="3"/>90.1 <text:s text:c="2"/>-13.3 <text:s text:c="3"/>-0.4</text:p>
      <text:p text:style-name="Standard"><text:s text:c="2"/>11.150 | 3 <text:s/>| <text:s text:c="3"/>1.006 <text:s text:c="2"/>-0.055 <text:s text:c="3"/>0.120 | <text:s text:c="2"/>-25.0 <text:s text:c="2"/>-81.6 <text:s/>-169.4</text:p>
      <text:p text:style-name="Standard"><text:s text:c="2"/>11.150 | 4 <text:s/>| <text:s text:c="3"/>1.000 <text:s text:c="2"/>-0.011 <text:s text:c="3"/>0.067 | <text:s text:c="2"/>-18.1 <text:s text:c="2"/>-83.1 <text:s text:c="2"/>139.5</text:p>
      <text:p text:style-name="Standard"><text:s text:c="2"/>11.150 | 5 <text:s/>| <text:s text:c="3"/>0.927 <text:s text:c="2"/>-0.214 <text:s text:c="2"/>-0.285 | <text:s/>-154.8 <text:s text:c="2"/>-67.2 <text:s text:c="2"/>-55.8</text:p>
      <text:p text:style-name="Standard"><text:s text:c="2"/>11.184 | 0 <text:s/>| <text:s text:c="8"/>Comm Error <text:s text:c="8"/>| <text:s text:c="11"/>- <text:s text:c="10"/></text:p>
      <text:p text:style-name="Standard"><text:s text:c="2"/>11.184 | 1 <text:s/>| <text:s text:c="3"/>0.262 <text:s text:c="2"/>-0.918 <text:s text:c="3"/>0.062 | <text:s text:c="2"/>-85.6 <text:s text:c="2"/>-14.0 <text:s/>-119.1</text:p>
      <text:p text:style-name="Standard"><text:s text:c="2"/>11.184 | 2 <text:s/>| <text:s text:c="3"/>0.251 <text:s text:c="3"/>0.932 <text:s text:c="2"/>-0.070 | <text:s text:c="3"/>90.7 <text:s text:c="2"/>-13.5 <text:s text:c="3"/>-0.9</text:p>
      <text:p text:style-name="Standard"><text:s text:c="2"/>11.184 | 3 <text:s/>| <text:s text:c="3"/>0.994 <text:s text:c="2"/>-0.075 <text:s text:c="3"/>0.114 | <text:s text:c="2"/>-26.3 <text:s text:c="2"/>-81.6 <text:s/>-168.2</text:p>
      <text:p text:style-name="Standard"><text:s text:c="2"/>11.184 | 4 <text:s/>| <text:s text:c="3"/>1.002 <text:s text:c="2"/>-0.042 <text:s text:c="3"/>0.077 | <text:s text:c="2"/>-21.5 <text:s text:c="2"/>-83.2 <text:s text:c="2"/>143.2</text:p>
      <text:p text:style-name="Standard"><text:s text:c="2"/>11.184 | 5 <text:s/>| <text:s text:c="3"/>0.952 <text:s text:c="2"/>-0.177 <text:s text:c="2"/>-0.305 | <text:s/>-153.7 <text:s text:c="2"/>-66.4 <text:s text:c="2"/>-55.3</text:p>
      <text:p text:style-name="Standard"><text:s text:c="2"/>11.218 | 0 <text:s/>| <text:s text:c="8"/>Comm Error <text:s text:c="8"/>| <text:s text:c="11"/>- <text:s text:c="10"/></text:p>
      <text:p text:style-name="Standard"><text:s text:c="2"/>11.218 | 1 <text:s/>| <text:s text:c="3"/>0.264 <text:s text:c="2"/>-0.922 <text:s text:c="3"/>0.065 | <text:s text:c="2"/>-85.9 <text:s text:c="2"/>-13.6 <text:s/>-118.9</text:p>
      <text:p text:style-name="Standard"><text:s text:c="2"/>11.218 | 2 <text:s/>| <text:s text:c="3"/>0.246 <text:s text:c="3"/>0.936 <text:s text:c="2"/>-0.076 | <text:s text:c="3"/>91.0 <text:s text:c="2"/>-13.5 <text:s text:c="3"/>-1.2</text:p>
      <text:p text:style-name="Standard"><text:s text:c="2"/>11.218 | 3 <text:s/>| <text:s text:c="3"/>1.022 <text:s text:c="2"/>-0.097 <text:s text:c="3"/>0.098 | <text:s text:c="2"/>-29.4 <text:s text:c="2"/>-81.6 <text:s/>-165.0</text:p>
      <text:p text:style-name="Standard"><text:s text:c="2"/>11.218 | 4 <text:s/>| <text:s text:c="3"/>1.016 <text:s text:c="2"/>-0.046 <text:s text:c="3"/>0.081 | <text:s text:c="2"/>-25.4 <text:s text:c="2"/>-83.1 <text:s text:c="2"/>147.5</text:p>
      <text:p text:style-name="Standard"><text:s text:c="2"/>11.218 | 5 <text:s/>| <text:s text:c="3"/>0.983 <text:s text:c="2"/>-0.149 <text:s text:c="2"/>-0.377 | <text:s/>-154.4 <text:s text:c="2"/>-65.3 <text:s text:c="2"/>-52.7</text:p>
      <text:p text:style-name="Standard"><text:s text:c="2"/>11.252 | 0 <text:s/>| <text:s text:c="8"/>Comm Error <text:s text:c="8"/>| <text:s text:c="11"/>- <text:s text:c="10"/></text:p>
      <text:p text:style-name="Standard"><text:s text:c="2"/>11.252 | 1 <text:s/>| <text:s text:c="3"/>0.270 <text:s text:c="2"/>-0.987 <text:s text:c="3"/>0.076 | <text:s text:c="2"/>-86.2 <text:s text:c="2"/>-13.1 <text:s/>-118.9</text:p>
      <text:p text:style-name="Standard"><text:s text:c="2"/>11.252 | 2 <text:s/>| <text:s text:c="3"/>0.247 <text:s text:c="3"/>0.990 <text:s text:c="2"/>-0.070 | <text:s text:c="3"/>91.4 <text:s text:c="2"/>-13.7 <text:s text:c="3"/>-1.6</text:p>
      <text:p text:style-name="Standard"><text:s text:c="2"/>11.252 | 3 <text:s/>| <text:s text:c="3"/>1.050 <text:s text:c="2"/>-0.095 <text:s text:c="3"/>0.094 | <text:s text:c="2"/>-31.0 <text:s text:c="2"/>-81.7 <text:s/>-163.4</text:p>
      <text:p text:style-name="Standard"><text:s text:c="2"/>11.252 | 4 <text:s/>| <text:s text:c="3"/>1.008 <text:s text:c="2"/>-0.079 <text:s text:c="3"/>0.104 | <text:s text:c="2"/>-30.2 <text:s text:c="2"/>-82.7 <text:s text:c="2"/>152.8</text:p>
      <text:p text:style-name="Standard"><text:s text:c="2"/>11.252 | 5 <text:s/>| <text:s text:c="3"/>0.964 <text:s text:c="2"/>-0.186 <text:s text:c="2"/>-0.488 | <text:s/>-155.4 <text:s text:c="2"/>-63.7 <text:s text:c="2"/>-50.8</text:p>
      <text:p text:style-name="Standard"><text:s text:c="2"/>11.287 | 0 <text:s/>| <text:s text:c="8"/>Comm Error <text:s text:c="8"/>| <text:s text:c="11"/>- <text:s text:c="10"/></text:p>
      <text:p text:style-name="Standard"><text:s text:c="2"/>11.287 | 1 <text:s/>| <text:s text:c="3"/>0.243 <text:s text:c="2"/>-1.032 <text:s text:c="3"/>0.090 | <text:s text:c="2"/>-86.4 <text:s text:c="2"/>-12.8 <text:s/>-119.0</text:p>
      <text:p text:style-name="Standard"><text:s text:c="2"/>11.287 | 2 <text:s/>| <text:s text:c="3"/>0.253 <text:s text:c="3"/>1.019 <text:s text:c="2"/>-0.061 | <text:s text:c="3"/>91.4 <text:s text:c="2"/>-13.8 <text:s text:c="3"/>-1.8</text:p>
      <text:p text:style-name="Standard"><text:s text:c="2"/>11.287 | 3 <text:s/>| <text:s text:c="3"/>1.058 <text:s text:c="2"/>-0.069 <text:s text:c="3"/>0.076 | <text:s text:c="2"/>-32.4 <text:s text:c="2"/>-81.9 <text:s/>-162.2</text:p>
      <text:p text:style-name="Standard"><text:s text:c="2"/>11.287 | 4 <text:s/>| <text:s text:c="3"/>1.011 <text:s text:c="2"/>-0.059 <text:s text:c="3"/>0.094 | <text:s text:c="2"/>-31.8 <text:s text:c="2"/>-82.6 <text:s text:c="2"/>154.6</text:p>
      <text:p text:style-name="Standard"><text:s text:c="2"/>11.287 | 5 <text:s/>| <text:s text:c="3"/>0.971 <text:s text:c="2"/>-0.257 <text:s text:c="2"/>-0.422 | <text:s/>-154.7 <text:s text:c="2"/>-62.2 <text:s text:c="2"/>-50.8</text:p>
      <text:p text:style-name="Standard"><text:s text:c="2"/>11.321 | 0 <text:s/>| <text:s text:c="8"/>Comm Error <text:s text:c="8"/>| <text:s text:c="11"/>- <text:s text:c="10"/></text:p>
      <text:p text:style-name="Standard"><text:s text:c="2"/>11.321 | 1 <text:s/>| <text:s text:c="3"/>0.221 <text:s text:c="2"/>-1.043 <text:s text:c="3"/>0.088 | <text:s text:c="2"/>-86.5 <text:s text:c="2"/>-12.4 <text:s/>-119.2</text:p>
      <text:p text:style-name="Standard"><text:s text:c="2"/>11.321 | 2 <text:s/>| <text:s text:c="3"/>0.261 <text:s text:c="3"/>1.009 <text:s text:c="2"/>-0.058 | <text:s text:c="3"/>91.4 <text:s text:c="2"/>-14.1 <text:s text:c="3"/>-1.8</text:p>
      <text:p text:style-name="Standard"><text:soft-page-break/><text:s text:c="2"/>11.321 | 3 <text:s/>| <text:s text:c="3"/>1.044 <text:s text:c="2"/>-0.041 <text:s text:c="3"/>0.074 | <text:s text:c="2"/>-31.8 <text:s text:c="2"/>-82.1 <text:s/>-163.1</text:p>
      <text:p text:style-name="Standard"><text:s text:c="2"/>11.321 | 4 <text:s/>| <text:s text:c="3"/>1.002 <text:s text:c="2"/>-0.078 <text:s text:c="3"/>0.087 | <text:s text:c="2"/>-34.5 <text:s text:c="2"/>-82.4 <text:s text:c="2"/>158.2</text:p>
      <text:p text:style-name="Standard"><text:s text:c="2"/>11.321 | 5 <text:s/>| <text:s text:c="3"/>0.927 <text:s text:c="2"/>-0.313 <text:s text:c="2"/>-0.305 | <text:s/>-151.2 <text:s text:c="2"/>-62.2 <text:s text:c="2"/>-52.6</text:p>
      <text:p text:style-name="Standard"><text:s text:c="2"/>11.355 | 0 <text:s/>| <text:s text:c="8"/>Comm Error <text:s text:c="8"/>| <text:s text:c="11"/>- <text:s text:c="10"/></text:p>
      <text:p text:style-name="Standard"><text:s text:c="2"/>11.355 | 1 <text:s/>| <text:s text:c="3"/>0.211 <text:s text:c="2"/>-1.025 <text:s text:c="3"/>0.085 | <text:s text:c="2"/>-86.5 <text:s text:c="2"/>-12.3 <text:s/>-119.3</text:p>
      <text:p text:style-name="Standard"><text:s text:c="2"/>11.355 | 2 <text:s/>| <text:s text:c="3"/>0.272 <text:s text:c="3"/>0.985 <text:s text:c="2"/>-0.036 | <text:s text:c="3"/>91.0 <text:s text:c="2"/>-14.6 <text:s text:c="3"/>-1.6</text:p>
      <text:p text:style-name="Standard"><text:s text:c="2"/>11.355 | 3 <text:s/>| <text:s text:c="3"/>1.038 <text:s text:c="2"/>-0.038 <text:s text:c="3"/>0.087 | <text:s text:c="2"/>-29.8 <text:s text:c="2"/>-82.3 <text:s/>-165.7</text:p>
      <text:p text:style-name="Standard"><text:s text:c="2"/>11.355 | 4 <text:s/>| <text:s text:c="3"/>1.014 <text:s text:c="2"/>-0.066 <text:s text:c="3"/>0.067 | <text:s text:c="2"/>-36.6 <text:s text:c="2"/>-82.5 <text:s text:c="2"/>159.5</text:p>
      <text:p text:style-name="Standard"><text:s text:c="2"/>11.355 | 5 <text:s/>| <text:s text:c="3"/>0.915 <text:s text:c="2"/>-0.383 <text:s text:c="2"/>-0.236 | <text:s/>-144.5 <text:s text:c="2"/>-62.9 <text:s text:c="2"/>-58.3</text:p>
      <text:p text:style-name="Standard"><text:s text:c="2"/>11.389 | 0 <text:s/>| <text:s text:c="8"/>Comm Error <text:s text:c="8"/>| <text:s text:c="11"/>- <text:s text:c="10"/></text:p>
      <text:p text:style-name="Standard"><text:s text:c="2"/>11.389 | 1 <text:s/>| <text:s text:c="3"/>0.215 <text:s text:c="2"/>-1.001 <text:s text:c="3"/>0.090 | <text:s text:c="2"/>-86.4 <text:s text:c="2"/>-12.5 <text:s/>-119.4</text:p>
      <text:p text:style-name="Standard"><text:s text:c="2"/>11.389 | 2 <text:s/>| <text:s text:c="3"/>0.260 <text:s text:c="3"/>0.964 <text:s text:c="2"/>-0.029 | <text:s text:c="3"/>90.7 <text:s text:c="2"/>-14.8 <text:s text:c="3"/>-1.4</text:p>
      <text:p text:style-name="Standard"><text:s text:c="2"/>11.389 | 3 <text:s/>| <text:s text:c="3"/>1.013 <text:s text:c="2"/>-0.059 <text:s text:c="3"/>0.074 | <text:s text:c="2"/>-29.8 <text:s text:c="2"/>-82.4 <text:s/>-166.2</text:p>
      <text:p text:style-name="Standard"><text:s text:c="2"/>11.389 | 4 <text:s/>| <text:s text:c="3"/>1.000 <text:s text:c="2"/>-0.072 <text:s text:c="3"/>0.067 | <text:s text:c="2"/>-38.9 <text:s text:c="2"/>-82.4 <text:s text:c="2"/>161.6</text:p>
      <text:p text:style-name="Standard"><text:s text:c="2"/>11.389 | 5 <text:s/>| <text:s text:c="3"/>1.022 <text:s text:c="2"/>-0.248 <text:s text:c="2"/>-0.190 | <text:s/>-133.9 <text:s text:c="2"/>-64.7 <text:s text:c="2"/>-62.5</text:p>
      <text:p text:style-name="Standard"><text:s text:c="2"/>11.424 | 0 <text:s/>| <text:s text:c="8"/>Comm Error <text:s text:c="8"/>| <text:s text:c="11"/>- <text:s text:c="10"/></text:p>
      <text:p text:style-name="Standard"><text:s text:c="2"/>11.424 | 1 <text:s/>| <text:s text:c="3"/>0.208 <text:s text:c="2"/>-0.958 <text:s text:c="3"/>0.092 | <text:s text:c="2"/>-86.0 <text:s text:c="2"/>-13.0 <text:s/>-119.8</text:p>
      <text:p text:style-name="Standard"><text:s text:c="2"/>11.424 | 2 <text:s/>| <text:s text:c="3"/>0.251 <text:s text:c="3"/>0.949 <text:s text:c="2"/>-0.036 | <text:s text:c="3"/>90.7 <text:s text:c="2"/>-15.0 <text:s text:c="3"/>-1.7</text:p>
      <text:p text:style-name="Standard"><text:s text:c="2"/>11.424 | 3 <text:s/>| <text:s text:c="3"/>0.998 <text:s text:c="2"/>-0.073 <text:s text:c="3"/>0.060 | <text:s text:c="2"/>-31.5 <text:s text:c="2"/>-82.6 <text:s/>-164.8</text:p>
      <text:p text:style-name="Standard"><text:s text:c="2"/>11.424 | 4 <text:s/>| <text:s text:c="3"/>0.998 <text:s text:c="2"/>-0.072 <text:s text:c="3"/>0.076 | <text:s text:c="2"/>-39.9 <text:s text:c="2"/>-82.4 <text:s text:c="2"/>162.4</text:p>
      <text:p text:style-name="Standard"><text:s text:c="2"/>11.424 | 5 <text:s/>| <text:s text:c="3"/>1.069 <text:s text:c="2"/>-0.088 <text:s text:c="2"/>-0.177 | <text:s/>-127.3 <text:s text:c="2"/>-68.0 <text:s text:c="2"/>-66.6</text:p>
      <text:p text:style-name="Standard"><text:s text:c="2"/>11.458 | 0 <text:s/>| <text:s text:c="8"/>Comm Error <text:s text:c="8"/>| <text:s text:c="11"/>- <text:s text:c="10"/></text:p>
      <text:p text:style-name="Standard"><text:s text:c="2"/>11.458 | 1 <text:s/>| <text:s text:c="3"/>0.209 <text:s text:c="2"/>-0.942 <text:s text:c="3"/>0.095 | <text:s text:c="2"/>-85.7 <text:s text:c="2"/>-13.3 <text:s/>-120.1</text:p>
      <text:p text:style-name="Standard"><text:s text:c="2"/>11.458 | 2 <text:s/>| <text:s text:c="3"/>0.258 <text:s text:c="3"/>0.966 <text:s text:c="2"/>-0.045 | <text:s text:c="3"/>91.0 <text:s text:c="2"/>-15.0 <text:s text:c="3"/>-2.2</text:p>
      <text:p text:style-name="Standard"><text:s text:c="2"/>11.458 | 3 <text:s/>| <text:s text:c="3"/>1.008 <text:s text:c="2"/>-0.081 <text:s text:c="3"/>0.059 | <text:s text:c="2"/>-35.0 <text:s text:c="2"/>-82.7 <text:s/>-161.7</text:p>
      <text:p text:style-name="Standard"><text:s text:c="2"/>11.458 | 4 <text:s/>| <text:s text:c="3"/>1.007 <text:s text:c="2"/>-0.091 <text:s text:c="3"/>0.080 | <text:s text:c="2"/>-41.5 <text:s text:c="2"/>-82.3 <text:s text:c="2"/>164.0</text:p>
      <text:p text:style-name="Standard"><text:s text:c="2"/>11.458 | 5 <text:s/>| <text:s text:c="3"/>1.095 <text:s text:c="2"/>-0.182 <text:s text:c="2"/>-0.198 | <text:s/>-118.6 <text:s text:c="2"/>-72.0 <text:s text:c="2"/>-75.9</text:p>
      <text:p text:style-name="Standard"><text:s text:c="2"/>11.492 | 0 <text:s/>| <text:s text:c="8"/>Comm Error <text:s text:c="8"/>| <text:s text:c="11"/>- <text:s text:c="10"/></text:p>
      <text:p text:style-name="Standard"><text:s text:c="2"/>11.492 | 1 <text:s/>| <text:s text:c="3"/>0.214 <text:s text:c="2"/>-0.952 <text:s text:c="3"/>0.096 | <text:s text:c="2"/>-85.4 <text:s text:c="2"/>-13.7 <text:s/>-120.7</text:p>
      <text:p text:style-name="Standard"><text:s text:c="2"/>11.492 | 2 <text:s/>| <text:s text:c="3"/>0.260 <text:s text:c="3"/>0.991 <text:s text:c="2"/>-0.046 | <text:s text:c="3"/>91.3 <text:s text:c="2"/>-14.9 <text:s text:c="3"/>-3.2</text:p>
      <text:p text:style-name="Standard"><text:s text:c="2"/>11.492 | 3 <text:s/>| <text:s text:c="3"/>1.016 <text:s text:c="2"/>-0.083 <text:s text:c="3"/>0.066 | <text:s text:c="2"/>-37.4 <text:s text:c="2"/>-82.7 <text:s/>-159.7</text:p>
      <text:p text:style-name="Standard"><text:s text:c="2"/>11.492 | 4 <text:s/>| <text:s text:c="3"/>1.015 <text:s text:c="2"/>-0.059 <text:s text:c="3"/>0.057 | <text:s text:c="2"/>-42.1 <text:s text:c="2"/>-82.4 <text:s text:c="2"/>164.7</text:p>
      <text:p text:style-name="Standard"><text:s text:c="2"/>11.492 | 5 <text:s/>| <text:s text:c="3"/>1.109 <text:s text:c="2"/>-0.213 <text:s text:c="2"/>-0.204 | <text:s/>-110.5 <text:s text:c="2"/>-73.6 <text:s text:c="2"/>-86.6</text:p>
      <text:p text:style-name="Standard"><text:s text:c="2"/>11.526 | 0 <text:s/>| <text:s text:c="8"/>Comm Error <text:s text:c="8"/>| <text:s text:c="11"/>- <text:s text:c="10"/></text:p>
      <text:p text:style-name="Standard"><text:s text:c="2"/>11.526 | 1 <text:s/>| <text:s text:c="3"/>0.199 <text:s text:c="2"/>-0.970 <text:s text:c="3"/>0.092 | <text:s text:c="2"/>-85.2 <text:s text:c="2"/>-13.8 <text:s/>-121.1</text:p>
      <text:p text:style-name="Standard"><text:s text:c="2"/>11.526 | 2 <text:s/>| <text:s text:c="3"/>0.265 <text:s text:c="3"/>1.006 <text:s text:c="2"/>-0.052 | <text:s text:c="3"/>91.7 <text:s text:c="2"/>-14.8 <text:s text:c="3"/>-3.9</text:p>
      <text:p text:style-name="Standard"><text:s text:c="2"/>11.526 | 3 <text:s/>| <text:s text:c="3"/>1.021 <text:s text:c="2"/>-0.093 <text:s text:c="3"/>0.069 | <text:s text:c="2"/>-40.9 <text:s text:c="2"/>-82.7 <text:s/>-156.7</text:p>
      <text:p text:style-name="Standard"><text:s text:c="2"/>11.526 | 4 <text:s/>| <text:s text:c="3"/>1.009 <text:s text:c="2"/>-0.073 <text:s text:c="3"/>0.080 | <text:s text:c="2"/>-42.3 <text:s text:c="2"/>-82.3 <text:s text:c="2"/>164.8</text:p>
      <text:p text:style-name="Standard"><text:s text:c="2"/>11.526 | 5 <text:s/>| <text:s text:c="3"/>1.102 <text:s text:c="2"/>-0.166 <text:s text:c="2"/>-0.195 | <text:s/>-100.0 <text:s text:c="2"/>-74.7 <text:s/>-101.5</text:p>
      <text:p text:style-name="Standard"><text:s text:c="2"/>11.560 | 0 <text:s/>| <text:s text:c="8"/>Comm Error <text:s text:c="8"/>| <text:s text:c="11"/>- <text:s text:c="10"/></text:p>
      <text:p text:style-name="Standard"><text:s text:c="2"/>11.560 | 1 <text:s/>| <text:s text:c="3"/>0.193 <text:s text:c="2"/>-0.974 <text:s text:c="3"/>0.088 | <text:s text:c="2"/>-85.0 <text:s text:c="2"/>-13.7 <text:s/>-121.7</text:p>
      <text:p text:style-name="Standard"><text:s text:c="2"/>11.560 | 2 <text:s/>| <text:s text:c="3"/>0.277 <text:s text:c="3"/>1.005 <text:s text:c="2"/>-0.043 | <text:s text:c="3"/>91.9 <text:s text:c="2"/>-14.9 <text:s text:c="3"/>-4.5</text:p>
      <text:p text:style-name="Standard"><text:s text:c="2"/>11.560 | 3 <text:s/>| <text:s text:c="3"/>1.033 <text:s text:c="2"/>-0.096 <text:s text:c="3"/>0.071 | <text:s text:c="2"/>-43.4 <text:s text:c="2"/>-82.7 <text:s/>-154.6</text:p>
      <text:p text:style-name="Standard"><text:s text:c="2"/>11.560 | 4 <text:s/>| <text:s text:c="3"/>1.009 <text:s text:c="2"/>-0.054 <text:s text:c="3"/>0.071 | <text:s text:c="2"/>-40.6 <text:s text:c="2"/>-82.4 <text:s text:c="2"/>162.5</text:p>
      <text:p text:style-name="Standard"><text:s text:c="2"/>11.560 | 5 <text:s/>| <text:s text:c="3"/>1.043 <text:s text:c="2"/>-0.297 <text:s text:c="2"/>-0.156 | <text:s text:c="2"/>-93.4 <text:s text:c="2"/>-74.3 <text:s/>-112.0</text:p>
      <text:p text:style-name="Standard"><text:s text:c="2"/>11.595 | 0 <text:s/>| <text:s text:c="8"/>Comm Error <text:s text:c="8"/>| <text:s text:c="11"/>- <text:s text:c="10"/></text:p>
      <text:p text:style-name="Standard"><text:s text:c="2"/>11.595 | 1 <text:s/>| <text:s text:c="3"/>0.191 <text:s text:c="2"/>-0.965 <text:s text:c="3"/>0.086 | <text:s text:c="2"/>-84.9 <text:s text:c="2"/>-13.5 <text:s/>-122.2</text:p>
      <text:p text:style-name="Standard"><text:s text:c="2"/>11.595 | 2 <text:s/>| <text:s text:c="3"/>0.278 <text:s text:c="3"/>1.002 <text:s text:c="2"/>-0.020 | <text:s text:c="3"/>91.7 <text:s text:c="2"/>-15.1 <text:s text:c="3"/>-4.9</text:p>
      <text:p text:style-name="Standard"><text:s text:c="2"/>11.595 | 3 <text:s/>| <text:s text:c="3"/>1.020 <text:s text:c="2"/>-0.082 <text:s text:c="3"/>0.080 | <text:s text:c="2"/>-45.2 <text:s text:c="2"/>-82.7 <text:s/>-153.7</text:p>
      <text:p text:style-name="Standard"><text:soft-page-break/><text:s text:c="2"/>11.595 | 4 <text:s/>| <text:s text:c="3"/>1.008 <text:s text:c="2"/>-0.049 <text:s text:c="3"/>0.061 | <text:s text:c="2"/>-39.5 <text:s text:c="2"/>-82.5 <text:s text:c="2"/>161.0</text:p>
      <text:p text:style-name="Standard"><text:s text:c="2"/>11.595 | 5 <text:s/>| <text:s text:c="3"/>0.982 <text:s text:c="2"/>-0.291 <text:s text:c="2"/>-0.214 | <text:s text:c="2"/>-89.7 <text:s text:c="2"/>-73.1 <text:s/>-119.3</text:p>
      <text:p text:style-name="Standard"><text:s text:c="2"/>11.630 | 0 <text:s/>| <text:s text:c="8"/>Comm Error <text:s text:c="8"/>| <text:s text:c="11"/>- <text:s text:c="10"/></text:p>
      <text:p text:style-name="Standard"><text:s text:c="2"/>11.630 | 1 <text:s/>| <text:s text:c="3"/>0.190 <text:s text:c="2"/>-0.960 <text:s text:c="3"/>0.093 | <text:s text:c="2"/>-84.8 <text:s text:c="2"/>-13.2 <text:s/>-122.8</text:p>
      <text:p text:style-name="Standard"><text:s text:c="2"/>11.630 | 2 <text:s/>| <text:s text:c="3"/>0.284 <text:s text:c="3"/>0.975 <text:s text:c="3"/>0.005 | <text:s text:c="3"/>91.3 <text:s text:c="2"/>-15.4 <text:s text:c="3"/>-5.2</text:p>
      <text:p text:style-name="Standard"><text:s text:c="2"/>11.630 | 3 <text:s/>| <text:s text:c="3"/>1.021 <text:s text:c="2"/>-0.070 <text:s text:c="3"/>0.082 | <text:s text:c="2"/>-45.3 <text:s text:c="2"/>-82.7 <text:s/>-154.4</text:p>
      <text:p text:style-name="Standard"><text:s text:c="2"/>11.630 | 4 <text:s/>| <text:s text:c="3"/>1.005 <text:s text:c="2"/>-0.061 <text:s text:c="3"/>0.090 | <text:s text:c="2"/>-37.5 <text:s text:c="2"/>-82.5 <text:s text:c="2"/>157.4</text:p>
      <text:p text:style-name="Standard"><text:s text:c="2"/>11.630 | 5 <text:s/>| <text:s text:c="3"/>0.978 <text:s text:c="2"/>-0.292 <text:s text:c="2"/>-0.183 | <text:s text:c="2"/>-89.0 <text:s text:c="2"/>-72.6 <text:s/>-121.4</text:p>
      <text:p text:style-name="Standard"><text:s text:c="2"/>11.664 | 0 <text:s/>| <text:s text:c="8"/>Comm Error <text:s text:c="8"/>| <text:s text:c="11"/>- <text:s text:c="10"/></text:p>
      <text:p text:style-name="Standard"><text:s text:c="2"/>11.664 | 1 <text:s/>| <text:s text:c="3"/>0.208 <text:s text:c="2"/>-0.961 <text:s text:c="3"/>0.088 | <text:s text:c="2"/>-84.7 <text:s text:c="2"/>-13.0 <text:s/>-123.2</text:p>
      <text:p text:style-name="Standard"><text:s text:c="2"/>11.664 | 2 <text:s/>| <text:s text:c="3"/>0.304 <text:s text:c="3"/>0.955 <text:s text:c="3"/>0.013 | <text:s text:c="3"/>90.6 <text:s text:c="2"/>-16.1 <text:s text:c="3"/>-5.5</text:p>
      <text:p text:style-name="Standard"><text:s text:c="2"/>11.664 | 3 <text:s/>| <text:s text:c="3"/>1.028 <text:s text:c="2"/>-0.063 <text:s text:c="3"/>0.088 | <text:s text:c="2"/>-44.2 <text:s text:c="2"/>-82.8 <text:s/>-156.6</text:p>
      <text:p text:style-name="Standard"><text:s text:c="2"/>11.664 | 4 <text:s/>| <text:s text:c="3"/>1.002 <text:s text:c="2"/>-0.061 <text:s text:c="3"/>0.101 | <text:s text:c="2"/>-35.2 <text:s text:c="2"/>-82.5 <text:s text:c="2"/>154.8</text:p>
      <text:p text:style-name="Standard"><text:s text:c="2"/>11.664 | 5 <text:s/>| <text:s text:c="3"/>0.971 <text:s text:c="2"/>-0.240 <text:s text:c="2"/>-0.197 | <text:s text:c="2"/>-89.8 <text:s text:c="2"/>-72.6 <text:s/>-120.4</text:p>
      <text:p text:style-name="Standard"><text:s text:c="2"/>11.699 | 0 <text:s/>| <text:s text:c="8"/>Comm Error <text:s text:c="8"/>| <text:s text:c="11"/>- <text:s text:c="10"/></text:p>
      <text:p text:style-name="Standard"><text:s text:c="2"/>11.699 | 1 <text:s/>| <text:s text:c="3"/>0.208 <text:s text:c="2"/>-0.973 <text:s text:c="3"/>0.087 | <text:s text:c="2"/>-84.7 <text:s text:c="2"/>-12.7 <text:s/>-123.9</text:p>
      <text:p text:style-name="Standard"><text:s text:c="2"/>11.699 | 2 <text:s/>| <text:s text:c="3"/>0.323 <text:s text:c="3"/>0.943 <text:s text:c="3"/>0.025 | <text:s text:c="3"/>90.0 <text:s text:c="2"/>-16.7 <text:s text:c="3"/>-5.9</text:p>
      <text:p text:style-name="Standard"><text:s text:c="2"/>11.699 | 3 <text:s/>| <text:s text:c="3"/>1.026 <text:s text:c="2"/>-0.056 <text:s text:c="3"/>0.104 | <text:s text:c="2"/>-42.1 <text:s text:c="2"/>-82.8 <text:s/>-159.8</text:p>
      <text:p text:style-name="Standard"><text:s text:c="2"/>11.699 | 4 <text:s/>| <text:s text:c="3"/>1.001 <text:s text:c="2"/>-0.052 <text:s text:c="3"/>0.103 | <text:s text:c="2"/>-33.5 <text:s text:c="2"/>-82.4 <text:s text:c="2"/>152.1</text:p>
      <text:p text:style-name="Standard"><text:s text:c="2"/>11.699 | 5 <text:s/>| <text:s text:c="3"/>0.995 <text:s text:c="2"/>-0.121 <text:s text:c="2"/>-0.160 | <text:s text:c="2"/>-91.5 <text:s text:c="2"/>-74.0 <text:s/>-118.3</text:p>
      <text:p text:style-name="Standard"><text:s text:c="2"/>11.733 | 0 <text:s/>| <text:s text:c="8"/>Comm Error <text:s text:c="8"/>| <text:s text:c="11"/>- <text:s text:c="10"/></text:p>
      <text:p text:style-name="Standard"><text:s text:c="2"/>11.733 | 1 <text:s/>| <text:s text:c="3"/>0.211 <text:s text:c="2"/>-0.979 <text:s text:c="3"/>0.083 | <text:s text:c="2"/>-84.8 <text:s text:c="2"/>-12.3 <text:s/>-124.9</text:p>
      <text:p text:style-name="Standard"><text:s text:c="2"/>11.733 | 2 <text:s/>| <text:s text:c="3"/>0.320 <text:s text:c="3"/>0.930 <text:s text:c="3"/>0.032 | <text:s text:c="3"/>89.5 <text:s text:c="2"/>-17.2 <text:s text:c="3"/>-6.5</text:p>
      <text:p text:style-name="Standard"><text:s text:c="2"/>11.733 | 3 <text:s/>| <text:s text:c="3"/>1.026 <text:s text:c="2"/>-0.070 <text:s text:c="3"/>0.112 | <text:s text:c="2"/>-40.1 <text:s text:c="2"/>-82.7 <text:s/>-163.9</text:p>
      <text:p text:style-name="Standard"><text:s text:c="2"/>11.733 | 4 <text:s/>| <text:s text:c="3"/>1.012 <text:s text:c="2"/>-0.056 <text:s text:c="3"/>0.097 | <text:s text:c="2"/>-31.2 <text:s text:c="2"/>-82.5 <text:s text:c="2"/>148.6</text:p>
      <text:p text:style-name="Standard"><text:s text:c="2"/>11.733 | 5 <text:s/>| <text:s text:c="3"/>0.954 <text:s text:c="2"/>-0.119 <text:s text:c="2"/>-0.179 | <text:s text:c="2"/>-94.6 <text:s text:c="2"/>-75.2 <text:s/>-114.1</text:p>
      <text:p text:style-name="Standard"><text:s text:c="2"/>11.767 | 0 <text:s/>| <text:s text:c="8"/>Comm Error <text:s text:c="8"/>| <text:s text:c="11"/>- <text:s text:c="10"/></text:p>
      <text:p text:style-name="Standard"><text:s text:c="2"/>11.767 | 1 <text:s/>| <text:s text:c="3"/>0.218 <text:s text:c="2"/>-0.973 <text:s text:c="3"/>0.081 | <text:s text:c="2"/>-84.8 <text:s text:c="2"/>-12.1 <text:s/>-125.9</text:p>
      <text:p text:style-name="Standard"><text:s text:c="2"/>11.767 | 2 <text:s/>| <text:s text:c="3"/>0.344 <text:s text:c="3"/>0.923 <text:s text:c="3"/>0.005 | <text:s text:c="3"/>89.4 <text:s text:c="2"/>-17.9 <text:s text:c="3"/>-8.0</text:p>
      <text:p text:style-name="Standard"><text:s text:c="2"/>11.767 | 3 <text:s/>| <text:s text:c="3"/>1.028 <text:s text:c="2"/>-0.086 <text:s text:c="3"/>0.119 | <text:s text:c="2"/>-38.6 <text:s text:c="2"/>-82.4 <text:s/>-166.2</text:p>
      <text:p text:style-name="Standard"><text:s text:c="2"/>11.767 | 4 <text:s/>| <text:s text:c="3"/>1.002 <text:s text:c="2"/>-0.054 <text:s text:c="3"/>0.100 | <text:s text:c="2"/>-30.1 <text:s text:c="2"/>-82.5 <text:s text:c="2"/>146.7</text:p>
      <text:p text:style-name="Standard"><text:s text:c="2"/>11.767 | 5 <text:s/>| <text:s text:c="3"/>0.951 <text:s text:c="2"/>-0.134 <text:s text:c="2"/>-0.196 | <text:s/>-103.1 <text:s text:c="2"/>-76.2 <text:s/>-105.3</text:p>
      <text:p text:style-name="Standard">^C</text:p>
      <text:p text:style-name="Standard">Stream stopped by u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26T19:02:14.065934691</meta:creation-date>
    <dc:date>2025-12-26T19:02:57.075257018</dc:date>
    <meta:editing-duration>PT44S</meta:editing-duration>
    <meta:editing-cycles>1</meta:editing-cycles>
    <meta:document-statistic meta:table-count="0" meta:image-count="0" meta:object-count="0" meta:page-count="43" meta:paragraph-count="2087" meta:word-count="21787" meta:character-count="141699" meta:non-whitespace-character-count="76608"/>
    <meta:generator>LibreOffice/6.0.7.3$Linux_AARCH64 LibreOffice_project/00m0$Build-3</meta:generator>
  </office:meta>
</office:document-meta>
</file>